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pt"/>
    </style:style>
    <style:style style:name="co2" style:family="table-column">
      <style:table-column-properties fo:break-before="auto" style:column-width="33.31pt"/>
    </style:style>
    <style:style style:name="co3" style:family="table-column">
      <style:table-column-properties fo:break-before="auto" style:column-width="37.96pt"/>
    </style:style>
    <style:style style:name="co4" style:family="table-column">
      <style:table-column-properties fo:break-before="auto" style:column-width="127.96pt"/>
    </style:style>
    <style:style style:name="co5" style:family="table-column">
      <style:table-column-properties fo:break-before="auto" style:column-width="44.11pt"/>
    </style:style>
    <style:style style:name="co6" style:family="table-column">
      <style:table-column-properties fo:break-before="auto" style:column-width="122.54pt"/>
    </style:style>
    <style:style style:name="co7" style:family="table-column">
      <style:table-column-properties fo:break-before="auto" style:column-width="40.25pt"/>
    </style:style>
    <style:style style:name="co8" style:family="table-column">
      <style:table-column-properties fo:break-before="auto" style:column-width="39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912.16pt" svg:height="513.07pt" svg:x="827.32pt" svg:y="256.9pt">
            <loext:p draw:notify-on-update-of-ranges="output.L6:output.L6 output.L7:output.L18 output.M6:output.M6 output.M7:output.M18 output.O6:output.O6 output.O7:output.O18 output.Q6:output.Q6 output.Q7:output.Q18 output.S6:output.S6 output.S7:output.S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05.16pt" svg:height="509.13pt" svg:x="837.52pt" svg:y="1316.32pt">
            <loext:p draw:notify-on-update-of-ranges="output.L6:output.L6 output.L7:output.L18 output.M6:output.M6 output.M7:output.M18 output.O6:output.O6 output.O7:output.O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91.01pt" svg:height="501.17pt" svg:x="835.06pt" svg:y="788.68pt">
            <loext:p draw:notify-on-update-of-ranges="output.L6:output.L6 output.L7:output.L18 output.O6:output.O6 output.O7:output.O18 output.Q6:output.Q6 output.Q7:output.Q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yCap</text:p>
          </table:table-cell>
          <table:table-cell office:value-type="string" calcext:value-type="string">
            <text:p>byCapTime</text:p>
          </table:table-cell>
          <table:table-cell office:value-type="string" calcext:value-type="string">
            <text:p>byValue</text:p>
          </table:table-cell>
          <table:table-cell office:value-type="string" calcext:value-type="string">
            <text:p>byValueTime</text:p>
          </table:table-cell>
          <table:table-cell office:value-type="string" calcext:value-type="string">
            <text:p>FPTAS</text:p>
          </table:table-cell>
          <table:table-cell office:value-type="string" calcext:value-type="string">
            <text:p>FPTAStim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ranchTime</text:p>
          </table:table-cell>
          <table:table-cell table:number-columns-repeated="9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0.00019496" calcext:value-type="float">
            <text:p>0.00019496</text:p>
          </table:table-cell>
          <table:table-cell office:value-type="float" office:value="473" calcext:value-type="float">
            <text:p>473</text:p>
          </table:table-cell>
          <table:table-cell office:value-type="float" office:value="0.0038345" calcext:value-type="float">
            <text:p>0.0038345</text:p>
          </table:table-cell>
          <table:table-cell office:value-type="float" office:value="460" calcext:value-type="float">
            <text:p>460</text:p>
          </table:table-cell>
          <table:table-cell office:value-type="float" office:value="0.00050562" calcext:value-type="float">
            <text:p>0.00050562</text:p>
          </table:table-cell>
          <table:table-cell office:value-type="float" office:value="473" calcext:value-type="float">
            <text:p>473</text:p>
          </table:table-cell>
          <table:table-cell office:value-type="float" office:value="0.00010431" calcext:value-type="float">
            <text:p>0.00010431</text:p>
          </table:table-cell>
          <table:table-cell table:number-columns-repeated="9"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office:value-type="float" office:value="0.000205280000000001" calcext:value-type="float">
            <text:p>0.00020528</text:p>
          </table:table-cell>
          <table:table-cell office:value-type="float" office:value="326" calcext:value-type="float">
            <text:p>326</text:p>
          </table:table-cell>
          <table:table-cell office:value-type="float" office:value="0.00239928" calcext:value-type="float">
            <text:p>0.00239928</text:p>
          </table:table-cell>
          <table:table-cell office:value-type="float" office:value="320" calcext:value-type="float">
            <text:p>320</text:p>
          </table:table-cell>
          <table:table-cell office:value-type="float" office:value="0.000337620000000001" calcext:value-type="float">
            <text:p>0.00033762</text:p>
          </table:table-cell>
          <table:table-cell office:value-type="float" office:value="326" calcext:value-type="float">
            <text:p>326</text:p>
          </table:table-cell>
          <table:table-cell office:value-type="float" office:value="0.000102780000000002" calcext:value-type="float">
            <text:p>0.00010278</text:p>
          </table:table-cell>
          <table:table-cell table:number-columns-repeated="9"/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0.00013744" calcext:value-type="float">
            <text:p>0.00013744</text:p>
          </table:table-cell>
          <table:table-cell office:value-type="float" office:value="196" calcext:value-type="float">
            <text:p>196</text:p>
          </table:table-cell>
          <table:table-cell office:value-type="float" office:value="0.0022236" calcext:value-type="float">
            <text:p>0.0022236</text:p>
          </table:table-cell>
          <table:table-cell office:value-type="float" office:value="190" calcext:value-type="float">
            <text:p>190</text:p>
          </table:table-cell>
          <table:table-cell office:value-type="float" office:value="0.000387329999999999" calcext:value-type="float">
            <text:p>0.00038733</text:p>
          </table:table-cell>
          <table:table-cell office:value-type="float" office:value="196" calcext:value-type="float">
            <text:p>196</text:p>
          </table:table-cell>
          <table:table-cell office:value-type="float" office:value="0.000153869999999998" calcext:value-type="float">
            <text:p>0.00015387</text:p>
          </table:table-cell>
          <table:table-cell table:number-columns-repeated="9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float" office:value="4" calcext:value-type="float">
            <text:p>4</text:p>
          </table:table-cell>
          <table:table-cell office:value-type="float" office:value="545" calcext:value-type="float">
            <text:p>545</text:p>
          </table:table-cell>
          <table:table-cell office:value-type="float" office:value="0.000155670000000001" calcext:value-type="float">
            <text:p>0.00015567</text:p>
          </table:table-cell>
          <table:table-cell office:value-type="float" office:value="545" calcext:value-type="float">
            <text:p>545</text:p>
          </table:table-cell>
          <table:table-cell office:value-type="float" office:value="0.00320855" calcext:value-type="float">
            <text:p>0.00320855</text:p>
          </table:table-cell>
          <table:table-cell office:value-type="float" office:value="530" calcext:value-type="float">
            <text:p>530</text:p>
          </table:table-cell>
          <table:table-cell office:value-type="float" office:value="0.000419069999999999" calcext:value-type="float">
            <text:p>0.00041907</text:p>
          </table:table-cell>
          <table:table-cell office:value-type="float" office:value="545" calcext:value-type="float">
            <text:p>545</text:p>
          </table:table-cell>
          <table:table-cell office:value-type="float" office:value="0.000121020000000003" calcext:value-type="float">
            <text:p>0.00012102</text:p>
          </table:table-cell>
          <table:table-cell table:number-columns-repeated="9"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0.000133340000000002" calcext:value-type="float">
            <text:p>0.00013334</text:p>
          </table:table-cell>
          <table:table-cell office:value-type="float" office:value="243" calcext:value-type="float">
            <text:p>243</text:p>
          </table:table-cell>
          <table:table-cell office:value-type="float" office:value="0.00357371" calcext:value-type="float">
            <text:p>0.00357371</text:p>
          </table:table-cell>
          <table:table-cell office:value-type="float" office:value="240" calcext:value-type="float">
            <text:p>240</text:p>
          </table:table-cell>
          <table:table-cell office:value-type="float" office:value="0.000518869999999998" calcext:value-type="float">
            <text:p>0.00051887</text:p>
          </table:table-cell>
          <table:table-cell office:value-type="float" office:value="243" calcext:value-type="float">
            <text:p>243</text:p>
          </table:table-cell>
          <table:table-cell office:value-type="float" office:value="0.000123150000000001" calcext:value-type="float">
            <text:p>0.00012315</text:p>
          </table:table-cell>
          <table:table-cell/>
          <table:table-cell office:value-type="string" calcext:value-type="string">
            <text:p>Items</text:p>
          </table:table-cell>
          <table:table-cell office:value-type="string" calcext:value-type="string">
            <text:p>DP podle kapacity</text:p>
          </table:table-cell>
          <table:table-cell/>
          <table:table-cell office:value-type="string" calcext:value-type="string">
            <text:p>DP podle ceny</text:p>
          </table:table-cell>
          <table:table-cell/>
          <table:table-cell office:value-type="string" calcext:value-type="string">
            <text:p>FPTAS (10)</text:p>
          </table:table-cell>
          <table:table-cell/>
          <table:table-cell office:value-type="string" calcext:value-type="string">
            <text:p>B&amp;B</text:p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float" office:value="4" calcext:value-type="float">
            <text:p>4</text:p>
          </table:table-cell>
          <table:table-cell office:value-type="float" office:value="563" calcext:value-type="float">
            <text:p>563</text:p>
          </table:table-cell>
          <table:table-cell office:value-type="float" office:value="0.000193989999999999" calcext:value-type="float">
            <text:p>0.00019399</text:p>
          </table:table-cell>
          <table:table-cell office:value-type="float" office:value="563" calcext:value-type="float">
            <text:p>563</text:p>
          </table:table-cell>
          <table:table-cell office:value-type="float" office:value="0.0032147" calcext:value-type="float">
            <text:p>0.0032147</text:p>
          </table:table-cell>
          <table:table-cell office:value-type="float" office:value="550" calcext:value-type="float">
            <text:p>550</text:p>
          </table:table-cell>
          <table:table-cell office:value-type="float" office:value="0.000409470000000001" calcext:value-type="float">
            <text:p>0.00040947</text:p>
          </table:table-cell>
          <table:table-cell office:value-type="float" office:value="563" calcext:value-type="float">
            <text:p>563</text:p>
          </table:table-cell>
          <table:table-cell office:value-type="float" office:value="0.000103390000000001" calcext:value-type="float">
            <text:p>0.0001033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D2:.D51])/50" office:value-type="float" office:value="0.000184310399999999" calcext:value-type="float">
            <text:p>0.0001843104</text:p>
          </table:table-cell>
          <table:table-cell/>
          <table:table-cell table:formula="of:=SUM([.F2:.F51])/50" office:value-type="float" office:value="0.0030280586" calcext:value-type="float">
            <text:p>0.0030280586</text:p>
          </table:table-cell>
          <table:table-cell/>
          <table:table-cell table:formula="of:=SUM([.H2:.H51])/50" office:value-type="float" office:value="0.000463109799999998" calcext:value-type="float">
            <text:p>0.0004631098</text:p>
          </table:table-cell>
          <table:table-cell/>
          <table:table-cell table:formula="of:=SUM([.J2:.J51])/50" office:value-type="float" office:value="0.000131635200000001" calcext:value-type="float">
            <text:p>0.0001316352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office:value-type="float" office:value="0.000145439999999999" calcext:value-type="float">
            <text:p>0.00014544</text:p>
          </table:table-cell>
          <table:table-cell office:value-type="float" office:value="410" calcext:value-type="float">
            <text:p>410</text:p>
          </table:table-cell>
          <table:table-cell office:value-type="float" office:value="0.0033113" calcext:value-type="float">
            <text:p>0.0033113</text:p>
          </table:table-cell>
          <table:table-cell office:value-type="float" office:value="350" calcext:value-type="float">
            <text:p>350</text:p>
          </table:table-cell>
          <table:table-cell office:value-type="float" office:value="0.000484079999999998" calcext:value-type="float">
            <text:p>0.00048408</text:p>
          </table:table-cell>
          <table:table-cell office:value-type="float" office:value="410" calcext:value-type="float">
            <text:p>410</text:p>
          </table:table-cell>
          <table:table-cell office:value-type="float" office:value="0.00011466" calcext:value-type="float">
            <text:p>0.0001146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D52:.D101])/50" office:value-type="float" office:value="0.00109950880000001" calcext:value-type="float">
            <text:p>0.0010995088</text:p>
          </table:table-cell>
          <table:table-cell/>
          <table:table-cell table:formula="of:=SUM([.F52:.F101])/50" office:value-type="float" office:value="0.022299528" calcext:value-type="float">
            <text:p>0.022299528</text:p>
          </table:table-cell>
          <table:table-cell/>
          <table:table-cell table:formula="of:=SUM([.H52:.H101])/50" office:value-type="float" office:value="0.002962118" calcext:value-type="float">
            <text:p>0.002962118</text:p>
          </table:table-cell>
          <table:table-cell/>
          <table:table-cell table:formula="of:=SUM([.J52:.J101])/50" office:value-type="float" office:value="0.000401264599999986" calcext:value-type="float">
            <text:p>0.0004012646</text:p>
          </table:table-cell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 office:value-type="float" office:value="0.000170940000000002" calcext:value-type="float">
            <text:p>0.00017094</text:p>
          </table:table-cell>
          <table:table-cell office:value-type="float" office:value="375" calcext:value-type="float">
            <text:p>375</text:p>
          </table:table-cell>
          <table:table-cell office:value-type="float" office:value="0.00226544" calcext:value-type="float">
            <text:p>0.00226544</text:p>
          </table:table-cell>
          <table:table-cell office:value-type="float" office:value="200" calcext:value-type="float">
            <text:p>200</text:p>
          </table:table-cell>
          <table:table-cell office:value-type="float" office:value="0.00040813" calcext:value-type="float">
            <text:p>0.00040813</text:p>
          </table:table-cell>
          <table:table-cell office:value-type="float" office:value="375" calcext:value-type="float">
            <text:p>375</text:p>
          </table:table-cell>
          <table:table-cell office:value-type="float" office:value="0.000159229999999999" calcext:value-type="float">
            <text:p>0.0001592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D102:.D151])/50" office:value-type="float" office:value="0.00357827399999993" calcext:value-type="float">
            <text:p>0.003578274</text:p>
          </table:table-cell>
          <table:table-cell/>
          <table:table-cell table:formula="of:=SUM([.F102:.F151])/50" office:value-type="float" office:value="0.0540220156" calcext:value-type="float">
            <text:p>0.0540220156</text:p>
          </table:table-cell>
          <table:table-cell/>
          <table:table-cell table:formula="of:=SUM([.H102:.H151])/50" office:value-type="float" office:value="0.00648254819999995" calcext:value-type="float">
            <text:p>0.0064825482</text:p>
          </table:table-cell>
          <table:table-cell/>
          <table:table-cell table:formula="of:=SUM([.J102:.J151])/50" office:value-type="float" office:value="0.000604874800000016" calcext:value-type="float">
            <text:p>0.0006048748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0.000140979999999997" calcext:value-type="float">
            <text:p>0.00014098</text:p>
          </table:table-cell>
          <table:table-cell office:value-type="float" office:value="235" calcext:value-type="float">
            <text:p>235</text:p>
          </table:table-cell>
          <table:table-cell office:value-type="float" office:value="0.00499757" calcext:value-type="float">
            <text:p>0.00499757</text:p>
          </table:table-cell>
          <table:table-cell office:value-type="float" office:value="230" calcext:value-type="float">
            <text:p>230</text:p>
          </table:table-cell>
          <table:table-cell office:value-type="float" office:value="0.000620030000000003" calcext:value-type="float">
            <text:p>0.00062003</text:p>
          </table:table-cell>
          <table:table-cell office:value-type="float" office:value="235" calcext:value-type="float">
            <text:p>235</text:p>
          </table:table-cell>
          <table:table-cell office:value-type="float" office:value="0.000112369999999999" calcext:value-type="float">
            <text:p>0.0001123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D152:.D201])/50" office:value-type="float" office:value="0.00850134000000026" calcext:value-type="float">
            <text:p>0.00850134</text:p>
          </table:table-cell>
          <table:table-cell/>
          <table:table-cell table:formula="of:=SUM([.F152:.F201])/50" office:value-type="float" office:value="0.108469619999999" calcext:value-type="float">
            <text:p>0.108469619999999</text:p>
          </table:table-cell>
          <table:table-cell/>
          <table:table-cell table:formula="of:=SUM([.H152:.H201])/50" office:value-type="float" office:value="0.0229926200000045" calcext:value-type="float">
            <text:p>0.022992620000005</text:p>
          </table:table-cell>
          <table:table-cell/>
          <table:table-cell table:formula="of:=SUM([.J152:.J201])/50" office:value-type="float" office:value="0.003301459999999" calcext:value-type="float">
            <text:p>0.003301459999999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0.000193789999999998" calcext:value-type="float">
            <text:p>0.00019379</text:p>
          </table:table-cell>
          <table:table-cell office:value-type="float" office:value="224" calcext:value-type="float">
            <text:p>224</text:p>
          </table:table-cell>
          <table:table-cell office:value-type="float" office:value="0.00260868" calcext:value-type="float">
            <text:p>0.00260868</text:p>
          </table:table-cell>
          <table:table-cell office:value-type="float" office:value="220" calcext:value-type="float">
            <text:p>220</text:p>
          </table:table-cell>
          <table:table-cell office:value-type="float" office:value="0.000459849999999999" calcext:value-type="float">
            <text:p>0.00045985</text:p>
          </table:table-cell>
          <table:table-cell office:value-type="float" office:value="224" calcext:value-type="float">
            <text:p>224</text:p>
          </table:table-cell>
          <table:table-cell office:value-type="float" office:value="0.00010859" calcext:value-type="float">
            <text:p>0.0001085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SUM([.D202:.D251])/50" office:value-type="float" office:value="0.0095191400000067" calcext:value-type="float">
            <text:p>0.009519140000007</text:p>
          </table:table-cell>
          <table:table-cell/>
          <table:table-cell table:formula="of:=SUM([.F202:.F251])/50" office:value-type="float" office:value="0.134264440000002" calcext:value-type="float">
            <text:p>0.134264440000002</text:p>
          </table:table-cell>
          <table:table-cell/>
          <table:table-cell table:formula="of:=SUM([.H202:.H251])/50" office:value-type="float" office:value="0.0289731599999993" calcext:value-type="float">
            <text:p>0.028973159999999</text:p>
          </table:table-cell>
          <table:table-cell/>
          <table:table-cell table:formula="of:=SUM([.J202:.J251])/50" office:value-type="float" office:value="0.00891328000000271" calcext:value-type="float">
            <text:p>0.008913280000003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0.000147009999999996" calcext:value-type="float">
            <text:p>0.00014701</text:p>
          </table:table-cell>
          <table:table-cell office:value-type="float" office:value="297" calcext:value-type="float">
            <text:p>297</text:p>
          </table:table-cell>
          <table:table-cell office:value-type="float" office:value="0.00191617000000001" calcext:value-type="float">
            <text:p>0.00191617</text:p>
          </table:table-cell>
          <table:table-cell office:value-type="float" office:value="280" calcext:value-type="float">
            <text:p>280</text:p>
          </table:table-cell>
          <table:table-cell office:value-type="float" office:value="0.000292349999999999" calcext:value-type="float">
            <text:p>0.00029235</text:p>
          </table:table-cell>
          <table:table-cell office:value-type="float" office:value="297" calcext:value-type="float">
            <text:p>297</text:p>
          </table:table-cell>
          <table:table-cell office:value-type="float" office:value="0.000105730000000008" calcext:value-type="float">
            <text:p>0.00010573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SUM([.D252:.D301])/50" office:value-type="float" office:value="0.0129837200000054" calcext:value-type="float">
            <text:p>0.012983720000005</text:p>
          </table:table-cell>
          <table:table-cell table:style-name="ce1"/>
          <table:table-cell table:style-name="ce1" table:formula="of:=SUM([.F252:.F301])/50" office:value-type="float" office:value="0.182847779999997" calcext:value-type="float">
            <text:p>0.182847779999997</text:p>
          </table:table-cell>
          <table:table-cell/>
          <table:table-cell table:style-name="ce1" table:formula="of:=SUM([.H252:.H301])/50" office:value-type="float" office:value="0.0380804600000044" calcext:value-type="float">
            <text:p>0.038080460000005</text:p>
          </table:table-cell>
          <table:table-cell/>
          <table:table-cell table:style-name="ce1" table:formula="of:=SUM([.J252:.J301])/50" office:value-type="float" office:value="0.0197570199999996" calcext:value-type="float">
            <text:p>0.01975702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office:value-type="float" office:value="0.000212239999999992" calcext:value-type="float">
            <text:p>0.00021224</text:p>
          </table:table-cell>
          <table:table-cell office:value-type="float" office:value="459" calcext:value-type="float">
            <text:p>459</text:p>
          </table:table-cell>
          <table:table-cell office:value-type="float" office:value="0.00362547" calcext:value-type="float">
            <text:p>0.00362547</text:p>
          </table:table-cell>
          <table:table-cell office:value-type="float" office:value="450" calcext:value-type="float">
            <text:p>450</text:p>
          </table:table-cell>
          <table:table-cell office:value-type="float" office:value="0.000541499999999999" calcext:value-type="float">
            <text:p>0.0005415</text:p>
          </table:table-cell>
          <table:table-cell office:value-type="float" office:value="459" calcext:value-type="float">
            <text:p>459</text:p>
          </table:table-cell>
          <table:table-cell office:value-type="float" office:value="0.000164619999999989" calcext:value-type="float">
            <text:p>0.00016462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table:formula="of:=SUM([.D302:.D351])/50" office:value-type="float" office:value="0.0157847600000025" calcext:value-type="float">
            <text:p>0.015784760000003</text:p>
          </table:table-cell>
          <table:table-cell table:style-name="ce1"/>
          <table:table-cell table:style-name="ce1" table:formula="of:=SUM([.F302:.F351])/50" office:value-type="float" office:value="0.213449819999992" calcext:value-type="float">
            <text:p>0.213449819999992</text:p>
          </table:table-cell>
          <table:table-cell/>
          <table:table-cell table:style-name="ce1" table:formula="of:=SUM([.H302:.H351])/50" office:value-type="float" office:value="0.0441372599999897" calcext:value-type="float">
            <text:p>0.04413725999999</text:p>
          </table:table-cell>
          <table:table-cell/>
          <table:table-cell table:style-name="ce1" table:formula="of:=SUM([.J302:.J351])/50" office:value-type="float" office:value="0.033419480000008" calcext:value-type="float">
            <text:p>0.033419480000008</text:p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0.00016267" calcext:value-type="float">
            <text:p>0.00016267</text:p>
          </table:table-cell>
          <table:table-cell office:value-type="float" office:value="325" calcext:value-type="float">
            <text:p>325</text:p>
          </table:table-cell>
          <table:table-cell office:value-type="float" office:value="0.0024008" calcext:value-type="float">
            <text:p>0.0024008</text:p>
          </table:table-cell>
          <table:table-cell office:value-type="float" office:value="310" calcext:value-type="float">
            <text:p>310</text:p>
          </table:table-cell>
          <table:table-cell office:value-type="float" office:value="0.00035596" calcext:value-type="float">
            <text:p>0.00035596</text:p>
          </table:table-cell>
          <table:table-cell office:value-type="float" office:value="325" calcext:value-type="float">
            <text:p>325</text:p>
          </table:table-cell>
          <table:table-cell office:value-type="float" office:value="0.000160469999999995" calcext:value-type="float">
            <text:p>0.0001604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table:formula="of:=SUM([.D352:.D401])/50" office:value-type="float" office:value="0.0212031400000046" calcext:value-type="float">
            <text:p>0.021203140000005</text:p>
          </table:table-cell>
          <table:table-cell table:style-name="ce1"/>
          <table:table-cell table:style-name="ce1" table:formula="of:=SUM([.F352:.F401])/50" office:value-type="float" office:value="0.272437599999998" calcext:value-type="float">
            <text:p>0.272437599999998</text:p>
          </table:table-cell>
          <table:table-cell/>
          <table:table-cell table:style-name="ce1" table:formula="of:=SUM([.H352:.H401])/50" office:value-type="float" office:value="0.0551168600000051" calcext:value-type="float">
            <text:p>0.055116860000005</text:p>
          </table:table-cell>
          <table:table-cell/>
          <table:table-cell table:style-name="ce1" table:formula="of:=SUM([.J352:.J401])/50" office:value-type="float" office:value="0.102193239999992" calcext:value-type="float">
            <text:p>0.102193239999992</text:p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float" office:value="4" calcext:value-type="float">
            <text:p>4</text:p>
          </table:table-cell>
          <table:table-cell office:value-type="float" office:value="431" calcext:value-type="float">
            <text:p>431</text:p>
          </table:table-cell>
          <table:table-cell office:value-type="float" office:value="0.000197519999999987" calcext:value-type="float">
            <text:p>0.00019752</text:p>
          </table:table-cell>
          <table:table-cell office:value-type="float" office:value="431" calcext:value-type="float">
            <text:p>431</text:p>
          </table:table-cell>
          <table:table-cell office:value-type="float" office:value="0.00288870999999999" calcext:value-type="float">
            <text:p>0.00288871</text:p>
          </table:table-cell>
          <table:table-cell office:value-type="float" office:value="330" calcext:value-type="float">
            <text:p>330</text:p>
          </table:table-cell>
          <table:table-cell office:value-type="float" office:value="0.000412569999999999" calcext:value-type="float">
            <text:p>0.00041257</text:p>
          </table:table-cell>
          <table:table-cell office:value-type="float" office:value="431" calcext:value-type="float">
            <text:p>431</text:p>
          </table:table-cell>
          <table:table-cell office:value-type="float" office:value="0.000114859999999997" calcext:value-type="float">
            <text:p>0.00011486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table:formula="of:=SUM([.D402:.D451])/50" office:value-type="float" office:value="0.0244309399999952" calcext:value-type="float">
            <text:p>0.024430939999995</text:p>
          </table:table-cell>
          <table:table-cell table:style-name="ce1"/>
          <table:table-cell table:style-name="ce1" table:formula="of:=SUM([.F402:.F451])/50" office:value-type="float" office:value="0.301988899999992" calcext:value-type="float">
            <text:p>0.301988899999992</text:p>
          </table:table-cell>
          <table:table-cell/>
          <table:table-cell table:style-name="ce1" table:formula="of:=SUM([.H402:.H451])/50" office:value-type="float" office:value="0.0622695199999976" calcext:value-type="float">
            <text:p>0.062269519999998</text:p>
          </table:table-cell>
          <table:table-cell/>
          <table:table-cell table:style-name="ce1" table:formula="of:=SUM([.J402:.J451])/50" office:value-type="float" office:value="0.206804579999996" calcext:value-type="float">
            <text:p>0.206804579999996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float" office:value="4" calcext:value-type="float">
            <text:p>4</text:p>
          </table:table-cell>
          <table:table-cell office:value-type="float" office:value="472" calcext:value-type="float">
            <text:p>472</text:p>
          </table:table-cell>
          <table:table-cell office:value-type="float" office:value="0.000178219999999998" calcext:value-type="float">
            <text:p>0.00017822</text:p>
          </table:table-cell>
          <table:table-cell office:value-type="float" office:value="472" calcext:value-type="float">
            <text:p>472</text:p>
          </table:table-cell>
          <table:table-cell office:value-type="float" office:value="0.00324635" calcext:value-type="float">
            <text:p>0.00324635</text:p>
          </table:table-cell>
          <table:table-cell office:value-type="float" office:value="460" calcext:value-type="float">
            <text:p>460</text:p>
          </table:table-cell>
          <table:table-cell office:value-type="float" office:value="0.000475840000000005" calcext:value-type="float">
            <text:p>0.00047584</text:p>
          </table:table-cell>
          <table:table-cell office:value-type="float" office:value="472" calcext:value-type="float">
            <text:p>472</text:p>
          </table:table-cell>
          <table:table-cell office:value-type="float" office:value="0.000103719999999994" calcext:value-type="float">
            <text:p>0.00010372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table:formula="of:=SUM([.D452:.D501])/50" office:value-type="float" office:value="0.0303538199999957" calcext:value-type="float">
            <text:p>0.030353819999996</text:p>
          </table:table-cell>
          <table:table-cell table:style-name="ce1"/>
          <table:table-cell table:style-name="ce1" table:formula="of:=SUM([.F452:.F501])/50" office:value-type="float" office:value="0.365768599999999" calcext:value-type="float">
            <text:p>0.365768599999999</text:p>
          </table:table-cell>
          <table:table-cell/>
          <table:table-cell table:style-name="ce1" table:formula="of:=SUM([.H452:.H501])/50" office:value-type="float" office:value="0.0747868800000083" calcext:value-type="float">
            <text:p>0.074786880000008</text:p>
          </table:table-cell>
          <table:table-cell/>
          <table:table-cell table:style-name="ce1" table:formula="of:=SUM([.J452:.J501])/50" office:value-type="float" office:value="0.581322100000002" calcext:value-type="float">
            <text:p>0.581322100000002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0.00015441" calcext:value-type="float">
            <text:p>0.00015441</text:p>
          </table:table-cell>
          <table:table-cell office:value-type="float" office:value="230" calcext:value-type="float">
            <text:p>230</text:p>
          </table:table-cell>
          <table:table-cell office:value-type="float" office:value="0.00266021" calcext:value-type="float">
            <text:p>0.00266021</text:p>
          </table:table-cell>
          <table:table-cell office:value-type="float" office:value="220" calcext:value-type="float">
            <text:p>220</text:p>
          </table:table-cell>
          <table:table-cell office:value-type="float" office:value="0.000396419999999997" calcext:value-type="float">
            <text:p>0.00039642</text:p>
          </table:table-cell>
          <table:table-cell office:value-type="float" office:value="230" calcext:value-type="float">
            <text:p>230</text:p>
          </table:table-cell>
          <table:table-cell office:value-type="float" office:value="0.000128370000000002" calcext:value-type="float">
            <text:p>0.00012837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" table:formula="of:=SUM([.D502:.D551])/50" office:value-type="float" office:value="0.0344943799999942" calcext:value-type="float">
            <text:p>0.034494379999994</text:p>
          </table:table-cell>
          <table:table-cell table:style-name="ce1"/>
          <table:table-cell table:style-name="ce1" table:formula="of:=SUM([.F502:.F551])/50" office:value-type="float" office:value="0.401571219999996" calcext:value-type="float">
            <text:p>0.401571219999996</text:p>
          </table:table-cell>
          <table:table-cell/>
          <table:table-cell table:style-name="ce1" table:formula="of:=SUM([.H502:.H551])/50" office:value-type="float" office:value="0.0831954599999949" calcext:value-type="float">
            <text:p>0.083195459999995</text:p>
          </table:table-cell>
          <table:table-cell/>
          <table:table-cell table:style-name="ce1" table:formula="of:=SUM([.J502:.J551])/50" office:value-type="float" office:value="0.621230059999998" calcext:value-type="float">
            <text:p>0.621230059999998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office:value-type="float" office:value="0.000220699999999994" calcext:value-type="float">
            <text:p>0.0002207</text:p>
          </table:table-cell>
          <table:table-cell office:value-type="float" office:value="452" calcext:value-type="float">
            <text:p>452</text:p>
          </table:table-cell>
          <table:table-cell office:value-type="float" office:value="0.00322235" calcext:value-type="float">
            <text:p>0.00322235</text:p>
          </table:table-cell>
          <table:table-cell office:value-type="float" office:value="440" calcext:value-type="float">
            <text:p>440</text:p>
          </table:table-cell>
          <table:table-cell office:value-type="float" office:value="0.000444840000000006" calcext:value-type="float">
            <text:p>0.00044484</text:p>
          </table:table-cell>
          <table:table-cell office:value-type="float" office:value="452" calcext:value-type="float">
            <text:p>452</text:p>
          </table:table-cell>
          <table:table-cell office:value-type="float" office:value="0.000109110000000001" calcext:value-type="float">
            <text:p>0.00010911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table:formula="of:=SUM([.D552:.D601])/50" office:value-type="float" office:value="0.0423291999999879" calcext:value-type="float">
            <text:p>0.042329199999988</text:p>
          </table:table-cell>
          <table:table-cell table:style-name="ce1"/>
          <table:table-cell table:style-name="ce1" table:formula="of:=SUM([.F552:.F601])/50" office:value-type="float" office:value="0.488981939999994" calcext:value-type="float">
            <text:p>0.488981939999994</text:p>
          </table:table-cell>
          <table:table-cell/>
          <table:table-cell table:style-name="ce1" table:formula="of:=SUM([.H552:.H601])/50" office:value-type="float" office:value="0.0984416799999894" calcext:value-type="float">
            <text:p>0.09844167999999</text:p>
          </table:table-cell>
          <table:table-cell/>
          <table:table-cell table:style-name="ce1" table:formula="of:=SUM([.J552:.J601])/50" office:value-type="float" office:value="3.39100224000001" calcext:value-type="float">
            <text:p>3.39100224000001</text:p>
          </table:table-cell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0.000146160000000011" calcext:value-type="float">
            <text:p>0.00014616</text:p>
          </table:table-cell>
          <table:table-cell office:value-type="float" office:value="306" calcext:value-type="float">
            <text:p>306</text:p>
          </table:table-cell>
          <table:table-cell office:value-type="float" office:value="0.00325074000000001" calcext:value-type="float">
            <text:p>0.00325074</text:p>
          </table:table-cell>
          <table:table-cell office:value-type="float" office:value="300" calcext:value-type="float">
            <text:p>300</text:p>
          </table:table-cell>
          <table:table-cell office:value-type="float" office:value="0.000515039999999995" calcext:value-type="float">
            <text:p>0.00051504</text:p>
          </table:table-cell>
          <table:table-cell office:value-type="float" office:value="306" calcext:value-type="float">
            <text:p>306</text:p>
          </table:table-cell>
          <table:table-cell office:value-type="float" office:value="0.000110619999999999" calcext:value-type="float">
            <text:p>0.00011062</text:p>
          </table:table-cell>
          <table:table-cell table:number-columns-repeated="9"/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0.000257709999999998" calcext:value-type="float">
            <text:p>0.00025771</text:p>
          </table:table-cell>
          <table:table-cell office:value-type="float" office:value="483" calcext:value-type="float">
            <text:p>483</text:p>
          </table:table-cell>
          <table:table-cell office:value-type="float" office:value="0.00391425000000001" calcext:value-type="float">
            <text:p>0.00391425</text:p>
          </table:table-cell>
          <table:table-cell office:value-type="float" office:value="460" calcext:value-type="float">
            <text:p>460</text:p>
          </table:table-cell>
          <table:table-cell office:value-type="float" office:value="0.000674270000000012" calcext:value-type="float">
            <text:p>0.00067427</text:p>
          </table:table-cell>
          <table:table-cell office:value-type="float" office:value="483" calcext:value-type="float">
            <text:p>483</text:p>
          </table:table-cell>
          <table:table-cell office:value-type="float" office:value="0.000137850000000004" calcext:value-type="float">
            <text:p>0.00013785</text:p>
          </table:table-cell>
          <table:table-cell table:number-columns-repeated="9"/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0.000146699999999997" calcext:value-type="float">
            <text:p>0.0001467</text:p>
          </table:table-cell>
          <table:table-cell office:value-type="float" office:value="227" calcext:value-type="float">
            <text:p>227</text:p>
          </table:table-cell>
          <table:table-cell office:value-type="float" office:value="0.00331252" calcext:value-type="float">
            <text:p>0.00331252</text:p>
          </table:table-cell>
          <table:table-cell office:value-type="float" office:value="220" calcext:value-type="float">
            <text:p>220</text:p>
          </table:table-cell>
          <table:table-cell office:value-type="float" office:value="0.000460099999999999" calcext:value-type="float">
            <text:p>0.0004601</text:p>
          </table:table-cell>
          <table:table-cell office:value-type="float" office:value="227" calcext:value-type="float">
            <text:p>227</text:p>
          </table:table-cell>
          <table:table-cell office:value-type="float" office:value="0.000117279999999997" calcext:value-type="float">
            <text:p>0.00011728</text:p>
          </table:table-cell>
          <table:table-cell table:number-columns-repeated="9"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0.000161449999999999" calcext:value-type="float">
            <text:p>0.00016145</text:p>
          </table:table-cell>
          <table:table-cell office:value-type="float" office:value="229" calcext:value-type="float">
            <text:p>229</text:p>
          </table:table-cell>
          <table:table-cell office:value-type="float" office:value="0.00301331" calcext:value-type="float">
            <text:p>0.00301331</text:p>
          </table:table-cell>
          <table:table-cell office:value-type="float" office:value="220" calcext:value-type="float">
            <text:p>220</text:p>
          </table:table-cell>
          <table:table-cell office:value-type="float" office:value="0.000360939999999985" calcext:value-type="float">
            <text:p>0.00036094</text:p>
          </table:table-cell>
          <table:table-cell office:value-type="float" office:value="229" calcext:value-type="float">
            <text:p>229</text:p>
          </table:table-cell>
          <table:table-cell office:value-type="float" office:value="0.000111260000000009" calcext:value-type="float">
            <text:p>0.00011126</text:p>
          </table:table-cell>
          <table:table-cell table:number-columns-repeated="9"/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0.000232209999999995" calcext:value-type="float">
            <text:p>0.00023221</text:p>
          </table:table-cell>
          <table:table-cell office:value-type="float" office:value="496" calcext:value-type="float">
            <text:p>496</text:p>
          </table:table-cell>
          <table:table-cell office:value-type="float" office:value="0.00290075000000002" calcext:value-type="float">
            <text:p>0.00290075</text:p>
          </table:table-cell>
          <table:table-cell office:value-type="float" office:value="480" calcext:value-type="float">
            <text:p>480</text:p>
          </table:table-cell>
          <table:table-cell office:value-type="float" office:value="0.000452429999999993" calcext:value-type="float">
            <text:p>0.00045243</text:p>
          </table:table-cell>
          <table:table-cell office:value-type="float" office:value="496" calcext:value-type="float">
            <text:p>496</text:p>
          </table:table-cell>
          <table:table-cell office:value-type="float" office:value="0.000126729999999995" calcext:value-type="float">
            <text:p>0.00012673</text:p>
          </table:table-cell>
          <table:table-cell table:number-columns-repeated="9"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0.000156929999999988" calcext:value-type="float">
            <text:p>0.00015693</text:p>
          </table:table-cell>
          <table:table-cell office:value-type="float" office:value="286" calcext:value-type="float">
            <text:p>286</text:p>
          </table:table-cell>
          <table:table-cell office:value-type="float" office:value="0.00298109" calcext:value-type="float">
            <text:p>0.00298109</text:p>
          </table:table-cell>
          <table:table-cell office:value-type="float" office:value="280" calcext:value-type="float">
            <text:p>280</text:p>
          </table:table-cell>
          <table:table-cell office:value-type="float" office:value="0.000381400000000021" calcext:value-type="float">
            <text:p>0.0003814</text:p>
          </table:table-cell>
          <table:table-cell office:value-type="float" office:value="286" calcext:value-type="float">
            <text:p>286</text:p>
          </table:table-cell>
          <table:table-cell office:value-type="float" office:value="0.000128459999999997" calcext:value-type="float">
            <text:p>0.00012846</text:p>
          </table:table-cell>
          <table:table-cell table:number-columns-repeated="9"/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office:value-type="float" office:value="0.000215429999999994" calcext:value-type="float">
            <text:p>0.00021543</text:p>
          </table:table-cell>
          <table:table-cell office:value-type="float" office:value="387" calcext:value-type="float">
            <text:p>387</text:p>
          </table:table-cell>
          <table:table-cell office:value-type="float" office:value="0.00300056" calcext:value-type="float">
            <text:p>0.00300056</text:p>
          </table:table-cell>
          <table:table-cell office:value-type="float" office:value="380" calcext:value-type="float">
            <text:p>380</text:p>
          </table:table-cell>
          <table:table-cell office:value-type="float" office:value="0.000488870000000006" calcext:value-type="float">
            <text:p>0.00048887</text:p>
          </table:table-cell>
          <table:table-cell office:value-type="float" office:value="387" calcext:value-type="float">
            <text:p>387</text:p>
          </table:table-cell>
          <table:table-cell office:value-type="float" office:value="0.000123439999999988" calcext:value-type="float">
            <text:p>0.00012344</text:p>
          </table:table-cell>
          <table:table-cell table:number-columns-repeated="9"/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office:value-type="float" office:value="0.000201349999999998" calcext:value-type="float">
            <text:p>0.00020135</text:p>
          </table:table-cell>
          <table:table-cell office:value-type="float" office:value="393" calcext:value-type="float">
            <text:p>393</text:p>
          </table:table-cell>
          <table:table-cell office:value-type="float" office:value="0.00375161999999999" calcext:value-type="float">
            <text:p>0.00375162</text:p>
          </table:table-cell>
          <table:table-cell office:value-type="float" office:value="390" calcext:value-type="float">
            <text:p>390</text:p>
          </table:table-cell>
          <table:table-cell office:value-type="float" office:value="0.000596380000000014" calcext:value-type="float">
            <text:p>0.00059638</text:p>
          </table:table-cell>
          <table:table-cell office:value-type="float" office:value="393" calcext:value-type="float">
            <text:p>393</text:p>
          </table:table-cell>
          <table:table-cell office:value-type="float" office:value="0.000125620000000008" calcext:value-type="float">
            <text:p>0.00012562</text:p>
          </table:table-cell>
          <table:table-cell table:number-columns-repeated="9"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0.000162319999999987" calcext:value-type="float">
            <text:p>0.00016232</text:p>
          </table:table-cell>
          <table:table-cell office:value-type="float" office:value="295" calcext:value-type="float">
            <text:p>295</text:p>
          </table:table-cell>
          <table:table-cell office:value-type="float" office:value="0.00256413999999999" calcext:value-type="float">
            <text:p>0.00256414</text:p>
          </table:table-cell>
          <table:table-cell office:value-type="float" office:value="210" calcext:value-type="float">
            <text:p>210</text:p>
          </table:table-cell>
          <table:table-cell office:value-type="float" office:value="0.000399180000000001" calcext:value-type="float">
            <text:p>0.00039918</text:p>
          </table:table-cell>
          <table:table-cell office:value-type="float" office:value="295" calcext:value-type="float">
            <text:p>295</text:p>
          </table:table-cell>
          <table:table-cell office:value-type="float" office:value="0.000177099999999992" calcext:value-type="float">
            <text:p>0.0001771</text:p>
          </table:table-cell>
          <table:table-cell table:number-columns-repeated="9"/>
        </table:table-row>
        <table:table-row table:style-name="ro1">
          <table:table-cell office:value-type="float" office:value="9026" calcext:value-type="float">
            <text:p>902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0.000148180000000018" calcext:value-type="float">
            <text:p>0.00014818</text:p>
          </table:table-cell>
          <table:table-cell office:value-type="float" office:value="512" calcext:value-type="float">
            <text:p>512</text:p>
          </table:table-cell>
          <table:table-cell office:value-type="float" office:value="0.00424780999999999" calcext:value-type="float">
            <text:p>0.00424781</text:p>
          </table:table-cell>
          <table:table-cell office:value-type="float" office:value="490" calcext:value-type="float">
            <text:p>490</text:p>
          </table:table-cell>
          <table:table-cell office:value-type="float" office:value="0.000482040000000001" calcext:value-type="float">
            <text:p>0.00048204</text:p>
          </table:table-cell>
          <table:table-cell office:value-type="float" office:value="512" calcext:value-type="float">
            <text:p>512</text:p>
          </table:table-cell>
          <table:table-cell office:value-type="float" office:value="0.000129720000000013" calcext:value-type="float">
            <text:p>0.00012972</text:p>
          </table:table-cell>
          <table:table-cell table:number-columns-repeated="9"/>
        </table:table-row>
        <table:table-row table:style-name="ro1">
          <table:table-cell office:value-type="float" office:value="9027" calcext:value-type="float">
            <text:p>9027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0.000147620000000028" calcext:value-type="float">
            <text:p>0.00014762</text:p>
          </table:table-cell>
          <table:table-cell office:value-type="float" office:value="184" calcext:value-type="float">
            <text:p>184</text:p>
          </table:table-cell>
          <table:table-cell office:value-type="float" office:value="0.00176506" calcext:value-type="float">
            <text:p>0.00176506</text:p>
          </table:table-cell>
          <table:table-cell office:value-type="float" office:value="180" calcext:value-type="float">
            <text:p>180</text:p>
          </table:table-cell>
          <table:table-cell office:value-type="float" office:value="0.000325610000000012" calcext:value-type="float">
            <text:p>0.00032561</text:p>
          </table:table-cell>
          <table:table-cell office:value-type="float" office:value="184" calcext:value-type="float">
            <text:p>184</text:p>
          </table:table-cell>
          <table:table-cell office:value-type="float" office:value="0.000159669999999998" calcext:value-type="float">
            <text:p>0.00015967</text:p>
          </table:table-cell>
          <table:table-cell table:number-columns-repeated="9"/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0.000146650000000008" calcext:value-type="float">
            <text:p>0.00014665</text:p>
          </table:table-cell>
          <table:table-cell office:value-type="float" office:value="317" calcext:value-type="float">
            <text:p>317</text:p>
          </table:table-cell>
          <table:table-cell office:value-type="float" office:value="0.00304909" calcext:value-type="float">
            <text:p>0.00304909</text:p>
          </table:table-cell>
          <table:table-cell office:value-type="float" office:value="270" calcext:value-type="float">
            <text:p>270</text:p>
          </table:table-cell>
          <table:table-cell office:value-type="float" office:value="0.000494000000000003" calcext:value-type="float">
            <text:p>0.000494</text:p>
          </table:table-cell>
          <table:table-cell office:value-type="float" office:value="317" calcext:value-type="float">
            <text:p>317</text:p>
          </table:table-cell>
          <table:table-cell office:value-type="float" office:value="0.000111530000000002" calcext:value-type="float">
            <text:p>0.00011153</text:p>
          </table:table-cell>
          <table:table-cell table:number-columns-repeated="9"/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0.000227339999999998" calcext:value-type="float">
            <text:p>0.00022734</text:p>
          </table:table-cell>
          <table:table-cell office:value-type="float" office:value="372" calcext:value-type="float">
            <text:p>372</text:p>
          </table:table-cell>
          <table:table-cell office:value-type="float" office:value="0.00279346999999998" calcext:value-type="float">
            <text:p>0.00279347</text:p>
          </table:table-cell>
          <table:table-cell office:value-type="float" office:value="360" calcext:value-type="float">
            <text:p>360</text:p>
          </table:table-cell>
          <table:table-cell office:value-type="float" office:value="0.000564119999999999" calcext:value-type="float">
            <text:p>0.00056412</text:p>
          </table:table-cell>
          <table:table-cell office:value-type="float" office:value="372" calcext:value-type="float">
            <text:p>372</text:p>
          </table:table-cell>
          <table:table-cell office:value-type="float" office:value="0.000143019999999989" calcext:value-type="float">
            <text:p>0.00014302</text:p>
          </table:table-cell>
          <table:table-cell table:number-columns-repeated="9"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0.000203440000000015" calcext:value-type="float">
            <text:p>0.00020344</text:p>
          </table:table-cell>
          <table:table-cell office:value-type="float" office:value="296" calcext:value-type="float">
            <text:p>296</text:p>
          </table:table-cell>
          <table:table-cell office:value-type="float" office:value="0.00251882999999999" calcext:value-type="float">
            <text:p>0.00251883</text:p>
          </table:table-cell>
          <table:table-cell office:value-type="float" office:value="290" calcext:value-type="float">
            <text:p>290</text:p>
          </table:table-cell>
          <table:table-cell office:value-type="float" office:value="0.000394269999999999" calcext:value-type="float">
            <text:p>0.00039427</text:p>
          </table:table-cell>
          <table:table-cell office:value-type="float" office:value="296" calcext:value-type="float">
            <text:p>296</text:p>
          </table:table-cell>
          <table:table-cell office:value-type="float" office:value="0.000116589999999999" calcext:value-type="float">
            <text:p>0.00011659</text:p>
          </table:table-cell>
          <table:table-cell table:number-columns-repeated="9"/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0.000142290000000003" calcext:value-type="float">
            <text:p>0.00014229</text:p>
          </table:table-cell>
          <table:table-cell office:value-type="float" office:value="309" calcext:value-type="float">
            <text:p>309</text:p>
          </table:table-cell>
          <table:table-cell office:value-type="float" office:value="0.00310017000000002" calcext:value-type="float">
            <text:p>0.00310017</text:p>
          </table:table-cell>
          <table:table-cell office:value-type="float" office:value="300" calcext:value-type="float">
            <text:p>300</text:p>
          </table:table-cell>
          <table:table-cell office:value-type="float" office:value="0.000580180000000006" calcext:value-type="float">
            <text:p>0.00058018</text:p>
          </table:table-cell>
          <table:table-cell office:value-type="float" office:value="309" calcext:value-type="float">
            <text:p>309</text:p>
          </table:table-cell>
          <table:table-cell office:value-type="float" office:value="0.000126620000000024" calcext:value-type="float">
            <text:p>0.00012662</text:p>
          </table:table-cell>
          <table:table-cell table:number-columns-repeated="9"/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0.000146090000000001" calcext:value-type="float">
            <text:p>0.00014609</text:p>
          </table:table-cell>
          <table:table-cell office:value-type="float" office:value="501" calcext:value-type="float">
            <text:p>501</text:p>
          </table:table-cell>
          <table:table-cell office:value-type="float" office:value="0.00269058999999999" calcext:value-type="float">
            <text:p>0.00269059</text:p>
          </table:table-cell>
          <table:table-cell office:value-type="float" office:value="280" calcext:value-type="float">
            <text:p>280</text:p>
          </table:table-cell>
          <table:table-cell office:value-type="float" office:value="0.000484249999999999" calcext:value-type="float">
            <text:p>0.00048425</text:p>
          </table:table-cell>
          <table:table-cell office:value-type="float" office:value="501" calcext:value-type="float">
            <text:p>501</text:p>
          </table:table-cell>
          <table:table-cell office:value-type="float" office:value="0.000103559999999998" calcext:value-type="float">
            <text:p>0.00010356</text:p>
          </table:table-cell>
          <table:table-cell table:number-columns-repeated="9"/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00146270000000008" calcext:value-type="float">
            <text:p>0.00014627</text:p>
          </table:table-cell>
          <table:table-cell office:value-type="float" office:value="100" calcext:value-type="float">
            <text:p>100</text:p>
          </table:table-cell>
          <table:table-cell office:value-type="float" office:value="0.000812810000000006" calcext:value-type="float">
            <text:p>0.00081281</text:p>
          </table:table-cell>
          <table:table-cell office:value-type="float" office:value="90" calcext:value-type="float">
            <text:p>90</text:p>
          </table:table-cell>
          <table:table-cell office:value-type="float" office:value="0.000264849999999992" calcext:value-type="float">
            <text:p>0.00026485</text:p>
          </table:table-cell>
          <table:table-cell office:value-type="float" office:value="100" calcext:value-type="float">
            <text:p>100</text:p>
          </table:table-cell>
          <table:table-cell office:value-type="float" office:value="0.000193269999999988" calcext:value-type="float">
            <text:p>0.00019327</text:p>
          </table:table-cell>
          <table:table-cell table:number-columns-repeated="9"/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0.000242830000000005" calcext:value-type="float">
            <text:p>0.00024283</text:p>
          </table:table-cell>
          <table:table-cell office:value-type="float" office:value="253" calcext:value-type="float">
            <text:p>253</text:p>
          </table:table-cell>
          <table:table-cell office:value-type="float" office:value="0.00388818" calcext:value-type="float">
            <text:p>0.00388818</text:p>
          </table:table-cell>
          <table:table-cell office:value-type="float" office:value="250" calcext:value-type="float">
            <text:p>250</text:p>
          </table:table-cell>
          <table:table-cell office:value-type="float" office:value="0.000527030000000011" calcext:value-type="float">
            <text:p>0.00052703</text:p>
          </table:table-cell>
          <table:table-cell office:value-type="float" office:value="253" calcext:value-type="float">
            <text:p>253</text:p>
          </table:table-cell>
          <table:table-cell office:value-type="float" office:value="0.000144739999999999" calcext:value-type="float">
            <text:p>0.00014474</text:p>
          </table:table-cell>
          <table:table-cell table:number-columns-repeated="9"/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float" office:value="4" calcext:value-type="float">
            <text:p>4</text:p>
          </table:table-cell>
          <table:table-cell office:value-type="float" office:value="585" calcext:value-type="float">
            <text:p>585</text:p>
          </table:table-cell>
          <table:table-cell office:value-type="float" office:value="0.000191859999999995" calcext:value-type="float">
            <text:p>0.00019186</text:p>
          </table:table-cell>
          <table:table-cell office:value-type="float" office:value="585" calcext:value-type="float">
            <text:p>585</text:p>
          </table:table-cell>
          <table:table-cell office:value-type="float" office:value="0.00409156999999999" calcext:value-type="float">
            <text:p>0.00409157</text:p>
          </table:table-cell>
          <table:table-cell office:value-type="float" office:value="340" calcext:value-type="float">
            <text:p>340</text:p>
          </table:table-cell>
          <table:table-cell office:value-type="float" office:value="0.000516849999999991" calcext:value-type="float">
            <text:p>0.00051685</text:p>
          </table:table-cell>
          <table:table-cell office:value-type="float" office:value="585" calcext:value-type="float">
            <text:p>585</text:p>
          </table:table-cell>
          <table:table-cell office:value-type="float" office:value="0.000111500000000007" calcext:value-type="float">
            <text:p>0.0001115</text:p>
          </table:table-cell>
          <table:table-cell table:number-columns-repeated="9"/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0.000209670000000006" calcext:value-type="float">
            <text:p>0.00020967</text:p>
          </table:table-cell>
          <table:table-cell office:value-type="float" office:value="584" calcext:value-type="float">
            <text:p>584</text:p>
          </table:table-cell>
          <table:table-cell office:value-type="float" office:value="0.00351589000000001" calcext:value-type="float">
            <text:p>0.00351589</text:p>
          </table:table-cell>
          <table:table-cell office:value-type="float" office:value="560" calcext:value-type="float">
            <text:p>560</text:p>
          </table:table-cell>
          <table:table-cell office:value-type="float" office:value="0.000768839999999997" calcext:value-type="float">
            <text:p>0.00076884</text:p>
          </table:table-cell>
          <table:table-cell office:value-type="float" office:value="584" calcext:value-type="float">
            <text:p>584</text:p>
          </table:table-cell>
          <table:table-cell office:value-type="float" office:value="0.000222230000000021" calcext:value-type="float">
            <text:p>0.00022223</text:p>
          </table:table-cell>
          <table:table-cell table:number-columns-repeated="9"/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0.000305980000000012" calcext:value-type="float">
            <text:p>0.00030598</text:p>
          </table:table-cell>
          <table:table-cell office:value-type="float" office:value="231" calcext:value-type="float">
            <text:p>231</text:p>
          </table:table-cell>
          <table:table-cell office:value-type="float" office:value="0.00306487000000001" calcext:value-type="float">
            <text:p>0.00306487</text:p>
          </table:table-cell>
          <table:table-cell office:value-type="float" office:value="220" calcext:value-type="float">
            <text:p>220</text:p>
          </table:table-cell>
          <table:table-cell office:value-type="float" office:value="0.000640929999999997" calcext:value-type="float">
            <text:p>0.00064093</text:p>
          </table:table-cell>
          <table:table-cell office:value-type="float" office:value="231" calcext:value-type="float">
            <text:p>231</text:p>
          </table:table-cell>
          <table:table-cell office:value-type="float" office:value="0.000230250000000005" calcext:value-type="float">
            <text:p>0.00023025</text:p>
          </table:table-cell>
          <table:table-cell table:number-columns-repeated="9"/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0.000298210000000001" calcext:value-type="float">
            <text:p>0.00029821</text:p>
          </table:table-cell>
          <table:table-cell office:value-type="float" office:value="251" calcext:value-type="float">
            <text:p>251</text:p>
          </table:table-cell>
          <table:table-cell office:value-type="float" office:value="0.00334467999999998" calcext:value-type="float">
            <text:p>0.00334468</text:p>
          </table:table-cell>
          <table:table-cell office:value-type="float" office:value="90" calcext:value-type="float">
            <text:p>90</text:p>
          </table:table-cell>
          <table:table-cell office:value-type="float" office:value="0.000454169999999987" calcext:value-type="float">
            <text:p>0.00045417</text:p>
          </table:table-cell>
          <table:table-cell office:value-type="float" office:value="251" calcext:value-type="float">
            <text:p>251</text:p>
          </table:table-cell>
          <table:table-cell office:value-type="float" office:value="0.000142860000000002" calcext:value-type="float">
            <text:p>0.00014286</text:p>
          </table:table-cell>
          <table:table-cell table:number-columns-repeated="9"/>
        </table:table-row>
        <table:table-row table:style-name="ro1">
          <table:table-cell office:value-type="float" office:value="9039" calcext:value-type="float">
            <text:p>9039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0.00017258" calcext:value-type="float">
            <text:p>0.00017258</text:p>
          </table:table-cell>
          <table:table-cell office:value-type="float" office:value="159" calcext:value-type="float">
            <text:p>159</text:p>
          </table:table-cell>
          <table:table-cell office:value-type="float" office:value="0.00272465" calcext:value-type="float">
            <text:p>0.00272465</text:p>
          </table:table-cell>
          <table:table-cell office:value-type="float" office:value="150" calcext:value-type="float">
            <text:p>150</text:p>
          </table:table-cell>
          <table:table-cell office:value-type="float" office:value="0.000557660000000002" calcext:value-type="float">
            <text:p>0.00055766</text:p>
          </table:table-cell>
          <table:table-cell office:value-type="float" office:value="159" calcext:value-type="float">
            <text:p>159</text:p>
          </table:table-cell>
          <table:table-cell office:value-type="float" office:value="0.000135439999999978" calcext:value-type="float">
            <text:p>0.00013544</text:p>
          </table:table-cell>
          <table:table-cell table:number-columns-repeated="9"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0.000155140000000014" calcext:value-type="float">
            <text:p>0.00015514</text:p>
          </table:table-cell>
          <table:table-cell office:value-type="float" office:value="314" calcext:value-type="float">
            <text:p>314</text:p>
          </table:table-cell>
          <table:table-cell office:value-type="float" office:value="0.00265057999999998" calcext:value-type="float">
            <text:p>0.00265058</text:p>
          </table:table-cell>
          <table:table-cell office:value-type="float" office:value="300" calcext:value-type="float">
            <text:p>300</text:p>
          </table:table-cell>
          <table:table-cell office:value-type="float" office:value="0.000442520000000002" calcext:value-type="float">
            <text:p>0.00044252</text:p>
          </table:table-cell>
          <table:table-cell office:value-type="float" office:value="314" calcext:value-type="float">
            <text:p>314</text:p>
          </table:table-cell>
          <table:table-cell office:value-type="float" office:value="0.000120679999999993" calcext:value-type="float">
            <text:p>0.00012068</text:p>
          </table:table-cell>
          <table:table-cell table:number-columns-repeated="9"/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float" office:value="4" calcext:value-type="float">
            <text:p>4</text:p>
          </table:table-cell>
          <table:table-cell office:value-type="float" office:value="401" calcext:value-type="float">
            <text:p>401</text:p>
          </table:table-cell>
          <table:table-cell office:value-type="float" office:value="0.000218279999999993" calcext:value-type="float">
            <text:p>0.00021828</text:p>
          </table:table-cell>
          <table:table-cell office:value-type="float" office:value="401" calcext:value-type="float">
            <text:p>401</text:p>
          </table:table-cell>
          <table:table-cell office:value-type="float" office:value="0.00327734" calcext:value-type="float">
            <text:p>0.00327734</text:p>
          </table:table-cell>
          <table:table-cell office:value-type="float" office:value="390" calcext:value-type="float">
            <text:p>390</text:p>
          </table:table-cell>
          <table:table-cell office:value-type="float" office:value="0.00041325999999998" calcext:value-type="float">
            <text:p>0.00041326</text:p>
          </table:table-cell>
          <table:table-cell office:value-type="float" office:value="401" calcext:value-type="float">
            <text:p>401</text:p>
          </table:table-cell>
          <table:table-cell office:value-type="float" office:value="0.000139480000000027" calcext:value-type="float">
            <text:p>0.00013948</text:p>
          </table:table-cell>
          <table:table-cell table:number-columns-repeated="9"/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0.000203969999999956" calcext:value-type="float">
            <text:p>0.00020397</text:p>
          </table:table-cell>
          <table:table-cell office:value-type="float" office:value="437" calcext:value-type="float">
            <text:p>437</text:p>
          </table:table-cell>
          <table:table-cell office:value-type="float" office:value="0.00369579999999999" calcext:value-type="float">
            <text:p>0.0036958</text:p>
          </table:table-cell>
          <table:table-cell office:value-type="float" office:value="420" calcext:value-type="float">
            <text:p>420</text:p>
          </table:table-cell>
          <table:table-cell office:value-type="float" office:value="0.00051086999999999" calcext:value-type="float">
            <text:p>0.00051087</text:p>
          </table:table-cell>
          <table:table-cell office:value-type="float" office:value="437" calcext:value-type="float">
            <text:p>437</text:p>
          </table:table-cell>
          <table:table-cell office:value-type="float" office:value="0.000128350000000026" calcext:value-type="float">
            <text:p>0.00012835</text:p>
          </table:table-cell>
          <table:table-cell table:number-columns-repeated="9"/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0.000168900000000001" calcext:value-type="float">
            <text:p>0.0001689</text:p>
          </table:table-cell>
          <table:table-cell office:value-type="float" office:value="398" calcext:value-type="float">
            <text:p>398</text:p>
          </table:table-cell>
          <table:table-cell office:value-type="float" office:value="0.00243436000000003" calcext:value-type="float">
            <text:p>0.00243436</text:p>
          </table:table-cell>
          <table:table-cell office:value-type="float" office:value="240" calcext:value-type="float">
            <text:p>240</text:p>
          </table:table-cell>
          <table:table-cell office:value-type="float" office:value="0.000375459999999954" calcext:value-type="float">
            <text:p>0.00037546</text:p>
          </table:table-cell>
          <table:table-cell office:value-type="float" office:value="398" calcext:value-type="float">
            <text:p>398</text:p>
          </table:table-cell>
          <table:table-cell office:value-type="float" office:value="0.000100869999999986" calcext:value-type="float">
            <text:p>0.00010087</text:p>
          </table:table-cell>
          <table:table-cell table:number-columns-repeated="9"/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float" office:value="4" calcext:value-type="float">
            <text:p>4</text:p>
          </table:table-cell>
          <table:table-cell office:value-type="float" office:value="505" calcext:value-type="float">
            <text:p>505</text:p>
          </table:table-cell>
          <table:table-cell office:value-type="float" office:value="0.000251599999999961" calcext:value-type="float">
            <text:p>0.0002516</text:p>
          </table:table-cell>
          <table:table-cell office:value-type="float" office:value="505" calcext:value-type="float">
            <text:p>505</text:p>
          </table:table-cell>
          <table:table-cell office:value-type="float" office:value="0.00376079999999998" calcext:value-type="float">
            <text:p>0.0037608</text:p>
          </table:table-cell>
          <table:table-cell office:value-type="float" office:value="490" calcext:value-type="float">
            <text:p>490</text:p>
          </table:table-cell>
          <table:table-cell office:value-type="float" office:value="0.000465020000000003" calcext:value-type="float">
            <text:p>0.00046502</text:p>
          </table:table-cell>
          <table:table-cell office:value-type="float" office:value="505" calcext:value-type="float">
            <text:p>505</text:p>
          </table:table-cell>
          <table:table-cell office:value-type="float" office:value="0.000101079999999989" calcext:value-type="float">
            <text:p>0.00010108</text:p>
          </table:table-cell>
          <table:table-cell table:number-columns-repeated="9"/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0.000241430000000022" calcext:value-type="float">
            <text:p>0.00024143</text:p>
          </table:table-cell>
          <table:table-cell office:value-type="float" office:value="319" calcext:value-type="float">
            <text:p>319</text:p>
          </table:table-cell>
          <table:table-cell office:value-type="float" office:value="0.00353618000000001" calcext:value-type="float">
            <text:p>0.00353618</text:p>
          </table:table-cell>
          <table:table-cell office:value-type="float" office:value="310" calcext:value-type="float">
            <text:p>310</text:p>
          </table:table-cell>
          <table:table-cell office:value-type="float" office:value="0.000457089999999987" calcext:value-type="float">
            <text:p>0.00045709</text:p>
          </table:table-cell>
          <table:table-cell office:value-type="float" office:value="319" calcext:value-type="float">
            <text:p>319</text:p>
          </table:table-cell>
          <table:table-cell office:value-type="float" office:value="0.000135130000000032" calcext:value-type="float">
            <text:p>0.00013513</text:p>
          </table:table-cell>
          <table:table-cell table:number-columns-repeated="9"/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float" office:value="0.000151349999999972" calcext:value-type="float">
            <text:p>0.00015135</text:p>
          </table:table-cell>
          <table:table-cell office:value-type="float" office:value="217" calcext:value-type="float">
            <text:p>217</text:p>
          </table:table-cell>
          <table:table-cell office:value-type="float" office:value="0.00144135000000002" calcext:value-type="float">
            <text:p>0.00144135</text:p>
          </table:table-cell>
          <table:table-cell office:value-type="float" office:value="200" calcext:value-type="float">
            <text:p>200</text:p>
          </table:table-cell>
          <table:table-cell office:value-type="float" office:value="0.000257199999999962" calcext:value-type="float">
            <text:p>0.0002572</text:p>
          </table:table-cell>
          <table:table-cell office:value-type="float" office:value="217" calcext:value-type="float">
            <text:p>217</text:p>
          </table:table-cell>
          <table:table-cell office:value-type="float" office:value="0.000162289999999992" calcext:value-type="float">
            <text:p>0.00016229</text:p>
          </table:table-cell>
          <table:table-cell table:number-columns-repeated="9"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float" office:value="0.000184329999999981" calcext:value-type="float">
            <text:p>0.00018433</text:p>
          </table:table-cell>
          <table:table-cell office:value-type="float" office:value="330" calcext:value-type="float">
            <text:p>330</text:p>
          </table:table-cell>
          <table:table-cell office:value-type="float" office:value="0.00297098000000002" calcext:value-type="float">
            <text:p>0.00297098</text:p>
          </table:table-cell>
          <table:table-cell office:value-type="float" office:value="320" calcext:value-type="float">
            <text:p>320</text:p>
          </table:table-cell>
          <table:table-cell office:value-type="float" office:value="0.000527489999999986" calcext:value-type="float">
            <text:p>0.00052749</text:p>
          </table:table-cell>
          <table:table-cell office:value-type="float" office:value="330" calcext:value-type="float">
            <text:p>330</text:p>
          </table:table-cell>
          <table:table-cell office:value-type="float" office:value="0.000108849999999983" calcext:value-type="float">
            <text:p>0.00010885</text:p>
          </table:table-cell>
          <table:table-cell table:number-columns-repeated="9"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0.000141890000000018" calcext:value-type="float">
            <text:p>0.00014189</text:p>
          </table:table-cell>
          <table:table-cell office:value-type="float" office:value="254" calcext:value-type="float">
            <text:p>254</text:p>
          </table:table-cell>
          <table:table-cell office:value-type="float" office:value="0.00185790000000001" calcext:value-type="float">
            <text:p>0.0018579</text:p>
          </table:table-cell>
          <table:table-cell office:value-type="float" office:value="250" calcext:value-type="float">
            <text:p>250</text:p>
          </table:table-cell>
          <table:table-cell office:value-type="float" office:value="0.000300709999999995" calcext:value-type="float">
            <text:p>0.00030071</text:p>
          </table:table-cell>
          <table:table-cell office:value-type="float" office:value="254" calcext:value-type="float">
            <text:p>254</text:p>
          </table:table-cell>
          <table:table-cell office:value-type="float" office:value="0.000158070000000023" calcext:value-type="float">
            <text:p>0.00015807</text:p>
          </table:table-cell>
          <table:table-cell table:number-columns-repeated="9"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0.000144759999999984" calcext:value-type="float">
            <text:p>0.00014476</text:p>
          </table:table-cell>
          <table:table-cell office:value-type="float" office:value="462" calcext:value-type="float">
            <text:p>462</text:p>
          </table:table-cell>
          <table:table-cell office:value-type="float" office:value="0.00388360000000002" calcext:value-type="float">
            <text:p>0.0038836</text:p>
          </table:table-cell>
          <table:table-cell office:value-type="float" office:value="450" calcext:value-type="float">
            <text:p>450</text:p>
          </table:table-cell>
          <table:table-cell office:value-type="float" office:value="0.000552910000000004" calcext:value-type="float">
            <text:p>0.00055291</text:p>
          </table:table-cell>
          <table:table-cell office:value-type="float" office:value="462" calcext:value-type="float">
            <text:p>462</text:p>
          </table:table-cell>
          <table:table-cell office:value-type="float" office:value="0.000107350000000004" calcext:value-type="float">
            <text:p>0.00010735</text:p>
          </table:table-cell>
          <table:table-cell table:number-columns-repeated="9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10" calcext:value-type="float">
            <text:p>10</text:p>
          </table:table-cell>
          <table:table-cell office:value-type="float" office:value="798" calcext:value-type="float">
            <text:p>798</text:p>
          </table:table-cell>
          <table:table-cell office:value-type="float" office:value="0.00111710000000002" calcext:value-type="float">
            <text:p>0.0011171</text:p>
          </table:table-cell>
          <table:table-cell office:value-type="float" office:value="798" calcext:value-type="float">
            <text:p>798</text:p>
          </table:table-cell>
          <table:table-cell office:value-type="float" office:value="0.0152391" calcext:value-type="float">
            <text:p>0.0152391</text:p>
          </table:table-cell>
          <table:table-cell office:value-type="float" office:value="770" calcext:value-type="float">
            <text:p>770</text:p>
          </table:table-cell>
          <table:table-cell office:value-type="float" office:value="0.00212327999999996" calcext:value-type="float">
            <text:p>0.00212328</text:p>
          </table:table-cell>
          <table:table-cell office:value-type="float" office:value="798" calcext:value-type="float">
            <text:p>798</text:p>
          </table:table-cell>
          <table:table-cell office:value-type="float" office:value="0.000334409999999998" calcext:value-type="float">
            <text:p>0.00033441</text:p>
          </table:table-cell>
          <table:table-cell table:number-columns-repeated="9"/>
        </table:table-row>
        <table:table-row table:style-name="ro1">
          <table:table-cell office:value-type="float" office:value="9051" calcext:value-type="float">
            <text:p>9051</text:p>
          </table:table-cell>
          <table:table-cell office:value-type="float" office:value="10" calcext:value-type="float">
            <text:p>10</text:p>
          </table:table-cell>
          <table:table-cell office:value-type="float" office:value="942" calcext:value-type="float">
            <text:p>942</text:p>
          </table:table-cell>
          <table:table-cell office:value-type="float" office:value="0.00117910999999999" calcext:value-type="float">
            <text:p>0.00117911</text:p>
          </table:table-cell>
          <table:table-cell office:value-type="float" office:value="942" calcext:value-type="float">
            <text:p>942</text:p>
          </table:table-cell>
          <table:table-cell office:value-type="float" office:value="0.01836588" calcext:value-type="float">
            <text:p>0.01836588</text:p>
          </table:table-cell>
          <table:table-cell office:value-type="float" office:value="830" calcext:value-type="float">
            <text:p>830</text:p>
          </table:table-cell>
          <table:table-cell office:value-type="float" office:value="0.00219023" calcext:value-type="float">
            <text:p>0.00219023</text:p>
          </table:table-cell>
          <table:table-cell office:value-type="float" office:value="942" calcext:value-type="float">
            <text:p>942</text:p>
          </table:table-cell>
          <table:table-cell office:value-type="float" office:value="0.000303239999999967" calcext:value-type="float">
            <text:p>0.00030324</text:p>
          </table:table-cell>
          <table:table-cell table:number-columns-repeated="9"/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float" office:value="10" calcext:value-type="float">
            <text:p>10</text:p>
          </table:table-cell>
          <table:table-cell office:value-type="float" office:value="740" calcext:value-type="float">
            <text:p>740</text:p>
          </table:table-cell>
          <table:table-cell office:value-type="float" office:value="0.00101491999999997" calcext:value-type="float">
            <text:p>0.00101492</text:p>
          </table:table-cell>
          <table:table-cell office:value-type="float" office:value="736" calcext:value-type="float">
            <text:p>736</text:p>
          </table:table-cell>
          <table:table-cell office:value-type="float" office:value="0.01673496" calcext:value-type="float">
            <text:p>0.01673496</text:p>
          </table:table-cell>
          <table:table-cell office:value-type="float" office:value="350" calcext:value-type="float">
            <text:p>350</text:p>
          </table:table-cell>
          <table:table-cell office:value-type="float" office:value="0.00221091000000001" calcext:value-type="float">
            <text:p>0.00221091</text:p>
          </table:table-cell>
          <table:table-cell office:value-type="float" office:value="740" calcext:value-type="float">
            <text:p>740</text:p>
          </table:table-cell>
          <table:table-cell office:value-type="float" office:value="0.000387570000000039" calcext:value-type="float">
            <text:p>0.00038757</text:p>
          </table:table-cell>
          <table:table-cell table:number-columns-repeated="9"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  <table:table-cell office:value-type="float" office:value="0.00102760000000004" calcext:value-type="float">
            <text:p>0.0010276</text:p>
          </table:table-cell>
          <table:table-cell office:value-type="float" office:value="956" calcext:value-type="float">
            <text:p>956</text:p>
          </table:table-cell>
          <table:table-cell office:value-type="float" office:value="0.02206982" calcext:value-type="float">
            <text:p>0.02206982</text:p>
          </table:table-cell>
          <table:table-cell office:value-type="float" office:value="650" calcext:value-type="float">
            <text:p>650</text:p>
          </table:table-cell>
          <table:table-cell office:value-type="float" office:value="0.00314523999999999" calcext:value-type="float">
            <text:p>0.00314524</text:p>
          </table:table-cell>
          <table:table-cell office:value-type="float" office:value="956" calcext:value-type="float">
            <text:p>956</text:p>
          </table:table-cell>
          <table:table-cell office:value-type="float" office:value="0.000544489999999982" calcext:value-type="float">
            <text:p>0.00054449</text:p>
          </table:table-cell>
          <table:table-cell table:number-columns-repeated="9"/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float" office:value="10" calcext:value-type="float">
            <text:p>10</text:p>
          </table:table-cell>
          <table:table-cell office:value-type="float" office:value="1501" calcext:value-type="float">
            <text:p>1501</text:p>
          </table:table-cell>
          <table:table-cell office:value-type="float" office:value="0.00113175999999999" calcext:value-type="float">
            <text:p>0.00113176</text:p>
          </table:table-cell>
          <table:table-cell office:value-type="float" office:value="1501" calcext:value-type="float">
            <text:p>1501</text:p>
          </table:table-cell>
          <table:table-cell office:value-type="float" office:value="0.02597995" calcext:value-type="float">
            <text:p>0.02597995</text:p>
          </table:table-cell>
          <table:table-cell office:value-type="float" office:value="1460" calcext:value-type="float">
            <text:p>1460</text:p>
          </table:table-cell>
          <table:table-cell office:value-type="float" office:value="0.00349881" calcext:value-type="float">
            <text:p>0.00349881</text:p>
          </table:table-cell>
          <table:table-cell office:value-type="float" office:value="1501" calcext:value-type="float">
            <text:p>1501</text:p>
          </table:table-cell>
          <table:table-cell office:value-type="float" office:value="0.000377769999999984" calcext:value-type="float">
            <text:p>0.00037777</text:p>
          </table:table-cell>
          <table:table-cell table:number-columns-repeated="9"/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float" office:value="10" calcext:value-type="float">
            <text:p>10</text:p>
          </table:table-cell>
          <table:table-cell office:value-type="float" office:value="1351" calcext:value-type="float">
            <text:p>1351</text:p>
          </table:table-cell>
          <table:table-cell office:value-type="float" office:value="0.00114415999999999" calcext:value-type="float">
            <text:p>0.00114416</text:p>
          </table:table-cell>
          <table:table-cell office:value-type="float" office:value="1351" calcext:value-type="float">
            <text:p>1351</text:p>
          </table:table-cell>
          <table:table-cell office:value-type="float" office:value="0.02556351" calcext:value-type="float">
            <text:p>0.02556351</text:p>
          </table:table-cell>
          <table:table-cell office:value-type="float" office:value="1140" calcext:value-type="float">
            <text:p>1140</text:p>
          </table:table-cell>
          <table:table-cell office:value-type="float" office:value="0.00348922999999992" calcext:value-type="float">
            <text:p>0.00348923</text:p>
          </table:table-cell>
          <table:table-cell office:value-type="float" office:value="1351" calcext:value-type="float">
            <text:p>1351</text:p>
          </table:table-cell>
          <table:table-cell office:value-type="float" office:value="0.000298390000000026" calcext:value-type="float">
            <text:p>0.00029839</text:p>
          </table:table-cell>
          <table:table-cell table:number-columns-repeated="9"/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float" office:value="10" calcext:value-type="float">
            <text:p>10</text:p>
          </table:table-cell>
          <table:table-cell office:value-type="float" office:value="1375" calcext:value-type="float">
            <text:p>1375</text:p>
          </table:table-cell>
          <table:table-cell office:value-type="float" office:value="0.00112463999999996" calcext:value-type="float">
            <text:p>0.00112464</text:p>
          </table:table-cell>
          <table:table-cell office:value-type="float" office:value="1375" calcext:value-type="float">
            <text:p>1375</text:p>
          </table:table-cell>
          <table:table-cell office:value-type="float" office:value="0.02733957" calcext:value-type="float">
            <text:p>0.02733957</text:p>
          </table:table-cell>
          <table:table-cell office:value-type="float" office:value="1230" calcext:value-type="float">
            <text:p>1230</text:p>
          </table:table-cell>
          <table:table-cell office:value-type="float" office:value="0.00347958000000006" calcext:value-type="float">
            <text:p>0.00347958</text:p>
          </table:table-cell>
          <table:table-cell office:value-type="float" office:value="1375" calcext:value-type="float">
            <text:p>1375</text:p>
          </table:table-cell>
          <table:table-cell office:value-type="float" office:value="0.000309949999999972" calcext:value-type="float">
            <text:p>0.00030995</text:p>
          </table:table-cell>
          <table:table-cell table:number-columns-repeated="9"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float" office:value="10" calcext:value-type="float">
            <text:p>10</text:p>
          </table:table-cell>
          <table:table-cell office:value-type="float" office:value="1153" calcext:value-type="float">
            <text:p>1153</text:p>
          </table:table-cell>
          <table:table-cell office:value-type="float" office:value="0.00120646000000001" calcext:value-type="float">
            <text:p>0.00120646</text:p>
          </table:table-cell>
          <table:table-cell office:value-type="float" office:value="1153" calcext:value-type="float">
            <text:p>1153</text:p>
          </table:table-cell>
          <table:table-cell office:value-type="float" office:value="0.02193949" calcext:value-type="float">
            <text:p>0.02193949</text:p>
          </table:table-cell>
          <table:table-cell office:value-type="float" office:value="990" calcext:value-type="float">
            <text:p>990</text:p>
          </table:table-cell>
          <table:table-cell office:value-type="float" office:value="0.00304678000000003" calcext:value-type="float">
            <text:p>0.00304678</text:p>
          </table:table-cell>
          <table:table-cell office:value-type="float" office:value="1153" calcext:value-type="float">
            <text:p>1153</text:p>
          </table:table-cell>
          <table:table-cell office:value-type="float" office:value="0.000322260000000014" calcext:value-type="float">
            <text:p>0.00032226</text:p>
          </table:table-cell>
          <table:table-cell table:number-columns-repeated="9"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office:value-type="float" office:value="0.000962120000000013" calcext:value-type="float">
            <text:p>0.00096212</text:p>
          </table:table-cell>
          <table:table-cell office:value-type="float" office:value="1234" calcext:value-type="float">
            <text:p>1234</text:p>
          </table:table-cell>
          <table:table-cell office:value-type="float" office:value="0.02656157" calcext:value-type="float">
            <text:p>0.02656157</text:p>
          </table:table-cell>
          <table:table-cell office:value-type="float" office:value="1210" calcext:value-type="float">
            <text:p>1210</text:p>
          </table:table-cell>
          <table:table-cell office:value-type="float" office:value="0.00352085000000002" calcext:value-type="float">
            <text:p>0.00352085</text:p>
          </table:table-cell>
          <table:table-cell office:value-type="float" office:value="1234" calcext:value-type="float">
            <text:p>1234</text:p>
          </table:table-cell>
          <table:table-cell office:value-type="float" office:value="0.000447429999999969" calcext:value-type="float">
            <text:p>0.00044743</text:p>
          </table:table-cell>
          <table:table-cell table:number-columns-repeated="9"/>
        </table:table-row>
        <table:table-row table:style-name="ro1">
          <table:table-cell office:value-type="float" office:value="9059" calcext:value-type="float">
            <text:p>9059</text:p>
          </table:table-cell>
          <table:table-cell office:value-type="float" office:value="10" calcext:value-type="float">
            <text:p>10</text:p>
          </table:table-cell>
          <table:table-cell office:value-type="float" office:value="1260" calcext:value-type="float">
            <text:p>1260</text:p>
          </table:table-cell>
          <table:table-cell office:value-type="float" office:value="0.00119586000000005" calcext:value-type="float">
            <text:p>0.00119586</text:p>
          </table:table-cell>
          <table:table-cell office:value-type="float" office:value="1230" calcext:value-type="float">
            <text:p>1230</text:p>
          </table:table-cell>
          <table:table-cell office:value-type="float" office:value="0.0287085" calcext:value-type="float">
            <text:p>0.0287085</text:p>
          </table:table-cell>
          <table:table-cell office:value-type="float" office:value="1150" calcext:value-type="float">
            <text:p>1150</text:p>
          </table:table-cell>
          <table:table-cell office:value-type="float" office:value="0.00371532999999999" calcext:value-type="float">
            <text:p>0.00371533</text:p>
          </table:table-cell>
          <table:table-cell office:value-type="float" office:value="1260" calcext:value-type="float">
            <text:p>1260</text:p>
          </table:table-cell>
          <table:table-cell office:value-type="float" office:value="0.000673869999999965" calcext:value-type="float">
            <text:p>0.00067387</text:p>
          </table:table-cell>
          <table:table-cell table:number-columns-repeated="9"/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float" office:value="0.00101312999999998" calcext:value-type="float">
            <text:p>0.00101313</text:p>
          </table:table-cell>
          <table:table-cell office:value-type="float" office:value="1319" calcext:value-type="float">
            <text:p>1319</text:p>
          </table:table-cell>
          <table:table-cell office:value-type="float" office:value="0.02941144" calcext:value-type="float">
            <text:p>0.02941144</text:p>
          </table:table-cell>
          <table:table-cell office:value-type="float" office:value="1150" calcext:value-type="float">
            <text:p>1150</text:p>
          </table:table-cell>
          <table:table-cell office:value-type="float" office:value="0.00369747000000004" calcext:value-type="float">
            <text:p>0.00369747</text:p>
          </table:table-cell>
          <table:table-cell office:value-type="float" office:value="1319" calcext:value-type="float">
            <text:p>1319</text:p>
          </table:table-cell>
          <table:table-cell office:value-type="float" office:value="0.000306489999999968" calcext:value-type="float">
            <text:p>0.00030649</text:p>
          </table:table-cell>
          <table:table-cell table:number-columns-repeated="9"/>
        </table:table-row>
        <table:table-row table:style-name="ro1">
          <table:table-cell office:value-type="float" office:value="9061" calcext:value-type="float">
            <text:p>9061</text:p>
          </table:table-cell>
          <table:table-cell office:value-type="float" office:value="10" calcext:value-type="float">
            <text:p>10</text:p>
          </table:table-cell>
          <table:table-cell office:value-type="float" office:value="1169" calcext:value-type="float">
            <text:p>1169</text:p>
          </table:table-cell>
          <table:table-cell office:value-type="float" office:value="0.00102182000000006" calcext:value-type="float">
            <text:p>0.00102182</text:p>
          </table:table-cell>
          <table:table-cell office:value-type="float" office:value="1169" calcext:value-type="float">
            <text:p>1169</text:p>
          </table:table-cell>
          <table:table-cell office:value-type="float" office:value="0.02091184" calcext:value-type="float">
            <text:p>0.02091184</text:p>
          </table:table-cell>
          <table:table-cell office:value-type="float" office:value="1130" calcext:value-type="float">
            <text:p>1130</text:p>
          </table:table-cell>
          <table:table-cell office:value-type="float" office:value="0.00279553" calcext:value-type="float">
            <text:p>0.00279553</text:p>
          </table:table-cell>
          <table:table-cell office:value-type="float" office:value="1169" calcext:value-type="float">
            <text:p>1169</text:p>
          </table:table-cell>
          <table:table-cell office:value-type="float" office:value="0.000421010000000024" calcext:value-type="float">
            <text:p>0.00042101</text:p>
          </table:table-cell>
          <table:table-cell table:number-columns-repeated="9"/>
        </table:table-row>
        <table:table-row table:style-name="ro1">
          <table:table-cell office:value-type="float" office:value="9062" calcext:value-type="float">
            <text:p>9062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0.000450930000000014" calcext:value-type="float">
            <text:p>0.00045093</text:p>
          </table:table-cell>
          <table:table-cell office:value-type="float" office:value="99" calcext:value-type="float">
            <text:p>99</text:p>
          </table:table-cell>
          <table:table-cell office:value-type="float" office:value="0.00310768000000003" calcext:value-type="float">
            <text:p>0.00310768</text:p>
          </table:table-cell>
          <table:table-cell office:value-type="float" office:value="90" calcext:value-type="float">
            <text:p>90</text:p>
          </table:table-cell>
          <table:table-cell office:value-type="float" office:value="0.000615799999999922" calcext:value-type="float">
            <text:p>0.0006158</text:p>
          </table:table-cell>
          <table:table-cell office:value-type="float" office:value="99" calcext:value-type="float">
            <text:p>99</text:p>
          </table:table-cell>
          <table:table-cell office:value-type="float" office:value="0.000248620000000059" calcext:value-type="float">
            <text:p>0.00024862</text:p>
          </table:table-cell>
          <table:table-cell table:number-columns-repeated="9"/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 office:value-type="float" office:value="0.00119695" calcext:value-type="float">
            <text:p>0.00119695</text:p>
          </table:table-cell>
          <table:table-cell office:value-type="float" office:value="1023" calcext:value-type="float">
            <text:p>1023</text:p>
          </table:table-cell>
          <table:table-cell office:value-type="float" office:value="0.0247400800000001" calcext:value-type="float">
            <text:p>0.02474008</text:p>
          </table:table-cell>
          <table:table-cell office:value-type="float" office:value="990" calcext:value-type="float">
            <text:p>990</text:p>
          </table:table-cell>
          <table:table-cell office:value-type="float" office:value="0.00272753000000002" calcext:value-type="float">
            <text:p>0.00272753</text:p>
          </table:table-cell>
          <table:table-cell office:value-type="float" office:value="1023" calcext:value-type="float">
            <text:p>1023</text:p>
          </table:table-cell>
          <table:table-cell office:value-type="float" office:value="0.000575810000000061" calcext:value-type="float">
            <text:p>0.00057581</text:p>
          </table:table-cell>
          <table:table-cell table:number-columns-repeated="9"/>
        </table:table-row>
        <table:table-row table:style-name="ro1">
          <table:table-cell office:value-type="float" office:value="9064" calcext:value-type="float">
            <text:p>9064</text:p>
          </table:table-cell>
          <table:table-cell office:value-type="float" office:value="10" calcext:value-type="float">
            <text:p>10</text:p>
          </table:table-cell>
          <table:table-cell office:value-type="float" office:value="1389" calcext:value-type="float">
            <text:p>1389</text:p>
          </table:table-cell>
          <table:table-cell office:value-type="float" office:value="0.00106828" calcext:value-type="float">
            <text:p>0.00106828</text:p>
          </table:table-cell>
          <table:table-cell office:value-type="float" office:value="1075" calcext:value-type="float">
            <text:p>1075</text:p>
          </table:table-cell>
          <table:table-cell office:value-type="float" office:value="0.02399634" calcext:value-type="float">
            <text:p>0.02399634</text:p>
          </table:table-cell>
          <table:table-cell office:value-type="float" office:value="710" calcext:value-type="float">
            <text:p>710</text:p>
          </table:table-cell>
          <table:table-cell office:value-type="float" office:value="0.00337846999999996" calcext:value-type="float">
            <text:p>0.00337847</text:p>
          </table:table-cell>
          <table:table-cell office:value-type="float" office:value="1389" calcext:value-type="float">
            <text:p>1389</text:p>
          </table:table-cell>
          <table:table-cell office:value-type="float" office:value="0.000296669999999963" calcext:value-type="float">
            <text:p>0.00029667</text:p>
          </table:table-cell>
          <table:table-cell table:number-columns-repeated="9"/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float" office:value="10" calcext:value-type="float">
            <text:p>10</text:p>
          </table:table-cell>
          <table:table-cell office:value-type="float" office:value="1168" calcext:value-type="float">
            <text:p>1168</text:p>
          </table:table-cell>
          <table:table-cell office:value-type="float" office:value="0.000946070000000034" calcext:value-type="float">
            <text:p>0.00094607</text:p>
          </table:table-cell>
          <table:table-cell office:value-type="float" office:value="1168" calcext:value-type="float">
            <text:p>1168</text:p>
          </table:table-cell>
          <table:table-cell office:value-type="float" office:value="0.0257227900000001" calcext:value-type="float">
            <text:p>0.02572279</text:p>
          </table:table-cell>
          <table:table-cell office:value-type="float" office:value="660" calcext:value-type="float">
            <text:p>660</text:p>
          </table:table-cell>
          <table:table-cell office:value-type="float" office:value="0.00308298999999998" calcext:value-type="float">
            <text:p>0.00308299</text:p>
          </table:table-cell>
          <table:table-cell office:value-type="float" office:value="1168" calcext:value-type="float">
            <text:p>1168</text:p>
          </table:table-cell>
          <table:table-cell office:value-type="float" office:value="0.000425989999999956" calcext:value-type="float">
            <text:p>0.00042599</text:p>
          </table:table-cell>
          <table:table-cell table:number-columns-repeated="9"/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0.00124571999999993" calcext:value-type="float">
            <text:p>0.00124572</text:p>
          </table:table-cell>
          <table:table-cell office:value-type="float" office:value="1024" calcext:value-type="float">
            <text:p>1024</text:p>
          </table:table-cell>
          <table:table-cell office:value-type="float" office:value="0.01860747" calcext:value-type="float">
            <text:p>0.01860747</text:p>
          </table:table-cell>
          <table:table-cell office:value-type="float" office:value="930" calcext:value-type="float">
            <text:p>930</text:p>
          </table:table-cell>
          <table:table-cell office:value-type="float" office:value="0.00250688000000004" calcext:value-type="float">
            <text:p>0.00250688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30459999999988" calcext:value-type="float">
            <text:p>0.00033046</text:p>
          </table:table-cell>
          <table:table-cell table:number-columns-repeated="9"/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float" office:value="10" calcext:value-type="float">
            <text:p>10</text:p>
          </table:table-cell>
          <table:table-cell office:value-type="float" office:value="1195" calcext:value-type="float">
            <text:p>1195</text:p>
          </table:table-cell>
          <table:table-cell office:value-type="float" office:value="0.000958899999999971" calcext:value-type="float">
            <text:p>0.0009589</text:p>
          </table:table-cell>
          <table:table-cell office:value-type="float" office:value="1195" calcext:value-type="float">
            <text:p>1195</text:p>
          </table:table-cell>
          <table:table-cell office:value-type="float" office:value="0.0279957399999999" calcext:value-type="float">
            <text:p>0.02799574</text:p>
          </table:table-cell>
          <table:table-cell office:value-type="float" office:value="1160" calcext:value-type="float">
            <text:p>1160</text:p>
          </table:table-cell>
          <table:table-cell office:value-type="float" office:value="0.00323927999999995" calcext:value-type="float">
            <text:p>0.00323928</text:p>
          </table:table-cell>
          <table:table-cell office:value-type="float" office:value="1195" calcext:value-type="float">
            <text:p>1195</text:p>
          </table:table-cell>
          <table:table-cell office:value-type="float" office:value="0.000361819999999966" calcext:value-type="float">
            <text:p>0.00036182</text:p>
          </table:table-cell>
          <table:table-cell table:number-columns-repeated="9"/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float" office:value="10" calcext:value-type="float">
            <text:p>10</text:p>
          </table:table-cell>
          <table:table-cell office:value-type="float" office:value="872" calcext:value-type="float">
            <text:p>872</text:p>
          </table:table-cell>
          <table:table-cell office:value-type="float" office:value="0.00105081999999996" calcext:value-type="float">
            <text:p>0.00105082</text:p>
          </table:table-cell>
          <table:table-cell office:value-type="float" office:value="872" calcext:value-type="float">
            <text:p>872</text:p>
          </table:table-cell>
          <table:table-cell office:value-type="float" office:value="0.01615499" calcext:value-type="float">
            <text:p>0.01615499</text:p>
          </table:table-cell>
          <table:table-cell office:value-type="float" office:value="780" calcext:value-type="float">
            <text:p>780</text:p>
          </table:table-cell>
          <table:table-cell office:value-type="float" office:value="0.00233716999999999" calcext:value-type="float">
            <text:p>0.00233717</text:p>
          </table:table-cell>
          <table:table-cell office:value-type="float" office:value="872" calcext:value-type="float">
            <text:p>872</text:p>
          </table:table-cell>
          <table:table-cell office:value-type="float" office:value="0.000375379999999978" calcext:value-type="float">
            <text:p>0.00037538</text:p>
          </table:table-cell>
          <table:table-cell table:number-columns-repeated="9"/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float" office:value="10" calcext:value-type="float">
            <text:p>10</text:p>
          </table:table-cell>
          <table:table-cell office:value-type="float" office:value="1099" calcext:value-type="float">
            <text:p>1099</text:p>
          </table:table-cell>
          <table:table-cell office:value-type="float" office:value="0.000956890000000072" calcext:value-type="float">
            <text:p>0.00095689</text:p>
          </table:table-cell>
          <table:table-cell office:value-type="float" office:value="1099" calcext:value-type="float">
            <text:p>1099</text:p>
          </table:table-cell>
          <table:table-cell office:value-type="float" office:value="0.02344047" calcext:value-type="float">
            <text:p>0.02344047</text:p>
          </table:table-cell>
          <table:table-cell office:value-type="float" office:value="920" calcext:value-type="float">
            <text:p>920</text:p>
          </table:table-cell>
          <table:table-cell office:value-type="float" office:value="0.00347910000000013" calcext:value-type="float">
            <text:p>0.0034791</text:p>
          </table:table-cell>
          <table:table-cell office:value-type="float" office:value="1099" calcext:value-type="float">
            <text:p>1099</text:p>
          </table:table-cell>
          <table:table-cell office:value-type="float" office:value="0.000318529999999839" calcext:value-type="float">
            <text:p>0.00031853</text:p>
          </table:table-cell>
          <table:table-cell table:number-columns-repeated="9"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10" calcext:value-type="float">
            <text:p>10</text:p>
          </table:table-cell>
          <table:table-cell office:value-type="float" office:value="1286" calcext:value-type="float">
            <text:p>1286</text:p>
          </table:table-cell>
          <table:table-cell office:value-type="float" office:value="0.00126318999999995" calcext:value-type="float">
            <text:p>0.00126319</text:p>
          </table:table-cell>
          <table:table-cell office:value-type="float" office:value="1286" calcext:value-type="float">
            <text:p>1286</text:p>
          </table:table-cell>
          <table:table-cell office:value-type="float" office:value="0.0251604499999999" calcext:value-type="float">
            <text:p>0.02516045</text:p>
          </table:table-cell>
          <table:table-cell office:value-type="float" office:value="1260" calcext:value-type="float">
            <text:p>1260</text:p>
          </table:table-cell>
          <table:table-cell office:value-type="float" office:value="0.00359876999999983" calcext:value-type="float">
            <text:p>0.00359877</text:p>
          </table:table-cell>
          <table:table-cell office:value-type="float" office:value="1286" calcext:value-type="float">
            <text:p>1286</text:p>
          </table:table-cell>
          <table:table-cell office:value-type="float" office:value="0.000369839999999897" calcext:value-type="float">
            <text:p>0.00036984</text:p>
          </table:table-cell>
          <table:table-cell table:number-columns-repeated="9"/>
        </table:table-row>
        <table:table-row table:style-name="ro1">
          <table:table-cell office:value-type="float" office:value="9071" calcext:value-type="float">
            <text:p>9071</text:p>
          </table:table-cell>
          <table:table-cell office:value-type="float" office:value="10" calcext:value-type="float">
            <text:p>10</text:p>
          </table:table-cell>
          <table:table-cell office:value-type="float" office:value="1178" calcext:value-type="float">
            <text:p>1178</text:p>
          </table:table-cell>
          <table:table-cell office:value-type="float" office:value="0.00110085999999995" calcext:value-type="float">
            <text:p>0.00110086</text:p>
          </table:table-cell>
          <table:table-cell office:value-type="float" office:value="1178" calcext:value-type="float">
            <text:p>1178</text:p>
          </table:table-cell>
          <table:table-cell office:value-type="float" office:value="0.0220494099999999" calcext:value-type="float">
            <text:p>0.02204941</text:p>
          </table:table-cell>
          <table:table-cell office:value-type="float" office:value="1150" calcext:value-type="float">
            <text:p>1150</text:p>
          </table:table-cell>
          <table:table-cell office:value-type="float" office:value="0.00297155000000004" calcext:value-type="float">
            <text:p>0.00297155</text:p>
          </table:table-cell>
          <table:table-cell office:value-type="float" office:value="1178" calcext:value-type="float">
            <text:p>1178</text:p>
          </table:table-cell>
          <table:table-cell office:value-type="float" office:value="0.000372440000000012" calcext:value-type="float">
            <text:p>0.00037244</text:p>
          </table:table-cell>
          <table:table-cell table:number-columns-repeated="9"/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float" office:value="10" calcext:value-type="float">
            <text:p>10</text:p>
          </table:table-cell>
          <table:table-cell office:value-type="float" office:value="1217" calcext:value-type="float">
            <text:p>1217</text:p>
          </table:table-cell>
          <table:table-cell office:value-type="float" office:value="0.00109567999999996" calcext:value-type="float">
            <text:p>0.00109568</text:p>
          </table:table-cell>
          <table:table-cell office:value-type="float" office:value="1217" calcext:value-type="float">
            <text:p>1217</text:p>
          </table:table-cell>
          <table:table-cell office:value-type="float" office:value="0.02315078" calcext:value-type="float">
            <text:p>0.02315078</text:p>
          </table:table-cell>
          <table:table-cell office:value-type="float" office:value="1150" calcext:value-type="float">
            <text:p>1150</text:p>
          </table:table-cell>
          <table:table-cell office:value-type="float" office:value="0.00287921999999995" calcext:value-type="float">
            <text:p>0.00287922</text:p>
          </table:table-cell>
          <table:table-cell office:value-type="float" office:value="1217" calcext:value-type="float">
            <text:p>1217</text:p>
          </table:table-cell>
          <table:table-cell office:value-type="float" office:value="0.000377599999999916" calcext:value-type="float">
            <text:p>0.0003776</text:p>
          </table:table-cell>
          <table:table-cell table:number-columns-repeated="9"/>
        </table:table-row>
        <table:table-row table:style-name="ro1">
          <table:table-cell office:value-type="float" office:value="9073" calcext:value-type="float">
            <text:p>9073</text:p>
          </table:table-cell>
          <table:table-cell office:value-type="float" office:value="10" calcext:value-type="float">
            <text:p>10</text:p>
          </table:table-cell>
          <table:table-cell office:value-type="float" office:value="939" calcext:value-type="float">
            <text:p>939</text:p>
          </table:table-cell>
          <table:table-cell office:value-type="float" office:value="0.00115901000000008" calcext:value-type="float">
            <text:p>0.00115901</text:p>
          </table:table-cell>
          <table:table-cell office:value-type="float" office:value="911" calcext:value-type="float">
            <text:p>911</text:p>
          </table:table-cell>
          <table:table-cell office:value-type="float" office:value="0.02022032" calcext:value-type="float">
            <text:p>0.02022032</text:p>
          </table:table-cell>
          <table:table-cell office:value-type="float" office:value="660" calcext:value-type="float">
            <text:p>660</text:p>
          </table:table-cell>
          <table:table-cell office:value-type="float" office:value="0.00252910999999997" calcext:value-type="float">
            <text:p>0.00252911</text:p>
          </table:table-cell>
          <table:table-cell office:value-type="float" office:value="939" calcext:value-type="float">
            <text:p>939</text:p>
          </table:table-cell>
          <table:table-cell office:value-type="float" office:value="0.000460880000000117" calcext:value-type="float">
            <text:p>0.00046088</text:p>
          </table:table-cell>
          <table:table-cell table:number-columns-repeated="9"/>
        </table:table-row>
        <table:table-row table:style-name="ro1">
          <table:table-cell office:value-type="float" office:value="9074" calcext:value-type="float">
            <text:p>9074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float" office:value="0.00103011999999993" calcext:value-type="float">
            <text:p>0.00103012</text:p>
          </table:table-cell>
          <table:table-cell office:value-type="float" office:value="784" calcext:value-type="float">
            <text:p>784</text:p>
          </table:table-cell>
          <table:table-cell office:value-type="float" office:value="0.0170009699999999" calcext:value-type="float">
            <text:p>0.01700097</text:p>
          </table:table-cell>
          <table:table-cell office:value-type="float" office:value="600" calcext:value-type="float">
            <text:p>600</text:p>
          </table:table-cell>
          <table:table-cell office:value-type="float" office:value="0.00233766999999986" calcext:value-type="float">
            <text:p>0.00233767</text:p>
          </table:table-cell>
          <table:table-cell office:value-type="float" office:value="784" calcext:value-type="float">
            <text:p>784</text:p>
          </table:table-cell>
          <table:table-cell office:value-type="float" office:value="0.000522960000000126" calcext:value-type="float">
            <text:p>0.00052296</text:p>
          </table:table-cell>
          <table:table-cell table:number-columns-repeated="9"/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float" office:value="10" calcext:value-type="float">
            <text:p>10</text:p>
          </table:table-cell>
          <table:table-cell office:value-type="float" office:value="1240" calcext:value-type="float">
            <text:p>1240</text:p>
          </table:table-cell>
          <table:table-cell office:value-type="float" office:value="0.00107759999999985" calcext:value-type="float">
            <text:p>0.0010776</text:p>
          </table:table-cell>
          <table:table-cell office:value-type="float" office:value="1240" calcext:value-type="float">
            <text:p>1240</text:p>
          </table:table-cell>
          <table:table-cell office:value-type="float" office:value="0.0218739900000001" calcext:value-type="float">
            <text:p>0.02187399</text:p>
          </table:table-cell>
          <table:table-cell office:value-type="float" office:value="1190" calcext:value-type="float">
            <text:p>1190</text:p>
          </table:table-cell>
          <table:table-cell office:value-type="float" office:value="0.00285443999999998" calcext:value-type="float">
            <text:p>0.00285444</text:p>
          </table:table-cell>
          <table:table-cell office:value-type="float" office:value="1240" calcext:value-type="float">
            <text:p>1240</text:p>
          </table:table-cell>
          <table:table-cell office:value-type="float" office:value="0.000263239999999882" calcext:value-type="float">
            <text:p>0.00026324</text:p>
          </table:table-cell>
          <table:table-cell table:number-columns-repeated="9"/>
        </table:table-row>
        <table:table-row table:style-name="ro1">
          <table:table-cell office:value-type="float" office:value="9076" calcext:value-type="float">
            <text:p>9076</text:p>
          </table:table-cell>
          <table:table-cell office:value-type="float" office:value="10" calcext:value-type="float">
            <text:p>10</text:p>
          </table:table-cell>
          <table:table-cell office:value-type="float" office:value="917" calcext:value-type="float">
            <text:p>917</text:p>
          </table:table-cell>
          <table:table-cell office:value-type="float" office:value="0.00094656999999998" calcext:value-type="float">
            <text:p>0.00094657</text:p>
          </table:table-cell>
          <table:table-cell office:value-type="float" office:value="917" calcext:value-type="float">
            <text:p>917</text:p>
          </table:table-cell>
          <table:table-cell office:value-type="float" office:value="0.02161917" calcext:value-type="float">
            <text:p>0.02161917</text:p>
          </table:table-cell>
          <table:table-cell office:value-type="float" office:value="880" calcext:value-type="float">
            <text:p>880</text:p>
          </table:table-cell>
          <table:table-cell office:value-type="float" office:value="0.00309742999999983" calcext:value-type="float">
            <text:p>0.00309743</text:p>
          </table:table-cell>
          <table:table-cell office:value-type="float" office:value="917" calcext:value-type="float">
            <text:p>917</text:p>
          </table:table-cell>
          <table:table-cell office:value-type="float" office:value="0.000517880000000019" calcext:value-type="float">
            <text:p>0.00051788</text:p>
          </table:table-cell>
          <table:table-cell table:number-columns-repeated="9"/>
        </table:table-row>
        <table:table-row table:style-name="ro1">
          <table:table-cell office:value-type="float" office:value="9077" calcext:value-type="float">
            <text:p>9077</text:p>
          </table:table-cell>
          <table:table-cell office:value-type="float" office:value="10" calcext:value-type="float">
            <text:p>10</text:p>
          </table:table-cell>
          <table:table-cell office:value-type="float" office:value="1033" calcext:value-type="float">
            <text:p>1033</text:p>
          </table:table-cell>
          <table:table-cell office:value-type="float" office:value="0.00107369999999989" calcext:value-type="float">
            <text:p>0.0010737</text:p>
          </table:table-cell>
          <table:table-cell office:value-type="float" office:value="1033" calcext:value-type="float">
            <text:p>1033</text:p>
          </table:table-cell>
          <table:table-cell office:value-type="float" office:value="0.0211505" calcext:value-type="float">
            <text:p>0.0211505</text:p>
          </table:table-cell>
          <table:table-cell office:value-type="float" office:value="1010" calcext:value-type="float">
            <text:p>1010</text:p>
          </table:table-cell>
          <table:table-cell office:value-type="float" office:value="0.00262625" calcext:value-type="float">
            <text:p>0.00262625</text:p>
          </table:table-cell>
          <table:table-cell office:value-type="float" office:value="1033" calcext:value-type="float">
            <text:p>1033</text:p>
          </table:table-cell>
          <table:table-cell office:value-type="float" office:value="0.000496379999999874" calcext:value-type="float">
            <text:p>0.00049638</text:p>
          </table:table-cell>
          <table:table-cell table:number-columns-repeated="9"/>
        </table:table-row>
        <table:table-row table:style-name="ro1">
          <table:table-cell office:value-type="float" office:value="9078" calcext:value-type="float">
            <text:p>9078</text:p>
          </table:table-cell>
          <table:table-cell office:value-type="float" office:value="10" calcext:value-type="float">
            <text:p>10</text:p>
          </table:table-cell>
          <table:table-cell office:value-type="float" office:value="1386" calcext:value-type="float">
            <text:p>1386</text:p>
          </table:table-cell>
          <table:table-cell office:value-type="float" office:value="0.00125529999999998" calcext:value-type="float">
            <text:p>0.0012553</text:p>
          </table:table-cell>
          <table:table-cell office:value-type="float" office:value="1386" calcext:value-type="float">
            <text:p>1386</text:p>
          </table:table-cell>
          <table:table-cell office:value-type="float" office:value="0.0231809600000001" calcext:value-type="float">
            <text:p>0.02318096</text:p>
          </table:table-cell>
          <table:table-cell office:value-type="float" office:value="1330" calcext:value-type="float">
            <text:p>1330</text:p>
          </table:table-cell>
          <table:table-cell office:value-type="float" office:value="0.00315038999999999" calcext:value-type="float">
            <text:p>0.00315039</text:p>
          </table:table-cell>
          <table:table-cell office:value-type="float" office:value="1386" calcext:value-type="float">
            <text:p>1386</text:p>
          </table:table-cell>
          <table:table-cell office:value-type="float" office:value="0.000322620000000029" calcext:value-type="float">
            <text:p>0.00032262</text:p>
          </table:table-cell>
          <table:table-cell table:number-columns-repeated="9"/>
        </table:table-row>
        <table:table-row table:style-name="ro1">
          <table:table-cell office:value-type="float" office:value="9079" calcext:value-type="float">
            <text:p>90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office:value-type="float" office:value="0.00106553000000005" calcext:value-type="float">
            <text:p>0.00106553</text:p>
          </table:table-cell>
          <table:table-cell office:value-type="float" office:value="1103" calcext:value-type="float">
            <text:p>1103</text:p>
          </table:table-cell>
          <table:table-cell office:value-type="float" office:value="0.02345406" calcext:value-type="float">
            <text:p>0.02345406</text:p>
          </table:table-cell>
          <table:table-cell office:value-type="float" office:value="1020" calcext:value-type="float">
            <text:p>1020</text:p>
          </table:table-cell>
          <table:table-cell office:value-type="float" office:value="0.00323231000000007" calcext:value-type="float">
            <text:p>0.00323231</text:p>
          </table:table-cell>
          <table:table-cell office:value-type="float" office:value="1266" calcext:value-type="float">
            <text:p>1266</text:p>
          </table:table-cell>
          <table:table-cell office:value-type="float" office:value="0.000537200000000126" calcext:value-type="float">
            <text:p>0.0005372</text:p>
          </table:table-cell>
          <table:table-cell table:number-columns-repeated="9"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10" calcext:value-type="float">
            <text:p>10</text:p>
          </table:table-cell>
          <table:table-cell office:value-type="float" office:value="1054" calcext:value-type="float">
            <text:p>1054</text:p>
          </table:table-cell>
          <table:table-cell office:value-type="float" office:value="0.00091425000000001" calcext:value-type="float">
            <text:p>0.00091425</text:p>
          </table:table-cell>
          <table:table-cell office:value-type="float" office:value="1054" calcext:value-type="float">
            <text:p>1054</text:p>
          </table:table-cell>
          <table:table-cell office:value-type="float" office:value="0.0264324199999999" calcext:value-type="float">
            <text:p>0.02643242</text:p>
          </table:table-cell>
          <table:table-cell office:value-type="float" office:value="960" calcext:value-type="float">
            <text:p>960</text:p>
          </table:table-cell>
          <table:table-cell office:value-type="float" office:value="0.00319502999999997" calcext:value-type="float">
            <text:p>0.00319503</text:p>
          </table:table-cell>
          <table:table-cell office:value-type="float" office:value="1054" calcext:value-type="float">
            <text:p>1054</text:p>
          </table:table-cell>
          <table:table-cell office:value-type="float" office:value="0.000440079999999909" calcext:value-type="float">
            <text:p>0.00044008</text:p>
          </table:table-cell>
          <table:table-cell table:number-columns-repeated="9"/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0.000941279999999978" calcext:value-type="float">
            <text:p>0.00094128</text:p>
          </table:table-cell>
          <table:table-cell office:value-type="float" office:value="919" calcext:value-type="float">
            <text:p>919</text:p>
          </table:table-cell>
          <table:table-cell office:value-type="float" office:value="0.0221167100000001" calcext:value-type="float">
            <text:p>0.02211671</text:p>
          </table:table-cell>
          <table:table-cell office:value-type="float" office:value="900" calcext:value-type="float">
            <text:p>900</text:p>
          </table:table-cell>
          <table:table-cell office:value-type="float" office:value="0.00296541000000005" calcext:value-type="float">
            <text:p>0.00296541</text:p>
          </table:table-cell>
          <table:table-cell office:value-type="float" office:value="980" calcext:value-type="float">
            <text:p>980</text:p>
          </table:table-cell>
          <table:table-cell office:value-type="float" office:value="0.000472860000000139" calcext:value-type="float">
            <text:p>0.00047286</text:p>
          </table:table-cell>
          <table:table-cell table:number-columns-repeated="9"/>
        </table:table-row>
        <table:table-row table:style-name="ro1">
          <table:table-cell office:value-type="float" office:value="9082" calcext:value-type="float">
            <text:p>9082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float" office:value="0.000954170000000119" calcext:value-type="float">
            <text:p>0.00095417</text:p>
          </table:table-cell>
          <table:table-cell office:value-type="float" office:value="952" calcext:value-type="float">
            <text:p>952</text:p>
          </table:table-cell>
          <table:table-cell office:value-type="float" office:value="0.0209687200000001" calcext:value-type="float">
            <text:p>0.02096872</text:p>
          </table:table-cell>
          <table:table-cell office:value-type="float" office:value="750" calcext:value-type="float">
            <text:p>750</text:p>
          </table:table-cell>
          <table:table-cell office:value-type="float" office:value="0.00291178000000002" calcext:value-type="float">
            <text:p>0.00291178</text:p>
          </table:table-cell>
          <table:table-cell office:value-type="float" office:value="952" calcext:value-type="float">
            <text:p>952</text:p>
          </table:table-cell>
          <table:table-cell office:value-type="float" office:value="0.000284479999999974" calcext:value-type="float">
            <text:p>0.00028448</text:p>
          </table:table-cell>
          <table:table-cell table:number-columns-repeated="9"/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float" office:value="10" calcext:value-type="float">
            <text:p>10</text:p>
          </table:table-cell>
          <table:table-cell office:value-type="float" office:value="1446" calcext:value-type="float">
            <text:p>1446</text:p>
          </table:table-cell>
          <table:table-cell office:value-type="float" office:value="0.00102389000000017" calcext:value-type="float">
            <text:p>0.00102389</text:p>
          </table:table-cell>
          <table:table-cell office:value-type="float" office:value="1406" calcext:value-type="float">
            <text:p>1406</text:p>
          </table:table-cell>
          <table:table-cell office:value-type="float" office:value="0.0255487900000001" calcext:value-type="float">
            <text:p>0.02554879</text:p>
          </table:table-cell>
          <table:table-cell office:value-type="float" office:value="1210" calcext:value-type="float">
            <text:p>1210</text:p>
          </table:table-cell>
          <table:table-cell office:value-type="float" office:value="0.00318891000000008" calcext:value-type="float">
            <text:p>0.00318891</text:p>
          </table:table-cell>
          <table:table-cell office:value-type="float" office:value="1446" calcext:value-type="float">
            <text:p>1446</text:p>
          </table:table-cell>
          <table:table-cell office:value-type="float" office:value="0.000459329999999909" calcext:value-type="float">
            <text:p>0.00045933</text:p>
          </table:table-cell>
          <table:table-cell table:number-columns-repeated="9"/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float" office:value="10" calcext:value-type="float">
            <text:p>10</text:p>
          </table:table-cell>
          <table:table-cell office:value-type="float" office:value="1196" calcext:value-type="float">
            <text:p>1196</text:p>
          </table:table-cell>
          <table:table-cell office:value-type="float" office:value="0.00133612999999997" calcext:value-type="float">
            <text:p>0.00133613</text:p>
          </table:table-cell>
          <table:table-cell office:value-type="float" office:value="1196" calcext:value-type="float">
            <text:p>1196</text:p>
          </table:table-cell>
          <table:table-cell office:value-type="float" office:value="0.0212499700000001" calcext:value-type="float">
            <text:p>0.02124997</text:p>
          </table:table-cell>
          <table:table-cell office:value-type="float" office:value="1030" calcext:value-type="float">
            <text:p>1030</text:p>
          </table:table-cell>
          <table:table-cell office:value-type="float" office:value="0.00301456000000002" calcext:value-type="float">
            <text:p>0.00301456</text:p>
          </table:table-cell>
          <table:table-cell office:value-type="float" office:value="1196" calcext:value-type="float">
            <text:p>1196</text:p>
          </table:table-cell>
          <table:table-cell office:value-type="float" office:value="0.000288949999999915" calcext:value-type="float">
            <text:p>0.00028895</text:p>
          </table:table-cell>
          <table:table-cell table:number-columns-repeated="9"/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float" office:value="10" calcext:value-type="float">
            <text:p>10</text:p>
          </table:table-cell>
          <table:table-cell office:value-type="float" office:value="1062" calcext:value-type="float">
            <text:p>1062</text:p>
          </table:table-cell>
          <table:table-cell office:value-type="float" office:value="0.00114463999999998" calcext:value-type="float">
            <text:p>0.00114464</text:p>
          </table:table-cell>
          <table:table-cell office:value-type="float" office:value="1022" calcext:value-type="float">
            <text:p>1022</text:p>
          </table:table-cell>
          <table:table-cell office:value-type="float" office:value="0.0189115700000001" calcext:value-type="float">
            <text:p>0.01891157</text:p>
          </table:table-cell>
          <table:table-cell office:value-type="float" office:value="720" calcext:value-type="float">
            <text:p>720</text:p>
          </table:table-cell>
          <table:table-cell office:value-type="float" office:value="0.00255473000000009" calcext:value-type="float">
            <text:p>0.00255473</text:p>
          </table:table-cell>
          <table:table-cell office:value-type="float" office:value="1062" calcext:value-type="float">
            <text:p>1062</text:p>
          </table:table-cell>
          <table:table-cell office:value-type="float" office:value="0.000482099999999974" calcext:value-type="float">
            <text:p>0.0004821</text:p>
          </table:table-cell>
          <table:table-cell table:number-columns-repeated="9"/>
        </table:table-row>
        <table:table-row table:style-name="ro1">
          <table:table-cell office:value-type="float" office:value="9086" calcext:value-type="float">
            <text:p>9086</text:p>
          </table:table-cell>
          <table:table-cell office:value-type="float" office:value="10" calcext:value-type="float">
            <text:p>10</text:p>
          </table:table-cell>
          <table:table-cell office:value-type="float" office:value="748" calcext:value-type="float">
            <text:p>748</text:p>
          </table:table-cell>
          <table:table-cell office:value-type="float" office:value="0.00110343999999998" calcext:value-type="float">
            <text:p>0.00110344</text:p>
          </table:table-cell>
          <table:table-cell office:value-type="float" office:value="748" calcext:value-type="float">
            <text:p>748</text:p>
          </table:table-cell>
          <table:table-cell office:value-type="float" office:value="0.0181254700000001" calcext:value-type="float">
            <text:p>0.01812547</text:p>
          </table:table-cell>
          <table:table-cell office:value-type="float" office:value="520" calcext:value-type="float">
            <text:p>520</text:p>
          </table:table-cell>
          <table:table-cell office:value-type="float" office:value="0.0023970700000001" calcext:value-type="float">
            <text:p>0.00239707</text:p>
          </table:table-cell>
          <table:table-cell office:value-type="float" office:value="748" calcext:value-type="float">
            <text:p>748</text:p>
          </table:table-cell>
          <table:table-cell office:value-type="float" office:value="0.000306219999999939" calcext:value-type="float">
            <text:p>0.00030622</text:p>
          </table:table-cell>
          <table:table-cell table:number-columns-repeated="9"/>
        </table:table-row>
        <table:table-row table:style-name="ro1">
          <table:table-cell office:value-type="float" office:value="9087" calcext:value-type="float">
            <text:p>9087</text:p>
          </table:table-cell>
          <table:table-cell office:value-type="float" office:value="10" calcext:value-type="float">
            <text:p>10</text:p>
          </table:table-cell>
          <table:table-cell office:value-type="float" office:value="1059" calcext:value-type="float">
            <text:p>1059</text:p>
          </table:table-cell>
          <table:table-cell office:value-type="float" office:value="0.00116872999999998" calcext:value-type="float">
            <text:p>0.00116873</text:p>
          </table:table-cell>
          <table:table-cell office:value-type="float" office:value="1059" calcext:value-type="float">
            <text:p>1059</text:p>
          </table:table-cell>
          <table:table-cell office:value-type="float" office:value="0.02506263" calcext:value-type="float">
            <text:p>0.02506263</text:p>
          </table:table-cell>
          <table:table-cell office:value-type="float" office:value="910" calcext:value-type="float">
            <text:p>910</text:p>
          </table:table-cell>
          <table:table-cell office:value-type="float" office:value="0.00321359000000015" calcext:value-type="float">
            <text:p>0.00321359</text:p>
          </table:table-cell>
          <table:table-cell office:value-type="float" office:value="1059" calcext:value-type="float">
            <text:p>1059</text:p>
          </table:table-cell>
          <table:table-cell office:value-type="float" office:value="0.000466179999999952" calcext:value-type="float">
            <text:p>0.00046618</text:p>
          </table:table-cell>
          <table:table-cell table:number-columns-repeated="9"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10" calcext:value-type="float">
            <text:p>10</text:p>
          </table:table-cell>
          <table:table-cell office:value-type="float" office:value="1578" calcext:value-type="float">
            <text:p>1578</text:p>
          </table:table-cell>
          <table:table-cell office:value-type="float" office:value="0.00120170000000016" calcext:value-type="float">
            <text:p>0.0012017</text:p>
          </table:table-cell>
          <table:table-cell office:value-type="float" office:value="1578" calcext:value-type="float">
            <text:p>1578</text:p>
          </table:table-cell>
          <table:table-cell office:value-type="float" office:value="0.0266722700000001" calcext:value-type="float">
            <text:p>0.02667227</text:p>
          </table:table-cell>
          <table:table-cell office:value-type="float" office:value="1370" calcext:value-type="float">
            <text:p>1370</text:p>
          </table:table-cell>
          <table:table-cell office:value-type="float" office:value="0.00405148999999994" calcext:value-type="float">
            <text:p>0.00405149</text:p>
          </table:table-cell>
          <table:table-cell office:value-type="float" office:value="1578" calcext:value-type="float">
            <text:p>1578</text:p>
          </table:table-cell>
          <table:table-cell office:value-type="float" office:value="0.000319310000000144" calcext:value-type="float">
            <text:p>0.00031931</text:p>
          </table:table-cell>
          <table:table-cell table:number-columns-repeated="9"/>
        </table:table-row>
        <table:table-row table:style-name="ro1">
          <table:table-cell office:value-type="float" office:value="9089" calcext:value-type="float">
            <text:p>9089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float" office:value="0.00125999999999991" calcext:value-type="float">
            <text:p>0.00126</text:p>
          </table:table-cell>
          <table:table-cell office:value-type="float" office:value="694" calcext:value-type="float">
            <text:p>694</text:p>
          </table:table-cell>
          <table:table-cell office:value-type="float" office:value="0.01941253" calcext:value-type="float">
            <text:p>0.01941253</text:p>
          </table:table-cell>
          <table:table-cell office:value-type="float" office:value="610" calcext:value-type="float">
            <text:p>610</text:p>
          </table:table-cell>
          <table:table-cell office:value-type="float" office:value="0.00268143999999978" calcext:value-type="float">
            <text:p>0.00268144</text:p>
          </table:table-cell>
          <table:table-cell office:value-type="float" office:value="694" calcext:value-type="float">
            <text:p>694</text:p>
          </table:table-cell>
          <table:table-cell office:value-type="float" office:value="0.000570009999999996" calcext:value-type="float">
            <text:p>0.00057001</text:p>
          </table:table-cell>
          <table:table-cell table:number-columns-repeated="9"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10" calcext:value-type="float">
            <text:p>10</text:p>
          </table:table-cell>
          <table:table-cell office:value-type="float" office:value="1143" calcext:value-type="float">
            <text:p>1143</text:p>
          </table:table-cell>
          <table:table-cell office:value-type="float" office:value="0.00117605000000012" calcext:value-type="float">
            <text:p>0.00117605</text:p>
          </table:table-cell>
          <table:table-cell office:value-type="float" office:value="1143" calcext:value-type="float">
            <text:p>1143</text:p>
          </table:table-cell>
          <table:table-cell office:value-type="float" office:value="0.02221048" calcext:value-type="float">
            <text:p>0.02221048</text:p>
          </table:table-cell>
          <table:table-cell office:value-type="float" office:value="1090" calcext:value-type="float">
            <text:p>1090</text:p>
          </table:table-cell>
          <table:table-cell office:value-type="float" office:value="0.00291018999999991" calcext:value-type="float">
            <text:p>0.00291019</text:p>
          </table:table-cell>
          <table:table-cell office:value-type="float" office:value="1143" calcext:value-type="float">
            <text:p>1143</text:p>
          </table:table-cell>
          <table:table-cell office:value-type="float" office:value="0.000435170000000085" calcext:value-type="float">
            <text:p>0.00043517</text:p>
          </table:table-cell>
          <table:table-cell table:number-columns-repeated="9"/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float" office:value="10" calcext:value-type="float">
            <text:p>10</text:p>
          </table:table-cell>
          <table:table-cell office:value-type="float" office:value="1043" calcext:value-type="float">
            <text:p>1043</text:p>
          </table:table-cell>
          <table:table-cell office:value-type="float" office:value="0.0011876700000002" calcext:value-type="float">
            <text:p>0.00118767</text:p>
          </table:table-cell>
          <table:table-cell office:value-type="float" office:value="1043" calcext:value-type="float">
            <text:p>1043</text:p>
          </table:table-cell>
          <table:table-cell office:value-type="float" office:value="0.0186979600000001" calcext:value-type="float">
            <text:p>0.018697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4789999999967" calcext:value-type="float">
            <text:p>0.0027479</text:p>
          </table:table-cell>
          <table:table-cell office:value-type="float" office:value="1043" calcext:value-type="float">
            <text:p>1043</text:p>
          </table:table-cell>
          <table:table-cell office:value-type="float" office:value="0.000327410000000157" calcext:value-type="float">
            <text:p>0.00032741</text:p>
          </table:table-cell>
          <table:table-cell table:number-columns-repeated="9"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00118437999999998" calcext:value-type="float">
            <text:p>0.00118438</text:p>
          </table:table-cell>
          <table:table-cell office:value-type="float" office:value="1436" calcext:value-type="float">
            <text:p>1436</text:p>
          </table:table-cell>
          <table:table-cell office:value-type="float" office:value="0.02576469" calcext:value-type="float">
            <text:p>0.02576469</text:p>
          </table:table-cell>
          <table:table-cell office:value-type="float" office:value="1410" calcext:value-type="float">
            <text:p>1410</text:p>
          </table:table-cell>
          <table:table-cell office:value-type="float" office:value="0.00355697000000021" calcext:value-type="float">
            <text:p>0.00355697</text:p>
          </table:table-cell>
          <table:table-cell office:value-type="float" office:value="1436" calcext:value-type="float">
            <text:p>1436</text:p>
          </table:table-cell>
          <table:table-cell office:value-type="float" office:value="0.000266279999999881" calcext:value-type="float">
            <text:p>0.00026628</text:p>
          </table:table-cell>
          <table:table-cell table:number-columns-repeated="9"/>
        </table:table-row>
        <table:table-row table:style-name="ro1">
          <table:table-cell office:value-type="float" office:value="9093" calcext:value-type="float">
            <text:p>9093</text:p>
          </table:table-cell>
          <table:table-cell office:value-type="float" office:value="10" calcext:value-type="float">
            <text:p>10</text:p>
          </table:table-cell>
          <table:table-cell office:value-type="float" office:value="1368" calcext:value-type="float">
            <text:p>1368</text:p>
          </table:table-cell>
          <table:table-cell office:value-type="float" office:value="0.00125112000000001" calcext:value-type="float">
            <text:p>0.00125112</text:p>
          </table:table-cell>
          <table:table-cell office:value-type="float" office:value="1252" calcext:value-type="float">
            <text:p>1252</text:p>
          </table:table-cell>
          <table:table-cell office:value-type="float" office:value="0.0255025400000002" calcext:value-type="float">
            <text:p>0.02550254</text:p>
          </table:table-cell>
          <table:table-cell office:value-type="float" office:value="1210" calcext:value-type="float">
            <text:p>1210</text:p>
          </table:table-cell>
          <table:table-cell office:value-type="float" office:value="0.00347531000000032" calcext:value-type="float">
            <text:p>0.00347531</text:p>
          </table:table-cell>
          <table:table-cell office:value-type="float" office:value="1368" calcext:value-type="float">
            <text:p>1368</text:p>
          </table:table-cell>
          <table:table-cell office:value-type="float" office:value="0.000319709999999986" calcext:value-type="float">
            <text:p>0.00031971</text:p>
          </table:table-cell>
          <table:table-cell table:number-columns-repeated="9"/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float" office:value="10" calcext:value-type="float">
            <text:p>10</text:p>
          </table:table-cell>
          <table:table-cell office:value-type="float" office:value="1315" calcext:value-type="float">
            <text:p>1315</text:p>
          </table:table-cell>
          <table:table-cell office:value-type="float" office:value="0.00123368999999997" calcext:value-type="float">
            <text:p>0.00123369</text:p>
          </table:table-cell>
          <table:table-cell office:value-type="float" office:value="1315" calcext:value-type="float">
            <text:p>1315</text:p>
          </table:table-cell>
          <table:table-cell office:value-type="float" office:value="0.0313217" calcext:value-type="float">
            <text:p>0.0313217</text:p>
          </table:table-cell>
          <table:table-cell office:value-type="float" office:value="1230" calcext:value-type="float">
            <text:p>1230</text:p>
          </table:table-cell>
          <table:table-cell office:value-type="float" office:value="0.0037556600000002" calcext:value-type="float">
            <text:p>0.00375566</text:p>
          </table:table-cell>
          <table:table-cell office:value-type="float" office:value="1315" calcext:value-type="float">
            <text:p>1315</text:p>
          </table:table-cell>
          <table:table-cell office:value-type="float" office:value="0.000393139999999903" calcext:value-type="float">
            <text:p>0.00039314</text:p>
          </table:table-cell>
          <table:table-cell table:number-columns-repeated="9"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10" calcext:value-type="float">
            <text:p>10</text:p>
          </table:table-cell>
          <table:table-cell office:value-type="float" office:value="1005" calcext:value-type="float">
            <text:p>1005</text:p>
          </table:table-cell>
          <table:table-cell office:value-type="float" office:value="0.00131675000000001" calcext:value-type="float">
            <text:p>0.00131675</text:p>
          </table:table-cell>
          <table:table-cell office:value-type="float" office:value="1005" calcext:value-type="float">
            <text:p>1005</text:p>
          </table:table-cell>
          <table:table-cell office:value-type="float" office:value="0.0189906199999999" calcext:value-type="float">
            <text:p>0.01899062</text:p>
          </table:table-cell>
          <table:table-cell office:value-type="float" office:value="860" calcext:value-type="float">
            <text:p>860</text:p>
          </table:table-cell>
          <table:table-cell office:value-type="float" office:value="0.0025151900000003" calcext:value-type="float">
            <text:p>0.00251519</text:p>
          </table:table-cell>
          <table:table-cell office:value-type="float" office:value="1005" calcext:value-type="float">
            <text:p>1005</text:p>
          </table:table-cell>
          <table:table-cell office:value-type="float" office:value="0.000525069999999914" calcext:value-type="float">
            <text:p>0.00052507</text:p>
          </table:table-cell>
          <table:table-cell table:number-columns-repeated="9"/>
        </table:table-row>
        <table:table-row table:style-name="ro1">
          <table:table-cell office:value-type="float" office:value="9096" calcext:value-type="float">
            <text:p>9096</text:p>
          </table:table-cell>
          <table:table-cell office:value-type="float" office:value="10" calcext:value-type="float">
            <text:p>10</text:p>
          </table:table-cell>
          <table:table-cell office:value-type="float" office:value="1187" calcext:value-type="float">
            <text:p>1187</text:p>
          </table:table-cell>
          <table:table-cell office:value-type="float" office:value="0.00116453000000007" calcext:value-type="float">
            <text:p>0.00116453</text:p>
          </table:table-cell>
          <table:table-cell office:value-type="float" office:value="1187" calcext:value-type="float">
            <text:p>1187</text:p>
          </table:table-cell>
          <table:table-cell office:value-type="float" office:value="0.0232519900000003" calcext:value-type="float">
            <text:p>0.02325199</text:p>
          </table:table-cell>
          <table:table-cell office:value-type="float" office:value="1100" calcext:value-type="float">
            <text:p>1100</text:p>
          </table:table-cell>
          <table:table-cell office:value-type="float" office:value="0.00312539999999984" calcext:value-type="float">
            <text:p>0.0031254</text:p>
          </table:table-cell>
          <table:table-cell office:value-type="float" office:value="1187" calcext:value-type="float">
            <text:p>1187</text:p>
          </table:table-cell>
          <table:table-cell office:value-type="float" office:value="0.000432079999999928" calcext:value-type="float">
            <text:p>0.00043208</text:p>
          </table:table-cell>
          <table:table-cell table:number-columns-repeated="9"/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float" office:value="10" calcext:value-type="float">
            <text:p>10</text:p>
          </table:table-cell>
          <table:table-cell office:value-type="float" office:value="959" calcext:value-type="float">
            <text:p>959</text:p>
          </table:table-cell>
          <table:table-cell office:value-type="float" office:value="0.00109361000000007" calcext:value-type="float">
            <text:p>0.00109361</text:p>
          </table:table-cell>
          <table:table-cell office:value-type="float" office:value="959" calcext:value-type="float">
            <text:p>959</text:p>
          </table:table-cell>
          <table:table-cell office:value-type="float" office:value="0.01852822" calcext:value-type="float">
            <text:p>0.01852822</text:p>
          </table:table-cell>
          <table:table-cell office:value-type="float" office:value="930" calcext:value-type="float">
            <text:p>930</text:p>
          </table:table-cell>
          <table:table-cell office:value-type="float" office:value="0.00259615999999994" calcext:value-type="float">
            <text:p>0.00259616</text:p>
          </table:table-cell>
          <table:table-cell office:value-type="float" office:value="959" calcext:value-type="float">
            <text:p>959</text:p>
          </table:table-cell>
          <table:table-cell office:value-type="float" office:value="0.000583210000000065" calcext:value-type="float">
            <text:p>0.00058321</text:p>
          </table:table-cell>
          <table:table-cell table:number-columns-repeated="9"/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float" office:value="0.000969260000000247" calcext:value-type="float">
            <text:p>0.00096926</text:p>
          </table:table-cell>
          <table:table-cell office:value-type="float" office:value="925" calcext:value-type="float">
            <text:p>925</text:p>
          </table:table-cell>
          <table:table-cell office:value-type="float" office:value="0.02225212" calcext:value-type="float">
            <text:p>0.02225212</text:p>
          </table:table-cell>
          <table:table-cell office:value-type="float" office:value="780" calcext:value-type="float">
            <text:p>780</text:p>
          </table:table-cell>
          <table:table-cell office:value-type="float" office:value="0.00279948999999988" calcext:value-type="float">
            <text:p>0.00279949</text:p>
          </table:table-cell>
          <table:table-cell office:value-type="float" office:value="925" calcext:value-type="float">
            <text:p>925</text:p>
          </table:table-cell>
          <table:table-cell office:value-type="float" office:value="0.000375079999999741" calcext:value-type="float">
            <text:p>0.00037508</text:p>
          </table:table-cell>
          <table:table-cell table:number-columns-repeated="9"/>
        </table:table-row>
        <table:table-row table:style-name="ro1">
          <table:table-cell office:value-type="float" office:value="9099" calcext:value-type="float">
            <text:p>9099</text:p>
          </table:table-cell>
          <table:table-cell office:value-type="float" office:value="10" calcext:value-type="float">
            <text:p>10</text:p>
          </table:table-cell>
          <table:table-cell office:value-type="float" office:value="1243" calcext:value-type="float">
            <text:p>1243</text:p>
          </table:table-cell>
          <table:table-cell office:value-type="float" office:value="0.00126935000000003" calcext:value-type="float">
            <text:p>0.00126935</text:p>
          </table:table-cell>
          <table:table-cell office:value-type="float" office:value="1243" calcext:value-type="float">
            <text:p>1243</text:p>
          </table:table-cell>
          <table:table-cell office:value-type="float" office:value="0.0225031999999999" calcext:value-type="float">
            <text:p>0.0225032</text:p>
          </table:table-cell>
          <table:table-cell office:value-type="float" office:value="790" calcext:value-type="float">
            <text:p>790</text:p>
          </table:table-cell>
          <table:table-cell office:value-type="float" office:value="0.00289202000000017" calcext:value-type="float">
            <text:p>0.00289202</text:p>
          </table:table-cell>
          <table:table-cell office:value-type="float" office:value="1243" calcext:value-type="float">
            <text:p>1243</text:p>
          </table:table-cell>
          <table:table-cell office:value-type="float" office:value="0.000415360000000078" calcext:value-type="float">
            <text:p>0.00041536</text:p>
          </table:table-cell>
          <table:table-cell table:number-columns-repeated="9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5" calcext:value-type="float">
            <text:p>15</text:p>
          </table:table-cell>
          <table:table-cell office:value-type="float" office:value="2358" calcext:value-type="float">
            <text:p>2358</text:p>
          </table:table-cell>
          <table:table-cell office:value-type="float" office:value="0.00382778000000002" calcext:value-type="float">
            <text:p>0.00382778</text:p>
          </table:table-cell>
          <table:table-cell office:value-type="float" office:value="2358" calcext:value-type="float">
            <text:p>2358</text:p>
          </table:table-cell>
          <table:table-cell office:value-type="float" office:value="0.07436419" calcext:value-type="float">
            <text:p>0.07436419</text:p>
          </table:table-cell>
          <table:table-cell office:value-type="float" office:value="2300" calcext:value-type="float">
            <text:p>2300</text:p>
          </table:table-cell>
          <table:table-cell office:value-type="float" office:value="0.00923560000000009" calcext:value-type="float">
            <text:p>0.0092356</text:p>
          </table:table-cell>
          <table:table-cell office:value-type="float" office:value="2358" calcext:value-type="float">
            <text:p>2358</text:p>
          </table:table-cell>
          <table:table-cell office:value-type="float" office:value="0.000579269999999781" calcext:value-type="float">
            <text:p>0.00057927</text:p>
          </table:table-cell>
          <table:table-cell table:number-columns-repeated="9"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15" calcext:value-type="float">
            <text:p>15</text:p>
          </table:table-cell>
          <table:table-cell office:value-type="float" office:value="1726" calcext:value-type="float">
            <text:p>1726</text:p>
          </table:table-cell>
          <table:table-cell office:value-type="float" office:value="0.00370687000000004" calcext:value-type="float">
            <text:p>0.00370687</text:p>
          </table:table-cell>
          <table:table-cell office:value-type="float" office:value="1726" calcext:value-type="float">
            <text:p>1726</text:p>
          </table:table-cell>
          <table:table-cell office:value-type="float" office:value="0.0526176099999998" calcext:value-type="float">
            <text:p>0.05261761</text:p>
          </table:table-cell>
          <table:table-cell office:value-type="float" office:value="1580" calcext:value-type="float">
            <text:p>1580</text:p>
          </table:table-cell>
          <table:table-cell office:value-type="float" office:value="0.00622387000000003" calcext:value-type="float">
            <text:p>0.00622387</text:p>
          </table:table-cell>
          <table:table-cell office:value-type="float" office:value="1726" calcext:value-type="float">
            <text:p>1726</text:p>
          </table:table-cell>
          <table:table-cell office:value-type="float" office:value="0.00120537000000013" calcext:value-type="float">
            <text:p>0.00120537</text:p>
          </table:table-cell>
          <table:table-cell table:number-columns-repeated="9"/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15" calcext:value-type="float">
            <text:p>15</text:p>
          </table:table-cell>
          <table:table-cell office:value-type="float" office:value="2064" calcext:value-type="float">
            <text:p>2064</text:p>
          </table:table-cell>
          <table:table-cell office:value-type="float" office:value="0.00420108999999997" calcext:value-type="float">
            <text:p>0.00420109</text:p>
          </table:table-cell>
          <table:table-cell office:value-type="float" office:value="2064" calcext:value-type="float">
            <text:p>2064</text:p>
          </table:table-cell>
          <table:table-cell office:value-type="float" office:value="0.06498582" calcext:value-type="float">
            <text:p>0.06498582</text:p>
          </table:table-cell>
          <table:table-cell office:value-type="float" office:value="2000" calcext:value-type="float">
            <text:p>2000</text:p>
          </table:table-cell>
          <table:table-cell office:value-type="float" office:value="0.00810195999999991" calcext:value-type="float">
            <text:p>0.00810196</text:p>
          </table:table-cell>
          <table:table-cell office:value-type="float" office:value="2064" calcext:value-type="float">
            <text:p>2064</text:p>
          </table:table-cell>
          <table:table-cell office:value-type="float" office:value="0.000587690000000123" calcext:value-type="float">
            <text:p>0.00058769</text:p>
          </table:table-cell>
          <table:table-cell table:number-columns-repeated="9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float" office:value="15" calcext:value-type="float">
            <text:p>15</text:p>
          </table:table-cell>
          <table:table-cell office:value-type="float" office:value="1485" calcext:value-type="float">
            <text:p>1485</text:p>
          </table:table-cell>
          <table:table-cell office:value-type="float" office:value="0.00416084999999981" calcext:value-type="float">
            <text:p>0.00416085</text:p>
          </table:table-cell>
          <table:table-cell office:value-type="float" office:value="1485" calcext:value-type="float">
            <text:p>1485</text:p>
          </table:table-cell>
          <table:table-cell office:value-type="float" office:value="0.0477295599999999" calcext:value-type="float">
            <text:p>0.04772956</text:p>
          </table:table-cell>
          <table:table-cell office:value-type="float" office:value="1400" calcext:value-type="float">
            <text:p>1400</text:p>
          </table:table-cell>
          <table:table-cell office:value-type="float" office:value="0.00592160000000007" calcext:value-type="float">
            <text:p>0.0059216</text:p>
          </table:table-cell>
          <table:table-cell office:value-type="float" office:value="1485" calcext:value-type="float">
            <text:p>1485</text:p>
          </table:table-cell>
          <table:table-cell office:value-type="float" office:value="0.000452070000000333" calcext:value-type="float">
            <text:p>0.00045207</text:p>
          </table:table-cell>
          <table:table-cell table:number-columns-repeated="9"/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0.00422537000000006" calcext:value-type="float">
            <text:p>0.00422537</text:p>
          </table:table-cell>
          <table:table-cell office:value-type="float" office:value="1479" calcext:value-type="float">
            <text:p>1479</text:p>
          </table:table-cell>
          <table:table-cell office:value-type="float" office:value="0.0509245100000001" calcext:value-type="float">
            <text:p>0.05092451</text:p>
          </table:table-cell>
          <table:table-cell office:value-type="float" office:value="1340" calcext:value-type="float">
            <text:p>1340</text:p>
          </table:table-cell>
          <table:table-cell office:value-type="float" office:value="0.00608177000000012" calcext:value-type="float">
            <text:p>0.00608177</text:p>
          </table:table-cell>
          <table:table-cell office:value-type="float" office:value="1479" calcext:value-type="float">
            <text:p>1479</text:p>
          </table:table-cell>
          <table:table-cell office:value-type="float" office:value="0.000609129999999993" calcext:value-type="float">
            <text:p>0.00060913</text:p>
          </table:table-cell>
          <table:table-cell table:number-columns-repeated="9"/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15" calcext:value-type="float">
            <text:p>15</text:p>
          </table:table-cell>
          <table:table-cell office:value-type="float" office:value="1852" calcext:value-type="float">
            <text:p>1852</text:p>
          </table:table-cell>
          <table:table-cell office:value-type="float" office:value="0.00362435000000033" calcext:value-type="float">
            <text:p>0.00362435</text:p>
          </table:table-cell>
          <table:table-cell office:value-type="float" office:value="1852" calcext:value-type="float">
            <text:p>1852</text:p>
          </table:table-cell>
          <table:table-cell office:value-type="float" office:value="0.0559686000000002" calcext:value-type="float">
            <text:p>0.0559686</text:p>
          </table:table-cell>
          <table:table-cell office:value-type="float" office:value="1790" calcext:value-type="float">
            <text:p>1790</text:p>
          </table:table-cell>
          <table:table-cell office:value-type="float" office:value="0.00664658000000003" calcext:value-type="float">
            <text:p>0.00664658</text:p>
          </table:table-cell>
          <table:table-cell office:value-type="float" office:value="1852" calcext:value-type="float">
            <text:p>1852</text:p>
          </table:table-cell>
          <table:table-cell office:value-type="float" office:value="0.000426429999999698" calcext:value-type="float">
            <text:p>0.00042643</text:p>
          </table:table-cell>
          <table:table-cell table:number-columns-repeated="9"/>
        </table:table-row>
        <table:table-row table:style-name="ro1">
          <table:table-cell office:value-type="float" office:value="9106" calcext:value-type="float">
            <text:p>9106</text:p>
          </table:table-cell>
          <table:table-cell office:value-type="float" office:value="15" calcext:value-type="float">
            <text:p>15</text:p>
          </table:table-cell>
          <table:table-cell office:value-type="float" office:value="1987" calcext:value-type="float">
            <text:p>1987</text:p>
          </table:table-cell>
          <table:table-cell office:value-type="float" office:value="0.00318046999999979" calcext:value-type="float">
            <text:p>0.00318047</text:p>
          </table:table-cell>
          <table:table-cell office:value-type="float" office:value="1987" calcext:value-type="float">
            <text:p>1987</text:p>
          </table:table-cell>
          <table:table-cell office:value-type="float" office:value="0.0578218799999999" calcext:value-type="float">
            <text:p>0.05782188</text:p>
          </table:table-cell>
          <table:table-cell office:value-type="float" office:value="1920" calcext:value-type="float">
            <text:p>1920</text:p>
          </table:table-cell>
          <table:table-cell office:value-type="float" office:value="0.00710391999999956" calcext:value-type="float">
            <text:p>0.00710392</text:p>
          </table:table-cell>
          <table:table-cell office:value-type="float" office:value="1987" calcext:value-type="float">
            <text:p>1987</text:p>
          </table:table-cell>
          <table:table-cell office:value-type="float" office:value="0.000425950000000057" calcext:value-type="float">
            <text:p>0.00042595</text:p>
          </table:table-cell>
          <table:table-cell table:number-columns-repeated="9"/>
        </table:table-row>
        <table:table-row table:style-name="ro1">
          <table:table-cell office:value-type="float" office:value="9107" calcext:value-type="float">
            <text:p>9107</text:p>
          </table:table-cell>
          <table:table-cell office:value-type="float" office:value="15" calcext:value-type="float">
            <text:p>15</text:p>
          </table:table-cell>
          <table:table-cell office:value-type="float" office:value="1636" calcext:value-type="float">
            <text:p>1636</text:p>
          </table:table-cell>
          <table:table-cell office:value-type="float" office:value="0.0036339000000001" calcext:value-type="float">
            <text:p>0.0036339</text:p>
          </table:table-cell>
          <table:table-cell office:value-type="float" office:value="1636" calcext:value-type="float">
            <text:p>1636</text:p>
          </table:table-cell>
          <table:table-cell office:value-type="float" office:value="0.05043688" calcext:value-type="float">
            <text:p>0.05043688</text:p>
          </table:table-cell>
          <table:table-cell office:value-type="float" office:value="1550" calcext:value-type="float">
            <text:p>1550</text:p>
          </table:table-cell>
          <table:table-cell office:value-type="float" office:value="0.00606700000000018" calcext:value-type="float">
            <text:p>0.006067</text:p>
          </table:table-cell>
          <table:table-cell office:value-type="float" office:value="1636" calcext:value-type="float">
            <text:p>1636</text:p>
          </table:table-cell>
          <table:table-cell office:value-type="float" office:value="0.000449249999999779" calcext:value-type="float">
            <text:p>0.00044925</text:p>
          </table:table-cell>
          <table:table-cell table:number-columns-repeated="9"/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15" calcext:value-type="float">
            <text:p>15</text:p>
          </table:table-cell>
          <table:table-cell office:value-type="float" office:value="1664" calcext:value-type="float">
            <text:p>1664</text:p>
          </table:table-cell>
          <table:table-cell office:value-type="float" office:value="0.00357040000000012" calcext:value-type="float">
            <text:p>0.0035704</text:p>
          </table:table-cell>
          <table:table-cell office:value-type="float" office:value="1664" calcext:value-type="float">
            <text:p>1664</text:p>
          </table:table-cell>
          <table:table-cell office:value-type="float" office:value="0.0482415500000002" calcext:value-type="float">
            <text:p>0.04824155</text:p>
          </table:table-cell>
          <table:table-cell office:value-type="float" office:value="1530" calcext:value-type="float">
            <text:p>1530</text:p>
          </table:table-cell>
          <table:table-cell office:value-type="float" office:value="0.00556054999999986" calcext:value-type="float">
            <text:p>0.00556055</text:p>
          </table:table-cell>
          <table:table-cell office:value-type="float" office:value="1664" calcext:value-type="float">
            <text:p>1664</text:p>
          </table:table-cell>
          <table:table-cell office:value-type="float" office:value="0.00053293999999994" calcext:value-type="float">
            <text:p>0.00053294</text:p>
          </table:table-cell>
          <table:table-cell table:number-columns-repeated="9"/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float" office:value="15" calcext:value-type="float">
            <text:p>15</text:p>
          </table:table-cell>
          <table:table-cell office:value-type="float" office:value="1806" calcext:value-type="float">
            <text:p>1806</text:p>
          </table:table-cell>
          <table:table-cell office:value-type="float" office:value="0.00387574999999998" calcext:value-type="float">
            <text:p>0.00387575</text:p>
          </table:table-cell>
          <table:table-cell office:value-type="float" office:value="1806" calcext:value-type="float">
            <text:p>1806</text:p>
          </table:table-cell>
          <table:table-cell office:value-type="float" office:value="0.0554399000000001" calcext:value-type="float">
            <text:p>0.0554399</text:p>
          </table:table-cell>
          <table:table-cell office:value-type="float" office:value="1750" calcext:value-type="float">
            <text:p>1750</text:p>
          </table:table-cell>
          <table:table-cell office:value-type="float" office:value="0.00636423000000008" calcext:value-type="float">
            <text:p>0.00636423</text:p>
          </table:table-cell>
          <table:table-cell office:value-type="float" office:value="1806" calcext:value-type="float">
            <text:p>1806</text:p>
          </table:table-cell>
          <table:table-cell office:value-type="float" office:value="0.000534400000000232" calcext:value-type="float">
            <text:p>0.0005344</text:p>
          </table:table-cell>
          <table:table-cell table:number-columns-repeated="9"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5" calcext:value-type="float">
            <text:p>15</text:p>
          </table:table-cell>
          <table:table-cell office:value-type="float" office:value="2084" calcext:value-type="float">
            <text:p>2084</text:p>
          </table:table-cell>
          <table:table-cell office:value-type="float" office:value="0.00322601999999989" calcext:value-type="float">
            <text:p>0.00322602</text:p>
          </table:table-cell>
          <table:table-cell office:value-type="float" office:value="2084" calcext:value-type="float">
            <text:p>2084</text:p>
          </table:table-cell>
          <table:table-cell office:value-type="float" office:value="0.0626148599999999" calcext:value-type="float">
            <text:p>0.06261486</text:p>
          </table:table-cell>
          <table:table-cell office:value-type="float" office:value="2020" calcext:value-type="float">
            <text:p>2020</text:p>
          </table:table-cell>
          <table:table-cell office:value-type="float" office:value="0.00752802000000003" calcext:value-type="float">
            <text:p>0.00752802</text:p>
          </table:table-cell>
          <table:table-cell office:value-type="float" office:value="2084" calcext:value-type="float">
            <text:p>2084</text:p>
          </table:table-cell>
          <table:table-cell office:value-type="float" office:value="0.000503840000000082" calcext:value-type="float">
            <text:p>0.00050384</text:p>
          </table:table-cell>
          <table:table-cell table:number-columns-repeated="9"/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15" calcext:value-type="float">
            <text:p>15</text:p>
          </table:table-cell>
          <table:table-cell office:value-type="float" office:value="1454" calcext:value-type="float">
            <text:p>1454</text:p>
          </table:table-cell>
          <table:table-cell office:value-type="float" office:value="0.00334906999999987" calcext:value-type="float">
            <text:p>0.00334907</text:p>
          </table:table-cell>
          <table:table-cell office:value-type="float" office:value="1454" calcext:value-type="float">
            <text:p>1454</text:p>
          </table:table-cell>
          <table:table-cell office:value-type="float" office:value="0.0440745199999998" calcext:value-type="float">
            <text:p>0.04407452</text:p>
          </table:table-cell>
          <table:table-cell office:value-type="float" office:value="1400" calcext:value-type="float">
            <text:p>1400</text:p>
          </table:table-cell>
          <table:table-cell office:value-type="float" office:value="0.00550657999999999" calcext:value-type="float">
            <text:p>0.00550658</text:p>
          </table:table-cell>
          <table:table-cell office:value-type="float" office:value="1454" calcext:value-type="float">
            <text:p>1454</text:p>
          </table:table-cell>
          <table:table-cell office:value-type="float" office:value="0.000447240000000022" calcext:value-type="float">
            <text:p>0.00044724</text:p>
          </table:table-cell>
          <table:table-cell table:number-columns-repeated="9"/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float" office:value="15" calcext:value-type="float">
            <text:p>15</text:p>
          </table:table-cell>
          <table:table-cell office:value-type="float" office:value="1627" calcext:value-type="float">
            <text:p>1627</text:p>
          </table:table-cell>
          <table:table-cell office:value-type="float" office:value="0.00396156000000019" calcext:value-type="float">
            <text:p>0.00396156</text:p>
          </table:table-cell>
          <table:table-cell office:value-type="float" office:value="1627" calcext:value-type="float">
            <text:p>1627</text:p>
          </table:table-cell>
          <table:table-cell office:value-type="float" office:value="0.0519806899999998" calcext:value-type="float">
            <text:p>0.05198069</text:p>
          </table:table-cell>
          <table:table-cell office:value-type="float" office:value="1570" calcext:value-type="float">
            <text:p>1570</text:p>
          </table:table-cell>
          <table:table-cell office:value-type="float" office:value="0.00614720999999975" calcext:value-type="float">
            <text:p>0.00614721</text:p>
          </table:table-cell>
          <table:table-cell office:value-type="float" office:value="1627" calcext:value-type="float">
            <text:p>1627</text:p>
          </table:table-cell>
          <table:table-cell office:value-type="float" office:value="0.000836419999999975" calcext:value-type="float">
            <text:p>0.00083642</text:p>
          </table:table-cell>
          <table:table-cell table:number-columns-repeated="9"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15" calcext:value-type="float">
            <text:p>15</text:p>
          </table:table-cell>
          <table:table-cell office:value-type="float" office:value="2087" calcext:value-type="float">
            <text:p>2087</text:p>
          </table:table-cell>
          <table:table-cell office:value-type="float" office:value="0.00386779999999987" calcext:value-type="float">
            <text:p>0.0038678</text:p>
          </table:table-cell>
          <table:table-cell office:value-type="float" office:value="2081" calcext:value-type="float">
            <text:p>2081</text:p>
          </table:table-cell>
          <table:table-cell office:value-type="float" office:value="0.0752590599999996" calcext:value-type="float">
            <text:p>0.07525906</text:p>
          </table:table-cell>
          <table:table-cell office:value-type="float" office:value="1990" calcext:value-type="float">
            <text:p>1990</text:p>
          </table:table-cell>
          <table:table-cell office:value-type="float" office:value="0.00882342999999963" calcext:value-type="float">
            <text:p>0.00882343</text:p>
          </table:table-cell>
          <table:table-cell office:value-type="float" office:value="2087" calcext:value-type="float">
            <text:p>2087</text:p>
          </table:table-cell>
          <table:table-cell office:value-type="float" office:value="0.00355398000000008" calcext:value-type="float">
            <text:p>0.00355398</text:p>
          </table:table-cell>
          <table:table-cell table:number-columns-repeated="9"/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float" office:value="15" calcext:value-type="float">
            <text:p>15</text:p>
          </table:table-cell>
          <table:table-cell office:value-type="float" office:value="1778" calcext:value-type="float">
            <text:p>1778</text:p>
          </table:table-cell>
          <table:table-cell office:value-type="float" office:value="0.00382058000000001" calcext:value-type="float">
            <text:p>0.00382058</text:p>
          </table:table-cell>
          <table:table-cell office:value-type="float" office:value="1778" calcext:value-type="float">
            <text:p>1778</text:p>
          </table:table-cell>
          <table:table-cell office:value-type="float" office:value="0.0539655300000001" calcext:value-type="float">
            <text:p>0.05396553</text:p>
          </table:table-cell>
          <table:table-cell office:value-type="float" office:value="1710" calcext:value-type="float">
            <text:p>1710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1778" calcext:value-type="float">
            <text:p>1778</text:p>
          </table:table-cell>
          <table:table-cell office:value-type="float" office:value="0.000431260000000009" calcext:value-type="float">
            <text:p>0.00043126</text:p>
          </table:table-cell>
          <table:table-cell table:number-columns-repeated="9"/>
        </table:table-row>
        <table:table-row table:style-name="ro1">
          <table:table-cell office:value-type="float" office:value="9115" calcext:value-type="float">
            <text:p>9115</text:p>
          </table:table-cell>
          <table:table-cell office:value-type="float" office:value="15" calcext:value-type="float">
            <text:p>15</text:p>
          </table:table-cell>
          <table:table-cell office:value-type="float" office:value="1874" calcext:value-type="float">
            <text:p>1874</text:p>
          </table:table-cell>
          <table:table-cell office:value-type="float" office:value="0.00369513000000012" calcext:value-type="float">
            <text:p>0.00369513</text:p>
          </table:table-cell>
          <table:table-cell office:value-type="float" office:value="1874" calcext:value-type="float">
            <text:p>1874</text:p>
          </table:table-cell>
          <table:table-cell office:value-type="float" office:value="0.0582146699999996" calcext:value-type="float">
            <text:p>0.05821467</text:p>
          </table:table-cell>
          <table:table-cell office:value-type="float" office:value="1820" calcext:value-type="float">
            <text:p>1820</text:p>
          </table:table-cell>
          <table:table-cell office:value-type="float" office:value="0.00705858999999975" calcext:value-type="float">
            <text:p>0.00705859</text:p>
          </table:table-cell>
          <table:table-cell office:value-type="float" office:value="1874" calcext:value-type="float">
            <text:p>1874</text:p>
          </table:table-cell>
          <table:table-cell office:value-type="float" office:value="0.000834130000000073" calcext:value-type="float">
            <text:p>0.00083413</text:p>
          </table:table-cell>
          <table:table-cell table:number-columns-repeated="9"/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float" office:value="15" calcext:value-type="float">
            <text:p>15</text:p>
          </table:table-cell>
          <table:table-cell office:value-type="float" office:value="1634" calcext:value-type="float">
            <text:p>1634</text:p>
          </table:table-cell>
          <table:table-cell office:value-type="float" office:value="0.00361916999999948" calcext:value-type="float">
            <text:p>0.003619169999999</text:p>
          </table:table-cell>
          <table:table-cell office:value-type="float" office:value="1634" calcext:value-type="float">
            <text:p>1634</text:p>
          </table:table-cell>
          <table:table-cell office:value-type="float" office:value="0.0483525500000002" calcext:value-type="float">
            <text:p>0.04835255</text:p>
          </table:table-cell>
          <table:table-cell office:value-type="float" office:value="1570" calcext:value-type="float">
            <text:p>1570</text:p>
          </table:table-cell>
          <table:table-cell office:value-type="float" office:value="0.00560669999999959" calcext:value-type="float">
            <text:p>0.0056067</text:p>
          </table:table-cell>
          <table:table-cell office:value-type="float" office:value="1634" calcext:value-type="float">
            <text:p>1634</text:p>
          </table:table-cell>
          <table:table-cell office:value-type="float" office:value="0.000499670000000378" calcext:value-type="float">
            <text:p>0.00049967</text:p>
          </table:table-cell>
          <table:table-cell table:number-columns-repeated="9"/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float" office:value="15" calcext:value-type="float">
            <text:p>15</text:p>
          </table:table-cell>
          <table:table-cell office:value-type="float" office:value="1817" calcext:value-type="float">
            <text:p>1817</text:p>
          </table:table-cell>
          <table:table-cell office:value-type="float" office:value="0.00370474999999999" calcext:value-type="float">
            <text:p>0.00370475</text:p>
          </table:table-cell>
          <table:table-cell office:value-type="float" office:value="1753" calcext:value-type="float">
            <text:p>1753</text:p>
          </table:table-cell>
          <table:table-cell office:value-type="float" office:value="0.0535840899999999" calcext:value-type="float">
            <text:p>0.05358409</text:p>
          </table:table-cell>
          <table:table-cell office:value-type="float" office:value="1720" calcext:value-type="float">
            <text:p>1720</text:p>
          </table:table-cell>
          <table:table-cell office:value-type="float" office:value="0.00674479000000019" calcext:value-type="float">
            <text:p>0.00674479</text:p>
          </table:table-cell>
          <table:table-cell office:value-type="float" office:value="1817" calcext:value-type="float">
            <text:p>1817</text:p>
          </table:table-cell>
          <table:table-cell office:value-type="float" office:value="0.000543949999999995" calcext:value-type="float">
            <text:p>0.00054395</text:p>
          </table:table-cell>
          <table:table-cell table:number-columns-repeated="9"/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15" calcext:value-type="float">
            <text:p>15</text:p>
          </table:table-cell>
          <table:table-cell office:value-type="float" office:value="1921" calcext:value-type="float">
            <text:p>1921</text:p>
          </table:table-cell>
          <table:table-cell office:value-type="float" office:value="0.00379652999999962" calcext:value-type="float">
            <text:p>0.00379653</text:p>
          </table:table-cell>
          <table:table-cell office:value-type="float" office:value="1921" calcext:value-type="float">
            <text:p>1921</text:p>
          </table:table-cell>
          <table:table-cell office:value-type="float" office:value="0.0551686600000005" calcext:value-type="float">
            <text:p>0.055168660000001</text:p>
          </table:table-cell>
          <table:table-cell office:value-type="float" office:value="1860" calcext:value-type="float">
            <text:p>1860</text:p>
          </table:table-cell>
          <table:table-cell office:value-type="float" office:value="0.0067024200000003" calcext:value-type="float">
            <text:p>0.00670242</text:p>
          </table:table-cell>
          <table:table-cell office:value-type="float" office:value="1921" calcext:value-type="float">
            <text:p>1921</text:p>
          </table:table-cell>
          <table:table-cell office:value-type="float" office:value="0.000487939999999867" calcext:value-type="float">
            <text:p>0.00048794</text:p>
          </table:table-cell>
          <table:table-cell table:number-columns-repeated="9"/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float" office:value="15" calcext:value-type="float">
            <text:p>15</text:p>
          </table:table-cell>
          <table:table-cell office:value-type="float" office:value="1769" calcext:value-type="float">
            <text:p>1769</text:p>
          </table:table-cell>
          <table:table-cell office:value-type="float" office:value="0.00310271999999941" calcext:value-type="float">
            <text:p>0.003102719999999</text:p>
          </table:table-cell>
          <table:table-cell office:value-type="float" office:value="1769" calcext:value-type="float">
            <text:p>1769</text:p>
          </table:table-cell>
          <table:table-cell office:value-type="float" office:value="0.0514345100000008" calcext:value-type="float">
            <text:p>0.051434510000001</text:p>
          </table:table-cell>
          <table:table-cell office:value-type="float" office:value="1700" calcext:value-type="float">
            <text:p>1700</text:p>
          </table:table-cell>
          <table:table-cell office:value-type="float" office:value="0.00665647999999976" calcext:value-type="float">
            <text:p>0.00665648</text:p>
          </table:table-cell>
          <table:table-cell office:value-type="float" office:value="1769" calcext:value-type="float">
            <text:p>1769</text:p>
          </table:table-cell>
          <table:table-cell office:value-type="float" office:value="0.000370019999999727" calcext:value-type="float">
            <text:p>0.00037002</text:p>
          </table:table-cell>
          <table:table-cell table:number-columns-repeated="9"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787" calcext:value-type="float">
            <text:p>1787</text:p>
          </table:table-cell>
          <table:table-cell office:value-type="float" office:value="0.00387181999999996" calcext:value-type="float">
            <text:p>0.00387182</text:p>
          </table:table-cell>
          <table:table-cell office:value-type="float" office:value="1787" calcext:value-type="float">
            <text:p>1787</text:p>
          </table:table-cell>
          <table:table-cell office:value-type="float" office:value="0.0587780099999998" calcext:value-type="float">
            <text:p>0.05877801</text:p>
          </table:table-cell>
          <table:table-cell office:value-type="float" office:value="1580" calcext:value-type="float">
            <text:p>1580</text:p>
          </table:table-cell>
          <table:table-cell office:value-type="float" office:value="0.0066205199999996" calcext:value-type="float">
            <text:p>0.00662052</text:p>
          </table:table-cell>
          <table:table-cell office:value-type="float" office:value="1787" calcext:value-type="float">
            <text:p>1787</text:p>
          </table:table-cell>
          <table:table-cell office:value-type="float" office:value="0.00150956000000008" calcext:value-type="float">
            <text:p>0.00150956</text:p>
          </table:table-cell>
          <table:table-cell table:number-columns-repeated="9"/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 office:value-type="float" office:value="0.00391842999999994" calcext:value-type="float">
            <text:p>0.00391843</text:p>
          </table:table-cell>
          <table:table-cell office:value-type="float" office:value="2021" calcext:value-type="float">
            <text:p>2021</text:p>
          </table:table-cell>
          <table:table-cell office:value-type="float" office:value="0.0599338799999993" calcext:value-type="float">
            <text:p>0.059933879999999</text:p>
          </table:table-cell>
          <table:table-cell office:value-type="float" office:value="1960" calcext:value-type="float">
            <text:p>1960</text:p>
          </table:table-cell>
          <table:table-cell office:value-type="float" office:value="0.00706723000000011" calcext:value-type="float">
            <text:p>0.00706723</text:p>
          </table:table-cell>
          <table:table-cell office:value-type="float" office:value="2021" calcext:value-type="float">
            <text:p>2021</text:p>
          </table:table-cell>
          <table:table-cell office:value-type="float" office:value="0.000517590000000041" calcext:value-type="float">
            <text:p>0.00051759</text:p>
          </table:table-cell>
          <table:table-cell table:number-columns-repeated="9"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float" office:value="15" calcext:value-type="float">
            <text:p>15</text:p>
          </table:table-cell>
          <table:table-cell office:value-type="float" office:value="1778" calcext:value-type="float">
            <text:p>1778</text:p>
          </table:table-cell>
          <table:table-cell office:value-type="float" office:value="0.00321178000000032" calcext:value-type="float">
            <text:p>0.00321178</text:p>
          </table:table-cell>
          <table:table-cell office:value-type="float" office:value="1778" calcext:value-type="float">
            <text:p>1778</text:p>
          </table:table-cell>
          <table:table-cell office:value-type="float" office:value="0.0535381999999999" calcext:value-type="float">
            <text:p>0.0535382</text:p>
          </table:table-cell>
          <table:table-cell office:value-type="float" office:value="1700" calcext:value-type="float">
            <text:p>1700</text:p>
          </table:table-cell>
          <table:table-cell office:value-type="float" office:value="0.0063038899999998" calcext:value-type="float">
            <text:p>0.00630389</text:p>
          </table:table-cell>
          <table:table-cell office:value-type="float" office:value="1778" calcext:value-type="float">
            <text:p>1778</text:p>
          </table:table-cell>
          <table:table-cell office:value-type="float" office:value="0.000361410000000433" calcext:value-type="float">
            <text:p>0.00036141</text:p>
          </table:table-cell>
          <table:table-cell table:number-columns-repeated="9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15" calcext:value-type="float">
            <text:p>15</text:p>
          </table:table-cell>
          <table:table-cell office:value-type="float" office:value="1990" calcext:value-type="float">
            <text:p>1990</text:p>
          </table:table-cell>
          <table:table-cell office:value-type="float" office:value="0.00263453000000027" calcext:value-type="float">
            <text:p>0.00263453</text:p>
          </table:table-cell>
          <table:table-cell office:value-type="float" office:value="1990" calcext:value-type="float">
            <text:p>1990</text:p>
          </table:table-cell>
          <table:table-cell office:value-type="float" office:value="0.0582844599999999" calcext:value-type="float">
            <text:p>0.05828446</text:p>
          </table:table-cell>
          <table:table-cell office:value-type="float" office:value="1950" calcext:value-type="float">
            <text:p>1950</text:p>
          </table:table-cell>
          <table:table-cell office:value-type="float" office:value="0.00700824000000011" calcext:value-type="float">
            <text:p>0.00700824</text:p>
          </table:table-cell>
          <table:table-cell office:value-type="float" office:value="1990" calcext:value-type="float">
            <text:p>1990</text:p>
          </table:table-cell>
          <table:table-cell office:value-type="float" office:value="0.000401689999999917" calcext:value-type="float">
            <text:p>0.00040169</text:p>
          </table:table-cell>
          <table:table-cell table:number-columns-repeated="9"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15" calcext:value-type="float">
            <text:p>15</text:p>
          </table:table-cell>
          <table:table-cell office:value-type="float" office:value="1470" calcext:value-type="float">
            <text:p>1470</text:p>
          </table:table-cell>
          <table:table-cell office:value-type="float" office:value="0.00378685000000019" calcext:value-type="float">
            <text:p>0.00378685</text:p>
          </table:table-cell>
          <table:table-cell office:value-type="float" office:value="1470" calcext:value-type="float">
            <text:p>1470</text:p>
          </table:table-cell>
          <table:table-cell office:value-type="float" office:value="0.0444235699999996" calcext:value-type="float">
            <text:p>0.04442357</text:p>
          </table:table-cell>
          <table:table-cell office:value-type="float" office:value="1350" calcext:value-type="float">
            <text:p>1350</text:p>
          </table:table-cell>
          <table:table-cell office:value-type="float" office:value="0.00537008999999955" calcext:value-type="float">
            <text:p>0.00537009</text:p>
          </table:table-cell>
          <table:table-cell office:value-type="float" office:value="1470" calcext:value-type="float">
            <text:p>1470</text:p>
          </table:table-cell>
          <table:table-cell office:value-type="float" office:value="0.000656970000000001" calcext:value-type="float">
            <text:p>0.00065697</text:p>
          </table:table-cell>
          <table:table-cell table:number-columns-repeated="9"/>
        </table:table-row>
        <table:table-row table:style-name="ro1">
          <table:table-cell office:value-type="float" office:value="9125" calcext:value-type="float">
            <text:p>9125</text:p>
          </table:table-cell>
          <table:table-cell office:value-type="float" office:value="15" calcext:value-type="float">
            <text:p>15</text:p>
          </table:table-cell>
          <table:table-cell office:value-type="float" office:value="2122" calcext:value-type="float">
            <text:p>2122</text:p>
          </table:table-cell>
          <table:table-cell office:value-type="float" office:value="0.00303124000000025" calcext:value-type="float">
            <text:p>0.00303124</text:p>
          </table:table-cell>
          <table:table-cell office:value-type="float" office:value="2122" calcext:value-type="float">
            <text:p>2122</text:p>
          </table:table-cell>
          <table:table-cell office:value-type="float" office:value="0.0609634699999998" calcext:value-type="float">
            <text:p>0.06096347</text:p>
          </table:table-cell>
          <table:table-cell office:value-type="float" office:value="2050" calcext:value-type="float">
            <text:p>2050</text:p>
          </table:table-cell>
          <table:table-cell office:value-type="float" office:value="0.00727876000000038" calcext:value-type="float">
            <text:p>0.00727876</text:p>
          </table:table-cell>
          <table:table-cell office:value-type="float" office:value="2122" calcext:value-type="float">
            <text:p>2122</text:p>
          </table:table-cell>
          <table:table-cell office:value-type="float" office:value="0.000360009999999988" calcext:value-type="float">
            <text:p>0.00036001</text:p>
          </table:table-cell>
          <table:table-cell table:number-columns-repeated="9"/>
        </table:table-row>
        <table:table-row table:style-name="ro1">
          <table:table-cell office:value-type="float" office:value="9126" calcext:value-type="float">
            <text:p>9126</text:p>
          </table:table-cell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office:value-type="float" office:value="0.000722089999999866" calcext:value-type="float">
            <text:p>0.00072209</text:p>
          </table:table-cell>
          <table:table-cell office:value-type="float" office:value="199" calcext:value-type="float">
            <text:p>199</text:p>
          </table:table-cell>
          <table:table-cell office:value-type="float" office:value="0.0088755900000001" calcext:value-type="float">
            <text:p>0.00887559</text:p>
          </table:table-cell>
          <table:table-cell office:value-type="float" office:value="190" calcext:value-type="float">
            <text:p>190</text:p>
          </table:table-cell>
          <table:table-cell office:value-type="float" office:value="0.00123117999999977" calcext:value-type="float">
            <text:p>0.00123118</text:p>
          </table:table-cell>
          <table:table-cell office:value-type="float" office:value="199" calcext:value-type="float">
            <text:p>199</text:p>
          </table:table-cell>
          <table:table-cell office:value-type="float" office:value="0.000337250000000608" calcext:value-type="float">
            <text:p>0.000337250000001</text:p>
          </table:table-cell>
          <table:table-cell table:number-columns-repeated="9"/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15" calcext:value-type="float">
            <text:p>15</text:p>
          </table:table-cell>
          <table:table-cell office:value-type="float" office:value="1201" calcext:value-type="float">
            <text:p>1201</text:p>
          </table:table-cell>
          <table:table-cell office:value-type="float" office:value="0.00375610999999992" calcext:value-type="float">
            <text:p>0.00375611</text:p>
          </table:table-cell>
          <table:table-cell office:value-type="float" office:value="1188" calcext:value-type="float">
            <text:p>1188</text:p>
          </table:table-cell>
          <table:table-cell office:value-type="float" office:value="0.0377555999999999" calcext:value-type="float">
            <text:p>0.0377556</text:p>
          </table:table-cell>
          <table:table-cell office:value-type="float" office:value="1080" calcext:value-type="float">
            <text:p>1080</text:p>
          </table:table-cell>
          <table:table-cell office:value-type="float" office:value="0.0042057299999999" calcext:value-type="float">
            <text:p>0.00420573</text:p>
          </table:table-cell>
          <table:table-cell office:value-type="float" office:value="1201" calcext:value-type="float">
            <text:p>1201</text:p>
          </table:table-cell>
          <table:table-cell office:value-type="float" office:value="0.000657859999999459" calcext:value-type="float">
            <text:p>0.000657859999999</text:p>
          </table:table-cell>
          <table:table-cell table:number-columns-repeated="9"/>
        </table:table-row>
        <table:table-row table:style-name="ro1">
          <table:table-cell office:value-type="float" office:value="9128" calcext:value-type="float">
            <text:p>9128</text:p>
          </table:table-cell>
          <table:table-cell office:value-type="float" office:value="15" calcext:value-type="float">
            <text:p>15</text:p>
          </table:table-cell>
          <table:table-cell office:value-type="float" office:value="1915" calcext:value-type="float">
            <text:p>1915</text:p>
          </table:table-cell>
          <table:table-cell office:value-type="float" office:value="0.00286248000000001" calcext:value-type="float">
            <text:p>0.00286248</text:p>
          </table:table-cell>
          <table:table-cell office:value-type="float" office:value="1915" calcext:value-type="float">
            <text:p>1915</text:p>
          </table:table-cell>
          <table:table-cell office:value-type="float" office:value="0.0552671400000003" calcext:value-type="float">
            <text:p>0.05526714</text:p>
          </table:table-cell>
          <table:table-cell office:value-type="float" office:value="1850" calcext:value-type="float">
            <text:p>1850</text:p>
          </table:table-cell>
          <table:table-cell office:value-type="float" office:value="0.00653706" calcext:value-type="float">
            <text:p>0.00653706</text:p>
          </table:table-cell>
          <table:table-cell office:value-type="float" office:value="1915" calcext:value-type="float">
            <text:p>1915</text:p>
          </table:table-cell>
          <table:table-cell office:value-type="float" office:value="0.000357330000000502" calcext:value-type="float">
            <text:p>0.000357330000001</text:p>
          </table:table-cell>
          <table:table-cell table:number-columns-repeated="9"/>
        </table:table-row>
        <table:table-row table:style-name="ro1">
          <table:table-cell office:value-type="float" office:value="9129" calcext:value-type="float">
            <text:p>9129</text:p>
          </table:table-cell>
          <table:table-cell office:value-type="float" office:value="15" calcext:value-type="float">
            <text:p>15</text:p>
          </table:table-cell>
          <table:table-cell office:value-type="float" office:value="1833" calcext:value-type="float">
            <text:p>1833</text:p>
          </table:table-cell>
          <table:table-cell office:value-type="float" office:value="0.0027493800000002" calcext:value-type="float">
            <text:p>0.00274938</text:p>
          </table:table-cell>
          <table:table-cell office:value-type="float" office:value="1833" calcext:value-type="float">
            <text:p>1833</text:p>
          </table:table-cell>
          <table:table-cell office:value-type="float" office:value="0.0554441800000001" calcext:value-type="float">
            <text:p>0.05544418</text:p>
          </table:table-cell>
          <table:table-cell office:value-type="float" office:value="1760" calcext:value-type="float">
            <text:p>1760</text:p>
          </table:table-cell>
          <table:table-cell office:value-type="float" office:value="0.00652378999999996" calcext:value-type="float">
            <text:p>0.00652379</text:p>
          </table:table-cell>
          <table:table-cell office:value-type="float" office:value="1833" calcext:value-type="float">
            <text:p>1833</text:p>
          </table:table-cell>
          <table:table-cell office:value-type="float" office:value="0.000396190000000161" calcext:value-type="float">
            <text:p>0.00039619</text:p>
          </table:table-cell>
          <table:table-cell table:number-columns-repeated="9"/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15" calcext:value-type="float">
            <text:p>15</text:p>
          </table:table-cell>
          <table:table-cell office:value-type="float" office:value="1274" calcext:value-type="float">
            <text:p>1274</text:p>
          </table:table-cell>
          <table:table-cell office:value-type="float" office:value="0.00394216999999969" calcext:value-type="float">
            <text:p>0.00394217</text:p>
          </table:table-cell>
          <table:table-cell office:value-type="float" office:value="1272" calcext:value-type="float">
            <text:p>1272</text:p>
          </table:table-cell>
          <table:table-cell office:value-type="float" office:value="0.0410503900000003" calcext:value-type="float">
            <text:p>0.04105039</text:p>
          </table:table-cell>
          <table:table-cell office:value-type="float" office:value="1190" calcext:value-type="float">
            <text:p>1190</text:p>
          </table:table-cell>
          <table:table-cell office:value-type="float" office:value="0.00487457000000006" calcext:value-type="float">
            <text:p>0.00487457</text:p>
          </table:table-cell>
          <table:table-cell office:value-type="float" office:value="1274" calcext:value-type="float">
            <text:p>1274</text:p>
          </table:table-cell>
          <table:table-cell office:value-type="float" office:value="0.000680089999999609" calcext:value-type="float">
            <text:p>0.00068009</text:p>
          </table:table-cell>
          <table:table-cell table:number-columns-repeated="9"/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15" calcext:value-type="float">
            <text:p>15</text:p>
          </table:table-cell>
          <table:table-cell office:value-type="float" office:value="1984" calcext:value-type="float">
            <text:p>1984</text:p>
          </table:table-cell>
          <table:table-cell office:value-type="float" office:value="0.00363978000000031" calcext:value-type="float">
            <text:p>0.00363978</text:p>
          </table:table-cell>
          <table:table-cell office:value-type="float" office:value="1984" calcext:value-type="float">
            <text:p>1984</text:p>
          </table:table-cell>
          <table:table-cell office:value-type="float" office:value="0.0598367400000001" calcext:value-type="float">
            <text:p>0.05983674</text:p>
          </table:table-cell>
          <table:table-cell office:value-type="float" office:value="1910" calcext:value-type="float">
            <text:p>1910</text:p>
          </table:table-cell>
          <table:table-cell office:value-type="float" office:value="0.00745313999999951" calcext:value-type="float">
            <text:p>0.00745314</text:p>
          </table:table-cell>
          <table:table-cell office:value-type="float" office:value="1984" calcext:value-type="float">
            <text:p>1984</text:p>
          </table:table-cell>
          <table:table-cell office:value-type="float" office:value="0.000442329999999629" calcext:value-type="float">
            <text:p>0.00044233</text:p>
          </table:table-cell>
          <table:table-cell table:number-columns-repeated="9"/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float" office:value="15" calcext:value-type="float">
            <text:p>15</text:p>
          </table:table-cell>
          <table:table-cell office:value-type="float" office:value="2238" calcext:value-type="float">
            <text:p>2238</text:p>
          </table:table-cell>
          <table:table-cell office:value-type="float" office:value="0.00391646999999978" calcext:value-type="float">
            <text:p>0.00391647</text:p>
          </table:table-cell>
          <table:table-cell office:value-type="float" office:value="2238" calcext:value-type="float">
            <text:p>2238</text:p>
          </table:table-cell>
          <table:table-cell office:value-type="float" office:value="0.0682063600000004" calcext:value-type="float">
            <text:p>0.06820636</text:p>
          </table:table-cell>
          <table:table-cell office:value-type="float" office:value="2190" calcext:value-type="float">
            <text:p>2190</text:p>
          </table:table-cell>
          <table:table-cell office:value-type="float" office:value="0.00838407999999959" calcext:value-type="float">
            <text:p>0.00838408</text:p>
          </table:table-cell>
          <table:table-cell office:value-type="float" office:value="2238" calcext:value-type="float">
            <text:p>2238</text:p>
          </table:table-cell>
          <table:table-cell office:value-type="float" office:value="0.000479250000000206" calcext:value-type="float">
            <text:p>0.00047925</text:p>
          </table:table-cell>
          <table:table-cell table:number-columns-repeated="9"/>
        </table:table-row>
        <table:table-row table:style-name="ro1">
          <table:table-cell office:value-type="float" office:value="9133" calcext:value-type="float">
            <text:p>9133</text:p>
          </table:table-cell>
          <table:table-cell office:value-type="float" office:value="15" calcext:value-type="float">
            <text:p>15</text:p>
          </table:table-cell>
          <table:table-cell office:value-type="float" office:value="1948" calcext:value-type="float">
            <text:p>1948</text:p>
          </table:table-cell>
          <table:table-cell office:value-type="float" office:value="0.00366128000000003" calcext:value-type="float">
            <text:p>0.00366128</text:p>
          </table:table-cell>
          <table:table-cell office:value-type="float" office:value="1935" calcext:value-type="float">
            <text:p>1935</text:p>
          </table:table-cell>
          <table:table-cell office:value-type="float" office:value="0.0583115899999996" calcext:value-type="float">
            <text:p>0.05831159</text:p>
          </table:table-cell>
          <table:table-cell office:value-type="float" office:value="1800" calcext:value-type="float">
            <text:p>1800</text:p>
          </table:table-cell>
          <table:table-cell office:value-type="float" office:value="0.00689177000000029" calcext:value-type="float">
            <text:p>0.00689177</text:p>
          </table:table-cell>
          <table:table-cell office:value-type="float" office:value="1948" calcext:value-type="float">
            <text:p>1948</text:p>
          </table:table-cell>
          <table:table-cell office:value-type="float" office:value="0.000436159999999859" calcext:value-type="float">
            <text:p>0.00043616</text:p>
          </table:table-cell>
          <table:table-cell table:number-columns-repeated="9"/>
        </table:table-row>
        <table:table-row table:style-name="ro1">
          <table:table-cell office:value-type="float" office:value="9134" calcext:value-type="float">
            <text:p>9134</text:p>
          </table:table-cell>
          <table:table-cell office:value-type="float" office:value="15" calcext:value-type="float">
            <text:p>15</text:p>
          </table:table-cell>
          <table:table-cell office:value-type="float" office:value="1609" calcext:value-type="float">
            <text:p>1609</text:p>
          </table:table-cell>
          <table:table-cell office:value-type="float" office:value="0.00354512" calcext:value-type="float">
            <text:p>0.00354512</text:p>
          </table:table-cell>
          <table:table-cell office:value-type="float" office:value="1609" calcext:value-type="float">
            <text:p>1609</text:p>
          </table:table-cell>
          <table:table-cell office:value-type="float" office:value="0.0498818299999999" calcext:value-type="float">
            <text:p>0.04988183</text:p>
          </table:table-cell>
          <table:table-cell office:value-type="float" office:value="1550" calcext:value-type="float">
            <text:p>1550</text:p>
          </table:table-cell>
          <table:table-cell office:value-type="float" office:value="0.00629685000000052" calcext:value-type="float">
            <text:p>0.006296850000001</text:p>
          </table:table-cell>
          <table:table-cell office:value-type="float" office:value="1609" calcext:value-type="float">
            <text:p>1609</text:p>
          </table:table-cell>
          <table:table-cell office:value-type="float" office:value="0.000608409999999822" calcext:value-type="float">
            <text:p>0.00060841</text:p>
          </table:table-cell>
          <table:table-cell table:number-columns-repeated="9"/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float" office:value="15" calcext:value-type="float">
            <text:p>15</text:p>
          </table:table-cell>
          <table:table-cell office:value-type="float" office:value="1763" calcext:value-type="float">
            <text:p>1763</text:p>
          </table:table-cell>
          <table:table-cell office:value-type="float" office:value="0.0035825699999998" calcext:value-type="float">
            <text:p>0.00358257</text:p>
          </table:table-cell>
          <table:table-cell office:value-type="float" office:value="1763" calcext:value-type="float">
            <text:p>1763</text:p>
          </table:table-cell>
          <table:table-cell office:value-type="float" office:value="0.0516729700000002" calcext:value-type="float">
            <text:p>0.05167297</text:p>
          </table:table-cell>
          <table:table-cell office:value-type="float" office:value="1680" calcext:value-type="float">
            <text:p>1680</text:p>
          </table:table-cell>
          <table:table-cell office:value-type="float" office:value="0.00604448999999988" calcext:value-type="float">
            <text:p>0.00604449</text:p>
          </table:table-cell>
          <table:table-cell office:value-type="float" office:value="1763" calcext:value-type="float">
            <text:p>1763</text:p>
          </table:table-cell>
          <table:table-cell office:value-type="float" office:value="0.000483340000000112" calcext:value-type="float">
            <text:p>0.00048334</text:p>
          </table:table-cell>
          <table:table-cell table:number-columns-repeated="9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0.0036786699999999" calcext:value-type="float">
            <text:p>0.00367867</text:p>
          </table:table-cell>
          <table:table-cell office:value-type="float" office:value="2017" calcext:value-type="float">
            <text:p>2017</text:p>
          </table:table-cell>
          <table:table-cell office:value-type="float" office:value="0.05893866" calcext:value-type="float">
            <text:p>0.05893866</text:p>
          </table:table-cell>
          <table:table-cell office:value-type="float" office:value="1810" calcext:value-type="float">
            <text:p>1810</text:p>
          </table:table-cell>
          <table:table-cell office:value-type="float" office:value="0.00675130000000024" calcext:value-type="float">
            <text:p>0.0067513</text:p>
          </table:table-cell>
          <table:table-cell office:value-type="float" office:value="2017" calcext:value-type="float">
            <text:p>2017</text:p>
          </table:table-cell>
          <table:table-cell office:value-type="float" office:value="0.000391909999999598" calcext:value-type="float">
            <text:p>0.00039191</text:p>
          </table:table-cell>
          <table:table-cell table:number-columns-repeated="9"/>
        </table:table-row>
        <table:table-row table:style-name="ro1">
          <table:table-cell office:value-type="float" office:value="9137" calcext:value-type="float">
            <text:p>9137</text:p>
          </table:table-cell>
          <table:table-cell office:value-type="float" office:value="15" calcext:value-type="float">
            <text:p>15</text:p>
          </table:table-cell>
          <table:table-cell office:value-type="float" office:value="1846" calcext:value-type="float">
            <text:p>1846</text:p>
          </table:table-cell>
          <table:table-cell office:value-type="float" office:value="0.00383343999999966" calcext:value-type="float">
            <text:p>0.00383344</text:p>
          </table:table-cell>
          <table:table-cell office:value-type="float" office:value="1846" calcext:value-type="float">
            <text:p>1846</text:p>
          </table:table-cell>
          <table:table-cell office:value-type="float" office:value="0.0538806199999999" calcext:value-type="float">
            <text:p>0.05388062</text:p>
          </table:table-cell>
          <table:table-cell office:value-type="float" office:value="1780" calcext:value-type="float">
            <text:p>1780</text:p>
          </table:table-cell>
          <table:table-cell office:value-type="float" office:value="0.00648731999999995" calcext:value-type="float">
            <text:p>0.00648732</text:p>
          </table:table-cell>
          <table:table-cell office:value-type="float" office:value="1846" calcext:value-type="float">
            <text:p>1846</text:p>
          </table:table-cell>
          <table:table-cell office:value-type="float" office:value="0.000546920000000455" calcext:value-type="float">
            <text:p>0.00054692</text:p>
          </table:table-cell>
          <table:table-cell table:number-columns-repeated="9"/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float" office:value="15" calcext:value-type="float">
            <text:p>15</text:p>
          </table:table-cell>
          <table:table-cell office:value-type="float" office:value="2011" calcext:value-type="float">
            <text:p>2011</text:p>
          </table:table-cell>
          <table:table-cell office:value-type="float" office:value="0.00369946999999968" calcext:value-type="float">
            <text:p>0.00369947</text:p>
          </table:table-cell>
          <table:table-cell office:value-type="float" office:value="2011" calcext:value-type="float">
            <text:p>2011</text:p>
          </table:table-cell>
          <table:table-cell office:value-type="float" office:value="0.0601146400000005" calcext:value-type="float">
            <text:p>0.060114640000001</text:p>
          </table:table-cell>
          <table:table-cell office:value-type="float" office:value="1870" calcext:value-type="float">
            <text:p>1870</text:p>
          </table:table-cell>
          <table:table-cell office:value-type="float" office:value="0.00725248999999963" calcext:value-type="float">
            <text:p>0.00725249</text:p>
          </table:table-cell>
          <table:table-cell office:value-type="float" office:value="2011" calcext:value-type="float">
            <text:p>2011</text:p>
          </table:table-cell>
          <table:table-cell office:value-type="float" office:value="0.000462950000000433" calcext:value-type="float">
            <text:p>0.00046295</text:p>
          </table:table-cell>
          <table:table-cell table:number-columns-repeated="9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15" calcext:value-type="float">
            <text:p>15</text:p>
          </table:table-cell>
          <table:table-cell office:value-type="float" office:value="1821" calcext:value-type="float">
            <text:p>1821</text:p>
          </table:table-cell>
          <table:table-cell office:value-type="float" office:value="0.00427777999999933" calcext:value-type="float">
            <text:p>0.004277779999999</text:p>
          </table:table-cell>
          <table:table-cell office:value-type="float" office:value="1821" calcext:value-type="float">
            <text:p>1821</text:p>
          </table:table-cell>
          <table:table-cell office:value-type="float" office:value="0.0569961800000004" calcext:value-type="float">
            <text:p>0.056996180000001</text:p>
          </table:table-cell>
          <table:table-cell office:value-type="float" office:value="1760" calcext:value-type="float">
            <text:p>1760</text:p>
          </table:table-cell>
          <table:table-cell office:value-type="float" office:value="0.00715326999999945" calcext:value-type="float">
            <text:p>0.007153269999999</text:p>
          </table:table-cell>
          <table:table-cell office:value-type="float" office:value="1821" calcext:value-type="float">
            <text:p>1821</text:p>
          </table:table-cell>
          <table:table-cell office:value-type="float" office:value="0.000901980000000435" calcext:value-type="float">
            <text:p>0.00090198</text:p>
          </table:table-cell>
          <table:table-cell table:number-columns-repeated="9"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15" calcext:value-type="float">
            <text:p>15</text:p>
          </table:table-cell>
          <table:table-cell office:value-type="float" office:value="2167" calcext:value-type="float">
            <text:p>2167</text:p>
          </table:table-cell>
          <table:table-cell office:value-type="float" office:value="0.00390511000000004" calcext:value-type="float">
            <text:p>0.00390511</text:p>
          </table:table-cell>
          <table:table-cell office:value-type="float" office:value="2167" calcext:value-type="float">
            <text:p>2167</text:p>
          </table:table-cell>
          <table:table-cell office:value-type="float" office:value="0.0638630599999999" calcext:value-type="float">
            <text:p>0.06386306</text:p>
          </table:table-cell>
          <table:table-cell office:value-type="float" office:value="1850" calcext:value-type="float">
            <text:p>1850</text:p>
          </table:table-cell>
          <table:table-cell office:value-type="float" office:value="0.00698626000000047" calcext:value-type="float">
            <text:p>0.00698626</text:p>
          </table:table-cell>
          <table:table-cell office:value-type="float" office:value="2167" calcext:value-type="float">
            <text:p>2167</text:p>
          </table:table-cell>
          <table:table-cell office:value-type="float" office:value="0.000601169999999911" calcext:value-type="float">
            <text:p>0.00060117</text:p>
          </table:table-cell>
          <table:table-cell table:number-columns-repeated="9"/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float" office:value="15" calcext:value-type="float">
            <text:p>15</text:p>
          </table:table-cell>
          <table:table-cell office:value-type="float" office:value="1860" calcext:value-type="float">
            <text:p>1860</text:p>
          </table:table-cell>
          <table:table-cell office:value-type="float" office:value="0.00369275999999957" calcext:value-type="float">
            <text:p>0.00369276</text:p>
          </table:table-cell>
          <table:table-cell office:value-type="float" office:value="1860" calcext:value-type="float">
            <text:p>1860</text:p>
          </table:table-cell>
          <table:table-cell office:value-type="float" office:value="0.0545030699999995" calcext:value-type="float">
            <text:p>0.05450307</text:p>
          </table:table-cell>
          <table:table-cell office:value-type="float" office:value="1800" calcext:value-type="float">
            <text:p>1800</text:p>
          </table:table-cell>
          <table:table-cell office:value-type="float" office:value="0.00621153999999933" calcext:value-type="float">
            <text:p>0.006211539999999</text:p>
          </table:table-cell>
          <table:table-cell office:value-type="float" office:value="1860" calcext:value-type="float">
            <text:p>1860</text:p>
          </table:table-cell>
          <table:table-cell office:value-type="float" office:value="0.000377750000000105" calcext:value-type="float">
            <text:p>0.00037775</text:p>
          </table:table-cell>
          <table:table-cell table:number-columns-repeated="9"/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float" office:value="15" calcext:value-type="float">
            <text:p>15</text:p>
          </table:table-cell>
          <table:table-cell office:value-type="float" office:value="1439" calcext:value-type="float">
            <text:p>1439</text:p>
          </table:table-cell>
          <table:table-cell office:value-type="float" office:value="0.00331101999999987" calcext:value-type="float">
            <text:p>0.00331102</text:p>
          </table:table-cell>
          <table:table-cell office:value-type="float" office:value="1439" calcext:value-type="float">
            <text:p>1439</text:p>
          </table:table-cell>
          <table:table-cell office:value-type="float" office:value="0.0450424300000003" calcext:value-type="float">
            <text:p>0.04504243</text:p>
          </table:table-cell>
          <table:table-cell office:value-type="float" office:value="1280" calcext:value-type="float">
            <text:p>1280</text:p>
          </table:table-cell>
          <table:table-cell office:value-type="float" office:value="0.00539838000000032" calcext:value-type="float">
            <text:p>0.00539838</text:p>
          </table:table-cell>
          <table:table-cell office:value-type="float" office:value="1439" calcext:value-type="float">
            <text:p>1439</text:p>
          </table:table-cell>
          <table:table-cell office:value-type="float" office:value="0.000506500000000187" calcext:value-type="float">
            <text:p>0.0005065</text:p>
          </table:table-cell>
          <table:table-cell table:number-columns-repeated="9"/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15" calcext:value-type="float">
            <text:p>15</text:p>
          </table:table-cell>
          <table:table-cell office:value-type="float" office:value="1641" calcext:value-type="float">
            <text:p>1641</text:p>
          </table:table-cell>
          <table:table-cell office:value-type="float" office:value="0.00389761999999962" calcext:value-type="float">
            <text:p>0.00389762</text:p>
          </table:table-cell>
          <table:table-cell office:value-type="float" office:value="1641" calcext:value-type="float">
            <text:p>1641</text:p>
          </table:table-cell>
          <table:table-cell office:value-type="float" office:value="0.05044443" calcext:value-type="float">
            <text:p>0.05044443</text:p>
          </table:table-cell>
          <table:table-cell office:value-type="float" office:value="1570" calcext:value-type="float">
            <text:p>1570</text:p>
          </table:table-cell>
          <table:table-cell office:value-type="float" office:value="0.00616691000000003" calcext:value-type="float">
            <text:p>0.00616691</text:p>
          </table:table-cell>
          <table:table-cell office:value-type="float" office:value="1641" calcext:value-type="float">
            <text:p>1641</text:p>
          </table:table-cell>
          <table:table-cell office:value-type="float" office:value="0.000553990000000226" calcext:value-type="float">
            <text:p>0.00055399</text:p>
          </table:table-cell>
          <table:table-cell table:number-columns-repeated="9"/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float" office:value="15" calcext:value-type="float">
            <text:p>15</text:p>
          </table:table-cell>
          <table:table-cell office:value-type="float" office:value="1776" calcext:value-type="float">
            <text:p>1776</text:p>
          </table:table-cell>
          <table:table-cell office:value-type="float" office:value="0.00355319999999949" calcext:value-type="float">
            <text:p>0.0035532</text:p>
          </table:table-cell>
          <table:table-cell office:value-type="float" office:value="1776" calcext:value-type="float">
            <text:p>1776</text:p>
          </table:table-cell>
          <table:table-cell office:value-type="float" office:value="0.0525846900000005" calcext:value-type="float">
            <text:p>0.052584690000001</text:p>
          </table:table-cell>
          <table:table-cell office:value-type="float" office:value="1700" calcext:value-type="float">
            <text:p>1700</text:p>
          </table:table-cell>
          <table:table-cell office:value-type="float" office:value="0.00647492999999997" calcext:value-type="float">
            <text:p>0.00647493</text:p>
          </table:table-cell>
          <table:table-cell office:value-type="float" office:value="1776" calcext:value-type="float">
            <text:p>1776</text:p>
          </table:table-cell>
          <table:table-cell office:value-type="float" office:value="0.000424039999999763" calcext:value-type="float">
            <text:p>0.00042404</text:p>
          </table:table-cell>
          <table:table-cell table:number-columns-repeated="9"/>
        </table:table-row>
        <table:table-row table:style-name="ro1">
          <table:table-cell office:value-type="float" office:value="9145" calcext:value-type="float">
            <text:p>9145</text:p>
          </table:table-cell>
          <table:table-cell office:value-type="float" office:value="15" calcext:value-type="float">
            <text:p>15</text:p>
          </table:table-cell>
          <table:table-cell office:value-type="float" office:value="1995" calcext:value-type="float">
            <text:p>1995</text:p>
          </table:table-cell>
          <table:table-cell office:value-type="float" office:value="0.00399921000000006" calcext:value-type="float">
            <text:p>0.00399921</text:p>
          </table:table-cell>
          <table:table-cell office:value-type="float" office:value="1995" calcext:value-type="float">
            <text:p>1995</text:p>
          </table:table-cell>
          <table:table-cell office:value-type="float" office:value="0.0617627000000005" calcext:value-type="float">
            <text:p>0.061762700000001</text:p>
          </table:table-cell>
          <table:table-cell office:value-type="float" office:value="1930" calcext:value-type="float">
            <text:p>1930</text:p>
          </table:table-cell>
          <table:table-cell office:value-type="float" office:value="0.00752856000000008" calcext:value-type="float">
            <text:p>0.00752856</text:p>
          </table:table-cell>
          <table:table-cell office:value-type="float" office:value="1995" calcext:value-type="float">
            <text:p>1995</text:p>
          </table:table-cell>
          <table:table-cell office:value-type="float" office:value="0.000475440000000162" calcext:value-type="float">
            <text:p>0.00047544</text:p>
          </table:table-cell>
          <table:table-cell table:number-columns-repeated="9"/>
        </table:table-row>
        <table:table-row table:style-name="ro1">
          <table:table-cell office:value-type="float" office:value="9146" calcext:value-type="float">
            <text:p>9146</text:p>
          </table:table-cell>
          <table:table-cell office:value-type="float" office:value="15" calcext:value-type="float">
            <text:p>15</text:p>
          </table:table-cell>
          <table:table-cell office:value-type="float" office:value="2008" calcext:value-type="float">
            <text:p>2008</text:p>
          </table:table-cell>
          <table:table-cell office:value-type="float" office:value="0.00349770999999976" calcext:value-type="float">
            <text:p>0.00349771</text:p>
          </table:table-cell>
          <table:table-cell office:value-type="float" office:value="2008" calcext:value-type="float">
            <text:p>2008</text:p>
          </table:table-cell>
          <table:table-cell office:value-type="float" office:value="0.0586596700000001" calcext:value-type="float">
            <text:p>0.05865967</text:p>
          </table:table-cell>
          <table:table-cell office:value-type="float" office:value="1940" calcext:value-type="float">
            <text:p>1940</text:p>
          </table:table-cell>
          <table:table-cell office:value-type="float" office:value="0.00715529000000004" calcext:value-type="float">
            <text:p>0.00715529</text:p>
          </table:table-cell>
          <table:table-cell office:value-type="float" office:value="2008" calcext:value-type="float">
            <text:p>2008</text:p>
          </table:table-cell>
          <table:table-cell office:value-type="float" office:value="0.000459709999999518" calcext:value-type="float">
            <text:p>0.00045971</text:p>
          </table:table-cell>
          <table:table-cell table:number-columns-repeated="9"/>
        </table:table-row>
        <table:table-row table:style-name="ro1">
          <table:table-cell office:value-type="float" office:value="9147" calcext:value-type="float">
            <text:p>9147</text:p>
          </table:table-cell>
          <table:table-cell office:value-type="float" office:value="15" calcext:value-type="float">
            <text:p>15</text:p>
          </table:table-cell>
          <table:table-cell office:value-type="float" office:value="1381" calcext:value-type="float">
            <text:p>1381</text:p>
          </table:table-cell>
          <table:table-cell office:value-type="float" office:value="0.0036683400000004" calcext:value-type="float">
            <text:p>0.00366834</text:p>
          </table:table-cell>
          <table:table-cell office:value-type="float" office:value="1381" calcext:value-type="float">
            <text:p>1381</text:p>
          </table:table-cell>
          <table:table-cell office:value-type="float" office:value="0.0437779" calcext:value-type="float">
            <text:p>0.0437779</text:p>
          </table:table-cell>
          <table:table-cell office:value-type="float" office:value="1200" calcext:value-type="float">
            <text:p>1200</text:p>
          </table:table-cell>
          <table:table-cell office:value-type="float" office:value="0.00528714000000036" calcext:value-type="float">
            <text:p>0.00528714</text:p>
          </table:table-cell>
          <table:table-cell office:value-type="float" office:value="1381" calcext:value-type="float">
            <text:p>1381</text:p>
          </table:table-cell>
          <table:table-cell office:value-type="float" office:value="0.000674179999999751" calcext:value-type="float">
            <text:p>0.00067418</text:p>
          </table:table-cell>
          <table:table-cell table:number-columns-repeated="9"/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float" office:value="15" calcext:value-type="float">
            <text:p>15</text:p>
          </table:table-cell>
          <table:table-cell office:value-type="float" office:value="1771" calcext:value-type="float">
            <text:p>1771</text:p>
          </table:table-cell>
          <table:table-cell office:value-type="float" office:value="0.00372871999999973" calcext:value-type="float">
            <text:p>0.00372872</text:p>
          </table:table-cell>
          <table:table-cell office:value-type="float" office:value="1771" calcext:value-type="float">
            <text:p>1771</text:p>
          </table:table-cell>
          <table:table-cell office:value-type="float" office:value="0.05183875" calcext:value-type="float">
            <text:p>0.05183875</text:p>
          </table:table-cell>
          <table:table-cell office:value-type="float" office:value="1720" calcext:value-type="float">
            <text:p>1720</text:p>
          </table:table-cell>
          <table:table-cell office:value-type="float" office:value="0.00655095999999958" calcext:value-type="float">
            <text:p>0.00655096</text:p>
          </table:table-cell>
          <table:table-cell office:value-type="float" office:value="1771" calcext:value-type="float">
            <text:p>1771</text:p>
          </table:table-cell>
          <table:table-cell office:value-type="float" office:value="0.00045791999999949" calcext:value-type="float">
            <text:p>0.000457919999999</text:p>
          </table:table-cell>
          <table:table-cell table:number-columns-repeated="9"/>
        </table:table-row>
        <table:table-row table:style-name="ro1">
          <table:table-cell office:value-type="float" office:value="9149" calcext:value-type="float">
            <text:p>9149</text:p>
          </table:table-cell>
          <table:table-cell office:value-type="float" office:value="15" calcext:value-type="float">
            <text:p>15</text:p>
          </table:table-cell>
          <table:table-cell office:value-type="float" office:value="1873" calcext:value-type="float">
            <text:p>1873</text:p>
          </table:table-cell>
          <table:table-cell office:value-type="float" office:value="0.00318839000000025" calcext:value-type="float">
            <text:p>0.00318839</text:p>
          </table:table-cell>
          <table:table-cell office:value-type="float" office:value="1873" calcext:value-type="float">
            <text:p>1873</text:p>
          </table:table-cell>
          <table:table-cell office:value-type="float" office:value="0.0532903599999997" calcext:value-type="float">
            <text:p>0.05329036</text:p>
          </table:table-cell>
          <table:table-cell office:value-type="float" office:value="1790" calcext:value-type="float">
            <text:p>1790</text:p>
          </table:table-cell>
          <table:table-cell office:value-type="float" office:value="0.00624036999999987" calcext:value-type="float">
            <text:p>0.00624037</text:p>
          </table:table-cell>
          <table:table-cell office:value-type="float" office:value="1873" calcext:value-type="float">
            <text:p>1873</text:p>
          </table:table-cell>
          <table:table-cell office:value-type="float" office:value="0.000412890000000061" calcext:value-type="float">
            <text:p>0.00041289</text:p>
          </table:table-cell>
          <table:table-cell table:number-columns-repeated="9"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20" calcext:value-type="float">
            <text:p>20</text:p>
          </table:table-cell>
          <table:table-cell office:value-type="float" office:value="1995" calcext:value-type="float">
            <text:p>1995</text:p>
          </table:table-cell>
          <table:table-cell office:value-type="float" office:value="0.00727800000004208" calcext:value-type="float">
            <text:p>0.007278000000042</text:p>
          </table:table-cell>
          <table:table-cell office:value-type="float" office:value="1981" calcext:value-type="float">
            <text:p>1981</text:p>
          </table:table-cell>
          <table:table-cell office:value-type="float" office:value="0.099439000000018" calcext:value-type="float">
            <text:p>0.099439000000018</text:p>
          </table:table-cell>
          <table:table-cell office:value-type="float" office:value="1930" calcext:value-type="float">
            <text:p>1930</text:p>
          </table:table-cell>
          <table:table-cell office:value-type="float" office:value="0.0203379999999811" calcext:value-type="float">
            <text:p>0.020337999999981</text:p>
          </table:table-cell>
          <table:table-cell office:value-type="float" office:value="1995" calcext:value-type="float">
            <text:p>1995</text:p>
          </table:table-cell>
          <table:table-cell office:value-type="float" office:value="0.00794100000001663" calcext:value-type="float">
            <text:p>0.007941000000017</text:p>
          </table:table-cell>
          <table:table-cell table:number-columns-repeated="9"/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float" office:value="20" calcext:value-type="float">
            <text:p>20</text:p>
          </table:table-cell>
          <table:table-cell office:value-type="float" office:value="2623" calcext:value-type="float">
            <text:p>2623</text:p>
          </table:table-cell>
          <table:table-cell office:value-type="float" office:value="0.0111269999999877" calcext:value-type="float">
            <text:p>0.011126999999988</text:p>
          </table:table-cell>
          <table:table-cell office:value-type="float" office:value="2582" calcext:value-type="float">
            <text:p>2582</text:p>
          </table:table-cell>
          <table:table-cell office:value-type="float" office:value="0.121813999999915" calcext:value-type="float">
            <text:p>0.121813999999915</text:p>
          </table:table-cell>
          <table:table-cell office:value-type="float" office:value="2490" calcext:value-type="float">
            <text:p>2490</text:p>
          </table:table-cell>
          <table:table-cell office:value-type="float" office:value="0.0240309999999795" calcext:value-type="float">
            <text:p>0.02403099999998</text:p>
          </table:table-cell>
          <table:table-cell office:value-type="float" office:value="2623" calcext:value-type="float">
            <text:p>2623</text:p>
          </table:table-cell>
          <table:table-cell office:value-type="float" office:value="0.00184100000001308" calcext:value-type="float">
            <text:p>0.001841000000013</text:p>
          </table:table-cell>
          <table:table-cell table:number-columns-repeated="9"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20" calcext:value-type="float">
            <text:p>20</text:p>
          </table:table-cell>
          <table:table-cell office:value-type="float" office:value="2607" calcext:value-type="float">
            <text:p>2607</text:p>
          </table:table-cell>
          <table:table-cell office:value-type="float" office:value="0.006149999999991" calcext:value-type="float">
            <text:p>0.006149999999991</text:p>
          </table:table-cell>
          <table:table-cell office:value-type="float" office:value="2602" calcext:value-type="float">
            <text:p>2602</text:p>
          </table:table-cell>
          <table:table-cell office:value-type="float" office:value="0.122625000000028" calcext:value-type="float">
            <text:p>0.122625000000028</text:p>
          </table:table-cell>
          <table:table-cell office:value-type="float" office:value="2565" calcext:value-type="float">
            <text:p>2565</text:p>
          </table:table-cell>
          <table:table-cell office:value-type="float" office:value="0.0247669999999971" calcext:value-type="float">
            <text:p>0.024766999999997</text:p>
          </table:table-cell>
          <table:table-cell office:value-type="float" office:value="2607" calcext:value-type="float">
            <text:p>2607</text:p>
          </table:table-cell>
          <table:table-cell office:value-type="float" office:value="0.00100099999997383" calcext:value-type="float">
            <text:p>0.001000999999974</text:p>
          </table:table-cell>
          <table:table-cell table:number-columns-repeated="9"/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float" office:value="20" calcext:value-type="float">
            <text:p>20</text:p>
          </table:table-cell>
          <table:table-cell office:value-type="float" office:value="2089" calcext:value-type="float">
            <text:p>2089</text:p>
          </table:table-cell>
          <table:table-cell office:value-type="float" office:value="0.00754700000004504" calcext:value-type="float">
            <text:p>0.007547000000045</text:p>
          </table:table-cell>
          <table:table-cell office:value-type="float" office:value="2056" calcext:value-type="float">
            <text:p>2056</text:p>
          </table:table-cell>
          <table:table-cell office:value-type="float" office:value="0.100844000000052" calcext:value-type="float">
            <text:p>0.100844000000052</text:p>
          </table:table-cell>
          <table:table-cell office:value-type="float" office:value="1985" calcext:value-type="float">
            <text:p>1985</text:p>
          </table:table-cell>
          <table:table-cell office:value-type="float" office:value="0.0246529999999439" calcext:value-type="float">
            <text:p>0.024652999999944</text:p>
          </table:table-cell>
          <table:table-cell office:value-type="float" office:value="2089" calcext:value-type="float">
            <text:p>2089</text:p>
          </table:table-cell>
          <table:table-cell office:value-type="float" office:value="0.00233500000007325" calcext:value-type="float">
            <text:p>0.002335000000073</text:p>
          </table:table-cell>
          <table:table-cell table:number-columns-repeated="9"/>
        </table:table-row>
        <table:table-row table:style-name="ro1">
          <table:table-cell office:value-type="float" office:value="9154" calcext:value-type="float">
            <text:p>9154</text:p>
          </table:table-cell>
          <table:table-cell office:value-type="float" office:value="20" calcext:value-type="float">
            <text:p>20</text:p>
          </table:table-cell>
          <table:table-cell office:value-type="float" office:value="2062" calcext:value-type="float">
            <text:p>2062</text:p>
          </table:table-cell>
          <table:table-cell office:value-type="float" office:value="0.00632599999994454" calcext:value-type="float">
            <text:p>0.006325999999945</text:p>
          </table:table-cell>
          <table:table-cell office:value-type="float" office:value="2062" calcext:value-type="float">
            <text:p>2062</text:p>
          </table:table-cell>
          <table:table-cell office:value-type="float" office:value="0.0849450000000616" calcext:value-type="float">
            <text:p>0.084945000000062</text:p>
          </table:table-cell>
          <table:table-cell office:value-type="float" office:value="1955" calcext:value-type="float">
            <text:p>1955</text:p>
          </table:table-cell>
          <table:table-cell office:value-type="float" office:value="0.0223230000000285" calcext:value-type="float">
            <text:p>0.022323000000029</text:p>
          </table:table-cell>
          <table:table-cell office:value-type="float" office:value="2062" calcext:value-type="float">
            <text:p>2062</text:p>
          </table:table-cell>
          <table:table-cell office:value-type="float" office:value="0.00135299999999461" calcext:value-type="float">
            <text:p>0.001352999999995</text:p>
          </table:table-cell>
          <table:table-cell table:number-columns-repeated="9"/>
        </table:table-row>
        <table:table-row table:style-name="ro1">
          <table:table-cell office:value-type="float" office:value="9155" calcext:value-type="float">
            <text:p>9155</text:p>
          </table:table-cell>
          <table:table-cell office:value-type="float" office:value="20" calcext:value-type="float">
            <text:p>20</text:p>
          </table:table-cell>
          <table:table-cell office:value-type="float" office:value="2723" calcext:value-type="float">
            <text:p>2723</text:p>
          </table:table-cell>
          <table:table-cell office:value-type="float" office:value="0.00748500000003105" calcext:value-type="float">
            <text:p>0.007485000000031</text:p>
          </table:table-cell>
          <table:table-cell office:value-type="float" office:value="2715" calcext:value-type="float">
            <text:p>2715</text:p>
          </table:table-cell>
          <table:table-cell office:value-type="float" office:value="0.115017999999964" calcext:value-type="float">
            <text:p>0.115017999999964</text:p>
          </table:table-cell>
          <table:table-cell office:value-type="float" office:value="2685" calcext:value-type="float">
            <text:p>2685</text:p>
          </table:table-cell>
          <table:table-cell office:value-type="float" office:value="0.0243229999999812" calcext:value-type="float">
            <text:p>0.024322999999981</text:p>
          </table:table-cell>
          <table:table-cell office:value-type="float" office:value="2723" calcext:value-type="float">
            <text:p>2723</text:p>
          </table:table-cell>
          <table:table-cell office:value-type="float" office:value="0.00142999999997073" calcext:value-type="float">
            <text:p>0.001429999999971</text:p>
          </table:table-cell>
          <table:table-cell table:number-columns-repeated="9"/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float" office:value="20" calcext:value-type="float">
            <text:p>20</text:p>
          </table:table-cell>
          <table:table-cell office:value-type="float" office:value="2193" calcext:value-type="float">
            <text:p>2193</text:p>
          </table:table-cell>
          <table:table-cell office:value-type="float" office:value="0.00674999999995407" calcext:value-type="float">
            <text:p>0.006749999999954</text:p>
          </table:table-cell>
          <table:table-cell office:value-type="float" office:value="2184" calcext:value-type="float">
            <text:p>2184</text:p>
          </table:table-cell>
          <table:table-cell office:value-type="float" office:value="0.104203000000041" calcext:value-type="float">
            <text:p>0.104203000000041</text:p>
          </table:table-cell>
          <table:table-cell office:value-type="float" office:value="2140" calcext:value-type="float">
            <text:p>2140</text:p>
          </table:table-cell>
          <table:table-cell office:value-type="float" office:value="0.0251700000000028" calcext:value-type="float">
            <text:p>0.025170000000003</text:p>
          </table:table-cell>
          <table:table-cell office:value-type="float" office:value="2193" calcext:value-type="float">
            <text:p>2193</text:p>
          </table:table-cell>
          <table:table-cell office:value-type="float" office:value="0.00180100000000039" calcext:value-type="float">
            <text:p>0.001801</text:p>
          </table:table-cell>
          <table:table-cell table:number-columns-repeated="9"/>
        </table:table-row>
        <table:table-row table:style-name="ro1">
          <table:table-cell office:value-type="float" office:value="9157" calcext:value-type="float">
            <text:p>9157</text:p>
          </table:table-cell>
          <table:table-cell office:value-type="float" office:value="20" calcext:value-type="float">
            <text:p>20</text:p>
          </table:table-cell>
          <table:table-cell office:value-type="float" office:value="2992" calcext:value-type="float">
            <text:p>2992</text:p>
          </table:table-cell>
          <table:table-cell office:value-type="float" office:value="0.00670799999994642" calcext:value-type="float">
            <text:p>0.006707999999946</text:p>
          </table:table-cell>
          <table:table-cell office:value-type="float" office:value="2992" calcext:value-type="float">
            <text:p>2992</text:p>
          </table:table-cell>
          <table:table-cell office:value-type="float" office:value="0.124449000000027" calcext:value-type="float">
            <text:p>0.124449000000027</text:p>
          </table:table-cell>
          <table:table-cell office:value-type="float" office:value="2955" calcext:value-type="float">
            <text:p>2955</text:p>
          </table:table-cell>
          <table:table-cell office:value-type="float" office:value="0.0310739999999896" calcext:value-type="float">
            <text:p>0.03107399999999</text:p>
          </table:table-cell>
          <table:table-cell office:value-type="float" office:value="2992" calcext:value-type="float">
            <text:p>2992</text:p>
          </table:table-cell>
          <table:table-cell office:value-type="float" office:value="0.00135299999999461" calcext:value-type="float">
            <text:p>0.001352999999995</text:p>
          </table:table-cell>
          <table:table-cell table:number-columns-repeated="9"/>
        </table:table-row>
        <table:table-row table:style-name="ro1">
          <table:table-cell office:value-type="float" office:value="9158" calcext:value-type="float">
            <text:p>9158</text:p>
          </table:table-cell>
          <table:table-cell office:value-type="float" office:value="20" calcext:value-type="float">
            <text:p>20</text:p>
          </table:table-cell>
          <table:table-cell office:value-type="float" office:value="2197" calcext:value-type="float">
            <text:p>2197</text:p>
          </table:table-cell>
          <table:table-cell office:value-type="float" office:value="0.00867399999998497" calcext:value-type="float">
            <text:p>0.008673999999985</text:p>
          </table:table-cell>
          <table:table-cell office:value-type="float" office:value="2197" calcext:value-type="float">
            <text:p>2197</text:p>
          </table:table-cell>
          <table:table-cell office:value-type="float" office:value="0.104080000000067" calcext:value-type="float">
            <text:p>0.104080000000067</text:p>
          </table:table-cell>
          <table:table-cell office:value-type="float" office:value="2080" calcext:value-type="float">
            <text:p>2080</text:p>
          </table:table-cell>
          <table:table-cell office:value-type="float" office:value="0.0205679999999688" calcext:value-type="float">
            <text:p>0.020567999999969</text:p>
          </table:table-cell>
          <table:table-cell office:value-type="float" office:value="2197" calcext:value-type="float">
            <text:p>2197</text:p>
          </table:table-cell>
          <table:table-cell office:value-type="float" office:value="0.00103699999999662" calcext:value-type="float">
            <text:p>0.001036999999997</text:p>
          </table:table-cell>
          <table:table-cell table:number-columns-repeated="9"/>
        </table:table-row>
        <table:table-row table:style-name="ro1">
          <table:table-cell office:value-type="float" office:value="9159" calcext:value-type="float">
            <text:p>9159</text:p>
          </table:table-cell>
          <table:table-cell office:value-type="float" office:value="20" calcext:value-type="float">
            <text:p>20</text:p>
          </table:table-cell>
          <table:table-cell office:value-type="float" office:value="2551" calcext:value-type="float">
            <text:p>2551</text:p>
          </table:table-cell>
          <table:table-cell office:value-type="float" office:value="0.00651599999997643" calcext:value-type="float">
            <text:p>0.006515999999976</text:p>
          </table:table-cell>
          <table:table-cell office:value-type="float" office:value="2453" calcext:value-type="float">
            <text:p>2453</text:p>
          </table:table-cell>
          <table:table-cell office:value-type="float" office:value="0.131730999999945" calcext:value-type="float">
            <text:p>0.131730999999945</text:p>
          </table:table-cell>
          <table:table-cell office:value-type="float" office:value="2215" calcext:value-type="float">
            <text:p>2215</text:p>
          </table:table-cell>
          <table:table-cell office:value-type="float" office:value="0.0349289999999769" calcext:value-type="float">
            <text:p>0.034928999999977</text:p>
          </table:table-cell>
          <table:table-cell office:value-type="float" office:value="2551" calcext:value-type="float">
            <text:p>2551</text:p>
          </table:table-cell>
          <table:table-cell office:value-type="float" office:value="0.00662500000004229" calcext:value-type="float">
            <text:p>0.006625000000042</text:p>
          </table:table-cell>
          <table:table-cell table:number-columns-repeated="9"/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20" calcext:value-type="float">
            <text:p>20</text:p>
          </table:table-cell>
          <table:table-cell office:value-type="float" office:value="2372" calcext:value-type="float">
            <text:p>2372</text:p>
          </table:table-cell>
          <table:table-cell office:value-type="float" office:value="0.0106219999999553" calcext:value-type="float">
            <text:p>0.010621999999955</text:p>
          </table:table-cell>
          <table:table-cell office:value-type="float" office:value="2372" calcext:value-type="float">
            <text:p>2372</text:p>
          </table:table-cell>
          <table:table-cell office:value-type="float" office:value="0.116916000000003" calcext:value-type="float">
            <text:p>0.116916000000003</text:p>
          </table:table-cell>
          <table:table-cell office:value-type="float" office:value="2335" calcext:value-type="float">
            <text:p>2335</text:p>
          </table:table-cell>
          <table:table-cell office:value-type="float" office:value="0.0211120000000164" calcext:value-type="float">
            <text:p>0.021112000000017</text:p>
          </table:table-cell>
          <table:table-cell office:value-type="float" office:value="2372" calcext:value-type="float">
            <text:p>2372</text:p>
          </table:table-cell>
          <table:table-cell office:value-type="float" office:value="0.00197099999996908" calcext:value-type="float">
            <text:p>0.001970999999969</text:p>
          </table:table-cell>
          <table:table-cell table:number-columns-repeated="9"/>
        </table:table-row>
        <table:table-row table:style-name="ro1">
          <table:table-cell office:value-type="float" office:value="9161" calcext:value-type="float">
            <text:p>9161</text:p>
          </table:table-cell>
          <table:table-cell office:value-type="float" office:value="20" calcext:value-type="float">
            <text:p>20</text:p>
          </table:table-cell>
          <table:table-cell office:value-type="float" office:value="2116" calcext:value-type="float">
            <text:p>2116</text:p>
          </table:table-cell>
          <table:table-cell office:value-type="float" office:value="0.00647800000001553" calcext:value-type="float">
            <text:p>0.006478000000016</text:p>
          </table:table-cell>
          <table:table-cell office:value-type="float" office:value="2102" calcext:value-type="float">
            <text:p>2102</text:p>
          </table:table-cell>
          <table:table-cell office:value-type="float" office:value="0.103697000000011" calcext:value-type="float">
            <text:p>0.103697000000011</text:p>
          </table:table-cell>
          <table:table-cell office:value-type="float" office:value="1810" calcext:value-type="float">
            <text:p>1810</text:p>
          </table:table-cell>
          <table:table-cell office:value-type="float" office:value="0.018558999999982" calcext:value-type="float">
            <text:p>0.018558999999982</text:p>
          </table:table-cell>
          <table:table-cell office:value-type="float" office:value="2116" calcext:value-type="float">
            <text:p>2116</text:p>
          </table:table-cell>
          <table:table-cell office:value-type="float" office:value="0.00193000000001575" calcext:value-type="float">
            <text:p>0.001930000000016</text:p>
          </table:table-cell>
          <table:table-cell table:number-columns-repeated="9"/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float" office:value="20" calcext:value-type="float">
            <text:p>20</text:p>
          </table:table-cell>
          <table:table-cell office:value-type="float" office:value="2368" calcext:value-type="float">
            <text:p>2368</text:p>
          </table:table-cell>
          <table:table-cell office:value-type="float" office:value="0.00666999999998552" calcext:value-type="float">
            <text:p>0.006669999999986</text:p>
          </table:table-cell>
          <table:table-cell office:value-type="float" office:value="2287" calcext:value-type="float">
            <text:p>2287</text:p>
          </table:table-cell>
          <table:table-cell office:value-type="float" office:value="0.117893999999978" calcext:value-type="float">
            <text:p>0.117893999999978</text:p>
          </table:table-cell>
          <table:table-cell office:value-type="float" office:value="2100" calcext:value-type="float">
            <text:p>2100</text:p>
          </table:table-cell>
          <table:table-cell office:value-type="float" office:value="0.0318660000000932" calcext:value-type="float">
            <text:p>0.031866000000093</text:p>
          </table:table-cell>
          <table:table-cell office:value-type="float" office:value="2368" calcext:value-type="float">
            <text:p>2368</text:p>
          </table:table-cell>
          <table:table-cell office:value-type="float" office:value="0.0173449999999775" calcext:value-type="float">
            <text:p>0.017344999999978</text:p>
          </table:table-cell>
          <table:table-cell table:number-columns-repeated="9"/>
        </table:table-row>
        <table:table-row table:style-name="ro1">
          <table:table-cell office:value-type="float" office:value="9163" calcext:value-type="float">
            <text:p>9163</text:p>
          </table:table-cell>
          <table:table-cell office:value-type="float" office:value="20" calcext:value-type="float">
            <text:p>20</text:p>
          </table:table-cell>
          <table:table-cell office:value-type="float" office:value="2440" calcext:value-type="float">
            <text:p>2440</text:p>
          </table:table-cell>
          <table:table-cell office:value-type="float" office:value="0.00687599999997701" calcext:value-type="float">
            <text:p>0.006875999999977</text:p>
          </table:table-cell>
          <table:table-cell office:value-type="float" office:value="2391" calcext:value-type="float">
            <text:p>2391</text:p>
          </table:table-cell>
          <table:table-cell office:value-type="float" office:value="0.111999999999966" calcext:value-type="float">
            <text:p>0.111999999999966</text:p>
          </table:table-cell>
          <table:table-cell office:value-type="float" office:value="2300" calcext:value-type="float">
            <text:p>2300</text:p>
          </table:table-cell>
          <table:table-cell office:value-type="float" office:value="0.022023000000047" calcext:value-type="float">
            <text:p>0.022023000000047</text:p>
          </table:table-cell>
          <table:table-cell office:value-type="float" office:value="2440" calcext:value-type="float">
            <text:p>2440</text:p>
          </table:table-cell>
          <table:table-cell office:value-type="float" office:value="0.00117799999998169" calcext:value-type="float">
            <text:p>0.001177999999982</text:p>
          </table:table-cell>
          <table:table-cell table:number-columns-repeated="9"/>
        </table:table-row>
        <table:table-row table:style-name="ro1">
          <table:table-cell office:value-type="float" office:value="9164" calcext:value-type="float">
            <text:p>9164</text:p>
          </table:table-cell>
          <table:table-cell office:value-type="float" office:value="20" calcext:value-type="float">
            <text:p>20</text:p>
          </table:table-cell>
          <table:table-cell office:value-type="float" office:value="1609" calcext:value-type="float">
            <text:p>1609</text:p>
          </table:table-cell>
          <table:table-cell office:value-type="float" office:value="0.00651699999997391" calcext:value-type="float">
            <text:p>0.006516999999974</text:p>
          </table:table-cell>
          <table:table-cell office:value-type="float" office:value="1595" calcext:value-type="float">
            <text:p>1595</text:p>
          </table:table-cell>
          <table:table-cell office:value-type="float" office:value="0.0774450000000115" calcext:value-type="float">
            <text:p>0.077445000000012</text:p>
          </table:table-cell>
          <table:table-cell office:value-type="float" office:value="1555" calcext:value-type="float">
            <text:p>1555</text:p>
          </table:table-cell>
          <table:table-cell office:value-type="float" office:value="0.0157500000000255" calcext:value-type="float">
            <text:p>0.015750000000026</text:p>
          </table:table-cell>
          <table:table-cell office:value-type="float" office:value="1609" calcext:value-type="float">
            <text:p>1609</text:p>
          </table:table-cell>
          <table:table-cell office:value-type="float" office:value="0.00315899999998237" calcext:value-type="float">
            <text:p>0.003158999999982</text:p>
          </table:table-cell>
          <table:table-cell table:number-columns-repeated="9"/>
        </table:table-row>
        <table:table-row table:style-name="ro1">
          <table:table-cell office:value-type="float" office:value="9165" calcext:value-type="float">
            <text:p>9165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office:value-type="float" office:value="0.00111100000003717" calcext:value-type="float">
            <text:p>0.001111000000037</text:p>
          </table:table-cell>
          <table:table-cell office:value-type="float" office:value="249" calcext:value-type="float">
            <text:p>249</text:p>
          </table:table-cell>
          <table:table-cell office:value-type="float" office:value="0.0137030000000209" calcext:value-type="float">
            <text:p>0.013703000000021</text:p>
          </table:table-cell>
          <table:table-cell office:value-type="float" office:value="245" calcext:value-type="float">
            <text:p>245</text:p>
          </table:table-cell>
          <table:table-cell office:value-type="float" office:value="0.00334400000002688" calcext:value-type="float">
            <text:p>0.003344000000027</text:p>
          </table:table-cell>
          <table:table-cell office:value-type="float" office:value="249" calcext:value-type="float">
            <text:p>249</text:p>
          </table:table-cell>
          <table:table-cell office:value-type="float" office:value="0.000442000000020926" calcext:value-type="float">
            <text:p>0.000442000000021</text:p>
          </table:table-cell>
          <table:table-cell table:number-columns-repeated="9"/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float" office:value="20" calcext:value-type="float">
            <text:p>20</text:p>
          </table:table-cell>
          <table:table-cell office:value-type="float" office:value="2184" calcext:value-type="float">
            <text:p>2184</text:p>
          </table:table-cell>
          <table:table-cell office:value-type="float" office:value="0.00670000000002347" calcext:value-type="float">
            <text:p>0.006700000000023</text:p>
          </table:table-cell>
          <table:table-cell office:value-type="float" office:value="2184" calcext:value-type="float">
            <text:p>2184</text:p>
          </table:table-cell>
          <table:table-cell office:value-type="float" office:value="0.103680999999995" calcext:value-type="float">
            <text:p>0.103680999999995</text:p>
          </table:table-cell>
          <table:table-cell office:value-type="float" office:value="2055" calcext:value-type="float">
            <text:p>2055</text:p>
          </table:table-cell>
          <table:table-cell office:value-type="float" office:value="0.023144000000002" calcext:value-type="float">
            <text:p>0.023144000000002</text:p>
          </table:table-cell>
          <table:table-cell office:value-type="float" office:value="2184" calcext:value-type="float">
            <text:p>2184</text:p>
          </table:table-cell>
          <table:table-cell office:value-type="float" office:value="0.0020460000000071" calcext:value-type="float">
            <text:p>0.002046000000007</text:p>
          </table:table-cell>
          <table:table-cell table:number-columns-repeated="9"/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20" calcext:value-type="float">
            <text:p>20</text:p>
          </table:table-cell>
          <table:table-cell office:value-type="float" office:value="1903" calcext:value-type="float">
            <text:p>1903</text:p>
          </table:table-cell>
          <table:table-cell office:value-type="float" office:value="0.00770699999998215" calcext:value-type="float">
            <text:p>0.007706999999982</text:p>
          </table:table-cell>
          <table:table-cell office:value-type="float" office:value="1810" calcext:value-type="float">
            <text:p>1810</text:p>
          </table:table-cell>
          <table:table-cell office:value-type="float" office:value="0.104043000000047" calcext:value-type="float">
            <text:p>0.104043000000047</text:p>
          </table:table-cell>
          <table:table-cell office:value-type="float" office:value="1615" calcext:value-type="float">
            <text:p>1615</text:p>
          </table:table-cell>
          <table:table-cell office:value-type="float" office:value="0.0190909999999462" calcext:value-type="float">
            <text:p>0.019090999999946</text:p>
          </table:table-cell>
          <table:table-cell office:value-type="float" office:value="1903" calcext:value-type="float">
            <text:p>1903</text:p>
          </table:table-cell>
          <table:table-cell office:value-type="float" office:value="0.00814700000000812" calcext:value-type="float">
            <text:p>0.008147000000008</text:p>
          </table:table-cell>
          <table:table-cell table:number-columns-repeated="9"/>
        </table:table-row>
        <table:table-row table:style-name="ro1">
          <table:table-cell office:value-type="float" office:value="9168" calcext:value-type="float">
            <text:p>9168</text:p>
          </table:table-cell>
          <table:table-cell office:value-type="float" office:value="20" calcext:value-type="float">
            <text:p>20</text:p>
          </table:table-cell>
          <table:table-cell office:value-type="float" office:value="2359" calcext:value-type="float">
            <text:p>2359</text:p>
          </table:table-cell>
          <table:table-cell office:value-type="float" office:value="0.0062099999999532" calcext:value-type="float">
            <text:p>0.006209999999953</text:p>
          </table:table-cell>
          <table:table-cell office:value-type="float" office:value="2359" calcext:value-type="float">
            <text:p>2359</text:p>
          </table:table-cell>
          <table:table-cell office:value-type="float" office:value="0.123630999999989" calcext:value-type="float">
            <text:p>0.123630999999989</text:p>
          </table:table-cell>
          <table:table-cell office:value-type="float" office:value="2125" calcext:value-type="float">
            <text:p>2125</text:p>
          </table:table-cell>
          <table:table-cell office:value-type="float" office:value="0.0226599999999735" calcext:value-type="float">
            <text:p>0.022659999999974</text:p>
          </table:table-cell>
          <table:table-cell office:value-type="float" office:value="2359" calcext:value-type="float">
            <text:p>2359</text:p>
          </table:table-cell>
          <table:table-cell office:value-type="float" office:value="0.00427400000000944" calcext:value-type="float">
            <text:p>0.004274000000009</text:p>
          </table:table-cell>
          <table:table-cell table:number-columns-repeated="9"/>
        </table:table-row>
        <table:table-row table:style-name="ro1">
          <table:table-cell office:value-type="float" office:value="9169" calcext:value-type="float">
            <text:p>9169</text:p>
          </table:table-cell>
          <table:table-cell office:value-type="float" office:value="20" calcext:value-type="float">
            <text:p>20</text:p>
          </table:table-cell>
          <table:table-cell office:value-type="float" office:value="2550" calcext:value-type="float">
            <text:p>2550</text:p>
          </table:table-cell>
          <table:table-cell office:value-type="float" office:value="0.0115240000000085" calcext:value-type="float">
            <text:p>0.011524000000009</text:p>
          </table:table-cell>
          <table:table-cell office:value-type="float" office:value="2503" calcext:value-type="float">
            <text:p>2503</text:p>
          </table:table-cell>
          <table:table-cell office:value-type="float" office:value="0.110131000000024" calcext:value-type="float">
            <text:p>0.110131000000024</text:p>
          </table:table-cell>
          <table:table-cell office:value-type="float" office:value="2385" calcext:value-type="float">
            <text:p>2385</text:p>
          </table:table-cell>
          <table:table-cell office:value-type="float" office:value="0.0209729999999695" calcext:value-type="float">
            <text:p>0.02097299999997</text:p>
          </table:table-cell>
          <table:table-cell office:value-type="float" office:value="2550" calcext:value-type="float">
            <text:p>2550</text:p>
          </table:table-cell>
          <table:table-cell office:value-type="float" office:value="0.000969999999995252" calcext:value-type="float">
            <text:p>0.000969999999995</text:p>
          </table:table-cell>
          <table:table-cell table:number-columns-repeated="9"/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20" calcext:value-type="float">
            <text:p>20</text:p>
          </table:table-cell>
          <table:table-cell office:value-type="float" office:value="2796" calcext:value-type="float">
            <text:p>2796</text:p>
          </table:table-cell>
          <table:table-cell office:value-type="float" office:value="0.0081119999999828" calcext:value-type="float">
            <text:p>0.008111999999983</text:p>
          </table:table-cell>
          <table:table-cell office:value-type="float" office:value="2759" calcext:value-type="float">
            <text:p>2759</text:p>
          </table:table-cell>
          <table:table-cell office:value-type="float" office:value="0.125402999999949" calcext:value-type="float">
            <text:p>0.125402999999949</text:p>
          </table:table-cell>
          <table:table-cell office:value-type="float" office:value="2545" calcext:value-type="float">
            <text:p>2545</text:p>
          </table:table-cell>
          <table:table-cell office:value-type="float" office:value="0.0244169999999713" calcext:value-type="float">
            <text:p>0.024416999999971</text:p>
          </table:table-cell>
          <table:table-cell office:value-type="float" office:value="2796" calcext:value-type="float">
            <text:p>2796</text:p>
          </table:table-cell>
          <table:table-cell office:value-type="float" office:value="0.001466999999991" calcext:value-type="float">
            <text:p>0.001466999999991</text:p>
          </table:table-cell>
          <table:table-cell table:number-columns-repeated="9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float" office:value="20" calcext:value-type="float">
            <text:p>20</text:p>
          </table:table-cell>
          <table:table-cell office:value-type="float" office:value="1953" calcext:value-type="float">
            <text:p>1953</text:p>
          </table:table-cell>
          <table:table-cell office:value-type="float" office:value="0.0117030000000682" calcext:value-type="float">
            <text:p>0.011703000000068</text:p>
          </table:table-cell>
          <table:table-cell office:value-type="float" office:value="1953" calcext:value-type="float">
            <text:p>1953</text:p>
          </table:table-cell>
          <table:table-cell office:value-type="float" office:value="0.0961459999999761" calcext:value-type="float">
            <text:p>0.096145999999976</text:p>
          </table:table-cell>
          <table:table-cell office:value-type="float" office:value="1915" calcext:value-type="float">
            <text:p>1915</text:p>
          </table:table-cell>
          <table:table-cell office:value-type="float" office:value="0.0173709999999687" calcext:value-type="float">
            <text:p>0.017370999999969</text:p>
          </table:table-cell>
          <table:table-cell office:value-type="float" office:value="1953" calcext:value-type="float">
            <text:p>1953</text:p>
          </table:table-cell>
          <table:table-cell office:value-type="float" office:value="0.00367399999998952" calcext:value-type="float">
            <text:p>0.00367399999999</text:p>
          </table:table-cell>
          <table:table-cell table:number-columns-repeated="9"/>
        </table:table-row>
        <table:table-row table:style-name="ro1">
          <table:table-cell office:value-type="float" office:value="9172" calcext:value-type="float">
            <text:p>9172</text:p>
          </table:table-cell>
          <table:table-cell office:value-type="float" office:value="20" calcext:value-type="float">
            <text:p>20</text:p>
          </table:table-cell>
          <table:table-cell office:value-type="float" office:value="2532" calcext:value-type="float">
            <text:p>2532</text:p>
          </table:table-cell>
          <table:table-cell office:value-type="float" office:value="0.00821300000001202" calcext:value-type="float">
            <text:p>0.008213000000012</text:p>
          </table:table-cell>
          <table:table-cell office:value-type="float" office:value="2532" calcext:value-type="float">
            <text:p>2532</text:p>
          </table:table-cell>
          <table:table-cell office:value-type="float" office:value="0.128212000000019" calcext:value-type="float">
            <text:p>0.128212000000019</text:p>
          </table:table-cell>
          <table:table-cell office:value-type="float" office:value="2505" calcext:value-type="float">
            <text:p>2505</text:p>
          </table:table-cell>
          <table:table-cell office:value-type="float" office:value="0.023110000000031" calcext:value-type="float">
            <text:p>0.023110000000031</text:p>
          </table:table-cell>
          <table:table-cell office:value-type="float" office:value="2532" calcext:value-type="float">
            <text:p>2532</text:p>
          </table:table-cell>
          <table:table-cell office:value-type="float" office:value="0.00137799999998833" calcext:value-type="float">
            <text:p>0.001377999999988</text:p>
          </table:table-cell>
          <table:table-cell table:number-columns-repeated="9"/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20" calcext:value-type="float">
            <text:p>20</text:p>
          </table:table-cell>
          <table:table-cell office:value-type="float" office:value="2347" calcext:value-type="float">
            <text:p>2347</text:p>
          </table:table-cell>
          <table:table-cell office:value-type="float" office:value="0.0133079999999382" calcext:value-type="float">
            <text:p>0.013307999999938</text:p>
          </table:table-cell>
          <table:table-cell office:value-type="float" office:value="2347" calcext:value-type="float">
            <text:p>2347</text:p>
          </table:table-cell>
          <table:table-cell office:value-type="float" office:value="0.115999999999985" calcext:value-type="float">
            <text:p>0.115999999999985</text:p>
          </table:table-cell>
          <table:table-cell office:value-type="float" office:value="1935" calcext:value-type="float">
            <text:p>1935</text:p>
          </table:table-cell>
          <table:table-cell office:value-type="float" office:value="0.0235289999999964" calcext:value-type="float">
            <text:p>0.023528999999996</text:p>
          </table:table-cell>
          <table:table-cell office:value-type="float" office:value="2347" calcext:value-type="float">
            <text:p>2347</text:p>
          </table:table-cell>
          <table:table-cell office:value-type="float" office:value="0.00242400000001908" calcext:value-type="float">
            <text:p>0.002424000000019</text:p>
          </table:table-cell>
          <table:table-cell table:number-columns-repeated="9"/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float" office:value="20" calcext:value-type="float">
            <text:p>20</text:p>
          </table:table-cell>
          <table:table-cell office:value-type="float" office:value="2684" calcext:value-type="float">
            <text:p>2684</text:p>
          </table:table-cell>
          <table:table-cell office:value-type="float" office:value="0.0119179999999801" calcext:value-type="float">
            <text:p>0.01191799999998</text:p>
          </table:table-cell>
          <table:table-cell office:value-type="float" office:value="2684" calcext:value-type="float">
            <text:p>2684</text:p>
          </table:table-cell>
          <table:table-cell office:value-type="float" office:value="0.130811000000051" calcext:value-type="float">
            <text:p>0.130811000000051</text:p>
          </table:table-cell>
          <table:table-cell office:value-type="float" office:value="2280" calcext:value-type="float">
            <text:p>2280</text:p>
          </table:table-cell>
          <table:table-cell office:value-type="float" office:value="0.0247710000000438" calcext:value-type="float">
            <text:p>0.024771000000044</text:p>
          </table:table-cell>
          <table:table-cell office:value-type="float" office:value="2684" calcext:value-type="float">
            <text:p>2684</text:p>
          </table:table-cell>
          <table:table-cell office:value-type="float" office:value="0.00504399999994121" calcext:value-type="float">
            <text:p>0.005043999999941</text:p>
          </table:table-cell>
          <table:table-cell table:number-columns-repeated="9"/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float" office:value="20" calcext:value-type="float">
            <text:p>20</text:p>
          </table:table-cell>
          <table:table-cell office:value-type="float" office:value="1903" calcext:value-type="float">
            <text:p>1903</text:p>
          </table:table-cell>
          <table:table-cell office:value-type="float" office:value="0.00981699999999819" calcext:value-type="float">
            <text:p>0.009816999999998</text:p>
          </table:table-cell>
          <table:table-cell office:value-type="float" office:value="1883" calcext:value-type="float">
            <text:p>1883</text:p>
          </table:table-cell>
          <table:table-cell office:value-type="float" office:value="0.0863289999999779" calcext:value-type="float">
            <text:p>0.086328999999978</text:p>
          </table:table-cell>
          <table:table-cell office:value-type="float" office:value="1860" calcext:value-type="float">
            <text:p>1860</text:p>
          </table:table-cell>
          <table:table-cell office:value-type="float" office:value="0.0183790000000954" calcext:value-type="float">
            <text:p>0.018379000000095</text:p>
          </table:table-cell>
          <table:table-cell office:value-type="float" office:value="1903" calcext:value-type="float">
            <text:p>1903</text:p>
          </table:table-cell>
          <table:table-cell office:value-type="float" office:value="0.00169099999999389" calcext:value-type="float">
            <text:p>0.001690999999994</text:p>
          </table:table-cell>
          <table:table-cell table:number-columns-repeated="9"/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float" office:value="20" calcext:value-type="float">
            <text:p>20</text:p>
          </table:table-cell>
          <table:table-cell office:value-type="float" office:value="2335" calcext:value-type="float">
            <text:p>2335</text:p>
          </table:table-cell>
          <table:table-cell office:value-type="float" office:value="0.00697300000001633" calcext:value-type="float">
            <text:p>0.006973000000016</text:p>
          </table:table-cell>
          <table:table-cell office:value-type="float" office:value="2330" calcext:value-type="float">
            <text:p>2330</text:p>
          </table:table-cell>
          <table:table-cell office:value-type="float" office:value="0.0956340000000182" calcext:value-type="float">
            <text:p>0.095634000000018</text:p>
          </table:table-cell>
          <table:table-cell office:value-type="float" office:value="2260" calcext:value-type="float">
            <text:p>2260</text:p>
          </table:table-cell>
          <table:table-cell office:value-type="float" office:value="0.0197749999999814" calcext:value-type="float">
            <text:p>0.019774999999982</text:p>
          </table:table-cell>
          <table:table-cell office:value-type="float" office:value="2335" calcext:value-type="float">
            <text:p>2335</text:p>
          </table:table-cell>
          <table:table-cell office:value-type="float" office:value="0.000990000000001601" calcext:value-type="float">
            <text:p>0.000990000000002</text:p>
          </table:table-cell>
          <table:table-cell table:number-columns-repeated="9"/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float" office:value="20" calcext:value-type="float">
            <text:p>20</text:p>
          </table:table-cell>
          <table:table-cell office:value-type="float" office:value="2365" calcext:value-type="float">
            <text:p>2365</text:p>
          </table:table-cell>
          <table:table-cell office:value-type="float" office:value="0.00853200000000243" calcext:value-type="float">
            <text:p>0.008532000000002</text:p>
          </table:table-cell>
          <table:table-cell office:value-type="float" office:value="2365" calcext:value-type="float">
            <text:p>2365</text:p>
          </table:table-cell>
          <table:table-cell office:value-type="float" office:value="0.117637000000002" calcext:value-type="float">
            <text:p>0.117637000000002</text:p>
          </table:table-cell>
          <table:table-cell office:value-type="float" office:value="2205" calcext:value-type="float">
            <text:p>2205</text:p>
          </table:table-cell>
          <table:table-cell office:value-type="float" office:value="0.0219859999999699" calcext:value-type="float">
            <text:p>0.02198599999997</text:p>
          </table:table-cell>
          <table:table-cell office:value-type="float" office:value="2365" calcext:value-type="float">
            <text:p>2365</text:p>
          </table:table-cell>
          <table:table-cell office:value-type="float" office:value="0.00159199999995963" calcext:value-type="float">
            <text:p>0.00159199999996</text:p>
          </table:table-cell>
          <table:table-cell table:number-columns-repeated="9"/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20" calcext:value-type="float">
            <text:p>20</text:p>
          </table:table-cell>
          <table:table-cell office:value-type="float" office:value="2249" calcext:value-type="float">
            <text:p>2249</text:p>
          </table:table-cell>
          <table:table-cell office:value-type="float" office:value="0.012092999999993" calcext:value-type="float">
            <text:p>0.012092999999993</text:p>
          </table:table-cell>
          <table:table-cell office:value-type="float" office:value="2249" calcext:value-type="float">
            <text:p>2249</text:p>
          </table:table-cell>
          <table:table-cell office:value-type="float" office:value="0.107575999999995" calcext:value-type="float">
            <text:p>0.107575999999995</text:p>
          </table:table-cell>
          <table:table-cell office:value-type="float" office:value="2100" calcext:value-type="float">
            <text:p>2100</text:p>
          </table:table-cell>
          <table:table-cell office:value-type="float" office:value="0.023319000000015" calcext:value-type="float">
            <text:p>0.023319000000015</text:p>
          </table:table-cell>
          <table:table-cell office:value-type="float" office:value="2249" calcext:value-type="float">
            <text:p>2249</text:p>
          </table:table-cell>
          <table:table-cell office:value-type="float" office:value="0.00820499999997537" calcext:value-type="float">
            <text:p>0.008204999999975</text:p>
          </table:table-cell>
          <table:table-cell table:number-columns-repeated="9"/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20" calcext:value-type="float">
            <text:p>20</text:p>
          </table:table-cell>
          <table:table-cell office:value-type="float" office:value="2041" calcext:value-type="float">
            <text:p>2041</text:p>
          </table:table-cell>
          <table:table-cell office:value-type="float" office:value="0.0135099999999966" calcext:value-type="float">
            <text:p>0.013509999999997</text:p>
          </table:table-cell>
          <table:table-cell office:value-type="float" office:value="2012" calcext:value-type="float">
            <text:p>2012</text:p>
          </table:table-cell>
          <table:table-cell office:value-type="float" office:value="0.100616000000002" calcext:value-type="float">
            <text:p>0.100616000000002</text:p>
          </table:table-cell>
          <table:table-cell office:value-type="float" office:value="1965" calcext:value-type="float">
            <text:p>1965</text:p>
          </table:table-cell>
          <table:table-cell office:value-type="float" office:value="0.0187680000000228" calcext:value-type="float">
            <text:p>0.018768000000023</text:p>
          </table:table-cell>
          <table:table-cell office:value-type="float" office:value="2041" calcext:value-type="float">
            <text:p>2041</text:p>
          </table:table-cell>
          <table:table-cell office:value-type="float" office:value="0.00175099999995609" calcext:value-type="float">
            <text:p>0.001750999999956</text:p>
          </table:table-cell>
          <table:table-cell table:number-columns-repeated="9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20" calcext:value-type="float">
            <text:p>20</text:p>
          </table:table-cell>
          <table:table-cell office:value-type="float" office:value="2273" calcext:value-type="float">
            <text:p>2273</text:p>
          </table:table-cell>
          <table:table-cell office:value-type="float" office:value="0.0117500000000064" calcext:value-type="float">
            <text:p>0.011750000000006</text:p>
          </table:table-cell>
          <table:table-cell office:value-type="float" office:value="2177" calcext:value-type="float">
            <text:p>2177</text:p>
          </table:table-cell>
          <table:table-cell office:value-type="float" office:value="0.116484000000014" calcext:value-type="float">
            <text:p>0.116484000000014</text:p>
          </table:table-cell>
          <table:table-cell office:value-type="float" office:value="2030" calcext:value-type="float">
            <text:p>2030</text:p>
          </table:table-cell>
          <table:table-cell office:value-type="float" office:value="0.0217510000000516" calcext:value-type="float">
            <text:p>0.021751000000052</text:p>
          </table:table-cell>
          <table:table-cell office:value-type="float" office:value="2273" calcext:value-type="float">
            <text:p>2273</text:p>
          </table:table-cell>
          <table:table-cell office:value-type="float" office:value="0.00604599999996935" calcext:value-type="float">
            <text:p>0.006045999999969</text:p>
          </table:table-cell>
          <table:table-cell table:number-columns-repeated="9"/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20" calcext:value-type="float">
            <text:p>20</text:p>
          </table:table-cell>
          <table:table-cell office:value-type="float" office:value="2435" calcext:value-type="float">
            <text:p>2435</text:p>
          </table:table-cell>
          <table:table-cell office:value-type="float" office:value="0.00656100000003335" calcext:value-type="float">
            <text:p>0.006561000000033</text:p>
          </table:table-cell>
          <table:table-cell office:value-type="float" office:value="2435" calcext:value-type="float">
            <text:p>2435</text:p>
          </table:table-cell>
          <table:table-cell office:value-type="float" office:value="0.106442000000015" calcext:value-type="float">
            <text:p>0.106442000000015</text:p>
          </table:table-cell>
          <table:table-cell office:value-type="float" office:value="2365" calcext:value-type="float">
            <text:p>2365</text:p>
          </table:table-cell>
          <table:table-cell office:value-type="float" office:value="0.0204689999999914" calcext:value-type="float">
            <text:p>0.020468999999992</text:p>
          </table:table-cell>
          <table:table-cell office:value-type="float" office:value="2435" calcext:value-type="float">
            <text:p>2435</text:p>
          </table:table-cell>
          <table:table-cell office:value-type="float" office:value="0.000801000000024033" calcext:value-type="float">
            <text:p>0.000801000000024</text:p>
          </table:table-cell>
          <table:table-cell table:number-columns-repeated="9"/>
        </table:table-row>
        <table:table-row table:style-name="ro1">
          <table:table-cell office:value-type="float" office:value="9182" calcext:value-type="float">
            <text:p>9182</text:p>
          </table:table-cell>
          <table:table-cell office:value-type="float" office:value="20" calcext:value-type="float">
            <text:p>20</text:p>
          </table:table-cell>
          <table:table-cell office:value-type="float" office:value="2508" calcext:value-type="float">
            <text:p>2508</text:p>
          </table:table-cell>
          <table:table-cell office:value-type="float" office:value="0.0116989999999646" calcext:value-type="float">
            <text:p>0.011698999999965</text:p>
          </table:table-cell>
          <table:table-cell office:value-type="float" office:value="2496" calcext:value-type="float">
            <text:p>2496</text:p>
          </table:table-cell>
          <table:table-cell office:value-type="float" office:value="0.125932999999975" calcext:value-type="float">
            <text:p>0.125932999999975</text:p>
          </table:table-cell>
          <table:table-cell office:value-type="float" office:value="2440" calcext:value-type="float">
            <text:p>2440</text:p>
          </table:table-cell>
          <table:table-cell office:value-type="float" office:value="0.0303289999999947" calcext:value-type="float">
            <text:p>0.030328999999995</text:p>
          </table:table-cell>
          <table:table-cell office:value-type="float" office:value="2508" calcext:value-type="float">
            <text:p>2508</text:p>
          </table:table-cell>
          <table:table-cell office:value-type="float" office:value="0.00252800000004072" calcext:value-type="float">
            <text:p>0.002528000000041</text:p>
          </table:table-cell>
          <table:table-cell table:number-columns-repeated="9"/>
        </table:table-row>
        <table:table-row table:style-name="ro1">
          <table:table-cell office:value-type="float" office:value="9183" calcext:value-type="float">
            <text:p>9183</text:p>
          </table:table-cell>
          <table:table-cell office:value-type="float" office:value="20" calcext:value-type="float">
            <text:p>20</text:p>
          </table:table-cell>
          <table:table-cell office:value-type="float" office:value="1863" calcext:value-type="float">
            <text:p>1863</text:p>
          </table:table-cell>
          <table:table-cell office:value-type="float" office:value="0.00680299999999079" calcext:value-type="float">
            <text:p>0.006802999999991</text:p>
          </table:table-cell>
          <table:table-cell office:value-type="float" office:value="1814" calcext:value-type="float">
            <text:p>1814</text:p>
          </table:table-cell>
          <table:table-cell office:value-type="float" office:value="0.0919099999999844" calcext:value-type="float">
            <text:p>0.091909999999984</text:p>
          </table:table-cell>
          <table:table-cell office:value-type="float" office:value="1785" calcext:value-type="float">
            <text:p>1785</text:p>
          </table:table-cell>
          <table:table-cell office:value-type="float" office:value="0.0236500000000319" calcext:value-type="float">
            <text:p>0.023650000000032</text:p>
          </table:table-cell>
          <table:table-cell office:value-type="float" office:value="1863" calcext:value-type="float">
            <text:p>1863</text:p>
          </table:table-cell>
          <table:table-cell office:value-type="float" office:value="0.00507899999996653" calcext:value-type="float">
            <text:p>0.005078999999967</text:p>
          </table:table-cell>
          <table:table-cell table:number-columns-repeated="9"/>
        </table:table-row>
        <table:table-row table:style-name="ro1">
          <table:table-cell office:value-type="float" office:value="9184" calcext:value-type="float">
            <text:p>9184</text:p>
          </table:table-cell>
          <table:table-cell office:value-type="float" office:value="20" calcext:value-type="float">
            <text:p>20</text:p>
          </table:table-cell>
          <table:table-cell office:value-type="float" office:value="2959" calcext:value-type="float">
            <text:p>2959</text:p>
          </table:table-cell>
          <table:table-cell office:value-type="float" office:value="0.00608000000005404" calcext:value-type="float">
            <text:p>0.006080000000054</text:p>
          </table:table-cell>
          <table:table-cell office:value-type="float" office:value="2959" calcext:value-type="float">
            <text:p>2959</text:p>
          </table:table-cell>
          <table:table-cell office:value-type="float" office:value="0.150575000000003" calcext:value-type="float">
            <text:p>0.150575000000003</text:p>
          </table:table-cell>
          <table:table-cell office:value-type="float" office:value="2900" calcext:value-type="float">
            <text:p>2900</text:p>
          </table:table-cell>
          <table:table-cell office:value-type="float" office:value="0.027953000000025" calcext:value-type="float">
            <text:p>0.027953000000025</text:p>
          </table:table-cell>
          <table:table-cell office:value-type="float" office:value="2959" calcext:value-type="float">
            <text:p>2959</text:p>
          </table:table-cell>
          <table:table-cell office:value-type="float" office:value="0.00194199999998546" calcext:value-type="float">
            <text:p>0.001941999999985</text:p>
          </table:table-cell>
          <table:table-cell table:number-columns-repeated="9"/>
        </table:table-row>
        <table:table-row table:style-name="ro1">
          <table:table-cell office:value-type="float" office:value="9185" calcext:value-type="float">
            <text:p>9185</text:p>
          </table:table-cell>
          <table:table-cell office:value-type="float" office:value="20" calcext:value-type="float">
            <text:p>20</text:p>
          </table:table-cell>
          <table:table-cell office:value-type="float" office:value="2411" calcext:value-type="float">
            <text:p>2411</text:p>
          </table:table-cell>
          <table:table-cell office:value-type="float" office:value="0.0135590000000434" calcext:value-type="float">
            <text:p>0.013559000000043</text:p>
          </table:table-cell>
          <table:table-cell office:value-type="float" office:value="2411" calcext:value-type="float">
            <text:p>2411</text:p>
          </table:table-cell>
          <table:table-cell office:value-type="float" office:value="0.108419000000026" calcext:value-type="float">
            <text:p>0.108419000000026</text:p>
          </table:table-cell>
          <table:table-cell office:value-type="float" office:value="2380" calcext:value-type="float">
            <text:p>2380</text:p>
          </table:table-cell>
          <table:table-cell office:value-type="float" office:value="0.0258989999999812" calcext:value-type="float">
            <text:p>0.025898999999981</text:p>
          </table:table-cell>
          <table:table-cell office:value-type="float" office:value="2411" calcext:value-type="float">
            <text:p>2411</text:p>
          </table:table-cell>
          <table:table-cell office:value-type="float" office:value="0.000920000000064647" calcext:value-type="float">
            <text:p>0.000920000000065</text:p>
          </table:table-cell>
          <table:table-cell table:number-columns-repeated="9"/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20" calcext:value-type="float">
            <text:p>20</text:p>
          </table:table-cell>
          <table:table-cell office:value-type="float" office:value="2456" calcext:value-type="float">
            <text:p>2456</text:p>
          </table:table-cell>
          <table:table-cell office:value-type="float" office:value="0.00624900000002526" calcext:value-type="float">
            <text:p>0.006249000000025</text:p>
          </table:table-cell>
          <table:table-cell office:value-type="float" office:value="2411" calcext:value-type="float">
            <text:p>2411</text:p>
          </table:table-cell>
          <table:table-cell office:value-type="float" office:value="0.113643000000025" calcext:value-type="float">
            <text:p>0.113643000000025</text:p>
          </table:table-cell>
          <table:table-cell office:value-type="float" office:value="2335" calcext:value-type="float">
            <text:p>2335</text:p>
          </table:table-cell>
          <table:table-cell office:value-type="float" office:value="0.0270590000000084" calcext:value-type="float">
            <text:p>0.027059000000008</text:p>
          </table:table-cell>
          <table:table-cell office:value-type="float" office:value="2456" calcext:value-type="float">
            <text:p>2456</text:p>
          </table:table-cell>
          <table:table-cell office:value-type="float" office:value="0.00339499999995496" calcext:value-type="float">
            <text:p>0.003394999999955</text:p>
          </table:table-cell>
          <table:table-cell table:number-columns-repeated="9"/>
        </table:table-row>
        <table:table-row table:style-name="ro1">
          <table:table-cell office:value-type="float" office:value="9187" calcext:value-type="float">
            <text:p>9187</text:p>
          </table:table-cell>
          <table:table-cell office:value-type="float" office:value="20" calcext:value-type="float">
            <text:p>20</text:p>
          </table:table-cell>
          <table:table-cell office:value-type="float" office:value="2333" calcext:value-type="float">
            <text:p>2333</text:p>
          </table:table-cell>
          <table:table-cell office:value-type="float" office:value="0.00712300000003552" calcext:value-type="float">
            <text:p>0.007123000000036</text:p>
          </table:table-cell>
          <table:table-cell office:value-type="float" office:value="2297" calcext:value-type="float">
            <text:p>2297</text:p>
          </table:table-cell>
          <table:table-cell office:value-type="float" office:value="0.111805999999945" calcext:value-type="float">
            <text:p>0.111805999999945</text:p>
          </table:table-cell>
          <table:table-cell office:value-type="float" office:value="2230" calcext:value-type="float">
            <text:p>2230</text:p>
          </table:table-cell>
          <table:table-cell office:value-type="float" office:value="0.0341480000000161" calcext:value-type="float">
            <text:p>0.034148000000016</text:p>
          </table:table-cell>
          <table:table-cell office:value-type="float" office:value="2333" calcext:value-type="float">
            <text:p>2333</text:p>
          </table:table-cell>
          <table:table-cell office:value-type="float" office:value="0.00522599999999329" calcext:value-type="float">
            <text:p>0.005225999999993</text:p>
          </table:table-cell>
          <table:table-cell table:number-columns-repeated="9"/>
        </table:table-row>
        <table:table-row table:style-name="ro1">
          <table:table-cell office:value-type="float" office:value="9188" calcext:value-type="float">
            <text:p>9188</text:p>
          </table:table-cell>
          <table:table-cell office:value-type="float" office:value="20" calcext:value-type="float">
            <text:p>20</text:p>
          </table:table-cell>
          <table:table-cell office:value-type="float" office:value="1983" calcext:value-type="float">
            <text:p>1983</text:p>
          </table:table-cell>
          <table:table-cell office:value-type="float" office:value="0.00721100000004071" calcext:value-type="float">
            <text:p>0.007211000000041</text:p>
          </table:table-cell>
          <table:table-cell office:value-type="float" office:value="1932" calcext:value-type="float">
            <text:p>1932</text:p>
          </table:table-cell>
          <table:table-cell office:value-type="float" office:value="0.0936719999999696" calcext:value-type="float">
            <text:p>0.09367199999997</text:p>
          </table:table-cell>
          <table:table-cell office:value-type="float" office:value="1800" calcext:value-type="float">
            <text:p>1800</text:p>
          </table:table-cell>
          <table:table-cell office:value-type="float" office:value="0.0184430000000475" calcext:value-type="float">
            <text:p>0.018443000000048</text:p>
          </table:table-cell>
          <table:table-cell office:value-type="float" office:value="1983" calcext:value-type="float">
            <text:p>1983</text:p>
          </table:table-cell>
          <table:table-cell office:value-type="float" office:value="0.00197400000001835" calcext:value-type="float">
            <text:p>0.001974000000018</text:p>
          </table:table-cell>
          <table:table-cell table:number-columns-repeated="9"/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20" calcext:value-type="float">
            <text:p>20</text:p>
          </table:table-cell>
          <table:table-cell office:value-type="float" office:value="2041" calcext:value-type="float">
            <text:p>2041</text:p>
          </table:table-cell>
          <table:table-cell office:value-type="float" office:value="0.0138679999999454" calcext:value-type="float">
            <text:p>0.013867999999945</text:p>
          </table:table-cell>
          <table:table-cell office:value-type="float" office:value="1964" calcext:value-type="float">
            <text:p>1964</text:p>
          </table:table-cell>
          <table:table-cell office:value-type="float" office:value="0.109209000000021" calcext:value-type="float">
            <text:p>0.109209000000021</text:p>
          </table:table-cell>
          <table:table-cell office:value-type="float" office:value="1410" calcext:value-type="float">
            <text:p>1410</text:p>
          </table:table-cell>
          <table:table-cell office:value-type="float" office:value="0.019315000000006" calcext:value-type="float">
            <text:p>0.019315000000006</text:p>
          </table:table-cell>
          <table:table-cell office:value-type="float" office:value="2041" calcext:value-type="float">
            <text:p>2041</text:p>
          </table:table-cell>
          <table:table-cell office:value-type="float" office:value="0.0185089999999377" calcext:value-type="float">
            <text:p>0.018508999999938</text:p>
          </table:table-cell>
          <table:table-cell table:number-columns-repeated="9"/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20" calcext:value-type="float">
            <text:p>20</text:p>
          </table:table-cell>
          <table:table-cell office:value-type="float" office:value="2338" calcext:value-type="float">
            <text:p>2338</text:p>
          </table:table-cell>
          <table:table-cell office:value-type="float" office:value="0.00795100000004823" calcext:value-type="float">
            <text:p>0.007951000000048</text:p>
          </table:table-cell>
          <table:table-cell office:value-type="float" office:value="2306" calcext:value-type="float">
            <text:p>2306</text:p>
          </table:table-cell>
          <table:table-cell office:value-type="float" office:value="0.113823999999966" calcext:value-type="float">
            <text:p>0.113823999999966</text:p>
          </table:table-cell>
          <table:table-cell office:value-type="float" office:value="2210" calcext:value-type="float">
            <text:p>2210</text:p>
          </table:table-cell>
          <table:table-cell office:value-type="float" office:value="0.0221860000000333" calcext:value-type="float">
            <text:p>0.022186000000033</text:p>
          </table:table-cell>
          <table:table-cell office:value-type="float" office:value="2338" calcext:value-type="float">
            <text:p>2338</text:p>
          </table:table-cell>
          <table:table-cell office:value-type="float" office:value="0.00237600000002658" calcext:value-type="float">
            <text:p>0.002376000000027</text:p>
          </table:table-cell>
          <table:table-cell table:number-columns-repeated="9"/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float" office:value="20" calcext:value-type="float">
            <text:p>20</text:p>
          </table:table-cell>
          <table:table-cell office:value-type="float" office:value="2818" calcext:value-type="float">
            <text:p>2818</text:p>
          </table:table-cell>
          <table:table-cell office:value-type="float" office:value="0.0118819999999573" calcext:value-type="float">
            <text:p>0.011881999999957</text:p>
          </table:table-cell>
          <table:table-cell office:value-type="float" office:value="2818" calcext:value-type="float">
            <text:p>2818</text:p>
          </table:table-cell>
          <table:table-cell office:value-type="float" office:value="0.120245999999952" calcext:value-type="float">
            <text:p>0.120245999999952</text:p>
          </table:table-cell>
          <table:table-cell office:value-type="float" office:value="2790" calcext:value-type="float">
            <text:p>2790</text:p>
          </table:table-cell>
          <table:table-cell office:value-type="float" office:value="0.0229830000000106" calcext:value-type="float">
            <text:p>0.022983000000011</text:p>
          </table:table-cell>
          <table:table-cell office:value-type="float" office:value="2818" calcext:value-type="float">
            <text:p>2818</text:p>
          </table:table-cell>
          <table:table-cell office:value-type="float" office:value="0.000617000000033841" calcext:value-type="float">
            <text:p>0.000617000000034</text:p>
          </table:table-cell>
          <table:table-cell table:number-columns-repeated="9"/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float" office:value="20" calcext:value-type="float">
            <text:p>20</text:p>
          </table:table-cell>
          <table:table-cell office:value-type="float" office:value="2441" calcext:value-type="float">
            <text:p>2441</text:p>
          </table:table-cell>
          <table:table-cell office:value-type="float" office:value="0.0118289999999774" calcext:value-type="float">
            <text:p>0.011828999999978</text:p>
          </table:table-cell>
          <table:table-cell office:value-type="float" office:value="2441" calcext:value-type="float">
            <text:p>2441</text:p>
          </table:table-cell>
          <table:table-cell office:value-type="float" office:value="0.119421999999986" calcext:value-type="float">
            <text:p>0.119421999999986</text:p>
          </table:table-cell>
          <table:table-cell office:value-type="float" office:value="2405" calcext:value-type="float">
            <text:p>2405</text:p>
          </table:table-cell>
          <table:table-cell office:value-type="float" office:value="0.021097999999995" calcext:value-type="float">
            <text:p>0.021097999999995</text:p>
          </table:table-cell>
          <table:table-cell office:value-type="float" office:value="2441" calcext:value-type="float">
            <text:p>2441</text:p>
          </table:table-cell>
          <table:table-cell office:value-type="float" office:value="0.00109700000001567" calcext:value-type="float">
            <text:p>0.001097000000016</text:p>
          </table:table-cell>
          <table:table-cell table:number-columns-repeated="9"/>
        </table:table-row>
        <table:table-row table:style-name="ro1">
          <table:table-cell office:value-type="float" office:value="9193" calcext:value-type="float">
            <text:p>9193</text:p>
          </table:table-cell>
          <table:table-cell office:value-type="float" office:value="20" calcext:value-type="float">
            <text:p>20</text:p>
          </table:table-cell>
          <table:table-cell office:value-type="float" office:value="1821" calcext:value-type="float">
            <text:p>1821</text:p>
          </table:table-cell>
          <table:table-cell office:value-type="float" office:value="0.00679500000006783" calcext:value-type="float">
            <text:p>0.006795000000068</text:p>
          </table:table-cell>
          <table:table-cell office:value-type="float" office:value="1777" calcext:value-type="float">
            <text:p>1777</text:p>
          </table:table-cell>
          <table:table-cell office:value-type="float" office:value="0.0955710000000067" calcext:value-type="float">
            <text:p>0.095571000000007</text:p>
          </table:table-cell>
          <table:table-cell office:value-type="float" office:value="1605" calcext:value-type="float">
            <text:p>1605</text:p>
          </table:table-cell>
          <table:table-cell office:value-type="float" office:value="0.0238600000000133" calcext:value-type="float">
            <text:p>0.023860000000013</text:p>
          </table:table-cell>
          <table:table-cell office:value-type="float" office:value="1821" calcext:value-type="float">
            <text:p>1821</text:p>
          </table:table-cell>
          <table:table-cell office:value-type="float" office:value="0.00172700000001669" calcext:value-type="float">
            <text:p>0.001727000000017</text:p>
          </table:table-cell>
          <table:table-cell table:number-columns-repeated="9"/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float" office:value="20" calcext:value-type="float">
            <text:p>20</text:p>
          </table:table-cell>
          <table:table-cell office:value-type="float" office:value="2721" calcext:value-type="float">
            <text:p>2721</text:p>
          </table:table-cell>
          <table:table-cell office:value-type="float" office:value="0.00885300000004463" calcext:value-type="float">
            <text:p>0.008853000000045</text:p>
          </table:table-cell>
          <table:table-cell office:value-type="float" office:value="2694" calcext:value-type="float">
            <text:p>2694</text:p>
          </table:table-cell>
          <table:table-cell office:value-type="float" office:value="0.120364999999992" calcext:value-type="float">
            <text:p>0.120364999999992</text:p>
          </table:table-cell>
          <table:table-cell office:value-type="float" office:value="2660" calcext:value-type="float">
            <text:p>2660</text:p>
          </table:table-cell>
          <table:table-cell office:value-type="float" office:value="0.0290500000000407" calcext:value-type="float">
            <text:p>0.029050000000041</text:p>
          </table:table-cell>
          <table:table-cell office:value-type="float" office:value="2721" calcext:value-type="float">
            <text:p>2721</text:p>
          </table:table-cell>
          <table:table-cell office:value-type="float" office:value="0.0045369999999707" calcext:value-type="float">
            <text:p>0.004536999999971</text:p>
          </table:table-cell>
          <table:table-cell table:number-columns-repeated="9"/>
        </table:table-row>
        <table:table-row table:style-name="ro1">
          <table:table-cell office:value-type="float" office:value="9195" calcext:value-type="float">
            <text:p>9195</text:p>
          </table:table-cell>
          <table:table-cell office:value-type="float" office:value="20" calcext:value-type="float">
            <text:p>20</text:p>
          </table:table-cell>
          <table:table-cell office:value-type="float" office:value="2421" calcext:value-type="float">
            <text:p>2421</text:p>
          </table:table-cell>
          <table:table-cell office:value-type="float" office:value="0.00716299999999137" calcext:value-type="float">
            <text:p>0.007162999999991</text:p>
          </table:table-cell>
          <table:table-cell office:value-type="float" office:value="2421" calcext:value-type="float">
            <text:p>2421</text:p>
          </table:table-cell>
          <table:table-cell office:value-type="float" office:value="0.108538999999951" calcext:value-type="float">
            <text:p>0.108538999999951</text:p>
          </table:table-cell>
          <table:table-cell office:value-type="float" office:value="2380" calcext:value-type="float">
            <text:p>2380</text:p>
          </table:table-cell>
          <table:table-cell office:value-type="float" office:value="0.0213529999999764" calcext:value-type="float">
            <text:p>0.021352999999977</text:p>
          </table:table-cell>
          <table:table-cell office:value-type="float" office:value="2421" calcext:value-type="float">
            <text:p>2421</text:p>
          </table:table-cell>
          <table:table-cell office:value-type="float" office:value="0.0014990000000239" calcext:value-type="float">
            <text:p>0.001499000000024</text:p>
          </table:table-cell>
          <table:table-cell table:number-columns-repeated="9"/>
        </table:table-row>
        <table:table-row table:style-name="ro1">
          <table:table-cell office:value-type="float" office:value="9196" calcext:value-type="float">
            <text:p>9196</text:p>
          </table:table-cell>
          <table:table-cell office:value-type="float" office:value="20" calcext:value-type="float">
            <text:p>20</text:p>
          </table:table-cell>
          <table:table-cell office:value-type="float" office:value="2475" calcext:value-type="float">
            <text:p>2475</text:p>
          </table:table-cell>
          <table:table-cell office:value-type="float" office:value="0.00697300000001633" calcext:value-type="float">
            <text:p>0.006973000000016</text:p>
          </table:table-cell>
          <table:table-cell office:value-type="float" office:value="2468" calcext:value-type="float">
            <text:p>2468</text:p>
          </table:table-cell>
          <table:table-cell office:value-type="float" office:value="0.113180999999997" calcext:value-type="float">
            <text:p>0.113180999999997</text:p>
          </table:table-cell>
          <table:table-cell office:value-type="float" office:value="2430" calcext:value-type="float">
            <text:p>2430</text:p>
          </table:table-cell>
          <table:table-cell office:value-type="float" office:value="0.0222400000000107" calcext:value-type="float">
            <text:p>0.022240000000011</text:p>
          </table:table-cell>
          <table:table-cell office:value-type="float" office:value="2475" calcext:value-type="float">
            <text:p>2475</text:p>
          </table:table-cell>
          <table:table-cell office:value-type="float" office:value="0.00303300000001627" calcext:value-type="float">
            <text:p>0.003033000000016</text:p>
          </table:table-cell>
          <table:table-cell table:number-columns-repeated="9"/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float" office:value="20" calcext:value-type="float">
            <text:p>20</text:p>
          </table:table-cell>
          <table:table-cell office:value-type="float" office:value="2417" calcext:value-type="float">
            <text:p>2417</text:p>
          </table:table-cell>
          <table:table-cell office:value-type="float" office:value="0.0067489999999566" calcext:value-type="float">
            <text:p>0.006748999999957</text:p>
          </table:table-cell>
          <table:table-cell office:value-type="float" office:value="2397" calcext:value-type="float">
            <text:p>2397</text:p>
          </table:table-cell>
          <table:table-cell office:value-type="float" office:value="0.115083999999968" calcext:value-type="float">
            <text:p>0.115083999999968</text:p>
          </table:table-cell>
          <table:table-cell office:value-type="float" office:value="2350" calcext:value-type="float">
            <text:p>2350</text:p>
          </table:table-cell>
          <table:table-cell office:value-type="float" office:value="0.0296979999999962" calcext:value-type="float">
            <text:p>0.029697999999996</text:p>
          </table:table-cell>
          <table:table-cell office:value-type="float" office:value="2417" calcext:value-type="float">
            <text:p>2417</text:p>
          </table:table-cell>
          <table:table-cell office:value-type="float" office:value="0.0015950000000089" calcext:value-type="float">
            <text:p>0.001595000000009</text:p>
          </table:table-cell>
          <table:table-cell table:number-columns-repeated="9"/>
        </table:table-row>
        <table:table-row table:style-name="ro1">
          <table:table-cell office:value-type="float" office:value="9198" calcext:value-type="float">
            <text:p>9198</text:p>
          </table:table-cell>
          <table:table-cell office:value-type="float" office:value="20" calcext:value-type="float">
            <text:p>20</text:p>
          </table:table-cell>
          <table:table-cell office:value-type="float" office:value="2033" calcext:value-type="float">
            <text:p>2033</text:p>
          </table:table-cell>
          <table:table-cell office:value-type="float" office:value="0.00991199999998571" calcext:value-type="float">
            <text:p>0.009911999999986</text:p>
          </table:table-cell>
          <table:table-cell office:value-type="float" office:value="2018" calcext:value-type="float">
            <text:p>2018</text:p>
          </table:table-cell>
          <table:table-cell office:value-type="float" office:value="0.0913229999999885" calcext:value-type="float">
            <text:p>0.091322999999989</text:p>
          </table:table-cell>
          <table:table-cell office:value-type="float" office:value="1925" calcext:value-type="float">
            <text:p>1925</text:p>
          </table:table-cell>
          <table:table-cell office:value-type="float" office:value="0.0207529999999565" calcext:value-type="float">
            <text:p>0.020752999999957</text:p>
          </table:table-cell>
          <table:table-cell office:value-type="float" office:value="2033" calcext:value-type="float">
            <text:p>2033</text:p>
          </table:table-cell>
          <table:table-cell office:value-type="float" office:value="0.00259799999997767" calcext:value-type="float">
            <text:p>0.002597999999978</text:p>
          </table:table-cell>
          <table:table-cell table:number-columns-repeated="9"/>
        </table:table-row>
        <table:table-row table:style-name="ro1">
          <table:table-cell office:value-type="float" office:value="9199" calcext:value-type="float">
            <text:p>9199</text:p>
          </table:table-cell>
          <table:table-cell office:value-type="float" office:value="20" calcext:value-type="float">
            <text:p>20</text:p>
          </table:table-cell>
          <table:table-cell office:value-type="float" office:value="2168" calcext:value-type="float">
            <text:p>2168</text:p>
          </table:table-cell>
          <table:table-cell office:value-type="float" office:value="0.00690200000002506" calcext:value-type="float">
            <text:p>0.006902000000025</text:p>
          </table:table-cell>
          <table:table-cell office:value-type="float" office:value="1949" calcext:value-type="float">
            <text:p>1949</text:p>
          </table:table-cell>
          <table:table-cell office:value-type="float" office:value="0.101179999999999" calcext:value-type="float">
            <text:p>0.101179999999999</text:p>
          </table:table-cell>
          <table:table-cell office:value-type="float" office:value="1815" calcext:value-type="float">
            <text:p>1815</text:p>
          </table:table-cell>
          <table:table-cell office:value-type="float" office:value="0.0212710000000129" calcext:value-type="float">
            <text:p>0.021271000000013</text:p>
          </table:table-cell>
          <table:table-cell office:value-type="float" office:value="2168" calcext:value-type="float">
            <text:p>2168</text:p>
          </table:table-cell>
          <table:table-cell office:value-type="float" office:value="0.00317900000004556" calcext:value-type="float">
            <text:p>0.003179000000046</text:p>
          </table:table-cell>
          <table:table-cell table:number-columns-repeated="9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2" calcext:value-type="float">
            <text:p>22</text:p>
          </table:table-cell>
          <table:table-cell office:value-type="float" office:value="2625" calcext:value-type="float">
            <text:p>2625</text:p>
          </table:table-cell>
          <table:table-cell office:value-type="float" office:value="0.00756300000006149" calcext:value-type="float">
            <text:p>0.007563000000062</text:p>
          </table:table-cell>
          <table:table-cell office:value-type="float" office:value="2573" calcext:value-type="float">
            <text:p>2573</text:p>
          </table:table-cell>
          <table:table-cell office:value-type="float" office:value="0.139096999999992" calcext:value-type="float">
            <text:p>0.139096999999992</text:p>
          </table:table-cell>
          <table:table-cell office:value-type="float" office:value="2440" calcext:value-type="float">
            <text:p>2440</text:p>
          </table:table-cell>
          <table:table-cell office:value-type="float" office:value="0.0256170000000111" calcext:value-type="float">
            <text:p>0.025617000000011</text:p>
          </table:table-cell>
          <table:table-cell office:value-type="float" office:value="2625" calcext:value-type="float">
            <text:p>2625</text:p>
          </table:table-cell>
          <table:table-cell office:value-type="float" office:value="0.00212100000004511" calcext:value-type="float">
            <text:p>0.002121000000045</text:p>
          </table:table-cell>
          <table:table-cell table:number-columns-repeated="9"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22" calcext:value-type="float">
            <text:p>22</text:p>
          </table:table-cell>
          <table:table-cell office:value-type="float" office:value="2215" calcext:value-type="float">
            <text:p>2215</text:p>
          </table:table-cell>
          <table:table-cell office:value-type="float" office:value="0.00749900000005255" calcext:value-type="float">
            <text:p>0.007499000000053</text:p>
          </table:table-cell>
          <table:table-cell office:value-type="float" office:value="2057" calcext:value-type="float">
            <text:p>2057</text:p>
          </table:table-cell>
          <table:table-cell office:value-type="float" office:value="0.128817000000026" calcext:value-type="float">
            <text:p>0.128817000000026</text:p>
          </table:table-cell>
          <table:table-cell office:value-type="float" office:value="1810" calcext:value-type="float">
            <text:p>1810</text:p>
          </table:table-cell>
          <table:table-cell office:value-type="float" office:value="0.0238630000000057" calcext:value-type="float">
            <text:p>0.023863000000006</text:p>
          </table:table-cell>
          <table:table-cell office:value-type="float" office:value="2215" calcext:value-type="float">
            <text:p>2215</text:p>
          </table:table-cell>
          <table:table-cell office:value-type="float" office:value="0.00408700000002682" calcext:value-type="float">
            <text:p>0.004087000000027</text:p>
          </table:table-cell>
          <table:table-cell table:number-columns-repeated="9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float" office:value="22" calcext:value-type="float">
            <text:p>22</text:p>
          </table:table-cell>
          <table:table-cell office:value-type="float" office:value="2479" calcext:value-type="float">
            <text:p>2479</text:p>
          </table:table-cell>
          <table:table-cell office:value-type="float" office:value="0.00761299999993526" calcext:value-type="float">
            <text:p>0.007612999999935</text:p>
          </table:table-cell>
          <table:table-cell office:value-type="float" office:value="2369" calcext:value-type="float">
            <text:p>2369</text:p>
          </table:table-cell>
          <table:table-cell office:value-type="float" office:value="0.126765000000034" calcext:value-type="float">
            <text:p>0.126765000000034</text:p>
          </table:table-cell>
          <table:table-cell office:value-type="float" office:value="2300" calcext:value-type="float">
            <text:p>2300</text:p>
          </table:table-cell>
          <table:table-cell office:value-type="float" office:value="0.0297109999999634" calcext:value-type="float">
            <text:p>0.029710999999964</text:p>
          </table:table-cell>
          <table:table-cell office:value-type="float" office:value="2479" calcext:value-type="float">
            <text:p>2479</text:p>
          </table:table-cell>
          <table:table-cell office:value-type="float" office:value="0.0040620000000331" calcext:value-type="float">
            <text:p>0.004062000000033</text:p>
          </table:table-cell>
          <table:table-cell table:number-columns-repeated="9"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22" calcext:value-type="float">
            <text:p>22</text:p>
          </table:table-cell>
          <table:table-cell office:value-type="float" office:value="2474" calcext:value-type="float">
            <text:p>2474</text:p>
          </table:table-cell>
          <table:table-cell office:value-type="float" office:value="0.00770700000003899" calcext:value-type="float">
            <text:p>0.007707000000039</text:p>
          </table:table-cell>
          <table:table-cell office:value-type="float" office:value="2419" calcext:value-type="float">
            <text:p>2419</text:p>
          </table:table-cell>
          <table:table-cell office:value-type="float" office:value="0.122887999999989" calcext:value-type="float">
            <text:p>0.122887999999989</text:p>
          </table:table-cell>
          <table:table-cell office:value-type="float" office:value="2175" calcext:value-type="float">
            <text:p>2175</text:p>
          </table:table-cell>
          <table:table-cell office:value-type="float" office:value="0.0287789999999859" calcext:value-type="float">
            <text:p>0.028778999999986</text:p>
          </table:table-cell>
          <table:table-cell office:value-type="float" office:value="2474" calcext:value-type="float">
            <text:p>2474</text:p>
          </table:table-cell>
          <table:table-cell office:value-type="float" office:value="0.00383700000003273" calcext:value-type="float">
            <text:p>0.003837000000033</text:p>
          </table:table-cell>
          <table:table-cell table:number-columns-repeated="9"/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float" office:value="22" calcext:value-type="float">
            <text:p>22</text:p>
          </table:table-cell>
          <table:table-cell office:value-type="float" office:value="2877" calcext:value-type="float">
            <text:p>2877</text:p>
          </table:table-cell>
          <table:table-cell office:value-type="float" office:value="0.00798000000003185" calcext:value-type="float">
            <text:p>0.007980000000032</text:p>
          </table:table-cell>
          <table:table-cell office:value-type="float" office:value="2863" calcext:value-type="float">
            <text:p>2863</text:p>
          </table:table-cell>
          <table:table-cell office:value-type="float" office:value="0.158765000000017" calcext:value-type="float">
            <text:p>0.158765000000017</text:p>
          </table:table-cell>
          <table:table-cell office:value-type="float" office:value="2820" calcext:value-type="float">
            <text:p>2820</text:p>
          </table:table-cell>
          <table:table-cell office:value-type="float" office:value="0.0292519999999854" calcext:value-type="float">
            <text:p>0.029251999999985</text:p>
          </table:table-cell>
          <table:table-cell office:value-type="float" office:value="2877" calcext:value-type="float">
            <text:p>2877</text:p>
          </table:table-cell>
          <table:table-cell office:value-type="float" office:value="0.00394900000003418" calcext:value-type="float">
            <text:p>0.003949000000034</text:p>
          </table:table-cell>
          <table:table-cell table:number-columns-repeated="9"/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float" office:value="22" calcext:value-type="float">
            <text:p>22</text:p>
          </table:table-cell>
          <table:table-cell office:value-type="float" office:value="2581" calcext:value-type="float">
            <text:p>2581</text:p>
          </table:table-cell>
          <table:table-cell office:value-type="float" office:value="0.00790499999999384" calcext:value-type="float">
            <text:p>0.007904999999994</text:p>
          </table:table-cell>
          <table:table-cell office:value-type="float" office:value="2311" calcext:value-type="float">
            <text:p>2311</text:p>
          </table:table-cell>
          <table:table-cell office:value-type="float" office:value="0.149445000000014" calcext:value-type="float">
            <text:p>0.149445000000014</text:p>
          </table:table-cell>
          <table:table-cell office:value-type="float" office:value="1875" calcext:value-type="float">
            <text:p>1875</text:p>
          </table:table-cell>
          <table:table-cell office:value-type="float" office:value="0.0360030000000506" calcext:value-type="float">
            <text:p>0.036003000000051</text:p>
          </table:table-cell>
          <table:table-cell office:value-type="float" office:value="2581" calcext:value-type="float">
            <text:p>2581</text:p>
          </table:table-cell>
          <table:table-cell office:value-type="float" office:value="0.0207289999999603" calcext:value-type="float">
            <text:p>0.02072899999996</text:p>
          </table:table-cell>
          <table:table-cell table:number-columns-repeated="9"/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float" office:value="22" calcext:value-type="float">
            <text:p>22</text:p>
          </table:table-cell>
          <table:table-cell office:value-type="float" office:value="2401" calcext:value-type="float">
            <text:p>2401</text:p>
          </table:table-cell>
          <table:table-cell office:value-type="float" office:value="0.0084850000000074" calcext:value-type="float">
            <text:p>0.008485000000007</text:p>
          </table:table-cell>
          <table:table-cell office:value-type="float" office:value="2316" calcext:value-type="float">
            <text:p>2316</text:p>
          </table:table-cell>
          <table:table-cell office:value-type="float" office:value="0.119905000000017" calcext:value-type="float">
            <text:p>0.119905000000017</text:p>
          </table:table-cell>
          <table:table-cell office:value-type="float" office:value="2250" calcext:value-type="float">
            <text:p>2250</text:p>
          </table:table-cell>
          <table:table-cell office:value-type="float" office:value="0.0348109999999906" calcext:value-type="float">
            <text:p>0.034810999999991</text:p>
          </table:table-cell>
          <table:table-cell office:value-type="float" office:value="2401" calcext:value-type="float">
            <text:p>2401</text:p>
          </table:table-cell>
          <table:table-cell office:value-type="float" office:value="0.00255800000002182" calcext:value-type="float">
            <text:p>0.002558000000022</text:p>
          </table:table-cell>
          <table:table-cell table:number-columns-repeated="9"/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22" calcext:value-type="float">
            <text:p>22</text:p>
          </table:table-cell>
          <table:table-cell office:value-type="float" office:value="2647" calcext:value-type="float">
            <text:p>2647</text:p>
          </table:table-cell>
          <table:table-cell office:value-type="float" office:value="0.00844000000000733" calcext:value-type="float">
            <text:p>0.008440000000007</text:p>
          </table:table-cell>
          <table:table-cell office:value-type="float" office:value="2644" calcext:value-type="float">
            <text:p>2644</text:p>
          </table:table-cell>
          <table:table-cell office:value-type="float" office:value="0.129753999999991" calcext:value-type="float">
            <text:p>0.129753999999991</text:p>
          </table:table-cell>
          <table:table-cell office:value-type="float" office:value="2580" calcext:value-type="float">
            <text:p>2580</text:p>
          </table:table-cell>
          <table:table-cell office:value-type="float" office:value="0.0277590000000032" calcext:value-type="float">
            <text:p>0.027759000000003</text:p>
          </table:table-cell>
          <table:table-cell office:value-type="float" office:value="2647" calcext:value-type="float">
            <text:p>2647</text:p>
          </table:table-cell>
          <table:table-cell office:value-type="float" office:value="0.00307099999997718" calcext:value-type="float">
            <text:p>0.003070999999977</text:p>
          </table:table-cell>
          <table:table-cell table:number-columns-repeated="9"/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22" calcext:value-type="float">
            <text:p>22</text:p>
          </table:table-cell>
          <table:table-cell office:value-type="float" office:value="2425" calcext:value-type="float">
            <text:p>2425</text:p>
          </table:table-cell>
          <table:table-cell office:value-type="float" office:value="0.0079420000000141" calcext:value-type="float">
            <text:p>0.007942000000014</text:p>
          </table:table-cell>
          <table:table-cell office:value-type="float" office:value="2348" calcext:value-type="float">
            <text:p>2348</text:p>
          </table:table-cell>
          <table:table-cell office:value-type="float" office:value="0.13206699999995" calcext:value-type="float">
            <text:p>0.13206699999995</text:p>
          </table:table-cell>
          <table:table-cell office:value-type="float" office:value="2110" calcext:value-type="float">
            <text:p>2110</text:p>
          </table:table-cell>
          <table:table-cell office:value-type="float" office:value="0.0267489999999953" calcext:value-type="float">
            <text:p>0.026748999999995</text:p>
          </table:table-cell>
          <table:table-cell office:value-type="float" office:value="2425" calcext:value-type="float">
            <text:p>2425</text:p>
          </table:table-cell>
          <table:table-cell office:value-type="float" office:value="0.00938899999994192" calcext:value-type="float">
            <text:p>0.009388999999942</text:p>
          </table:table-cell>
          <table:table-cell table:number-columns-repeated="9"/>
        </table:table-row>
        <table:table-row table:style-name="ro1">
          <table:table-cell office:value-type="float" office:value="9209" calcext:value-type="float">
            <text:p>9209</text:p>
          </table:table-cell>
          <table:table-cell office:value-type="float" office:value="22" calcext:value-type="float">
            <text:p>22</text:p>
          </table:table-cell>
          <table:table-cell office:value-type="float" office:value="2265" calcext:value-type="float">
            <text:p>2265</text:p>
          </table:table-cell>
          <table:table-cell office:value-type="float" office:value="0.0128789999999981" calcext:value-type="float">
            <text:p>0.012878999999998</text:p>
          </table:table-cell>
          <table:table-cell office:value-type="float" office:value="2265" calcext:value-type="float">
            <text:p>2265</text:p>
          </table:table-cell>
          <table:table-cell office:value-type="float" office:value="0.116052000000025" calcext:value-type="float">
            <text:p>0.116052000000025</text:p>
          </table:table-cell>
          <table:table-cell office:value-type="float" office:value="1985" calcext:value-type="float">
            <text:p>1985</text:p>
          </table:table-cell>
          <table:table-cell office:value-type="float" office:value="0.025936999999999" calcext:value-type="float">
            <text:p>0.025936999999999</text:p>
          </table:table-cell>
          <table:table-cell office:value-type="float" office:value="2265" calcext:value-type="float">
            <text:p>2265</text:p>
          </table:table-cell>
          <table:table-cell office:value-type="float" office:value="0.0113069999999311" calcext:value-type="float">
            <text:p>0.011306999999931</text:p>
          </table:table-cell>
          <table:table-cell table:number-columns-repeated="9"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22" calcext:value-type="float">
            <text:p>22</text:p>
          </table:table-cell>
          <table:table-cell office:value-type="float" office:value="2576" calcext:value-type="float">
            <text:p>2576</text:p>
          </table:table-cell>
          <table:table-cell office:value-type="float" office:value="0.00832200000002104" calcext:value-type="float">
            <text:p>0.008322000000021</text:p>
          </table:table-cell>
          <table:table-cell office:value-type="float" office:value="2576" calcext:value-type="float">
            <text:p>2576</text:p>
          </table:table-cell>
          <table:table-cell office:value-type="float" office:value="0.139550000000043" calcext:value-type="float">
            <text:p>0.139550000000043</text:p>
          </table:table-cell>
          <table:table-cell office:value-type="float" office:value="2470" calcext:value-type="float">
            <text:p>2470</text:p>
          </table:table-cell>
          <table:table-cell office:value-type="float" office:value="0.0307459999999651" calcext:value-type="float">
            <text:p>0.030745999999965</text:p>
          </table:table-cell>
          <table:table-cell office:value-type="float" office:value="2576" calcext:value-type="float">
            <text:p>2576</text:p>
          </table:table-cell>
          <table:table-cell office:value-type="float" office:value="0.00726800000001049" calcext:value-type="float">
            <text:p>0.00726800000001</text:p>
          </table:table-cell>
          <table:table-cell table:number-columns-repeated="9"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0.00779300000004923" calcext:value-type="float">
            <text:p>0.007793000000049</text:p>
          </table:table-cell>
          <table:table-cell office:value-type="float" office:value="2315" calcext:value-type="float">
            <text:p>2315</text:p>
          </table:table-cell>
          <table:table-cell office:value-type="float" office:value="0.139022000000011" calcext:value-type="float">
            <text:p>0.139022000000011</text:p>
          </table:table-cell>
          <table:table-cell office:value-type="float" office:value="1890" calcext:value-type="float">
            <text:p>1890</text:p>
          </table:table-cell>
          <table:table-cell office:value-type="float" office:value="0.0271610000000351" calcext:value-type="float">
            <text:p>0.027161000000035</text:p>
          </table:table-cell>
          <table:table-cell office:value-type="float" office:value="2525" calcext:value-type="float">
            <text:p>2525</text:p>
          </table:table-cell>
          <table:table-cell office:value-type="float" office:value="0.0124739999999974" calcext:value-type="float">
            <text:p>0.012473999999998</text:p>
          </table:table-cell>
          <table:table-cell table:number-columns-repeated="9"/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float" office:value="22" calcext:value-type="float">
            <text:p>22</text:p>
          </table:table-cell>
          <table:table-cell office:value-type="float" office:value="2561" calcext:value-type="float">
            <text:p>2561</text:p>
          </table:table-cell>
          <table:table-cell office:value-type="float" office:value="0.0080440000000408" calcext:value-type="float">
            <text:p>0.008044000000041</text:p>
          </table:table-cell>
          <table:table-cell office:value-type="float" office:value="2495" calcext:value-type="float">
            <text:p>2495</text:p>
          </table:table-cell>
          <table:table-cell office:value-type="float" office:value="0.142991999999992" calcext:value-type="float">
            <text:p>0.142991999999992</text:p>
          </table:table-cell>
          <table:table-cell office:value-type="float" office:value="2350" calcext:value-type="float">
            <text:p>2350</text:p>
          </table:table-cell>
          <table:table-cell office:value-type="float" office:value="0.028697999999963" calcext:value-type="float">
            <text:p>0.028697999999963</text:p>
          </table:table-cell>
          <table:table-cell office:value-type="float" office:value="2561" calcext:value-type="float">
            <text:p>2561</text:p>
          </table:table-cell>
          <table:table-cell office:value-type="float" office:value="0.00385299999999234" calcext:value-type="float">
            <text:p>0.003852999999992</text:p>
          </table:table-cell>
          <table:table-cell table:number-columns-repeated="9"/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float" office:value="22" calcext:value-type="float">
            <text:p>22</text:p>
          </table:table-cell>
          <table:table-cell office:value-type="float" office:value="2677" calcext:value-type="float">
            <text:p>2677</text:p>
          </table:table-cell>
          <table:table-cell office:value-type="float" office:value="0.0120979999999236" calcext:value-type="float">
            <text:p>0.012097999999924</text:p>
          </table:table-cell>
          <table:table-cell office:value-type="float" office:value="2519" calcext:value-type="float">
            <text:p>2519</text:p>
          </table:table-cell>
          <table:table-cell office:value-type="float" office:value="0.143496000000027" calcext:value-type="float">
            <text:p>0.143496000000027</text:p>
          </table:table-cell>
          <table:table-cell office:value-type="float" office:value="2440" calcext:value-type="float">
            <text:p>2440</text:p>
          </table:table-cell>
          <table:table-cell office:value-type="float" office:value="0.0282459999999674" calcext:value-type="float">
            <text:p>0.028245999999967</text:p>
          </table:table-cell>
          <table:table-cell office:value-type="float" office:value="2677" calcext:value-type="float">
            <text:p>2677</text:p>
          </table:table-cell>
          <table:table-cell office:value-type="float" office:value="0.0060240000000249" calcext:value-type="float">
            <text:p>0.006024000000025</text:p>
          </table:table-cell>
          <table:table-cell table:number-columns-repeated="9"/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float" office:value="22" calcext:value-type="float">
            <text:p>22</text:p>
          </table:table-cell>
          <table:table-cell office:value-type="float" office:value="2442" calcext:value-type="float">
            <text:p>2442</text:p>
          </table:table-cell>
          <table:table-cell office:value-type="float" office:value="0.00776600000000371" calcext:value-type="float">
            <text:p>0.007766000000004</text:p>
          </table:table-cell>
          <table:table-cell office:value-type="float" office:value="2439" calcext:value-type="float">
            <text:p>2439</text:p>
          </table:table-cell>
          <table:table-cell office:value-type="float" office:value="0.131921999999975" calcext:value-type="float">
            <text:p>0.131921999999975</text:p>
          </table:table-cell>
          <table:table-cell office:value-type="float" office:value="2230" calcext:value-type="float">
            <text:p>2230</text:p>
          </table:table-cell>
          <table:table-cell office:value-type="float" office:value="0.0251390000000242" calcext:value-type="float">
            <text:p>0.025139000000024</text:p>
          </table:table-cell>
          <table:table-cell office:value-type="float" office:value="2442" calcext:value-type="float">
            <text:p>2442</text:p>
          </table:table-cell>
          <table:table-cell office:value-type="float" office:value="0.00889000000000806" calcext:value-type="float">
            <text:p>0.008890000000008</text:p>
          </table:table-cell>
          <table:table-cell table:number-columns-repeated="9"/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float" office:value="22" calcext:value-type="float">
            <text:p>22</text:p>
          </table:table-cell>
          <table:table-cell office:value-type="float" office:value="2646" calcext:value-type="float">
            <text:p>2646</text:p>
          </table:table-cell>
          <table:table-cell office:value-type="float" office:value="0.0100439999999935" calcext:value-type="float">
            <text:p>0.010043999999994</text:p>
          </table:table-cell>
          <table:table-cell office:value-type="float" office:value="2640" calcext:value-type="float">
            <text:p>2640</text:p>
          </table:table-cell>
          <table:table-cell office:value-type="float" office:value="0.138683999999955" calcext:value-type="float">
            <text:p>0.138683999999955</text:p>
          </table:table-cell>
          <table:table-cell office:value-type="float" office:value="2505" calcext:value-type="float">
            <text:p>2505</text:p>
          </table:table-cell>
          <table:table-cell office:value-type="float" office:value="0.0304869999999937" calcext:value-type="float">
            <text:p>0.030486999999994</text:p>
          </table:table-cell>
          <table:table-cell office:value-type="float" office:value="2646" calcext:value-type="float">
            <text:p>2646</text:p>
          </table:table-cell>
          <table:table-cell office:value-type="float" office:value="0.00382999999993672" calcext:value-type="float">
            <text:p>0.003829999999937</text:p>
          </table:table-cell>
          <table:table-cell table:number-columns-repeated="9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22" calcext:value-type="float">
            <text:p>22</text:p>
          </table:table-cell>
          <table:table-cell office:value-type="float" office:value="1868" calcext:value-type="float">
            <text:p>1868</text:p>
          </table:table-cell>
          <table:table-cell office:value-type="float" office:value="0.00789699999995719" calcext:value-type="float">
            <text:p>0.007896999999957</text:p>
          </table:table-cell>
          <table:table-cell office:value-type="float" office:value="1854" calcext:value-type="float">
            <text:p>1854</text:p>
          </table:table-cell>
          <table:table-cell office:value-type="float" office:value="0.110824000000036" calcext:value-type="float">
            <text:p>0.110824000000036</text:p>
          </table:table-cell>
          <table:table-cell office:value-type="float" office:value="1675" calcext:value-type="float">
            <text:p>1675</text:p>
          </table:table-cell>
          <table:table-cell office:value-type="float" office:value="0.0259479999999712" calcext:value-type="float">
            <text:p>0.025947999999971</text:p>
          </table:table-cell>
          <table:table-cell office:value-type="float" office:value="1868" calcext:value-type="float">
            <text:p>1868</text:p>
          </table:table-cell>
          <table:table-cell office:value-type="float" office:value="0.00264500000002954" calcext:value-type="float">
            <text:p>0.00264500000003</text:p>
          </table:table-cell>
          <table:table-cell table:number-columns-repeated="9"/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0.00778900000005933" calcext:value-type="float">
            <text:p>0.007789000000059</text:p>
          </table:table-cell>
          <table:table-cell office:value-type="float" office:value="2455" calcext:value-type="float">
            <text:p>2455</text:p>
          </table:table-cell>
          <table:table-cell office:value-type="float" office:value="0.137123999999972" calcext:value-type="float">
            <text:p>0.137123999999972</text:p>
          </table:table-cell>
          <table:table-cell office:value-type="float" office:value="2020" calcext:value-type="float">
            <text:p>2020</text:p>
          </table:table-cell>
          <table:table-cell office:value-type="float" office:value="0.0310660000000098" calcext:value-type="float">
            <text:p>0.03106600000001</text:p>
          </table:table-cell>
          <table:table-cell office:value-type="float" office:value="2505" calcext:value-type="float">
            <text:p>2505</text:p>
          </table:table-cell>
          <table:table-cell office:value-type="float" office:value="0.0204089999999724" calcext:value-type="float">
            <text:p>0.020408999999972</text:p>
          </table:table-cell>
          <table:table-cell table:number-columns-repeated="9"/>
        </table:table-row>
        <table:table-row table:style-name="ro1">
          <table:table-cell office:value-type="float" office:value="9218" calcext:value-type="float">
            <text:p>9218</text:p>
          </table:table-cell>
          <table:table-cell office:value-type="float" office:value="22" calcext:value-type="float">
            <text:p>22</text:p>
          </table:table-cell>
          <table:table-cell office:value-type="float" office:value="2244" calcext:value-type="float">
            <text:p>2244</text:p>
          </table:table-cell>
          <table:table-cell office:value-type="float" office:value="0.0101240000000189" calcext:value-type="float">
            <text:p>0.010124000000019</text:p>
          </table:table-cell>
          <table:table-cell office:value-type="float" office:value="2223" calcext:value-type="float">
            <text:p>2223</text:p>
          </table:table-cell>
          <table:table-cell office:value-type="float" office:value="0.129054999999994" calcext:value-type="float">
            <text:p>0.129054999999994</text:p>
          </table:table-cell>
          <table:table-cell office:value-type="float" office:value="1815" calcext:value-type="float">
            <text:p>1815</text:p>
          </table:table-cell>
          <table:table-cell office:value-type="float" office:value="0.0266209999999774" calcext:value-type="float">
            <text:p>0.026620999999977</text:p>
          </table:table-cell>
          <table:table-cell office:value-type="float" office:value="2244" calcext:value-type="float">
            <text:p>2244</text:p>
          </table:table-cell>
          <table:table-cell office:value-type="float" office:value="0.00626800000003414" calcext:value-type="float">
            <text:p>0.006268000000034</text:p>
          </table:table-cell>
          <table:table-cell table:number-columns-repeated="9"/>
        </table:table-row>
        <table:table-row table:style-name="ro1">
          <table:table-cell office:value-type="float" office:value="9219" calcext:value-type="float">
            <text:p>9219</text:p>
          </table:table-cell>
          <table:table-cell office:value-type="float" office:value="22" calcext:value-type="float">
            <text:p>22</text:p>
          </table:table-cell>
          <table:table-cell office:value-type="float" office:value="2345" calcext:value-type="float">
            <text:p>2345</text:p>
          </table:table-cell>
          <table:table-cell office:value-type="float" office:value="0.00789800000001151" calcext:value-type="float">
            <text:p>0.007898000000012</text:p>
          </table:table-cell>
          <table:table-cell office:value-type="float" office:value="2200" calcext:value-type="float">
            <text:p>2200</text:p>
          </table:table-cell>
          <table:table-cell office:value-type="float" office:value="0.138551000000007" calcext:value-type="float">
            <text:p>0.138551000000007</text:p>
          </table:table-cell>
          <table:table-cell office:value-type="float" office:value="2070" calcext:value-type="float">
            <text:p>2070</text:p>
          </table:table-cell>
          <table:table-cell office:value-type="float" office:value="0.0316270000000145" calcext:value-type="float">
            <text:p>0.031627000000015</text:p>
          </table:table-cell>
          <table:table-cell office:value-type="float" office:value="2345" calcext:value-type="float">
            <text:p>2345</text:p>
          </table:table-cell>
          <table:table-cell office:value-type="float" office:value="0.00252599999998893" calcext:value-type="float">
            <text:p>0.002525999999989</text:p>
          </table:table-cell>
          <table:table-cell table:number-columns-repeated="9"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22" calcext:value-type="float">
            <text:p>22</text:p>
          </table:table-cell>
          <table:table-cell office:value-type="float" office:value="2651" calcext:value-type="float">
            <text:p>2651</text:p>
          </table:table-cell>
          <table:table-cell office:value-type="float" office:value="0.00979699999999184" calcext:value-type="float">
            <text:p>0.009796999999992</text:p>
          </table:table-cell>
          <table:table-cell office:value-type="float" office:value="2343" calcext:value-type="float">
            <text:p>2343</text:p>
          </table:table-cell>
          <table:table-cell office:value-type="float" office:value="0.144893000000081" calcext:value-type="float">
            <text:p>0.144893000000081</text:p>
          </table:table-cell>
          <table:table-cell office:value-type="float" office:value="2300" calcext:value-type="float">
            <text:p>2300</text:p>
          </table:table-cell>
          <table:table-cell office:value-type="float" office:value="0.0376709999999889" calcext:value-type="float">
            <text:p>0.037670999999989</text:p>
          </table:table-cell>
          <table:table-cell office:value-type="float" office:value="2651" calcext:value-type="float">
            <text:p>2651</text:p>
          </table:table-cell>
          <table:table-cell office:value-type="float" office:value="0.00248399999998128" calcext:value-type="float">
            <text:p>0.002483999999981</text:p>
          </table:table-cell>
          <table:table-cell table:number-columns-repeated="9"/>
        </table:table-row>
        <table:table-row table:style-name="ro1">
          <table:table-cell office:value-type="float" office:value="9221" calcext:value-type="float">
            <text:p>9221</text:p>
          </table:table-cell>
          <table:table-cell office:value-type="float" office:value="22" calcext:value-type="float">
            <text:p>22</text:p>
          </table:table-cell>
          <table:table-cell office:value-type="float" office:value="3032" calcext:value-type="float">
            <text:p>3032</text:p>
          </table:table-cell>
          <table:table-cell office:value-type="float" office:value="0.0109190000000012" calcext:value-type="float">
            <text:p>0.010919000000001</text:p>
          </table:table-cell>
          <table:table-cell office:value-type="float" office:value="3032" calcext:value-type="float">
            <text:p>3032</text:p>
          </table:table-cell>
          <table:table-cell office:value-type="float" office:value="0.155598999999995" calcext:value-type="float">
            <text:p>0.155598999999995</text:p>
          </table:table-cell>
          <table:table-cell office:value-type="float" office:value="2860" calcext:value-type="float">
            <text:p>2860</text:p>
          </table:table-cell>
          <table:table-cell office:value-type="float" office:value="0.037791000000027" calcext:value-type="float">
            <text:p>0.037791000000027</text:p>
          </table:table-cell>
          <table:table-cell office:value-type="float" office:value="3032" calcext:value-type="float">
            <text:p>3032</text:p>
          </table:table-cell>
          <table:table-cell office:value-type="float" office:value="0.00232499999998481" calcext:value-type="float">
            <text:p>0.002324999999985</text:p>
          </table:table-cell>
          <table:table-cell table:number-columns-repeated="9"/>
        </table:table-row>
        <table:table-row table:style-name="ro1">
          <table:table-cell office:value-type="float" office:value="9222" calcext:value-type="float">
            <text:p>9222</text:p>
          </table:table-cell>
          <table:table-cell office:value-type="float" office:value="22" calcext:value-type="float">
            <text:p>22</text:p>
          </table:table-cell>
          <table:table-cell office:value-type="float" office:value="2393" calcext:value-type="float">
            <text:p>2393</text:p>
          </table:table-cell>
          <table:table-cell office:value-type="float" office:value="0.00776900000005298" calcext:value-type="float">
            <text:p>0.007769000000053</text:p>
          </table:table-cell>
          <table:table-cell office:value-type="float" office:value="2206" calcext:value-type="float">
            <text:p>2206</text:p>
          </table:table-cell>
          <table:table-cell office:value-type="float" office:value="0.132902000000001" calcext:value-type="float">
            <text:p>0.132902000000001</text:p>
          </table:table-cell>
          <table:table-cell office:value-type="float" office:value="2150" calcext:value-type="float">
            <text:p>2150</text:p>
          </table:table-cell>
          <table:table-cell office:value-type="float" office:value="0.0322530000000256" calcext:value-type="float">
            <text:p>0.032253000000026</text:p>
          </table:table-cell>
          <table:table-cell office:value-type="float" office:value="2393" calcext:value-type="float">
            <text:p>2393</text:p>
          </table:table-cell>
          <table:table-cell office:value-type="float" office:value="0.0130269999999655" calcext:value-type="float">
            <text:p>0.013026999999966</text:p>
          </table:table-cell>
          <table:table-cell table:number-columns-repeated="9"/>
        </table:table-row>
        <table:table-row table:style-name="ro1">
          <table:table-cell office:value-type="float" office:value="9223" calcext:value-type="float">
            <text:p>9223</text:p>
          </table:table-cell>
          <table:table-cell office:value-type="float" office:value="22" calcext:value-type="float">
            <text:p>22</text:p>
          </table:table-cell>
          <table:table-cell office:value-type="float" office:value="2811" calcext:value-type="float">
            <text:p>2811</text:p>
          </table:table-cell>
          <table:table-cell office:value-type="float" office:value="0.00746299999997291" calcext:value-type="float">
            <text:p>0.007462999999973</text:p>
          </table:table-cell>
          <table:table-cell office:value-type="float" office:value="2797" calcext:value-type="float">
            <text:p>2797</text:p>
          </table:table-cell>
          <table:table-cell office:value-type="float" office:value="0.163622999999973" calcext:value-type="float">
            <text:p>0.163622999999973</text:p>
          </table:table-cell>
          <table:table-cell office:value-type="float" office:value="2680" calcext:value-type="float">
            <text:p>2680</text:p>
          </table:table-cell>
          <table:table-cell office:value-type="float" office:value="0.0292319999999791" calcext:value-type="float">
            <text:p>0.029231999999979</text:p>
          </table:table-cell>
          <table:table-cell office:value-type="float" office:value="2811" calcext:value-type="float">
            <text:p>2811</text:p>
          </table:table-cell>
          <table:table-cell office:value-type="float" office:value="0.00409700000000157" calcext:value-type="float">
            <text:p>0.004097000000002</text:p>
          </table:table-cell>
          <table:table-cell table:number-columns-repeated="9"/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float" office:value="22" calcext:value-type="float">
            <text:p>22</text:p>
          </table:table-cell>
          <table:table-cell office:value-type="float" office:value="2315" calcext:value-type="float">
            <text:p>2315</text:p>
          </table:table-cell>
          <table:table-cell office:value-type="float" office:value="0.00759299999998575" calcext:value-type="float">
            <text:p>0.007592999999986</text:p>
          </table:table-cell>
          <table:table-cell office:value-type="float" office:value="2315" calcext:value-type="float">
            <text:p>2315</text:p>
          </table:table-cell>
          <table:table-cell office:value-type="float" office:value="0.110776999999985" calcext:value-type="float">
            <text:p>0.110776999999985</text:p>
          </table:table-cell>
          <table:table-cell office:value-type="float" office:value="1375" calcext:value-type="float">
            <text:p>1375</text:p>
          </table:table-cell>
          <table:table-cell office:value-type="float" office:value="0.0217160000000263" calcext:value-type="float">
            <text:p>0.021716000000026</text:p>
          </table:table-cell>
          <table:table-cell office:value-type="float" office:value="2315" calcext:value-type="float">
            <text:p>2315</text:p>
          </table:table-cell>
          <table:table-cell office:value-type="float" office:value="0.000917000000015378" calcext:value-type="float">
            <text:p>0.000917000000015</text:p>
          </table:table-cell>
          <table:table-cell table:number-columns-repeated="9"/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float" office:value="22" calcext:value-type="float">
            <text:p>22</text:p>
          </table:table-cell>
          <table:table-cell office:value-type="float" office:value="2564" calcext:value-type="float">
            <text:p>2564</text:p>
          </table:table-cell>
          <table:table-cell office:value-type="float" office:value="0.00763000000000602" calcext:value-type="float">
            <text:p>0.007630000000006</text:p>
          </table:table-cell>
          <table:table-cell office:value-type="float" office:value="2501" calcext:value-type="float">
            <text:p>2501</text:p>
          </table:table-cell>
          <table:table-cell office:value-type="float" office:value="0.153668999999979" calcext:value-type="float">
            <text:p>0.153668999999979</text:p>
          </table:table-cell>
          <table:table-cell office:value-type="float" office:value="2375" calcext:value-type="float">
            <text:p>2375</text:p>
          </table:table-cell>
          <table:table-cell office:value-type="float" office:value="0.0342140000000199" calcext:value-type="float">
            <text:p>0.03421400000002</text:p>
          </table:table-cell>
          <table:table-cell office:value-type="float" office:value="2564" calcext:value-type="float">
            <text:p>2564</text:p>
          </table:table-cell>
          <table:table-cell office:value-type="float" office:value="0.00669500000003609" calcext:value-type="float">
            <text:p>0.006695000000036</text:p>
          </table:table-cell>
          <table:table-cell table:number-columns-repeated="9"/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float" office:value="22" calcext:value-type="float">
            <text:p>22</text:p>
          </table:table-cell>
          <table:table-cell office:value-type="float" office:value="2250" calcext:value-type="float">
            <text:p>2250</text:p>
          </table:table-cell>
          <table:table-cell office:value-type="float" office:value="0.0131429999999568" calcext:value-type="float">
            <text:p>0.013142999999957</text:p>
          </table:table-cell>
          <table:table-cell office:value-type="float" office:value="1891" calcext:value-type="float">
            <text:p>1891</text:p>
          </table:table-cell>
          <table:table-cell office:value-type="float" office:value="0.123871000000008" calcext:value-type="float">
            <text:p>0.123871000000008</text:p>
          </table:table-cell>
          <table:table-cell office:value-type="float" office:value="1815" calcext:value-type="float">
            <text:p>1815</text:p>
          </table:table-cell>
          <table:table-cell office:value-type="float" office:value="0.0246339999999918" calcext:value-type="float">
            <text:p>0.024633999999992</text:p>
          </table:table-cell>
          <table:table-cell office:value-type="float" office:value="2250" calcext:value-type="float">
            <text:p>2250</text:p>
          </table:table-cell>
          <table:table-cell office:value-type="float" office:value="0.00960899999995491" calcext:value-type="float">
            <text:p>0.009608999999955</text:p>
          </table:table-cell>
          <table:table-cell table:number-columns-repeated="9"/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float" office:value="22" calcext:value-type="float">
            <text:p>22</text:p>
          </table:table-cell>
          <table:table-cell office:value-type="float" office:value="2453" calcext:value-type="float">
            <text:p>2453</text:p>
          </table:table-cell>
          <table:table-cell office:value-type="float" office:value="0.00880399999999782" calcext:value-type="float">
            <text:p>0.008803999999998</text:p>
          </table:table-cell>
          <table:table-cell office:value-type="float" office:value="2419" calcext:value-type="float">
            <text:p>2419</text:p>
          </table:table-cell>
          <table:table-cell office:value-type="float" office:value="0.130952999999977" calcext:value-type="float">
            <text:p>0.130952999999977</text:p>
          </table:table-cell>
          <table:table-cell office:value-type="float" office:value="2295" calcext:value-type="float">
            <text:p>2295</text:p>
          </table:table-cell>
          <table:table-cell office:value-type="float" office:value="0.0261799999999539" calcext:value-type="float">
            <text:p>0.026179999999954</text:p>
          </table:table-cell>
          <table:table-cell office:value-type="float" office:value="2453" calcext:value-type="float">
            <text:p>2453</text:p>
          </table:table-cell>
          <table:table-cell office:value-type="float" office:value="0.00653500000004215" calcext:value-type="float">
            <text:p>0.006535000000042</text:p>
          </table:table-cell>
          <table:table-cell table:number-columns-repeated="9"/>
        </table:table-row>
        <table:table-row table:style-name="ro1">
          <table:table-cell office:value-type="float" office:value="9228" calcext:value-type="float">
            <text:p>9228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.0100179999999455" calcext:value-type="float">
            <text:p>0.010017999999946</text:p>
          </table:table-cell>
          <table:table-cell office:value-type="float" office:value="2520" calcext:value-type="float">
            <text:p>2520</text:p>
          </table:table-cell>
          <table:table-cell office:value-type="float" office:value="0.128723000000036" calcext:value-type="float">
            <text:p>0.128723000000036</text:p>
          </table:table-cell>
          <table:table-cell office:value-type="float" office:value="2440" calcext:value-type="float">
            <text:p>2440</text:p>
          </table:table-cell>
          <table:table-cell office:value-type="float" office:value="0.0304209999999898" calcext:value-type="float">
            <text:p>0.03042099999999</text:p>
          </table:table-cell>
          <table:table-cell office:value-type="float" office:value="2520" calcext:value-type="float">
            <text:p>2520</text:p>
          </table:table-cell>
          <table:table-cell office:value-type="float" office:value="0.00451900000001615" calcext:value-type="float">
            <text:p>0.004519000000016</text:p>
          </table:table-cell>
          <table:table-cell table:number-columns-repeated="9"/>
        </table:table-row>
        <table:table-row table:style-name="ro1">
          <table:table-cell office:value-type="float" office:value="9229" calcext:value-type="float">
            <text:p>9229</text:p>
          </table:table-cell>
          <table:table-cell office:value-type="float" office:value="22" calcext:value-type="float">
            <text:p>22</text:p>
          </table:table-cell>
          <table:table-cell office:value-type="float" office:value="2157" calcext:value-type="float">
            <text:p>2157</text:p>
          </table:table-cell>
          <table:table-cell office:value-type="float" office:value="0.0083690000000729" calcext:value-type="float">
            <text:p>0.008369000000073</text:p>
          </table:table-cell>
          <table:table-cell office:value-type="float" office:value="1968" calcext:value-type="float">
            <text:p>1968</text:p>
          </table:table-cell>
          <table:table-cell office:value-type="float" office:value="0.140184999999974" calcext:value-type="float">
            <text:p>0.140184999999974</text:p>
          </table:table-cell>
          <table:table-cell office:value-type="float" office:value="1930" calcext:value-type="float">
            <text:p>1930</text:p>
          </table:table-cell>
          <table:table-cell office:value-type="float" office:value="0.0341889999999694" calcext:value-type="float">
            <text:p>0.034188999999969</text:p>
          </table:table-cell>
          <table:table-cell office:value-type="float" office:value="2157" calcext:value-type="float">
            <text:p>2157</text:p>
          </table:table-cell>
          <table:table-cell office:value-type="float" office:value="0.0674319999999966" calcext:value-type="float">
            <text:p>0.067431999999997</text:p>
          </table:table-cell>
          <table:table-cell table:number-columns-repeated="9"/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22" calcext:value-type="float">
            <text:p>22</text:p>
          </table:table-cell>
          <table:table-cell office:value-type="float" office:value="2633" calcext:value-type="float">
            <text:p>2633</text:p>
          </table:table-cell>
          <table:table-cell office:value-type="float" office:value="0.0156949999999938" calcext:value-type="float">
            <text:p>0.015694999999994</text:p>
          </table:table-cell>
          <table:table-cell office:value-type="float" office:value="2505" calcext:value-type="float">
            <text:p>2505</text:p>
          </table:table-cell>
          <table:table-cell office:value-type="float" office:value="0.148217999999986" calcext:value-type="float">
            <text:p>0.148217999999986</text:p>
          </table:table-cell>
          <table:table-cell office:value-type="float" office:value="2340" calcext:value-type="float">
            <text:p>2340</text:p>
          </table:table-cell>
          <table:table-cell office:value-type="float" office:value="0.0378990000000385" calcext:value-type="float">
            <text:p>0.037899000000039</text:p>
          </table:table-cell>
          <table:table-cell office:value-type="float" office:value="2633" calcext:value-type="float">
            <text:p>2633</text:p>
          </table:table-cell>
          <table:table-cell office:value-type="float" office:value="0.00479400000000396" calcext:value-type="float">
            <text:p>0.004794000000004</text:p>
          </table:table-cell>
          <table:table-cell table:number-columns-repeated="9"/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float" office:value="22" calcext:value-type="float">
            <text:p>22</text:p>
          </table:table-cell>
          <table:table-cell office:value-type="float" office:value="2260" calcext:value-type="float">
            <text:p>2260</text:p>
          </table:table-cell>
          <table:table-cell office:value-type="float" office:value="0.0133780000000456" calcext:value-type="float">
            <text:p>0.013378000000046</text:p>
          </table:table-cell>
          <table:table-cell office:value-type="float" office:value="2111" calcext:value-type="float">
            <text:p>2111</text:p>
          </table:table-cell>
          <table:table-cell office:value-type="float" office:value="0.127561999999955" calcext:value-type="float">
            <text:p>0.127561999999955</text:p>
          </table:table-cell>
          <table:table-cell office:value-type="float" office:value="1905" calcext:value-type="float">
            <text:p>1905</text:p>
          </table:table-cell>
          <table:table-cell office:value-type="float" office:value="0.026046000000008" calcext:value-type="float">
            <text:p>0.026046000000008</text:p>
          </table:table-cell>
          <table:table-cell office:value-type="float" office:value="2260" calcext:value-type="float">
            <text:p>2260</text:p>
          </table:table-cell>
          <table:table-cell office:value-type="float" office:value="0.0426640000000589" calcext:value-type="float">
            <text:p>0.042664000000059</text:p>
          </table:table-cell>
          <table:table-cell table:number-columns-repeated="9"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22" calcext:value-type="float">
            <text:p>22</text:p>
          </table:table-cell>
          <table:table-cell office:value-type="float" office:value="2318" calcext:value-type="float">
            <text:p>2318</text:p>
          </table:table-cell>
          <table:table-cell office:value-type="float" office:value="0.00732500000003711" calcext:value-type="float">
            <text:p>0.007325000000037</text:p>
          </table:table-cell>
          <table:table-cell office:value-type="float" office:value="2188" calcext:value-type="float">
            <text:p>2188</text:p>
          </table:table-cell>
          <table:table-cell office:value-type="float" office:value="0.126785000000041" calcext:value-type="float">
            <text:p>0.126785000000041</text:p>
          </table:table-cell>
          <table:table-cell office:value-type="float" office:value="1995" calcext:value-type="float">
            <text:p>1995</text:p>
          </table:table-cell>
          <table:table-cell office:value-type="float" office:value="0.0227709999999774" calcext:value-type="float">
            <text:p>0.022770999999978</text:p>
          </table:table-cell>
          <table:table-cell office:value-type="float" office:value="2318" calcext:value-type="float">
            <text:p>2318</text:p>
          </table:table-cell>
          <table:table-cell office:value-type="float" office:value="0.00383199999998851" calcext:value-type="float">
            <text:p>0.003831999999989</text:p>
          </table:table-cell>
          <table:table-cell table:number-columns-repeated="9"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22" calcext:value-type="float">
            <text:p>22</text:p>
          </table:table-cell>
          <table:table-cell office:value-type="float" office:value="2405" calcext:value-type="float">
            <text:p>2405</text:p>
          </table:table-cell>
          <table:table-cell office:value-type="float" office:value="0.0131109999999808" calcext:value-type="float">
            <text:p>0.013110999999981</text:p>
          </table:table-cell>
          <table:table-cell office:value-type="float" office:value="2110" calcext:value-type="float">
            <text:p>2110</text:p>
          </table:table-cell>
          <table:table-cell office:value-type="float" office:value="0.14379299999996" calcext:value-type="float">
            <text:p>0.14379299999996</text:p>
          </table:table-cell>
          <table:table-cell office:value-type="float" office:value="2050" calcext:value-type="float">
            <text:p>2050</text:p>
          </table:table-cell>
          <table:table-cell office:value-type="float" office:value="0.0303340000000389" calcext:value-type="float">
            <text:p>0.030334000000039</text:p>
          </table:table-cell>
          <table:table-cell office:value-type="float" office:value="2405" calcext:value-type="float">
            <text:p>2405</text:p>
          </table:table-cell>
          <table:table-cell office:value-type="float" office:value="0.00316900000001397" calcext:value-type="float">
            <text:p>0.003169000000014</text:p>
          </table:table-cell>
          <table:table-cell table:number-columns-repeated="9"/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22" calcext:value-type="float">
            <text:p>22</text:p>
          </table:table-cell>
          <table:table-cell office:value-type="float" office:value="2626" calcext:value-type="float">
            <text:p>2626</text:p>
          </table:table-cell>
          <table:table-cell office:value-type="float" office:value="0.0137550000000601" calcext:value-type="float">
            <text:p>0.01375500000006</text:p>
          </table:table-cell>
          <table:table-cell office:value-type="float" office:value="2397" calcext:value-type="float">
            <text:p>2397</text:p>
          </table:table-cell>
          <table:table-cell office:value-type="float" office:value="0.140040999999997" calcext:value-type="float">
            <text:p>0.140040999999997</text:p>
          </table:table-cell>
          <table:table-cell office:value-type="float" office:value="2260" calcext:value-type="float">
            <text:p>2260</text:p>
          </table:table-cell>
          <table:table-cell office:value-type="float" office:value="0.0259399999999914" calcext:value-type="float">
            <text:p>0.025939999999992</text:p>
          </table:table-cell>
          <table:table-cell office:value-type="float" office:value="2626" calcext:value-type="float">
            <text:p>2626</text:p>
          </table:table-cell>
          <table:table-cell office:value-type="float" office:value="0.00163900000006834" calcext:value-type="float">
            <text:p>0.001639000000068</text:p>
          </table:table-cell>
          <table:table-cell table:number-columns-repeated="9"/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float" office:value="22" calcext:value-type="float">
            <text:p>22</text:p>
          </table:table-cell>
          <table:table-cell office:value-type="float" office:value="2827" calcext:value-type="float">
            <text:p>2827</text:p>
          </table:table-cell>
          <table:table-cell office:value-type="float" office:value="0.00772399999999607" calcext:value-type="float">
            <text:p>0.007723999999996</text:p>
          </table:table-cell>
          <table:table-cell office:value-type="float" office:value="2765" calcext:value-type="float">
            <text:p>2765</text:p>
          </table:table-cell>
          <table:table-cell office:value-type="float" office:value="0.149657999999988" calcext:value-type="float">
            <text:p>0.149657999999988</text:p>
          </table:table-cell>
          <table:table-cell office:value-type="float" office:value="2300" calcext:value-type="float">
            <text:p>2300</text:p>
          </table:table-cell>
          <table:table-cell office:value-type="float" office:value="0.0295419999999922" calcext:value-type="float">
            <text:p>0.029541999999992</text:p>
          </table:table-cell>
          <table:table-cell office:value-type="float" office:value="2827" calcext:value-type="float">
            <text:p>2827</text:p>
          </table:table-cell>
          <table:table-cell office:value-type="float" office:value="0.012222999999949" calcext:value-type="float">
            <text:p>0.012222999999949</text:p>
          </table:table-cell>
          <table:table-cell table:number-columns-repeated="9"/>
        </table:table-row>
        <table:table-row table:style-name="ro1">
          <table:table-cell office:value-type="float" office:value="9236" calcext:value-type="float">
            <text:p>9236</text:p>
          </table:table-cell>
          <table:table-cell office:value-type="float" office:value="22" calcext:value-type="float">
            <text:p>22</text:p>
          </table:table-cell>
          <table:table-cell office:value-type="float" office:value="2358" calcext:value-type="float">
            <text:p>2358</text:p>
          </table:table-cell>
          <table:table-cell office:value-type="float" office:value="0.0100060000000326" calcext:value-type="float">
            <text:p>0.010006000000033</text:p>
          </table:table-cell>
          <table:table-cell office:value-type="float" office:value="1924" calcext:value-type="float">
            <text:p>1924</text:p>
          </table:table-cell>
          <table:table-cell office:value-type="float" office:value="0.14498500000002" calcext:value-type="float">
            <text:p>0.14498500000002</text:p>
          </table:table-cell>
          <table:table-cell office:value-type="float" office:value="1875" calcext:value-type="float">
            <text:p>1875</text:p>
          </table:table-cell>
          <table:table-cell office:value-type="float" office:value="0.0303260000000023" calcext:value-type="float">
            <text:p>0.030326000000002</text:p>
          </table:table-cell>
          <table:table-cell office:value-type="float" office:value="2358" calcext:value-type="float">
            <text:p>2358</text:p>
          </table:table-cell>
          <table:table-cell office:value-type="float" office:value="0.0484799999999837" calcext:value-type="float">
            <text:p>0.048479999999984</text:p>
          </table:table-cell>
          <table:table-cell table:number-columns-repeated="9"/>
        </table:table-row>
        <table:table-row table:style-name="ro1">
          <table:table-cell office:value-type="float" office:value="9237" calcext:value-type="float">
            <text:p>9237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0.0016509999999812" calcext:value-type="float">
            <text:p>0.001650999999981</text:p>
          </table:table-cell>
          <table:table-cell office:value-type="float" office:value="249" calcext:value-type="float">
            <text:p>249</text:p>
          </table:table-cell>
          <table:table-cell office:value-type="float" office:value="0.0206479999999942" calcext:value-type="float">
            <text:p>0.020647999999994</text:p>
          </table:table-cell>
          <table:table-cell office:value-type="float" office:value="245" calcext:value-type="float">
            <text:p>245</text:p>
          </table:table-cell>
          <table:table-cell office:value-type="float" office:value="0.00378300000005538" calcext:value-type="float">
            <text:p>0.003783000000055</text:p>
          </table:table-cell>
          <table:table-cell office:value-type="float" office:value="249" calcext:value-type="float">
            <text:p>249</text:p>
          </table:table-cell>
          <table:table-cell office:value-type="float" office:value="0.000534000000016022" calcext:value-type="float">
            <text:p>0.000534000000016</text:p>
          </table:table-cell>
          <table:table-cell table:number-columns-repeated="9"/>
        </table:table-row>
        <table:table-row table:style-name="ro1">
          <table:table-cell office:value-type="float" office:value="9238" calcext:value-type="float">
            <text:p>9238</text:p>
          </table:table-cell>
          <table:table-cell office:value-type="float" office:value="22" calcext:value-type="float">
            <text:p>22</text:p>
          </table:table-cell>
          <table:table-cell office:value-type="float" office:value="2920" calcext:value-type="float">
            <text:p>2920</text:p>
          </table:table-cell>
          <table:table-cell office:value-type="float" office:value="0.00843900000000986" calcext:value-type="float">
            <text:p>0.00843900000001</text:p>
          </table:table-cell>
          <table:table-cell office:value-type="float" office:value="2610" calcext:value-type="float">
            <text:p>2610</text:p>
          </table:table-cell>
          <table:table-cell office:value-type="float" office:value="0.155315999999971" calcext:value-type="float">
            <text:p>0.155315999999971</text:p>
          </table:table-cell>
          <table:table-cell office:value-type="float" office:value="2580" calcext:value-type="float">
            <text:p>2580</text:p>
          </table:table-cell>
          <table:table-cell office:value-type="float" office:value="0.036843000000033" calcext:value-type="float">
            <text:p>0.036843000000033</text:p>
          </table:table-cell>
          <table:table-cell office:value-type="float" office:value="2920" calcext:value-type="float">
            <text:p>2920</text:p>
          </table:table-cell>
          <table:table-cell office:value-type="float" office:value="0.0113990000000399" calcext:value-type="float">
            <text:p>0.01139900000004</text:p>
          </table:table-cell>
          <table:table-cell table:number-columns-repeated="9"/>
        </table:table-row>
        <table:table-row table:style-name="ro1">
          <table:table-cell office:value-type="float" office:value="9239" calcext:value-type="float">
            <text:p>9239</text:p>
          </table:table-cell>
          <table:table-cell office:value-type="float" office:value="22" calcext:value-type="float">
            <text:p>22</text:p>
          </table:table-cell>
          <table:table-cell office:value-type="float" office:value="2476" calcext:value-type="float">
            <text:p>2476</text:p>
          </table:table-cell>
          <table:table-cell office:value-type="float" office:value="0.0132419999999343" calcext:value-type="float">
            <text:p>0.013241999999934</text:p>
          </table:table-cell>
          <table:table-cell office:value-type="float" office:value="2358" calcext:value-type="float">
            <text:p>2358</text:p>
          </table:table-cell>
          <table:table-cell office:value-type="float" office:value="0.139347999999927" calcext:value-type="float">
            <text:p>0.139347999999927</text:p>
          </table:table-cell>
          <table:table-cell office:value-type="float" office:value="2195" calcext:value-type="float">
            <text:p>2195</text:p>
          </table:table-cell>
          <table:table-cell office:value-type="float" office:value="0.0264329999999973" calcext:value-type="float">
            <text:p>0.026432999999997</text:p>
          </table:table-cell>
          <table:table-cell office:value-type="float" office:value="2476" calcext:value-type="float">
            <text:p>2476</text:p>
          </table:table-cell>
          <table:table-cell office:value-type="float" office:value="0.0065590000000384" calcext:value-type="float">
            <text:p>0.006559000000038</text:p>
          </table:table-cell>
          <table:table-cell table:number-columns-repeated="9"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22" calcext:value-type="float">
            <text:p>22</text:p>
          </table:table-cell>
          <table:table-cell office:value-type="float" office:value="2069" calcext:value-type="float">
            <text:p>2069</text:p>
          </table:table-cell>
          <table:table-cell office:value-type="float" office:value="0.0122479999999996" calcext:value-type="float">
            <text:p>0.012248</text:p>
          </table:table-cell>
          <table:table-cell office:value-type="float" office:value="2016" calcext:value-type="float">
            <text:p>2016</text:p>
          </table:table-cell>
          <table:table-cell office:value-type="float" office:value="0.112256000000002" calcext:value-type="float">
            <text:p>0.112256000000002</text:p>
          </table:table-cell>
          <table:table-cell office:value-type="float" office:value="1935" calcext:value-type="float">
            <text:p>1935</text:p>
          </table:table-cell>
          <table:table-cell office:value-type="float" office:value="0.0200970000000211" calcext:value-type="float">
            <text:p>0.020097000000021</text:p>
          </table:table-cell>
          <table:table-cell office:value-type="float" office:value="2069" calcext:value-type="float">
            <text:p>2069</text:p>
          </table:table-cell>
          <table:table-cell office:value-type="float" office:value="0.00218899999998712" calcext:value-type="float">
            <text:p>0.002188999999987</text:p>
          </table:table-cell>
          <table:table-cell table:number-columns-repeated="9"/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float" office:value="22" calcext:value-type="float">
            <text:p>22</text:p>
          </table:table-cell>
          <table:table-cell office:value-type="float" office:value="2486" calcext:value-type="float">
            <text:p>2486</text:p>
          </table:table-cell>
          <table:table-cell office:value-type="float" office:value="0.0135520000000042" calcext:value-type="float">
            <text:p>0.013552000000004</text:p>
          </table:table-cell>
          <table:table-cell office:value-type="float" office:value="2460" calcext:value-type="float">
            <text:p>2460</text:p>
          </table:table-cell>
          <table:table-cell office:value-type="float" office:value="0.130683000000033" calcext:value-type="float">
            <text:p>0.130683000000033</text:p>
          </table:table-cell>
          <table:table-cell office:value-type="float" office:value="2255" calcext:value-type="float">
            <text:p>2255</text:p>
          </table:table-cell>
          <table:table-cell office:value-type="float" office:value="0.0372440000000438" calcext:value-type="float">
            <text:p>0.037244000000044</text:p>
          </table:table-cell>
          <table:table-cell office:value-type="float" office:value="2486" calcext:value-type="float">
            <text:p>2486</text:p>
          </table:table-cell>
          <table:table-cell office:value-type="float" office:value="0.015389999999968" calcext:value-type="float">
            <text:p>0.015389999999968</text:p>
          </table:table-cell>
          <table:table-cell table:number-columns-repeated="9"/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float" office:value="22" calcext:value-type="float">
            <text:p>22</text:p>
          </table:table-cell>
          <table:table-cell office:value-type="float" office:value="2673" calcext:value-type="float">
            <text:p>2673</text:p>
          </table:table-cell>
          <table:table-cell office:value-type="float" office:value="0.0131120000000351" calcext:value-type="float">
            <text:p>0.013112000000035</text:p>
          </table:table-cell>
          <table:table-cell office:value-type="float" office:value="2493" calcext:value-type="float">
            <text:p>2493</text:p>
          </table:table-cell>
          <table:table-cell office:value-type="float" office:value="0.147468000000004" calcext:value-type="float">
            <text:p>0.147468000000004</text:p>
          </table:table-cell>
          <table:table-cell office:value-type="float" office:value="2400" calcext:value-type="float">
            <text:p>2400</text:p>
          </table:table-cell>
          <table:table-cell office:value-type="float" office:value="0.0361600000000521" calcext:value-type="float">
            <text:p>0.036160000000052</text:p>
          </table:table-cell>
          <table:table-cell office:value-type="float" office:value="2673" calcext:value-type="float">
            <text:p>2673</text:p>
          </table:table-cell>
          <table:table-cell office:value-type="float" office:value="0.00537700000000996" calcext:value-type="float">
            <text:p>0.00537700000001</text:p>
          </table:table-cell>
          <table:table-cell table:number-columns-repeated="9"/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float" office:value="22" calcext:value-type="float">
            <text:p>22</text:p>
          </table:table-cell>
          <table:table-cell office:value-type="float" office:value="2570" calcext:value-type="float">
            <text:p>2570</text:p>
          </table:table-cell>
          <table:table-cell office:value-type="float" office:value="0.0162009999999668" calcext:value-type="float">
            <text:p>0.016200999999967</text:p>
          </table:table-cell>
          <table:table-cell office:value-type="float" office:value="2500" calcext:value-type="float">
            <text:p>2500</text:p>
          </table:table-cell>
          <table:table-cell office:value-type="float" office:value="0.157821000000013" calcext:value-type="float">
            <text:p>0.157821000000013</text:p>
          </table:table-cell>
          <table:table-cell office:value-type="float" office:value="2395" calcext:value-type="float">
            <text:p>2395</text:p>
          </table:table-cell>
          <table:table-cell office:value-type="float" office:value="0.026773999999989" calcext:value-type="float">
            <text:p>0.026773999999989</text:p>
          </table:table-cell>
          <table:table-cell office:value-type="float" office:value="2570" calcext:value-type="float">
            <text:p>2570</text:p>
          </table:table-cell>
          <table:table-cell office:value-type="float" office:value="0.00157000000001517" calcext:value-type="float">
            <text:p>0.001570000000015</text:p>
          </table:table-cell>
          <table:table-cell table:number-columns-repeated="9"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22" calcext:value-type="float">
            <text:p>22</text:p>
          </table:table-cell>
          <table:table-cell office:value-type="float" office:value="2956" calcext:value-type="float">
            <text:p>2956</text:p>
          </table:table-cell>
          <table:table-cell office:value-type="float" office:value="0.00790899999998374" calcext:value-type="float">
            <text:p>0.007908999999984</text:p>
          </table:table-cell>
          <table:table-cell office:value-type="float" office:value="2956" calcext:value-type="float">
            <text:p>2956</text:p>
          </table:table-cell>
          <table:table-cell office:value-type="float" office:value="0.152635000000032" calcext:value-type="float">
            <text:p>0.152635000000032</text:p>
          </table:table-cell>
          <table:table-cell office:value-type="float" office:value="2890" calcext:value-type="float">
            <text:p>2890</text:p>
          </table:table-cell>
          <table:table-cell office:value-type="float" office:value="0.0335109999999759" calcext:value-type="float">
            <text:p>0.033510999999976</text:p>
          </table:table-cell>
          <table:table-cell office:value-type="float" office:value="2956" calcext:value-type="float">
            <text:p>2956</text:p>
          </table:table-cell>
          <table:table-cell office:value-type="float" office:value="0.00102400000002945" calcext:value-type="float">
            <text:p>0.001024000000029</text:p>
          </table:table-cell>
          <table:table-cell table:number-columns-repeated="9"/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float" office:value="22" calcext:value-type="float">
            <text:p>22</text:p>
          </table:table-cell>
          <table:table-cell office:value-type="float" office:value="2082" calcext:value-type="float">
            <text:p>2082</text:p>
          </table:table-cell>
          <table:table-cell office:value-type="float" office:value="0.00937399999997979" calcext:value-type="float">
            <text:p>0.00937399999998</text:p>
          </table:table-cell>
          <table:table-cell office:value-type="float" office:value="1691" calcext:value-type="float">
            <text:p>1691</text:p>
          </table:table-cell>
          <table:table-cell office:value-type="float" office:value="0.117353000000037" calcext:value-type="float">
            <text:p>0.117353000000037</text:p>
          </table:table-cell>
          <table:table-cell office:value-type="float" office:value="1595" calcext:value-type="float">
            <text:p>1595</text:p>
          </table:table-cell>
          <table:table-cell office:value-type="float" office:value="0.0222929999999906" calcext:value-type="float">
            <text:p>0.022292999999991</text:p>
          </table:table-cell>
          <table:table-cell office:value-type="float" office:value="2082" calcext:value-type="float">
            <text:p>2082</text:p>
          </table:table-cell>
          <table:table-cell office:value-type="float" office:value="0.00610100000000102" calcext:value-type="float">
            <text:p>0.006101000000001</text:p>
          </table:table-cell>
          <table:table-cell table:number-columns-repeated="9"/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float" office:value="22" calcext:value-type="float">
            <text:p>22</text:p>
          </table:table-cell>
          <table:table-cell office:value-type="float" office:value="2915" calcext:value-type="float">
            <text:p>2915</text:p>
          </table:table-cell>
          <table:table-cell office:value-type="float" office:value="0.0136930000000461" calcext:value-type="float">
            <text:p>0.013693000000046</text:p>
          </table:table-cell>
          <table:table-cell office:value-type="float" office:value="2616" calcext:value-type="float">
            <text:p>2616</text:p>
          </table:table-cell>
          <table:table-cell office:value-type="float" office:value="0.14331900000002" calcext:value-type="float">
            <text:p>0.14331900000002</text:p>
          </table:table-cell>
          <table:table-cell office:value-type="float" office:value="2440" calcext:value-type="float">
            <text:p>2440</text:p>
          </table:table-cell>
          <table:table-cell office:value-type="float" office:value="0.0347540000000208" calcext:value-type="float">
            <text:p>0.034754000000021</text:p>
          </table:table-cell>
          <table:table-cell office:value-type="float" office:value="2915" calcext:value-type="float">
            <text:p>2915</text:p>
          </table:table-cell>
          <table:table-cell office:value-type="float" office:value="0.00218200000000479" calcext:value-type="float">
            <text:p>0.002182000000005</text:p>
          </table:table-cell>
          <table:table-cell table:number-columns-repeated="9"/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22" calcext:value-type="float">
            <text:p>22</text:p>
          </table:table-cell>
          <table:table-cell office:value-type="float" office:value="2555" calcext:value-type="float">
            <text:p>2555</text:p>
          </table:table-cell>
          <table:table-cell office:value-type="float" office:value="0.00744800000006762" calcext:value-type="float">
            <text:p>0.007448000000068</text:p>
          </table:table-cell>
          <table:table-cell office:value-type="float" office:value="2540" calcext:value-type="float">
            <text:p>2540</text:p>
          </table:table-cell>
          <table:table-cell office:value-type="float" office:value="0.134757000000036" calcext:value-type="float">
            <text:p>0.134757000000036</text:p>
          </table:table-cell>
          <table:table-cell office:value-type="float" office:value="2420" calcext:value-type="float">
            <text:p>2420</text:p>
          </table:table-cell>
          <table:table-cell office:value-type="float" office:value="0.0308449999999425" calcext:value-type="float">
            <text:p>0.030844999999943</text:p>
          </table:table-cell>
          <table:table-cell office:value-type="float" office:value="2555" calcext:value-type="float">
            <text:p>2555</text:p>
          </table:table-cell>
          <table:table-cell office:value-type="float" office:value="0.00209099999995033" calcext:value-type="float">
            <text:p>0.00209099999995</text:p>
          </table:table-cell>
          <table:table-cell table:number-columns-repeated="9"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22" calcext:value-type="float">
            <text:p>22</text:p>
          </table:table-cell>
          <table:table-cell office:value-type="float" office:value="2582" calcext:value-type="float">
            <text:p>2582</text:p>
          </table:table-cell>
          <table:table-cell office:value-type="float" office:value="0.0070559999999773" calcext:value-type="float">
            <text:p>0.007055999999977</text:p>
          </table:table-cell>
          <table:table-cell office:value-type="float" office:value="2575" calcext:value-type="float">
            <text:p>2575</text:p>
          </table:table-cell>
          <table:table-cell office:value-type="float" office:value="0.135812999999985" calcext:value-type="float">
            <text:p>0.135812999999985</text:p>
          </table:table-cell>
          <table:table-cell office:value-type="float" office:value="2095" calcext:value-type="float">
            <text:p>2095</text:p>
          </table:table-cell>
          <table:table-cell office:value-type="float" office:value="0.0268589999999449" calcext:value-type="float">
            <text:p>0.026858999999945</text:p>
          </table:table-cell>
          <table:table-cell office:value-type="float" office:value="2582" calcext:value-type="float">
            <text:p>2582</text:p>
          </table:table-cell>
          <table:table-cell office:value-type="float" office:value="0.00645800000000918" calcext:value-type="float">
            <text:p>0.006458000000009</text:p>
          </table:table-cell>
          <table:table-cell table:number-columns-repeated="9"/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float" office:value="22" calcext:value-type="float">
            <text:p>22</text:p>
          </table:table-cell>
          <table:table-cell office:value-type="float" office:value="2306" calcext:value-type="float">
            <text:p>2306</text:p>
          </table:table-cell>
          <table:table-cell office:value-type="float" office:value="0.00774499999999989" calcext:value-type="float">
            <text:p>0.007745</text:p>
          </table:table-cell>
          <table:table-cell office:value-type="float" office:value="2150" calcext:value-type="float">
            <text:p>2150</text:p>
          </table:table-cell>
          <table:table-cell office:value-type="float" office:value="0.124793000000011" calcext:value-type="float">
            <text:p>0.124793000000011</text:p>
          </table:table-cell>
          <table:table-cell office:value-type="float" office:value="2020" calcext:value-type="float">
            <text:p>2020</text:p>
          </table:table-cell>
          <table:table-cell office:value-type="float" office:value="0.0276829999999677" calcext:value-type="float">
            <text:p>0.027682999999968</text:p>
          </table:table-cell>
          <table:table-cell office:value-type="float" office:value="2306" calcext:value-type="float">
            <text:p>2306</text:p>
          </table:table-cell>
          <table:table-cell office:value-type="float" office:value="0.0110520000000065" calcext:value-type="float">
            <text:p>0.011052000000007</text:p>
          </table:table-cell>
          <table:table-cell table:number-columns-repeated="9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25" calcext:value-type="float">
            <text:p>25</text:p>
          </table:table-cell>
          <table:table-cell office:value-type="float" office:value="2427" calcext:value-type="float">
            <text:p>2427</text:p>
          </table:table-cell>
          <table:table-cell office:value-type="float" office:value="0.0112080000000105" calcext:value-type="float">
            <text:p>0.011208000000011</text:p>
          </table:table-cell>
          <table:table-cell office:value-type="float" office:value="1924" calcext:value-type="float">
            <text:p>1924</text:p>
          </table:table-cell>
          <table:table-cell office:value-type="float" office:value="0.155282999999997" calcext:value-type="float">
            <text:p>0.155282999999997</text:p>
          </table:table-cell>
          <table:table-cell office:value-type="float" office:value="1900" calcext:value-type="float">
            <text:p>1900</text:p>
          </table:table-cell>
          <table:table-cell office:value-type="float" office:value="0.0307010000000219" calcext:value-type="float">
            <text:p>0.030701000000022</text:p>
          </table:table-cell>
          <table:table-cell office:value-type="float" office:value="2427" calcext:value-type="float">
            <text:p>2427</text:p>
          </table:table-cell>
          <table:table-cell office:value-type="float" office:value="0.0415099999999598" calcext:value-type="float">
            <text:p>0.04150999999996</text:p>
          </table:table-cell>
          <table:table-cell table:number-columns-repeated="9"/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float" office:value="25" calcext:value-type="float">
            <text:p>25</text:p>
          </table:table-cell>
          <table:table-cell office:value-type="float" office:value="2846" calcext:value-type="float">
            <text:p>2846</text:p>
          </table:table-cell>
          <table:table-cell office:value-type="float" office:value="0.0135240000000181" calcext:value-type="float">
            <text:p>0.013524000000018</text:p>
          </table:table-cell>
          <table:table-cell office:value-type="float" office:value="2454" calcext:value-type="float">
            <text:p>2454</text:p>
          </table:table-cell>
          <table:table-cell office:value-type="float" office:value="0.173359000000005" calcext:value-type="float">
            <text:p>0.173359000000005</text:p>
          </table:table-cell>
          <table:table-cell office:value-type="float" office:value="2160" calcext:value-type="float">
            <text:p>2160</text:p>
          </table:table-cell>
          <table:table-cell office:value-type="float" office:value="0.0388850000000502" calcext:value-type="float">
            <text:p>0.03888500000005</text:p>
          </table:table-cell>
          <table:table-cell office:value-type="float" office:value="2846" calcext:value-type="float">
            <text:p>2846</text:p>
          </table:table-cell>
          <table:table-cell office:value-type="float" office:value="0.0124099999999885" calcext:value-type="float">
            <text:p>0.012409999999989</text:p>
          </table:table-cell>
          <table:table-cell table:number-columns-repeated="9"/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25" calcext:value-type="float">
            <text:p>25</text:p>
          </table:table-cell>
          <table:table-cell office:value-type="float" office:value="2538" calcext:value-type="float">
            <text:p>2538</text:p>
          </table:table-cell>
          <table:table-cell office:value-type="float" office:value="0.0103829999999903" calcext:value-type="float">
            <text:p>0.01038299999999</text:p>
          </table:table-cell>
          <table:table-cell office:value-type="float" office:value="2477" calcext:value-type="float">
            <text:p>2477</text:p>
          </table:table-cell>
          <table:table-cell office:value-type="float" office:value="0.158623999999975" calcext:value-type="float">
            <text:p>0.158623999999975</text:p>
          </table:table-cell>
          <table:table-cell office:value-type="float" office:value="2435" calcext:value-type="float">
            <text:p>2435</text:p>
          </table:table-cell>
          <table:table-cell office:value-type="float" office:value="0.037918999999988" calcext:value-type="float">
            <text:p>0.037918999999988</text:p>
          </table:table-cell>
          <table:table-cell office:value-type="float" office:value="2538" calcext:value-type="float">
            <text:p>2538</text:p>
          </table:table-cell>
          <table:table-cell office:value-type="float" office:value="0.0168830000000071" calcext:value-type="float">
            <text:p>0.016883000000007</text:p>
          </table:table-cell>
          <table:table-cell table:number-columns-repeated="9"/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float" office:value="25" calcext:value-type="float">
            <text:p>25</text:p>
          </table:table-cell>
          <table:table-cell office:value-type="float" office:value="3370" calcext:value-type="float">
            <text:p>3370</text:p>
          </table:table-cell>
          <table:table-cell office:value-type="float" office:value="0.0199900000000071" calcext:value-type="float">
            <text:p>0.019990000000007</text:p>
          </table:table-cell>
          <table:table-cell office:value-type="float" office:value="3215" calcext:value-type="float">
            <text:p>3215</text:p>
          </table:table-cell>
          <table:table-cell office:value-type="float" office:value="0.215580999999986" calcext:value-type="float">
            <text:p>0.215580999999986</text:p>
          </table:table-cell>
          <table:table-cell office:value-type="float" office:value="3150" calcext:value-type="float">
            <text:p>3150</text:p>
          </table:table-cell>
          <table:table-cell office:value-type="float" office:value="0.0439590000000294" calcext:value-type="float">
            <text:p>0.043959000000029</text:p>
          </table:table-cell>
          <table:table-cell office:value-type="float" office:value="3370" calcext:value-type="float">
            <text:p>3370</text:p>
          </table:table-cell>
          <table:table-cell office:value-type="float" office:value="0.0331760000000259" calcext:value-type="float">
            <text:p>0.033176000000026</text:p>
          </table:table-cell>
          <table:table-cell table:number-columns-repeated="9"/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25" calcext:value-type="float">
            <text:p>25</text:p>
          </table:table-cell>
          <table:table-cell office:value-type="float" office:value="2884" calcext:value-type="float">
            <text:p>2884</text:p>
          </table:table-cell>
          <table:table-cell office:value-type="float" office:value="0.0150320000000193" calcext:value-type="float">
            <text:p>0.015032000000019</text:p>
          </table:table-cell>
          <table:table-cell office:value-type="float" office:value="2873" calcext:value-type="float">
            <text:p>2873</text:p>
          </table:table-cell>
          <table:table-cell office:value-type="float" office:value="0.174580000000049" calcext:value-type="float">
            <text:p>0.174580000000049</text:p>
          </table:table-cell>
          <table:table-cell office:value-type="float" office:value="2835" calcext:value-type="float">
            <text:p>2835</text:p>
          </table:table-cell>
          <table:table-cell office:value-type="float" office:value="0.0330999999999904" calcext:value-type="float">
            <text:p>0.03309999999999</text:p>
          </table:table-cell>
          <table:table-cell office:value-type="float" office:value="2884" calcext:value-type="float">
            <text:p>2884</text:p>
          </table:table-cell>
          <table:table-cell office:value-type="float" office:value="0.00551300000000765" calcext:value-type="float">
            <text:p>0.005513000000008</text:p>
          </table:table-cell>
          <table:table-cell table:number-columns-repeated="9"/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25" calcext:value-type="float">
            <text:p>25</text:p>
          </table:table-cell>
          <table:table-cell office:value-type="float" office:value="2595" calcext:value-type="float">
            <text:p>2595</text:p>
          </table:table-cell>
          <table:table-cell office:value-type="float" office:value="0.0106860000000211" calcext:value-type="float">
            <text:p>0.010686000000021</text:p>
          </table:table-cell>
          <table:table-cell office:value-type="float" office:value="2495" calcext:value-type="float">
            <text:p>2495</text:p>
          </table:table-cell>
          <table:table-cell office:value-type="float" office:value="0.152737999999999" calcext:value-type="float">
            <text:p>0.152737999999999</text:p>
          </table:table-cell>
          <table:table-cell office:value-type="float" office:value="2385" calcext:value-type="float">
            <text:p>2385</text:p>
          </table:table-cell>
          <table:table-cell office:value-type="float" office:value="0.0308150000000182" calcext:value-type="float">
            <text:p>0.030815000000018</text:p>
          </table:table-cell>
          <table:table-cell office:value-type="float" office:value="2595" calcext:value-type="float">
            <text:p>2595</text:p>
          </table:table-cell>
          <table:table-cell office:value-type="float" office:value="0.00834500000001981" calcext:value-type="float">
            <text:p>0.00834500000002</text:p>
          </table:table-cell>
          <table:table-cell table:number-columns-repeated="9"/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25" calcext:value-type="float">
            <text:p>25</text:p>
          </table:table-cell>
          <table:table-cell office:value-type="float" office:value="3048" calcext:value-type="float">
            <text:p>3048</text:p>
          </table:table-cell>
          <table:table-cell office:value-type="float" office:value="0.0161620000000085" calcext:value-type="float">
            <text:p>0.016162000000009</text:p>
          </table:table-cell>
          <table:table-cell office:value-type="float" office:value="3031" calcext:value-type="float">
            <text:p>3031</text:p>
          </table:table-cell>
          <table:table-cell office:value-type="float" office:value="0.19381599999997" calcext:value-type="float">
            <text:p>0.19381599999997</text:p>
          </table:table-cell>
          <table:table-cell office:value-type="float" office:value="2965" calcext:value-type="float">
            <text:p>2965</text:p>
          </table:table-cell>
          <table:table-cell office:value-type="float" office:value="0.0365579999999568" calcext:value-type="float">
            <text:p>0.036557999999957</text:p>
          </table:table-cell>
          <table:table-cell office:value-type="float" office:value="3048" calcext:value-type="float">
            <text:p>3048</text:p>
          </table:table-cell>
          <table:table-cell office:value-type="float" office:value="0.0134280000000331" calcext:value-type="float">
            <text:p>0.013428000000033</text:p>
          </table:table-cell>
          <table:table-cell table:number-columns-repeated="9"/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25" calcext:value-type="float">
            <text:p>25</text:p>
          </table:table-cell>
          <table:table-cell office:value-type="float" office:value="2717" calcext:value-type="float">
            <text:p>2717</text:p>
          </table:table-cell>
          <table:table-cell office:value-type="float" office:value="0.0197450000000003" calcext:value-type="float">
            <text:p>0.019745</text:p>
          </table:table-cell>
          <table:table-cell office:value-type="float" office:value="2717" calcext:value-type="float">
            <text:p>2717</text:p>
          </table:table-cell>
          <table:table-cell office:value-type="float" office:value="0.176939000000004" calcext:value-type="float">
            <text:p>0.176939000000004</text:p>
          </table:table-cell>
          <table:table-cell office:value-type="float" office:value="2440" calcext:value-type="float">
            <text:p>2440</text:p>
          </table:table-cell>
          <table:table-cell office:value-type="float" office:value="0.0361970000000156" calcext:value-type="float">
            <text:p>0.036197000000016</text:p>
          </table:table-cell>
          <table:table-cell office:value-type="float" office:value="2717" calcext:value-type="float">
            <text:p>2717</text:p>
          </table:table-cell>
          <table:table-cell office:value-type="float" office:value="0.0137410000000386" calcext:value-type="float">
            <text:p>0.013741000000039</text:p>
          </table:table-cell>
          <table:table-cell table:number-columns-repeated="9"/>
        </table:table-row>
        <table:table-row table:style-name="ro1">
          <table:table-cell office:value-type="float" office:value="9258" calcext:value-type="float">
            <text:p>9258</text:p>
          </table:table-cell>
          <table:table-cell office:value-type="float" office:value="25" calcext:value-type="float">
            <text:p>25</text:p>
          </table:table-cell>
          <table:table-cell office:value-type="float" office:value="3290" calcext:value-type="float">
            <text:p>3290</text:p>
          </table:table-cell>
          <table:table-cell office:value-type="float" office:value="0.0139480000000276" calcext:value-type="float">
            <text:p>0.013948000000028</text:p>
          </table:table-cell>
          <table:table-cell office:value-type="float" office:value="3171" calcext:value-type="float">
            <text:p>3171</text:p>
          </table:table-cell>
          <table:table-cell office:value-type="float" office:value="0.218748000000005" calcext:value-type="float">
            <text:p>0.218748000000005</text:p>
          </table:table-cell>
          <table:table-cell office:value-type="float" office:value="2885" calcext:value-type="float">
            <text:p>2885</text:p>
          </table:table-cell>
          <table:table-cell office:value-type="float" office:value="0.0483760000000189" calcext:value-type="float">
            <text:p>0.048376000000019</text:p>
          </table:table-cell>
          <table:table-cell office:value-type="float" office:value="3290" calcext:value-type="float">
            <text:p>3290</text:p>
          </table:table-cell>
          <table:table-cell office:value-type="float" office:value="0.0077389999999582" calcext:value-type="float">
            <text:p>0.007738999999958</text:p>
          </table:table-cell>
          <table:table-cell table:number-columns-repeated="9"/>
        </table:table-row>
        <table:table-row table:style-name="ro1">
          <table:table-cell office:value-type="float" office:value="9259" calcext:value-type="float">
            <text:p>9259</text:p>
          </table:table-cell>
          <table:table-cell office:value-type="float" office:value="25" calcext:value-type="float">
            <text:p>25</text:p>
          </table:table-cell>
          <table:table-cell office:value-type="float" office:value="2581" calcext:value-type="float">
            <text:p>2581</text:p>
          </table:table-cell>
          <table:table-cell office:value-type="float" office:value="0.014505999999983" calcext:value-type="float">
            <text:p>0.014505999999983</text:p>
          </table:table-cell>
          <table:table-cell office:value-type="float" office:value="2573" calcext:value-type="float">
            <text:p>2573</text:p>
          </table:table-cell>
          <table:table-cell office:value-type="float" office:value="0.140726000000029" calcext:value-type="float">
            <text:p>0.140726000000029</text:p>
          </table:table-cell>
          <table:table-cell office:value-type="float" office:value="2520" calcext:value-type="float">
            <text:p>2520</text:p>
          </table:table-cell>
          <table:table-cell office:value-type="float" office:value="0.027706999999964" calcext:value-type="float">
            <text:p>0.027706999999964</text:p>
          </table:table-cell>
          <table:table-cell office:value-type="float" office:value="2581" calcext:value-type="float">
            <text:p>2581</text:p>
          </table:table-cell>
          <table:table-cell office:value-type="float" office:value="0.00199600000001965" calcext:value-type="float">
            <text:p>0.00199600000002</text:p>
          </table:table-cell>
          <table:table-cell table:number-columns-repeated="9"/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25" calcext:value-type="float">
            <text:p>25</text:p>
          </table:table-cell>
          <table:table-cell office:value-type="float" office:value="2766" calcext:value-type="float">
            <text:p>2766</text:p>
          </table:table-cell>
          <table:table-cell office:value-type="float" office:value="0.0172640000000115" calcext:value-type="float">
            <text:p>0.017264000000012</text:p>
          </table:table-cell>
          <table:table-cell office:value-type="float" office:value="2758" calcext:value-type="float">
            <text:p>2758</text:p>
          </table:table-cell>
          <table:table-cell office:value-type="float" office:value="0.164176000000055" calcext:value-type="float">
            <text:p>0.164176000000055</text:p>
          </table:table-cell>
          <table:table-cell office:value-type="float" office:value="2600" calcext:value-type="float">
            <text:p>2600</text:p>
          </table:table-cell>
          <table:table-cell office:value-type="float" office:value="0.0322779999999625" calcext:value-type="float">
            <text:p>0.032277999999963</text:p>
          </table:table-cell>
          <table:table-cell office:value-type="float" office:value="2766" calcext:value-type="float">
            <text:p>2766</text:p>
          </table:table-cell>
          <table:table-cell office:value-type="float" office:value="0.00910100000004377" calcext:value-type="float">
            <text:p>0.009101000000044</text:p>
          </table:table-cell>
          <table:table-cell table:number-columns-repeated="9"/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25" calcext:value-type="float">
            <text:p>25</text:p>
          </table:table-cell>
          <table:table-cell office:value-type="float" office:value="2897" calcext:value-type="float">
            <text:p>2897</text:p>
          </table:table-cell>
          <table:table-cell office:value-type="float" office:value="0.0165660000000116" calcext:value-type="float">
            <text:p>0.016566000000012</text:p>
          </table:table-cell>
          <table:table-cell office:value-type="float" office:value="2849" calcext:value-type="float">
            <text:p>2849</text:p>
          </table:table-cell>
          <table:table-cell office:value-type="float" office:value="0.185534000000018" calcext:value-type="float">
            <text:p>0.185534000000018</text:p>
          </table:table-cell>
          <table:table-cell office:value-type="float" office:value="2785" calcext:value-type="float">
            <text:p>2785</text:p>
          </table:table-cell>
          <table:table-cell office:value-type="float" office:value="0.0494380000000092" calcext:value-type="float">
            <text:p>0.049438000000009</text:p>
          </table:table-cell>
          <table:table-cell office:value-type="float" office:value="2897" calcext:value-type="float">
            <text:p>2897</text:p>
          </table:table-cell>
          <table:table-cell office:value-type="float" office:value="0.00849800000003143" calcext:value-type="float">
            <text:p>0.008498000000031</text:p>
          </table:table-cell>
          <table:table-cell table:number-columns-repeated="9"/>
        </table:table-row>
        <table:table-row table:style-name="ro1">
          <table:table-cell office:value-type="float" office:value="9262" calcext:value-type="float">
            <text:p>9262</text:p>
          </table:table-cell>
          <table:table-cell office:value-type="float" office:value="25" calcext:value-type="float">
            <text:p>25</text:p>
          </table:table-cell>
          <table:table-cell office:value-type="float" office:value="2597" calcext:value-type="float">
            <text:p>2597</text:p>
          </table:table-cell>
          <table:table-cell office:value-type="float" office:value="0.0149999999999864" calcext:value-type="float">
            <text:p>0.014999999999986</text:p>
          </table:table-cell>
          <table:table-cell office:value-type="float" office:value="2011" calcext:value-type="float">
            <text:p>2011</text:p>
          </table:table-cell>
          <table:table-cell office:value-type="float" office:value="0.160514000000035" calcext:value-type="float">
            <text:p>0.160514000000035</text:p>
          </table:table-cell>
          <table:table-cell office:value-type="float" office:value="1905" calcext:value-type="float">
            <text:p>1905</text:p>
          </table:table-cell>
          <table:table-cell office:value-type="float" office:value="0.030729000000008" calcext:value-type="float">
            <text:p>0.030729000000008</text:p>
          </table:table-cell>
          <table:table-cell office:value-type="float" office:value="2597" calcext:value-type="float">
            <text:p>2597</text:p>
          </table:table-cell>
          <table:table-cell office:value-type="float" office:value="0.00540100000000621" calcext:value-type="float">
            <text:p>0.005401000000006</text:p>
          </table:table-cell>
          <table:table-cell table:number-columns-repeated="9"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25" calcext:value-type="float">
            <text:p>25</text:p>
          </table:table-cell>
          <table:table-cell office:value-type="float" office:value="2564" calcext:value-type="float">
            <text:p>2564</text:p>
          </table:table-cell>
          <table:table-cell office:value-type="float" office:value="0.0115190000000212" calcext:value-type="float">
            <text:p>0.011519000000021</text:p>
          </table:table-cell>
          <table:table-cell office:value-type="float" office:value="2383" calcext:value-type="float">
            <text:p>2383</text:p>
          </table:table-cell>
          <table:table-cell office:value-type="float" office:value="0.180342999999937" calcext:value-type="float">
            <text:p>0.180342999999937</text:p>
          </table:table-cell>
          <table:table-cell office:value-type="float" office:value="2330" calcext:value-type="float">
            <text:p>2330</text:p>
          </table:table-cell>
          <table:table-cell office:value-type="float" office:value="0.0323459999999613" calcext:value-type="float">
            <text:p>0.032345999999961</text:p>
          </table:table-cell>
          <table:table-cell office:value-type="float" office:value="2564" calcext:value-type="float">
            <text:p>2564</text:p>
          </table:table-cell>
          <table:table-cell office:value-type="float" office:value="0.0616390000000138" calcext:value-type="float">
            <text:p>0.061639000000014</text:p>
          </table:table-cell>
          <table:table-cell table:number-columns-repeated="9"/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float" office:value="25" calcext:value-type="float">
            <text:p>25</text:p>
          </table:table-cell>
          <table:table-cell office:value-type="float" office:value="3075" calcext:value-type="float">
            <text:p>3075</text:p>
          </table:table-cell>
          <table:table-cell office:value-type="float" office:value="0.0186740000000327" calcext:value-type="float">
            <text:p>0.018674000000033</text:p>
          </table:table-cell>
          <table:table-cell office:value-type="float" office:value="3074" calcext:value-type="float">
            <text:p>3074</text:p>
          </table:table-cell>
          <table:table-cell office:value-type="float" office:value="0.183855999999992" calcext:value-type="float">
            <text:p>0.183855999999992</text:p>
          </table:table-cell>
          <table:table-cell office:value-type="float" office:value="2995" calcext:value-type="float">
            <text:p>2995</text:p>
          </table:table-cell>
          <table:table-cell office:value-type="float" office:value="0.0362650000000144" calcext:value-type="float">
            <text:p>0.036265000000015</text:p>
          </table:table-cell>
          <table:table-cell office:value-type="float" office:value="3075" calcext:value-type="float">
            <text:p>3075</text:p>
          </table:table-cell>
          <table:table-cell office:value-type="float" office:value="0.0122499999999945" calcext:value-type="float">
            <text:p>0.012249999999995</text:p>
          </table:table-cell>
          <table:table-cell table:number-columns-repeated="9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float" office:value="25" calcext:value-type="float">
            <text:p>25</text:p>
          </table:table-cell>
          <table:table-cell office:value-type="float" office:value="2666" calcext:value-type="float">
            <text:p>2666</text:p>
          </table:table-cell>
          <table:table-cell office:value-type="float" office:value="0.0110770000000571" calcext:value-type="float">
            <text:p>0.011077000000057</text:p>
          </table:table-cell>
          <table:table-cell office:value-type="float" office:value="2070" calcext:value-type="float">
            <text:p>2070</text:p>
          </table:table-cell>
          <table:table-cell office:value-type="float" office:value="0.155756999999994" calcext:value-type="float">
            <text:p>0.155756999999994</text:p>
          </table:table-cell>
          <table:table-cell office:value-type="float" office:value="1945" calcext:value-type="float">
            <text:p>1945</text:p>
          </table:table-cell>
          <table:table-cell office:value-type="float" office:value="0.0323910000000183" calcext:value-type="float">
            <text:p>0.032391000000018</text:p>
          </table:table-cell>
          <table:table-cell office:value-type="float" office:value="2666" calcext:value-type="float">
            <text:p>2666</text:p>
          </table:table-cell>
          <table:table-cell office:value-type="float" office:value="0.0258140000000253" calcext:value-type="float">
            <text:p>0.025814000000025</text:p>
          </table:table-cell>
          <table:table-cell table:number-columns-repeated="9"/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25" calcext:value-type="float">
            <text:p>25</text:p>
          </table:table-cell>
          <table:table-cell office:value-type="float" office:value="3029" calcext:value-type="float">
            <text:p>3029</text:p>
          </table:table-cell>
          <table:table-cell office:value-type="float" office:value="0.0117339999999899" calcext:value-type="float">
            <text:p>0.01173399999999</text:p>
          </table:table-cell>
          <table:table-cell office:value-type="float" office:value="2942" calcext:value-type="float">
            <text:p>2942</text:p>
          </table:table-cell>
          <table:table-cell office:value-type="float" office:value="0.192260999999974" calcext:value-type="float">
            <text:p>0.192260999999974</text:p>
          </table:table-cell>
          <table:table-cell office:value-type="float" office:value="2900" calcext:value-type="float">
            <text:p>2900</text:p>
          </table:table-cell>
          <table:table-cell office:value-type="float" office:value="0.0368690000000242" calcext:value-type="float">
            <text:p>0.036869000000024</text:p>
          </table:table-cell>
          <table:table-cell office:value-type="float" office:value="3029" calcext:value-type="float">
            <text:p>3029</text:p>
          </table:table-cell>
          <table:table-cell office:value-type="float" office:value="0.00729100000006611" calcext:value-type="float">
            <text:p>0.007291000000066</text:p>
          </table:table-cell>
          <table:table-cell table:number-columns-repeated="9"/>
        </table:table-row>
        <table:table-row table:style-name="ro1">
          <table:table-cell office:value-type="float" office:value="9267" calcext:value-type="float">
            <text:p>9267</text:p>
          </table:table-cell>
          <table:table-cell office:value-type="float" office:value="25" calcext:value-type="float">
            <text:p>25</text:p>
          </table:table-cell>
          <table:table-cell office:value-type="float" office:value="3341" calcext:value-type="float">
            <text:p>3341</text:p>
          </table:table-cell>
          <table:table-cell office:value-type="float" office:value="0.0111299999999801" calcext:value-type="float">
            <text:p>0.01112999999998</text:p>
          </table:table-cell>
          <table:table-cell office:value-type="float" office:value="3035" calcext:value-type="float">
            <text:p>3035</text:p>
          </table:table-cell>
          <table:table-cell office:value-type="float" office:value="0.214265000000012" calcext:value-type="float">
            <text:p>0.214265000000012</text:p>
          </table:table-cell>
          <table:table-cell office:value-type="float" office:value="2930" calcext:value-type="float">
            <text:p>2930</text:p>
          </table:table-cell>
          <table:table-cell office:value-type="float" office:value="0.0488579999999956" calcext:value-type="float">
            <text:p>0.048857999999996</text:p>
          </table:table-cell>
          <table:table-cell office:value-type="float" office:value="3341" calcext:value-type="float">
            <text:p>3341</text:p>
          </table:table-cell>
          <table:table-cell office:value-type="float" office:value="0.0404439999999795" calcext:value-type="float">
            <text:p>0.04044399999998</text:p>
          </table:table-cell>
          <table:table-cell table:number-columns-repeated="9"/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25" calcext:value-type="float">
            <text:p>25</text:p>
          </table:table-cell>
          <table:table-cell office:value-type="float" office:value="3062" calcext:value-type="float">
            <text:p>3062</text:p>
          </table:table-cell>
          <table:table-cell office:value-type="float" office:value="0.0150939999999764" calcext:value-type="float">
            <text:p>0.015093999999976</text:p>
          </table:table-cell>
          <table:table-cell office:value-type="float" office:value="2911" calcext:value-type="float">
            <text:p>2911</text:p>
          </table:table-cell>
          <table:table-cell office:value-type="float" office:value="0.194404999999961" calcext:value-type="float">
            <text:p>0.194404999999961</text:p>
          </table:table-cell>
          <table:table-cell office:value-type="float" office:value="2845" calcext:value-type="float">
            <text:p>2845</text:p>
          </table:table-cell>
          <table:table-cell office:value-type="float" office:value="0.0377840000000447" calcext:value-type="float">
            <text:p>0.037784000000045</text:p>
          </table:table-cell>
          <table:table-cell office:value-type="float" office:value="3062" calcext:value-type="float">
            <text:p>3062</text:p>
          </table:table-cell>
          <table:table-cell office:value-type="float" office:value="0.0170359999999619" calcext:value-type="float">
            <text:p>0.017035999999962</text:p>
          </table:table-cell>
          <table:table-cell table:number-columns-repeated="9"/>
        </table:table-row>
        <table:table-row table:style-name="ro1">
          <table:table-cell office:value-type="float" office:value="9269" calcext:value-type="float">
            <text:p>9269</text:p>
          </table:table-cell>
          <table:table-cell office:value-type="float" office:value="25" calcext:value-type="float">
            <text:p>25</text:p>
          </table:table-cell>
          <table:table-cell office:value-type="float" office:value="3060" calcext:value-type="float">
            <text:p>3060</text:p>
          </table:table-cell>
          <table:table-cell office:value-type="float" office:value="0.0126200000000267" calcext:value-type="float">
            <text:p>0.012620000000027</text:p>
          </table:table-cell>
          <table:table-cell office:value-type="float" office:value="2826" calcext:value-type="float">
            <text:p>2826</text:p>
          </table:table-cell>
          <table:table-cell office:value-type="float" office:value="0.200293999999985" calcext:value-type="float">
            <text:p>0.200293999999985</text:p>
          </table:table-cell>
          <table:table-cell office:value-type="float" office:value="2715" calcext:value-type="float">
            <text:p>2715</text:p>
          </table:table-cell>
          <table:table-cell office:value-type="float" office:value="0.0392199999999434" calcext:value-type="float">
            <text:p>0.039219999999944</text:p>
          </table:table-cell>
          <table:table-cell office:value-type="float" office:value="3060" calcext:value-type="float">
            <text:p>3060</text:p>
          </table:table-cell>
          <table:table-cell office:value-type="float" office:value="0.062787999999955" calcext:value-type="float">
            <text:p>0.062787999999955</text:p>
          </table:table-cell>
          <table:table-cell table:number-columns-repeated="9"/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25" calcext:value-type="float">
            <text:p>25</text:p>
          </table:table-cell>
          <table:table-cell office:value-type="float" office:value="3307" calcext:value-type="float">
            <text:p>3307</text:p>
          </table:table-cell>
          <table:table-cell office:value-type="float" office:value="0.0113250000000562" calcext:value-type="float">
            <text:p>0.011325000000056</text:p>
          </table:table-cell>
          <table:table-cell office:value-type="float" office:value="3004" calcext:value-type="float">
            <text:p>3004</text:p>
          </table:table-cell>
          <table:table-cell office:value-type="float" office:value="0.206841999999995" calcext:value-type="float">
            <text:p>0.206841999999995</text:p>
          </table:table-cell>
          <table:table-cell office:value-type="float" office:value="2940" calcext:value-type="float">
            <text:p>2940</text:p>
          </table:table-cell>
          <table:table-cell office:value-type="float" office:value="0.0454660000000331" calcext:value-type="float">
            <text:p>0.045466000000033</text:p>
          </table:table-cell>
          <table:table-cell office:value-type="float" office:value="3307" calcext:value-type="float">
            <text:p>3307</text:p>
          </table:table-cell>
          <table:table-cell office:value-type="float" office:value="0.0226580000000354" calcext:value-type="float">
            <text:p>0.022658000000035</text:p>
          </table:table-cell>
          <table:table-cell table:number-columns-repeated="9"/>
        </table:table-row>
        <table:table-row table:style-name="ro1">
          <table:table-cell office:value-type="float" office:value="9271" calcext:value-type="float">
            <text:p>9271</text:p>
          </table:table-cell>
          <table:table-cell office:value-type="float" office:value="25" calcext:value-type="float">
            <text:p>25</text:p>
          </table:table-cell>
          <table:table-cell office:value-type="float" office:value="2758" calcext:value-type="float">
            <text:p>2758</text:p>
          </table:table-cell>
          <table:table-cell office:value-type="float" office:value="0.0124580000000378" calcext:value-type="float">
            <text:p>0.012458000000038</text:p>
          </table:table-cell>
          <table:table-cell office:value-type="float" office:value="2689" calcext:value-type="float">
            <text:p>2689</text:p>
          </table:table-cell>
          <table:table-cell office:value-type="float" office:value="0.16993999999994" calcext:value-type="float">
            <text:p>0.16993999999994</text:p>
          </table:table-cell>
          <table:table-cell office:value-type="float" office:value="2595" calcext:value-type="float">
            <text:p>2595</text:p>
          </table:table-cell>
          <table:table-cell office:value-type="float" office:value="0.0411020000000235" calcext:value-type="float">
            <text:p>0.041102000000024</text:p>
          </table:table-cell>
          <table:table-cell office:value-type="float" office:value="2758" calcext:value-type="float">
            <text:p>2758</text:p>
          </table:table-cell>
          <table:table-cell office:value-type="float" office:value="0.00467799999995577" calcext:value-type="float">
            <text:p>0.004677999999956</text:p>
          </table:table-cell>
          <table:table-cell table:number-columns-repeated="9"/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float" office:value="25" calcext:value-type="float">
            <text:p>25</text:p>
          </table:table-cell>
          <table:table-cell office:value-type="float" office:value="2710" calcext:value-type="float">
            <text:p>2710</text:p>
          </table:table-cell>
          <table:table-cell office:value-type="float" office:value="0.0117970000000014" calcext:value-type="float">
            <text:p>0.011797000000001</text:p>
          </table:table-cell>
          <table:table-cell office:value-type="float" office:value="2602" calcext:value-type="float">
            <text:p>2602</text:p>
          </table:table-cell>
          <table:table-cell office:value-type="float" office:value="0.168129000000022" calcext:value-type="float">
            <text:p>0.168129000000022</text:p>
          </table:table-cell>
          <table:table-cell office:value-type="float" office:value="2300" calcext:value-type="float">
            <text:p>2300</text:p>
          </table:table-cell>
          <table:table-cell office:value-type="float" office:value="0.0344129999999154" calcext:value-type="float">
            <text:p>0.034412999999916</text:p>
          </table:table-cell>
          <table:table-cell office:value-type="float" office:value="2710" calcext:value-type="float">
            <text:p>2710</text:p>
          </table:table-cell>
          <table:table-cell office:value-type="float" office:value="0.0412299999999846" calcext:value-type="float">
            <text:p>0.041229999999985</text:p>
          </table:table-cell>
          <table:table-cell table:number-columns-repeated="9"/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float" office:value="25" calcext:value-type="float">
            <text:p>25</text:p>
          </table:table-cell>
          <table:table-cell office:value-type="float" office:value="2934" calcext:value-type="float">
            <text:p>2934</text:p>
          </table:table-cell>
          <table:table-cell office:value-type="float" office:value="0.0144579999999905" calcext:value-type="float">
            <text:p>0.014457999999991</text:p>
          </table:table-cell>
          <table:table-cell office:value-type="float" office:value="2597" calcext:value-type="float">
            <text:p>2597</text:p>
          </table:table-cell>
          <table:table-cell office:value-type="float" office:value="0.18910900000003" calcext:value-type="float">
            <text:p>0.18910900000003</text:p>
          </table:table-cell>
          <table:table-cell office:value-type="float" office:value="2565" calcext:value-type="float">
            <text:p>2565</text:p>
          </table:table-cell>
          <table:table-cell office:value-type="float" office:value="0.0445310000000063" calcext:value-type="float">
            <text:p>0.044531000000006</text:p>
          </table:table-cell>
          <table:table-cell office:value-type="float" office:value="2934" calcext:value-type="float">
            <text:p>2934</text:p>
          </table:table-cell>
          <table:table-cell office:value-type="float" office:value="0.0436109999999985" calcext:value-type="float">
            <text:p>0.043610999999999</text:p>
          </table:table-cell>
          <table:table-cell table:number-columns-repeated="9"/>
        </table:table-row>
        <table:table-row table:style-name="ro1">
          <table:table-cell office:value-type="float" office:value="9274" calcext:value-type="float">
            <text:p>9274</text:p>
          </table:table-cell>
          <table:table-cell office:value-type="float" office:value="25" calcext:value-type="float">
            <text:p>25</text:p>
          </table:table-cell>
          <table:table-cell office:value-type="float" office:value="3239" calcext:value-type="float">
            <text:p>3239</text:p>
          </table:table-cell>
          <table:table-cell office:value-type="float" office:value="0.0111229999999978" calcext:value-type="float">
            <text:p>0.011122999999998</text:p>
          </table:table-cell>
          <table:table-cell office:value-type="float" office:value="3159" calcext:value-type="float">
            <text:p>3159</text:p>
          </table:table-cell>
          <table:table-cell office:value-type="float" office:value="0.197218999999961" calcext:value-type="float">
            <text:p>0.197218999999961</text:p>
          </table:table-cell>
          <table:table-cell office:value-type="float" office:value="3095" calcext:value-type="float">
            <text:p>3095</text:p>
          </table:table-cell>
          <table:table-cell office:value-type="float" office:value="0.0382849999999735" calcext:value-type="float">
            <text:p>0.038284999999974</text:p>
          </table:table-cell>
          <table:table-cell office:value-type="float" office:value="3239" calcext:value-type="float">
            <text:p>3239</text:p>
          </table:table-cell>
          <table:table-cell office:value-type="float" office:value="0.0200869999999895" calcext:value-type="float">
            <text:p>0.02008699999999</text:p>
          </table:table-cell>
          <table:table-cell table:number-columns-repeated="9"/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float" office:value="25" calcext:value-type="float">
            <text:p>25</text:p>
          </table:table-cell>
          <table:table-cell office:value-type="float" office:value="3283" calcext:value-type="float">
            <text:p>3283</text:p>
          </table:table-cell>
          <table:table-cell office:value-type="float" office:value="0.00982700000002978" calcext:value-type="float">
            <text:p>0.00982700000003</text:p>
          </table:table-cell>
          <table:table-cell office:value-type="float" office:value="3283" calcext:value-type="float">
            <text:p>3283</text:p>
          </table:table-cell>
          <table:table-cell office:value-type="float" office:value="0.20819999999992" calcext:value-type="float">
            <text:p>0.20819999999992</text:p>
          </table:table-cell>
          <table:table-cell office:value-type="float" office:value="3220" calcext:value-type="float">
            <text:p>3220</text:p>
          </table:table-cell>
          <table:table-cell office:value-type="float" office:value="0.0427360000001045" calcext:value-type="float">
            <text:p>0.042736000000105</text:p>
          </table:table-cell>
          <table:table-cell office:value-type="float" office:value="3283" calcext:value-type="float">
            <text:p>3283</text:p>
          </table:table-cell>
          <table:table-cell office:value-type="float" office:value="0.0025269999999864" calcext:value-type="float">
            <text:p>0.002526999999986</text:p>
          </table:table-cell>
          <table:table-cell table:number-columns-repeated="9"/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float" office:value="25" calcext:value-type="float">
            <text:p>25</text:p>
          </table:table-cell>
          <table:table-cell office:value-type="float" office:value="2937" calcext:value-type="float">
            <text:p>2937</text:p>
          </table:table-cell>
          <table:table-cell office:value-type="float" office:value="0.01149300000003" calcext:value-type="float">
            <text:p>0.01149300000003</text:p>
          </table:table-cell>
          <table:table-cell office:value-type="float" office:value="2937" calcext:value-type="float">
            <text:p>2937</text:p>
          </table:table-cell>
          <table:table-cell office:value-type="float" office:value="0.183827999999949" calcext:value-type="float">
            <text:p>0.183827999999949</text:p>
          </table:table-cell>
          <table:table-cell office:value-type="float" office:value="2670" calcext:value-type="float">
            <text:p>2670</text:p>
          </table:table-cell>
          <table:table-cell office:value-type="float" office:value="0.0407209999999623" calcext:value-type="float">
            <text:p>0.040720999999962</text:p>
          </table:table-cell>
          <table:table-cell office:value-type="float" office:value="2937" calcext:value-type="float">
            <text:p>2937</text:p>
          </table:table-cell>
          <table:table-cell office:value-type="float" office:value="0.0469100000000253" calcext:value-type="float">
            <text:p>0.046910000000025</text:p>
          </table:table-cell>
          <table:table-cell table:number-columns-repeated="9"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25" calcext:value-type="float">
            <text:p>25</text:p>
          </table:table-cell>
          <table:table-cell office:value-type="float" office:value="3582" calcext:value-type="float">
            <text:p>3582</text:p>
          </table:table-cell>
          <table:table-cell office:value-type="float" office:value="0.010325000000023" calcext:value-type="float">
            <text:p>0.010325000000023</text:p>
          </table:table-cell>
          <table:table-cell office:value-type="float" office:value="3501" calcext:value-type="float">
            <text:p>3501</text:p>
          </table:table-cell>
          <table:table-cell office:value-type="float" office:value="0.218456000000003" calcext:value-type="float">
            <text:p>0.218456000000003</text:p>
          </table:table-cell>
          <table:table-cell office:value-type="float" office:value="3225" calcext:value-type="float">
            <text:p>3225</text:p>
          </table:table-cell>
          <table:table-cell office:value-type="float" office:value="0.0406570000000102" calcext:value-type="float">
            <text:p>0.04065700000001</text:p>
          </table:table-cell>
          <table:table-cell office:value-type="float" office:value="3582" calcext:value-type="float">
            <text:p>3582</text:p>
          </table:table-cell>
          <table:table-cell office:value-type="float" office:value="0.0020979999999895" calcext:value-type="float">
            <text:p>0.00209799999999</text:p>
          </table:table-cell>
          <table:table-cell table:number-columns-repeated="9"/>
        </table:table-row>
        <table:table-row table:style-name="ro1">
          <table:table-cell office:value-type="float" office:value="9278" calcext:value-type="float">
            <text:p>9278</text:p>
          </table:table-cell>
          <table:table-cell office:value-type="float" office:value="25" calcext:value-type="float">
            <text:p>25</text:p>
          </table:table-cell>
          <table:table-cell office:value-type="float" office:value="3442" calcext:value-type="float">
            <text:p>3442</text:p>
          </table:table-cell>
          <table:table-cell office:value-type="float" office:value="0.0104929999999968" calcext:value-type="float">
            <text:p>0.010492999999997</text:p>
          </table:table-cell>
          <table:table-cell office:value-type="float" office:value="3442" calcext:value-type="float">
            <text:p>3442</text:p>
          </table:table-cell>
          <table:table-cell office:value-type="float" office:value="0.206313000000023" calcext:value-type="float">
            <text:p>0.206313000000023</text:p>
          </table:table-cell>
          <table:table-cell office:value-type="float" office:value="3375" calcext:value-type="float">
            <text:p>3375</text:p>
          </table:table-cell>
          <table:table-cell office:value-type="float" office:value="0.0412130000000275" calcext:value-type="float">
            <text:p>0.041213000000028</text:p>
          </table:table-cell>
          <table:table-cell office:value-type="float" office:value="3442" calcext:value-type="float">
            <text:p>3442</text:p>
          </table:table-cell>
          <table:table-cell office:value-type="float" office:value="0.0236409999999978" calcext:value-type="float">
            <text:p>0.023640999999998</text:p>
          </table:table-cell>
          <table:table-cell table:number-columns-repeated="9"/>
        </table:table-row>
        <table:table-row table:style-name="ro1">
          <table:table-cell office:value-type="float" office:value="9279" calcext:value-type="float">
            <text:p>9279</text:p>
          </table:table-cell>
          <table:table-cell office:value-type="float" office:value="25" calcext:value-type="float">
            <text:p>25</text:p>
          </table:table-cell>
          <table:table-cell office:value-type="float" office:value="2733" calcext:value-type="float">
            <text:p>2733</text:p>
          </table:table-cell>
          <table:table-cell office:value-type="float" office:value="0.0150069999999687" calcext:value-type="float">
            <text:p>0.015006999999969</text:p>
          </table:table-cell>
          <table:table-cell office:value-type="float" office:value="2669" calcext:value-type="float">
            <text:p>2669</text:p>
          </table:table-cell>
          <table:table-cell office:value-type="float" office:value="0.162427999999977" calcext:value-type="float">
            <text:p>0.162427999999977</text:p>
          </table:table-cell>
          <table:table-cell office:value-type="float" office:value="1655" calcext:value-type="float">
            <text:p>1655</text:p>
          </table:table-cell>
          <table:table-cell office:value-type="float" office:value="0.0327180000000453" calcext:value-type="float">
            <text:p>0.032718000000045</text:p>
          </table:table-cell>
          <table:table-cell office:value-type="float" office:value="2733" calcext:value-type="float">
            <text:p>2733</text:p>
          </table:table-cell>
          <table:table-cell office:value-type="float" office:value="0.016537000000028" calcext:value-type="float">
            <text:p>0.016537000000028</text:p>
          </table:table-cell>
          <table:table-cell table:number-columns-repeated="9"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25" calcext:value-type="float">
            <text:p>25</text:p>
          </table:table-cell>
          <table:table-cell office:value-type="float" office:value="2655" calcext:value-type="float">
            <text:p>2655</text:p>
          </table:table-cell>
          <table:table-cell office:value-type="float" office:value="0.0165690000000041" calcext:value-type="float">
            <text:p>0.016569000000004</text:p>
          </table:table-cell>
          <table:table-cell office:value-type="float" office:value="2428" calcext:value-type="float">
            <text:p>2428</text:p>
          </table:table-cell>
          <table:table-cell office:value-type="float" office:value="0.175874000000022" calcext:value-type="float">
            <text:p>0.175874000000022</text:p>
          </table:table-cell>
          <table:table-cell office:value-type="float" office:value="2360" calcext:value-type="float">
            <text:p>2360</text:p>
          </table:table-cell>
          <table:table-cell office:value-type="float" office:value="0.0377540000000067" calcext:value-type="float">
            <text:p>0.037754000000007</text:p>
          </table:table-cell>
          <table:table-cell office:value-type="float" office:value="2655" calcext:value-type="float">
            <text:p>2655</text:p>
          </table:table-cell>
          <table:table-cell office:value-type="float" office:value="0.0495449999999664" calcext:value-type="float">
            <text:p>0.049544999999967</text:p>
          </table:table-cell>
          <table:table-cell table:number-columns-repeated="9"/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float" office:value="25" calcext:value-type="float">
            <text:p>25</text:p>
          </table:table-cell>
          <table:table-cell office:value-type="float" office:value="3058" calcext:value-type="float">
            <text:p>3058</text:p>
          </table:table-cell>
          <table:table-cell office:value-type="float" office:value="0.0108920000000126" calcext:value-type="float">
            <text:p>0.010892000000013</text:p>
          </table:table-cell>
          <table:table-cell office:value-type="float" office:value="3029" calcext:value-type="float">
            <text:p>3029</text:p>
          </table:table-cell>
          <table:table-cell office:value-type="float" office:value="0.191597000000002" calcext:value-type="float">
            <text:p>0.191597000000002</text:p>
          </table:table-cell>
          <table:table-cell office:value-type="float" office:value="2895" calcext:value-type="float">
            <text:p>2895</text:p>
          </table:table-cell>
          <table:table-cell office:value-type="float" office:value="0.0365860000000566" calcext:value-type="float">
            <text:p>0.036586000000057</text:p>
          </table:table-cell>
          <table:table-cell office:value-type="float" office:value="3058" calcext:value-type="float">
            <text:p>3058</text:p>
          </table:table-cell>
          <table:table-cell office:value-type="float" office:value="0.00261000000000422" calcext:value-type="float">
            <text:p>0.002610000000004</text:p>
          </table:table-cell>
          <table:table-cell table:number-columns-repeated="9"/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25" calcext:value-type="float">
            <text:p>25</text:p>
          </table:table-cell>
          <table:table-cell office:value-type="float" office:value="2694" calcext:value-type="float">
            <text:p>2694</text:p>
          </table:table-cell>
          <table:table-cell office:value-type="float" office:value="0.0102509999999825" calcext:value-type="float">
            <text:p>0.010250999999983</text:p>
          </table:table-cell>
          <table:table-cell office:value-type="float" office:value="2532" calcext:value-type="float">
            <text:p>2532</text:p>
          </table:table-cell>
          <table:table-cell office:value-type="float" office:value="0.147707000000025" calcext:value-type="float">
            <text:p>0.147707000000025</text:p>
          </table:table-cell>
          <table:table-cell office:value-type="float" office:value="2460" calcext:value-type="float">
            <text:p>2460</text:p>
          </table:table-cell>
          <table:table-cell office:value-type="float" office:value="0.0303060000000528" calcext:value-type="float">
            <text:p>0.030306000000053</text:p>
          </table:table-cell>
          <table:table-cell office:value-type="float" office:value="2694" calcext:value-type="float">
            <text:p>2694</text:p>
          </table:table-cell>
          <table:table-cell office:value-type="float" office:value="0.00484699999998384" calcext:value-type="float">
            <text:p>0.004846999999984</text:p>
          </table:table-cell>
          <table:table-cell table:number-columns-repeated="9"/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float" office:value="25" calcext:value-type="float">
            <text:p>25</text:p>
          </table:table-cell>
          <table:table-cell office:value-type="float" office:value="299" calcext:value-type="float">
            <text:p>299</text:p>
          </table:table-cell>
          <table:table-cell office:value-type="float" office:value="0.0015889999999672" calcext:value-type="float">
            <text:p>0.001588999999967</text:p>
          </table:table-cell>
          <table:table-cell office:value-type="float" office:value="299" calcext:value-type="float">
            <text:p>299</text:p>
          </table:table-cell>
          <table:table-cell office:value-type="float" office:value="0.0307410000000345" calcext:value-type="float">
            <text:p>0.030741000000035</text:p>
          </table:table-cell>
          <table:table-cell office:value-type="float" office:value="295" calcext:value-type="float">
            <text:p>295</text:p>
          </table:table-cell>
          <table:table-cell office:value-type="float" office:value="0.00538999999997714" calcext:value-type="float">
            <text:p>0.005389999999977</text:p>
          </table:table-cell>
          <table:table-cell office:value-type="float" office:value="299" calcext:value-type="float">
            <text:p>299</text:p>
          </table:table-cell>
          <table:table-cell office:value-type="float" office:value="0.00085699999993949" calcext:value-type="float">
            <text:p>0.000856999999939</text:p>
          </table:table-cell>
          <table:table-cell table:number-columns-repeated="9"/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float" office:value="25" calcext:value-type="float">
            <text:p>25</text:p>
          </table:table-cell>
          <table:table-cell office:value-type="float" office:value="2953" calcext:value-type="float">
            <text:p>2953</text:p>
          </table:table-cell>
          <table:table-cell office:value-type="float" office:value="0.0145160000000146" calcext:value-type="float">
            <text:p>0.014516000000015</text:p>
          </table:table-cell>
          <table:table-cell office:value-type="float" office:value="2727" calcext:value-type="float">
            <text:p>2727</text:p>
          </table:table-cell>
          <table:table-cell office:value-type="float" office:value="0.213645999999983" calcext:value-type="float">
            <text:p>0.213645999999983</text:p>
          </table:table-cell>
          <table:table-cell office:value-type="float" office:value="2685" calcext:value-type="float">
            <text:p>2685</text:p>
          </table:table-cell>
          <table:table-cell office:value-type="float" office:value="0.0376630000000091" calcext:value-type="float">
            <text:p>0.037663000000009</text:p>
          </table:table-cell>
          <table:table-cell office:value-type="float" office:value="2953" calcext:value-type="float">
            <text:p>2953</text:p>
          </table:table-cell>
          <table:table-cell office:value-type="float" office:value="0.0602529999999888" calcext:value-type="float">
            <text:p>0.060252999999989</text:p>
          </table:table-cell>
          <table:table-cell table:number-columns-repeated="9"/>
        </table:table-row>
        <table:table-row table:style-name="ro1">
          <table:table-cell office:value-type="float" office:value="9285" calcext:value-type="float">
            <text:p>9285</text:p>
          </table:table-cell>
          <table:table-cell office:value-type="float" office:value="25" calcext:value-type="float">
            <text:p>25</text:p>
          </table:table-cell>
          <table:table-cell office:value-type="float" office:value="3071" calcext:value-type="float">
            <text:p>3071</text:p>
          </table:table-cell>
          <table:table-cell office:value-type="float" office:value="0.0107120000000691" calcext:value-type="float">
            <text:p>0.010712000000069</text:p>
          </table:table-cell>
          <table:table-cell office:value-type="float" office:value="2750" calcext:value-type="float">
            <text:p>2750</text:p>
          </table:table-cell>
          <table:table-cell office:value-type="float" office:value="0.201166999999998" calcext:value-type="float">
            <text:p>0.201166999999998</text:p>
          </table:table-cell>
          <table:table-cell office:value-type="float" office:value="2645" calcext:value-type="float">
            <text:p>2645</text:p>
          </table:table-cell>
          <table:table-cell office:value-type="float" office:value="0.0397259999999733" calcext:value-type="float">
            <text:p>0.039725999999973</text:p>
          </table:table-cell>
          <table:table-cell office:value-type="float" office:value="3071" calcext:value-type="float">
            <text:p>3071</text:p>
          </table:table-cell>
          <table:table-cell office:value-type="float" office:value="0.00868800000000647" calcext:value-type="float">
            <text:p>0.008688000000006</text:p>
          </table:table-cell>
          <table:table-cell table:number-columns-repeated="9"/>
        </table:table-row>
        <table:table-row table:style-name="ro1">
          <table:table-cell office:value-type="float" office:value="9286" calcext:value-type="float">
            <text:p>9286</text:p>
          </table:table-cell>
          <table:table-cell office:value-type="float" office:value="25" calcext:value-type="float">
            <text:p>25</text:p>
          </table:table-cell>
          <table:table-cell office:value-type="float" office:value="3024" calcext:value-type="float">
            <text:p>3024</text:p>
          </table:table-cell>
          <table:table-cell office:value-type="float" office:value="0.0148309999999583" calcext:value-type="float">
            <text:p>0.014830999999958</text:p>
          </table:table-cell>
          <table:table-cell office:value-type="float" office:value="2944" calcext:value-type="float">
            <text:p>2944</text:p>
          </table:table-cell>
          <table:table-cell office:value-type="float" office:value="0.194366999999943" calcext:value-type="float">
            <text:p>0.194366999999943</text:p>
          </table:table-cell>
          <table:table-cell office:value-type="float" office:value="2475" calcext:value-type="float">
            <text:p>2475</text:p>
          </table:table-cell>
          <table:table-cell office:value-type="float" office:value="0.0450179999999705" calcext:value-type="float">
            <text:p>0.045017999999971</text:p>
          </table:table-cell>
          <table:table-cell office:value-type="float" office:value="3024" calcext:value-type="float">
            <text:p>3024</text:p>
          </table:table-cell>
          <table:table-cell office:value-type="float" office:value="0.010125999999957" calcext:value-type="float">
            <text:p>0.010125999999957</text:p>
          </table:table-cell>
          <table:table-cell table:number-columns-repeated="9"/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float" office:value="25" calcext:value-type="float">
            <text:p>25</text:p>
          </table:table-cell>
          <table:table-cell office:value-type="float" office:value="3088" calcext:value-type="float">
            <text:p>3088</text:p>
          </table:table-cell>
          <table:table-cell office:value-type="float" office:value="0.010407999999984" calcext:value-type="float">
            <text:p>0.010407999999984</text:p>
          </table:table-cell>
          <table:table-cell office:value-type="float" office:value="3040" calcext:value-type="float">
            <text:p>3040</text:p>
          </table:table-cell>
          <table:table-cell office:value-type="float" office:value="0.201988999999969" calcext:value-type="float">
            <text:p>0.201988999999969</text:p>
          </table:table-cell>
          <table:table-cell office:value-type="float" office:value="2795" calcext:value-type="float">
            <text:p>2795</text:p>
          </table:table-cell>
          <table:table-cell office:value-type="float" office:value="0.0439750000000459" calcext:value-type="float">
            <text:p>0.043975000000046</text:p>
          </table:table-cell>
          <table:table-cell office:value-type="float" office:value="3088" calcext:value-type="float">
            <text:p>3088</text:p>
          </table:table-cell>
          <table:table-cell office:value-type="float" office:value="0.00285400000001346" calcext:value-type="float">
            <text:p>0.002854000000013</text:p>
          </table:table-cell>
          <table:table-cell table:number-columns-repeated="9"/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25" calcext:value-type="float">
            <text:p>25</text:p>
          </table:table-cell>
          <table:table-cell office:value-type="float" office:value="2971" calcext:value-type="float">
            <text:p>2971</text:p>
          </table:table-cell>
          <table:table-cell office:value-type="float" office:value="0.0110679999999661" calcext:value-type="float">
            <text:p>0.011067999999966</text:p>
          </table:table-cell>
          <table:table-cell office:value-type="float" office:value="2904" calcext:value-type="float">
            <text:p>2904</text:p>
          </table:table-cell>
          <table:table-cell office:value-type="float" office:value="0.176167000000021" calcext:value-type="float">
            <text:p>0.176167000000021</text:p>
          </table:table-cell>
          <table:table-cell office:value-type="float" office:value="2670" calcext:value-type="float">
            <text:p>2670</text:p>
          </table:table-cell>
          <table:table-cell office:value-type="float" office:value="0.0378959999999893" calcext:value-type="float">
            <text:p>0.037895999999989</text:p>
          </table:table-cell>
          <table:table-cell office:value-type="float" office:value="2971" calcext:value-type="float">
            <text:p>2971</text:p>
          </table:table-cell>
          <table:table-cell office:value-type="float" office:value="0.00996800000001485" calcext:value-type="float">
            <text:p>0.009968000000015</text:p>
          </table:table-cell>
          <table:table-cell table:number-columns-repeated="9"/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float" office:value="25" calcext:value-type="float">
            <text:p>25</text:p>
          </table:table-cell>
          <table:table-cell office:value-type="float" office:value="2543" calcext:value-type="float">
            <text:p>2543</text:p>
          </table:table-cell>
          <table:table-cell office:value-type="float" office:value="0.0189750000000117" calcext:value-type="float">
            <text:p>0.018975000000012</text:p>
          </table:table-cell>
          <table:table-cell office:value-type="float" office:value="2358" calcext:value-type="float">
            <text:p>2358</text:p>
          </table:table-cell>
          <table:table-cell office:value-type="float" office:value="0.173197000000016" calcext:value-type="float">
            <text:p>0.173197000000016</text:p>
          </table:table-cell>
          <table:table-cell office:value-type="float" office:value="2110" calcext:value-type="float">
            <text:p>2110</text:p>
          </table:table-cell>
          <table:table-cell office:value-type="float" office:value="0.0307660000000283" calcext:value-type="float">
            <text:p>0.030766000000028</text:p>
          </table:table-cell>
          <table:table-cell office:value-type="float" office:value="2543" calcext:value-type="float">
            <text:p>2543</text:p>
          </table:table-cell>
          <table:table-cell office:value-type="float" office:value="0.0144859999999767" calcext:value-type="float">
            <text:p>0.014485999999977</text:p>
          </table:table-cell>
          <table:table-cell table:number-columns-repeated="9"/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25" calcext:value-type="float">
            <text:p>25</text:p>
          </table:table-cell>
          <table:table-cell office:value-type="float" office:value="2791" calcext:value-type="float">
            <text:p>2791</text:p>
          </table:table-cell>
          <table:table-cell office:value-type="float" office:value="0.0151559999999904" calcext:value-type="float">
            <text:p>0.01515599999999</text:p>
          </table:table-cell>
          <table:table-cell office:value-type="float" office:value="2791" calcext:value-type="float">
            <text:p>2791</text:p>
          </table:table-cell>
          <table:table-cell office:value-type="float" office:value="0.190482999999972" calcext:value-type="float">
            <text:p>0.190482999999972</text:p>
          </table:table-cell>
          <table:table-cell office:value-type="float" office:value="2595" calcext:value-type="float">
            <text:p>2595</text:p>
          </table:table-cell>
          <table:table-cell office:value-type="float" office:value="0.0412029999999391" calcext:value-type="float">
            <text:p>0.041202999999939</text:p>
          </table:table-cell>
          <table:table-cell office:value-type="float" office:value="2791" calcext:value-type="float">
            <text:p>2791</text:p>
          </table:table-cell>
          <table:table-cell office:value-type="float" office:value="0.0269049999999993" calcext:value-type="float">
            <text:p>0.026904999999999</text:p>
          </table:table-cell>
          <table:table-cell table:number-columns-repeated="9"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25" calcext:value-type="float">
            <text:p>25</text:p>
          </table:table-cell>
          <table:table-cell office:value-type="float" office:value="3039" calcext:value-type="float">
            <text:p>3039</text:p>
          </table:table-cell>
          <table:table-cell office:value-type="float" office:value="0.0146260000000211" calcext:value-type="float">
            <text:p>0.014626000000021</text:p>
          </table:table-cell>
          <table:table-cell office:value-type="float" office:value="2999" calcext:value-type="float">
            <text:p>2999</text:p>
          </table:table-cell>
          <table:table-cell office:value-type="float" office:value="0.18003600000003" calcext:value-type="float">
            <text:p>0.18003600000003</text:p>
          </table:table-cell>
          <table:table-cell office:value-type="float" office:value="2800" calcext:value-type="float">
            <text:p>2800</text:p>
          </table:table-cell>
          <table:table-cell office:value-type="float" office:value="0.0407150000000343" calcext:value-type="float">
            <text:p>0.040715000000034</text:p>
          </table:table-cell>
          <table:table-cell office:value-type="float" office:value="3039" calcext:value-type="float">
            <text:p>3039</text:p>
          </table:table-cell>
          <table:table-cell office:value-type="float" office:value="0.00117799999998169" calcext:value-type="float">
            <text:p>0.001177999999982</text:p>
          </table:table-cell>
          <table:table-cell table:number-columns-repeated="9"/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float" office:value="25" calcext:value-type="float">
            <text:p>25</text:p>
          </table:table-cell>
          <table:table-cell office:value-type="float" office:value="2956" calcext:value-type="float">
            <text:p>2956</text:p>
          </table:table-cell>
          <table:table-cell office:value-type="float" office:value="0.0122649999999567" calcext:value-type="float">
            <text:p>0.012264999999957</text:p>
          </table:table-cell>
          <table:table-cell office:value-type="float" office:value="2956" calcext:value-type="float">
            <text:p>2956</text:p>
          </table:table-cell>
          <table:table-cell office:value-type="float" office:value="0.195255999999972" calcext:value-type="float">
            <text:p>0.195255999999972</text:p>
          </table:table-cell>
          <table:table-cell office:value-type="float" office:value="2545" calcext:value-type="float">
            <text:p>2545</text:p>
          </table:table-cell>
          <table:table-cell office:value-type="float" office:value="0.0439700000000016" calcext:value-type="float">
            <text:p>0.043970000000002</text:p>
          </table:table-cell>
          <table:table-cell office:value-type="float" office:value="2956" calcext:value-type="float">
            <text:p>2956</text:p>
          </table:table-cell>
          <table:table-cell office:value-type="float" office:value="0.0169549999999958" calcext:value-type="float">
            <text:p>0.016954999999996</text:p>
          </table:table-cell>
          <table:table-cell table:number-columns-repeated="9"/>
        </table:table-row>
        <table:table-row table:style-name="ro1">
          <table:table-cell office:value-type="float" office:value="9293" calcext:value-type="float">
            <text:p>9293</text:p>
          </table:table-cell>
          <table:table-cell office:value-type="float" office:value="25" calcext:value-type="float">
            <text:p>25</text:p>
          </table:table-cell>
          <table:table-cell office:value-type="float" office:value="3210" calcext:value-type="float">
            <text:p>3210</text:p>
          </table:table-cell>
          <table:table-cell office:value-type="float" office:value="0.0119640000000345" calcext:value-type="float">
            <text:p>0.011964000000035</text:p>
          </table:table-cell>
          <table:table-cell office:value-type="float" office:value="2921" calcext:value-type="float">
            <text:p>2921</text:p>
          </table:table-cell>
          <table:table-cell office:value-type="float" office:value="0.193960999999945" calcext:value-type="float">
            <text:p>0.193960999999945</text:p>
          </table:table-cell>
          <table:table-cell office:value-type="float" office:value="2250" calcext:value-type="float">
            <text:p>2250</text:p>
          </table:table-cell>
          <table:table-cell office:value-type="float" office:value="0.0421529999999848" calcext:value-type="float">
            <text:p>0.042152999999985</text:p>
          </table:table-cell>
          <table:table-cell office:value-type="float" office:value="3210" calcext:value-type="float">
            <text:p>3210</text:p>
          </table:table-cell>
          <table:table-cell office:value-type="float" office:value="0.00416899999999032" calcext:value-type="float">
            <text:p>0.00416899999999</text:p>
          </table:table-cell>
          <table:table-cell table:number-columns-repeated="9"/>
        </table:table-row>
        <table:table-row table:style-name="ro1">
          <table:table-cell office:value-type="float" office:value="9294" calcext:value-type="float">
            <text:p>9294</text:p>
          </table:table-cell>
          <table:table-cell office:value-type="float" office:value="25" calcext:value-type="float">
            <text:p>25</text:p>
          </table:table-cell>
          <table:table-cell office:value-type="float" office:value="2746" calcext:value-type="float">
            <text:p>2746</text:p>
          </table:table-cell>
          <table:table-cell office:value-type="float" office:value="0.0111779999999726" calcext:value-type="float">
            <text:p>0.011177999999973</text:p>
          </table:table-cell>
          <table:table-cell office:value-type="float" office:value="2572" calcext:value-type="float">
            <text:p>2572</text:p>
          </table:table-cell>
          <table:table-cell office:value-type="float" office:value="0.18959000000001" calcext:value-type="float">
            <text:p>0.18959000000001</text:p>
          </table:table-cell>
          <table:table-cell office:value-type="float" office:value="2535" calcext:value-type="float">
            <text:p>2535</text:p>
          </table:table-cell>
          <table:table-cell office:value-type="float" office:value="0.0462080000000356" calcext:value-type="float">
            <text:p>0.046208000000036</text:p>
          </table:table-cell>
          <table:table-cell office:value-type="float" office:value="2746" calcext:value-type="float">
            <text:p>2746</text:p>
          </table:table-cell>
          <table:table-cell office:value-type="float" office:value="0.0596060000000307" calcext:value-type="float">
            <text:p>0.059606000000031</text:p>
          </table:table-cell>
          <table:table-cell table:number-columns-repeated="9"/>
        </table:table-row>
        <table:table-row table:style-name="ro1">
          <table:table-cell office:value-type="float" office:value="9295" calcext:value-type="float">
            <text:p>9295</text:p>
          </table:table-cell>
          <table:table-cell office:value-type="float" office:value="25" calcext:value-type="float">
            <text:p>25</text:p>
          </table:table-cell>
          <table:table-cell office:value-type="float" office:value="3170" calcext:value-type="float">
            <text:p>3170</text:p>
          </table:table-cell>
          <table:table-cell office:value-type="float" office:value="0.0138059999999882" calcext:value-type="float">
            <text:p>0.013805999999988</text:p>
          </table:table-cell>
          <table:table-cell office:value-type="float" office:value="3020" calcext:value-type="float">
            <text:p>3020</text:p>
          </table:table-cell>
          <table:table-cell office:value-type="float" office:value="0.201993000000016" calcext:value-type="float">
            <text:p>0.201993000000016</text:p>
          </table:table-cell>
          <table:table-cell office:value-type="float" office:value="2910" calcext:value-type="float">
            <text:p>2910</text:p>
          </table:table-cell>
          <table:table-cell office:value-type="float" office:value="0.0419499999999857" calcext:value-type="float">
            <text:p>0.041949999999986</text:p>
          </table:table-cell>
          <table:table-cell office:value-type="float" office:value="3170" calcext:value-type="float">
            <text:p>3170</text:p>
          </table:table-cell>
          <table:table-cell office:value-type="float" office:value="0.00603300000000218" calcext:value-type="float">
            <text:p>0.006033000000002</text:p>
          </table:table-cell>
          <table:table-cell table:number-columns-repeated="9"/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float" office:value="25" calcext:value-type="float">
            <text:p>25</text:p>
          </table:table-cell>
          <table:table-cell office:value-type="float" office:value="3297" calcext:value-type="float">
            <text:p>3297</text:p>
          </table:table-cell>
          <table:table-cell office:value-type="float" office:value="0.0123069999999643" calcext:value-type="float">
            <text:p>0.012306999999964</text:p>
          </table:table-cell>
          <table:table-cell office:value-type="float" office:value="2972" calcext:value-type="float">
            <text:p>2972</text:p>
          </table:table-cell>
          <table:table-cell office:value-type="float" office:value="0.216496000000006" calcext:value-type="float">
            <text:p>0.216496000000006</text:p>
          </table:table-cell>
          <table:table-cell office:value-type="float" office:value="2820" calcext:value-type="float">
            <text:p>2820</text:p>
          </table:table-cell>
          <table:table-cell office:value-type="float" office:value="0.0414030000000025" calcext:value-type="float">
            <text:p>0.041403000000003</text:p>
          </table:table-cell>
          <table:table-cell office:value-type="float" office:value="3297" calcext:value-type="float">
            <text:p>3297</text:p>
          </table:table-cell>
          <table:table-cell office:value-type="float" office:value="0.0137899999999718" calcext:value-type="float">
            <text:p>0.013789999999972</text:p>
          </table:table-cell>
          <table:table-cell table:number-columns-repeated="9"/>
        </table:table-row>
        <table:table-row table:style-name="ro1">
          <table:table-cell office:value-type="float" office:value="9297" calcext:value-type="float">
            <text:p>9297</text:p>
          </table:table-cell>
          <table:table-cell office:value-type="float" office:value="25" calcext:value-type="float">
            <text:p>25</text:p>
          </table:table-cell>
          <table:table-cell office:value-type="float" office:value="3135" calcext:value-type="float">
            <text:p>3135</text:p>
          </table:table-cell>
          <table:table-cell office:value-type="float" office:value="0.0130080000000135" calcext:value-type="float">
            <text:p>0.013008000000014</text:p>
          </table:table-cell>
          <table:table-cell office:value-type="float" office:value="3135" calcext:value-type="float">
            <text:p>3135</text:p>
          </table:table-cell>
          <table:table-cell office:value-type="float" office:value="0.194252000000006" calcext:value-type="float">
            <text:p>0.194252000000006</text:p>
          </table:table-cell>
          <table:table-cell office:value-type="float" office:value="3080" calcext:value-type="float">
            <text:p>3080</text:p>
          </table:table-cell>
          <table:table-cell office:value-type="float" office:value="0.0366210000000251" calcext:value-type="float">
            <text:p>0.036621000000025</text:p>
          </table:table-cell>
          <table:table-cell office:value-type="float" office:value="3135" calcext:value-type="float">
            <text:p>3135</text:p>
          </table:table-cell>
          <table:table-cell office:value-type="float" office:value="0.013623999999993" calcext:value-type="float">
            <text:p>0.013623999999993</text:p>
          </table:table-cell>
          <table:table-cell table:number-columns-repeated="9"/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float" office:value="25" calcext:value-type="float">
            <text:p>25</text:p>
          </table:table-cell>
          <table:table-cell office:value-type="float" office:value="3011" calcext:value-type="float">
            <text:p>3011</text:p>
          </table:table-cell>
          <table:table-cell office:value-type="float" office:value="0.0102320000000304" calcext:value-type="float">
            <text:p>0.010232000000031</text:p>
          </table:table-cell>
          <table:table-cell office:value-type="float" office:value="2916" calcext:value-type="float">
            <text:p>2916</text:p>
          </table:table-cell>
          <table:table-cell office:value-type="float" office:value="0.194123000000047" calcext:value-type="float">
            <text:p>0.194123000000047</text:p>
          </table:table-cell>
          <table:table-cell office:value-type="float" office:value="2765" calcext:value-type="float">
            <text:p>2765</text:p>
          </table:table-cell>
          <table:table-cell office:value-type="float" office:value="0.041768999999988" calcext:value-type="float">
            <text:p>0.041768999999988</text:p>
          </table:table-cell>
          <table:table-cell office:value-type="float" office:value="3011" calcext:value-type="float">
            <text:p>3011</text:p>
          </table:table-cell>
          <table:table-cell office:value-type="float" office:value="0.0396260000000552" calcext:value-type="float">
            <text:p>0.039626000000055</text:p>
          </table:table-cell>
          <table:table-cell table:number-columns-repeated="9"/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25" calcext:value-type="float">
            <text:p>25</text:p>
          </table:table-cell>
          <table:table-cell office:value-type="float" office:value="2901" calcext:value-type="float">
            <text:p>2901</text:p>
          </table:table-cell>
          <table:table-cell office:value-type="float" office:value="0.0106650000000172" calcext:value-type="float">
            <text:p>0.010665000000017</text:p>
          </table:table-cell>
          <table:table-cell office:value-type="float" office:value="2901" calcext:value-type="float">
            <text:p>2901</text:p>
          </table:table-cell>
          <table:table-cell office:value-type="float" office:value="0.17748400000005" calcext:value-type="float">
            <text:p>0.17748400000005</text:p>
          </table:table-cell>
          <table:table-cell office:value-type="float" office:value="2700" calcext:value-type="float">
            <text:p>2700</text:p>
          </table:table-cell>
          <table:table-cell office:value-type="float" office:value="0.0407139999999799" calcext:value-type="float">
            <text:p>0.04071399999998</text:p>
          </table:table-cell>
          <table:table-cell office:value-type="float" office:value="2901" calcext:value-type="float">
            <text:p>2901</text:p>
          </table:table-cell>
          <table:table-cell office:value-type="float" office:value="0.0127509999999802" calcext:value-type="float">
            <text:p>0.01275099999998</text:p>
          </table:table-cell>
          <table:table-cell table:number-columns-repeated="9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7" calcext:value-type="float">
            <text:p>27</text:p>
          </table:table-cell>
          <table:table-cell office:value-type="float" office:value="3538" calcext:value-type="float">
            <text:p>3538</text:p>
          </table:table-cell>
          <table:table-cell office:value-type="float" office:value="0.0139859999999317" calcext:value-type="float">
            <text:p>0.013985999999932</text:p>
          </table:table-cell>
          <table:table-cell office:value-type="float" office:value="3348" calcext:value-type="float">
            <text:p>3348</text:p>
          </table:table-cell>
          <table:table-cell office:value-type="float" office:value="0.254703999999947" calcext:value-type="float">
            <text:p>0.254703999999947</text:p>
          </table:table-cell>
          <table:table-cell office:value-type="float" office:value="3310" calcext:value-type="float">
            <text:p>3310</text:p>
          </table:table-cell>
          <table:table-cell office:value-type="float" office:value="0.0633390000000418" calcext:value-type="float">
            <text:p>0.063339000000042</text:p>
          </table:table-cell>
          <table:table-cell office:value-type="float" office:value="3538" calcext:value-type="float">
            <text:p>3538</text:p>
          </table:table-cell>
          <table:table-cell office:value-type="float" office:value="0.113910999999973" calcext:value-type="float">
            <text:p>0.113910999999973</text:p>
          </table:table-cell>
          <table:table-cell table:number-columns-repeated="9"/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27" calcext:value-type="float">
            <text:p>27</text:p>
          </table:table-cell>
          <table:table-cell office:value-type="float" office:value="3609" calcext:value-type="float">
            <text:p>3609</text:p>
          </table:table-cell>
          <table:table-cell office:value-type="float" office:value="0.013005000000021" calcext:value-type="float">
            <text:p>0.013005000000021</text:p>
          </table:table-cell>
          <table:table-cell office:value-type="float" office:value="3204" calcext:value-type="float">
            <text:p>3204</text:p>
          </table:table-cell>
          <table:table-cell office:value-type="float" office:value="0.249920999999972" calcext:value-type="float">
            <text:p>0.249920999999972</text:p>
          </table:table-cell>
          <table:table-cell office:value-type="float" office:value="3125" calcext:value-type="float">
            <text:p>3125</text:p>
          </table:table-cell>
          <table:table-cell office:value-type="float" office:value="0.0537950000000365" calcext:value-type="float">
            <text:p>0.053795000000037</text:p>
          </table:table-cell>
          <table:table-cell office:value-type="float" office:value="3609" calcext:value-type="float">
            <text:p>3609</text:p>
          </table:table-cell>
          <table:table-cell office:value-type="float" office:value="0.0124260000000049" calcext:value-type="float">
            <text:p>0.012426000000005</text:p>
          </table:table-cell>
          <table:table-cell table:number-columns-repeated="9"/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float" office:value="27" calcext:value-type="float">
            <text:p>27</text:p>
          </table:table-cell>
          <table:table-cell office:value-type="float" office:value="3256" calcext:value-type="float">
            <text:p>3256</text:p>
          </table:table-cell>
          <table:table-cell office:value-type="float" office:value="0.014378000000022" calcext:value-type="float">
            <text:p>0.014378000000022</text:p>
          </table:table-cell>
          <table:table-cell office:value-type="float" office:value="3002" calcext:value-type="float">
            <text:p>3002</text:p>
          </table:table-cell>
          <table:table-cell office:value-type="float" office:value="0.220805000000041" calcext:value-type="float">
            <text:p>0.220805000000041</text:p>
          </table:table-cell>
          <table:table-cell office:value-type="float" office:value="2930" calcext:value-type="float">
            <text:p>2930</text:p>
          </table:table-cell>
          <table:table-cell office:value-type="float" office:value="0.0539719999999875" calcext:value-type="float">
            <text:p>0.053971999999988</text:p>
          </table:table-cell>
          <table:table-cell office:value-type="float" office:value="3256" calcext:value-type="float">
            <text:p>3256</text:p>
          </table:table-cell>
          <table:table-cell office:value-type="float" office:value="0.0273000000000252" calcext:value-type="float">
            <text:p>0.027300000000025</text:p>
          </table:table-cell>
          <table:table-cell table:number-columns-repeated="9"/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float" office:value="27" calcext:value-type="float">
            <text:p>27</text:p>
          </table:table-cell>
          <table:table-cell office:value-type="float" office:value="2553" calcext:value-type="float">
            <text:p>2553</text:p>
          </table:table-cell>
          <table:table-cell office:value-type="float" office:value="0.015467000000001" calcext:value-type="float">
            <text:p>0.015467000000001</text:p>
          </table:table-cell>
          <table:table-cell office:value-type="float" office:value="2513" calcext:value-type="float">
            <text:p>2513</text:p>
          </table:table-cell>
          <table:table-cell office:value-type="float" office:value="0.16801700000002" calcext:value-type="float">
            <text:p>0.16801700000002</text:p>
          </table:table-cell>
          <table:table-cell office:value-type="float" office:value="2415" calcext:value-type="float">
            <text:p>2415</text:p>
          </table:table-cell>
          <table:table-cell office:value-type="float" office:value="0.0406939999999736" calcext:value-type="float">
            <text:p>0.040693999999974</text:p>
          </table:table-cell>
          <table:table-cell office:value-type="float" office:value="2553" calcext:value-type="float">
            <text:p>2553</text:p>
          </table:table-cell>
          <table:table-cell office:value-type="float" office:value="0.0101860000000329" calcext:value-type="float">
            <text:p>0.010186000000033</text:p>
          </table:table-cell>
          <table:table-cell table:number-columns-repeated="9"/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27" calcext:value-type="float">
            <text:p>27</text:p>
          </table:table-cell>
          <table:table-cell office:value-type="float" office:value="2932" calcext:value-type="float">
            <text:p>2932</text:p>
          </table:table-cell>
          <table:table-cell office:value-type="float" office:value="0.0142340000000445" calcext:value-type="float">
            <text:p>0.014234000000045</text:p>
          </table:table-cell>
          <table:table-cell office:value-type="float" office:value="2603" calcext:value-type="float">
            <text:p>2603</text:p>
          </table:table-cell>
          <table:table-cell office:value-type="float" office:value="0.202864999999974" calcext:value-type="float">
            <text:p>0.202864999999974</text:p>
          </table:table-cell>
          <table:table-cell office:value-type="float" office:value="2385" calcext:value-type="float">
            <text:p>2385</text:p>
          </table:table-cell>
          <table:table-cell office:value-type="float" office:value="0.0394939999999906" calcext:value-type="float">
            <text:p>0.039493999999991</text:p>
          </table:table-cell>
          <table:table-cell office:value-type="float" office:value="2932" calcext:value-type="float">
            <text:p>2932</text:p>
          </table:table-cell>
          <table:table-cell office:value-type="float" office:value="0.0219440000000191" calcext:value-type="float">
            <text:p>0.021944000000019</text:p>
          </table:table-cell>
          <table:table-cell table:number-columns-repeated="9"/>
        </table:table-row>
        <table:table-row table:style-name="ro1">
          <table:table-cell office:value-type="float" office:value="9305" calcext:value-type="float">
            <text:p>9305</text:p>
          </table:table-cell>
          <table:table-cell office:value-type="float" office:value="27" calcext:value-type="float">
            <text:p>27</text:p>
          </table:table-cell>
          <table:table-cell office:value-type="float" office:value="3100" calcext:value-type="float">
            <text:p>3100</text:p>
          </table:table-cell>
          <table:table-cell office:value-type="float" office:value="0.0139919999999734" calcext:value-type="float">
            <text:p>0.013991999999973</text:p>
          </table:table-cell>
          <table:table-cell office:value-type="float" office:value="2950" calcext:value-type="float">
            <text:p>2950</text:p>
          </table:table-cell>
          <table:table-cell office:value-type="float" office:value="0.215641000000005" calcext:value-type="float">
            <text:p>0.215641000000005</text:p>
          </table:table-cell>
          <table:table-cell office:value-type="float" office:value="2800" calcext:value-type="float">
            <text:p>2800</text:p>
          </table:table-cell>
          <table:table-cell office:value-type="float" office:value="0.040839999999946" calcext:value-type="float">
            <text:p>0.040839999999946</text:p>
          </table:table-cell>
          <table:table-cell office:value-type="float" office:value="3100" calcext:value-type="float">
            <text:p>3100</text:p>
          </table:table-cell>
          <table:table-cell office:value-type="float" office:value="0.0372259999999756" calcext:value-type="float">
            <text:p>0.037225999999976</text:p>
          </table:table-cell>
          <table:table-cell table:number-columns-repeated="9"/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float" office:value="27" calcext:value-type="float">
            <text:p>27</text:p>
          </table:table-cell>
          <table:table-cell office:value-type="float" office:value="2820" calcext:value-type="float">
            <text:p>2820</text:p>
          </table:table-cell>
          <table:table-cell office:value-type="float" office:value="0.0241839999999911" calcext:value-type="float">
            <text:p>0.024183999999991</text:p>
          </table:table-cell>
          <table:table-cell office:value-type="float" office:value="2820" calcext:value-type="float">
            <text:p>2820</text:p>
          </table:table-cell>
          <table:table-cell office:value-type="float" office:value="0.199065999999959" calcext:value-type="float">
            <text:p>0.199065999999959</text:p>
          </table:table-cell>
          <table:table-cell office:value-type="float" office:value="2590" calcext:value-type="float">
            <text:p>2590</text:p>
          </table:table-cell>
          <table:table-cell office:value-type="float" office:value="0.0389940000000024" calcext:value-type="float">
            <text:p>0.038994000000003</text:p>
          </table:table-cell>
          <table:table-cell office:value-type="float" office:value="2820" calcext:value-type="float">
            <text:p>2820</text:p>
          </table:table-cell>
          <table:table-cell office:value-type="float" office:value="0.122879999999952" calcext:value-type="float">
            <text:p>0.122879999999952</text:p>
          </table:table-cell>
          <table:table-cell table:number-columns-repeated="9"/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float" office:value="27" calcext:value-type="float">
            <text:p>27</text:p>
          </table:table-cell>
          <table:table-cell office:value-type="float" office:value="3264" calcext:value-type="float">
            <text:p>3264</text:p>
          </table:table-cell>
          <table:table-cell office:value-type="float" office:value="0.0197269999999889" calcext:value-type="float">
            <text:p>0.019726999999989</text:p>
          </table:table-cell>
          <table:table-cell office:value-type="float" office:value="3177" calcext:value-type="float">
            <text:p>3177</text:p>
          </table:table-cell>
          <table:table-cell office:value-type="float" office:value="0.22747499999997" calcext:value-type="float">
            <text:p>0.22747499999997</text:p>
          </table:table-cell>
          <table:table-cell office:value-type="float" office:value="2805" calcext:value-type="float">
            <text:p>2805</text:p>
          </table:table-cell>
          <table:table-cell office:value-type="float" office:value="0.0416880000000219" calcext:value-type="float">
            <text:p>0.041688000000022</text:p>
          </table:table-cell>
          <table:table-cell office:value-type="float" office:value="3264" calcext:value-type="float">
            <text:p>3264</text:p>
          </table:table-cell>
          <table:table-cell office:value-type="float" office:value="0.0209150000000022" calcext:value-type="float">
            <text:p>0.020915000000002</text:p>
          </table:table-cell>
          <table:table-cell table:number-columns-repeated="9"/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27" calcext:value-type="float">
            <text:p>27</text:p>
          </table:table-cell>
          <table:table-cell office:value-type="float" office:value="3043" calcext:value-type="float">
            <text:p>3043</text:p>
          </table:table-cell>
          <table:table-cell office:value-type="float" office:value="0.0231800000000817" calcext:value-type="float">
            <text:p>0.023180000000082</text:p>
          </table:table-cell>
          <table:table-cell office:value-type="float" office:value="3008" calcext:value-type="float">
            <text:p>3008</text:p>
          </table:table-cell>
          <table:table-cell office:value-type="float" office:value="0.222379999999987" calcext:value-type="float">
            <text:p>0.222379999999987</text:p>
          </table:table-cell>
          <table:table-cell office:value-type="float" office:value="2935" calcext:value-type="float">
            <text:p>2935</text:p>
          </table:table-cell>
          <table:table-cell office:value-type="float" office:value="0.0398369999999773" calcext:value-type="float">
            <text:p>0.039836999999977</text:p>
          </table:table-cell>
          <table:table-cell office:value-type="float" office:value="3043" calcext:value-type="float">
            <text:p>3043</text:p>
          </table:table-cell>
          <table:table-cell office:value-type="float" office:value="0.00926600000002509" calcext:value-type="float">
            <text:p>0.009266000000025</text:p>
          </table:table-cell>
          <table:table-cell table:number-columns-repeated="9"/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float" office:value="27" calcext:value-type="float">
            <text:p>27</text:p>
          </table:table-cell>
          <table:table-cell office:value-type="float" office:value="2838" calcext:value-type="float">
            <text:p>2838</text:p>
          </table:table-cell>
          <table:table-cell office:value-type="float" office:value="0.0222049999999854" calcext:value-type="float">
            <text:p>0.022204999999985</text:p>
          </table:table-cell>
          <table:table-cell office:value-type="float" office:value="2838" calcext:value-type="float">
            <text:p>2838</text:p>
          </table:table-cell>
          <table:table-cell office:value-type="float" office:value="0.189845000000048" calcext:value-type="float">
            <text:p>0.189845000000048</text:p>
          </table:table-cell>
          <table:table-cell office:value-type="float" office:value="2730" calcext:value-type="float">
            <text:p>2730</text:p>
          </table:table-cell>
          <table:table-cell office:value-type="float" office:value="0.0366980000000012" calcext:value-type="float">
            <text:p>0.036698000000001</text:p>
          </table:table-cell>
          <table:table-cell office:value-type="float" office:value="2838" calcext:value-type="float">
            <text:p>2838</text:p>
          </table:table-cell>
          <table:table-cell office:value-type="float" office:value="0.00749600000000328" calcext:value-type="float">
            <text:p>0.007496000000003</text:p>
          </table:table-cell>
          <table:table-cell table:number-columns-repeated="9"/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27" calcext:value-type="float">
            <text:p>27</text:p>
          </table:table-cell>
          <table:table-cell office:value-type="float" office:value="3488" calcext:value-type="float">
            <text:p>3488</text:p>
          </table:table-cell>
          <table:table-cell office:value-type="float" office:value="0.0144120000000498" calcext:value-type="float">
            <text:p>0.01441200000005</text:p>
          </table:table-cell>
          <table:table-cell office:value-type="float" office:value="3415" calcext:value-type="float">
            <text:p>3415</text:p>
          </table:table-cell>
          <table:table-cell office:value-type="float" office:value="0.24145100000004" calcext:value-type="float">
            <text:p>0.24145100000004</text:p>
          </table:table-cell>
          <table:table-cell office:value-type="float" office:value="3305" calcext:value-type="float">
            <text:p>3305</text:p>
          </table:table-cell>
          <table:table-cell office:value-type="float" office:value="0.0422029999999722" calcext:value-type="float">
            <text:p>0.042202999999972</text:p>
          </table:table-cell>
          <table:table-cell office:value-type="float" office:value="3488" calcext:value-type="float">
            <text:p>3488</text:p>
          </table:table-cell>
          <table:table-cell office:value-type="float" office:value="0.00275499999997919" calcext:value-type="float">
            <text:p>0.002754999999979</text:p>
          </table:table-cell>
          <table:table-cell table:number-columns-repeated="9"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float" office:value="27" calcext:value-type="float">
            <text:p>27</text:p>
          </table:table-cell>
          <table:table-cell office:value-type="float" office:value="3490" calcext:value-type="float">
            <text:p>3490</text:p>
          </table:table-cell>
          <table:table-cell office:value-type="float" office:value="0.0137839999999869" calcext:value-type="float">
            <text:p>0.013783999999987</text:p>
          </table:table-cell>
          <table:table-cell office:value-type="float" office:value="3490" calcext:value-type="float">
            <text:p>3490</text:p>
          </table:table-cell>
          <table:table-cell office:value-type="float" office:value="0.223238999999978" calcext:value-type="float">
            <text:p>0.223238999999978</text:p>
          </table:table-cell>
          <table:table-cell office:value-type="float" office:value="3420" calcext:value-type="float">
            <text:p>3420</text:p>
          </table:table-cell>
          <table:table-cell office:value-type="float" office:value="0.0430160000000228" calcext:value-type="float">
            <text:p>0.043016000000023</text:p>
          </table:table-cell>
          <table:table-cell office:value-type="float" office:value="3490" calcext:value-type="float">
            <text:p>3490</text:p>
          </table:table-cell>
          <table:table-cell office:value-type="float" office:value="0.00520899999997937" calcext:value-type="float">
            <text:p>0.005208999999979</text:p>
          </table:table-cell>
          <table:table-cell table:number-columns-repeated="9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float" office:value="27" calcext:value-type="float">
            <text:p>27</text:p>
          </table:table-cell>
          <table:table-cell office:value-type="float" office:value="2880" calcext:value-type="float">
            <text:p>2880</text:p>
          </table:table-cell>
          <table:table-cell office:value-type="float" office:value="0.0136130000000208" calcext:value-type="float">
            <text:p>0.013613000000021</text:p>
          </table:table-cell>
          <table:table-cell office:value-type="float" office:value="2726" calcext:value-type="float">
            <text:p>2726</text:p>
          </table:table-cell>
          <table:table-cell office:value-type="float" office:value="0.179784000000041" calcext:value-type="float">
            <text:p>0.179784000000041</text:p>
          </table:table-cell>
          <table:table-cell office:value-type="float" office:value="2630" calcext:value-type="float">
            <text:p>2630</text:p>
          </table:table-cell>
          <table:table-cell office:value-type="float" office:value="0.0357769999999959" calcext:value-type="float">
            <text:p>0.035776999999996</text:p>
          </table:table-cell>
          <table:table-cell office:value-type="float" office:value="2880" calcext:value-type="float">
            <text:p>2880</text:p>
          </table:table-cell>
          <table:table-cell office:value-type="float" office:value="0.00794799999999896" calcext:value-type="float">
            <text:p>0.007947999999999</text:p>
          </table:table-cell>
          <table:table-cell table:number-columns-repeated="9"/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float" office:value="27" calcext:value-type="float">
            <text:p>27</text:p>
          </table:table-cell>
          <table:table-cell office:value-type="float" office:value="2997" calcext:value-type="float">
            <text:p>2997</text:p>
          </table:table-cell>
          <table:table-cell office:value-type="float" office:value="0.015640000000019" calcext:value-type="float">
            <text:p>0.015640000000019</text:p>
          </table:table-cell>
          <table:table-cell office:value-type="float" office:value="2997" calcext:value-type="float">
            <text:p>2997</text:p>
          </table:table-cell>
          <table:table-cell office:value-type="float" office:value="0.202481999999975" calcext:value-type="float">
            <text:p>0.202481999999975</text:p>
          </table:table-cell>
          <table:table-cell office:value-type="float" office:value="2680" calcext:value-type="float">
            <text:p>2680</text:p>
          </table:table-cell>
          <table:table-cell office:value-type="float" office:value="0.0474239999999782" calcext:value-type="float">
            <text:p>0.047423999999978</text:p>
          </table:table-cell>
          <table:table-cell office:value-type="float" office:value="2997" calcext:value-type="float">
            <text:p>2997</text:p>
          </table:table-cell>
          <table:table-cell office:value-type="float" office:value="0.0473320000000399" calcext:value-type="float">
            <text:p>0.04733200000004</text:p>
          </table:table-cell>
          <table:table-cell table:number-columns-repeated="9"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27" calcext:value-type="float">
            <text:p>27</text:p>
          </table:table-cell>
          <table:table-cell office:value-type="float" office:value="2805" calcext:value-type="float">
            <text:p>2805</text:p>
          </table:table-cell>
          <table:table-cell office:value-type="float" office:value="0.0134060000000318" calcext:value-type="float">
            <text:p>0.013406000000032</text:p>
          </table:table-cell>
          <table:table-cell office:value-type="float" office:value="2698" calcext:value-type="float">
            <text:p>2698</text:p>
          </table:table-cell>
          <table:table-cell office:value-type="float" office:value="0.199725000000001" calcext:value-type="float">
            <text:p>0.199725000000001</text:p>
          </table:table-cell>
          <table:table-cell office:value-type="float" office:value="2530" calcext:value-type="float">
            <text:p>2530</text:p>
          </table:table-cell>
          <table:table-cell office:value-type="float" office:value="0.0475309999999922" calcext:value-type="float">
            <text:p>0.047530999999992</text:p>
          </table:table-cell>
          <table:table-cell office:value-type="float" office:value="2805" calcext:value-type="float">
            <text:p>2805</text:p>
          </table:table-cell>
          <table:table-cell office:value-type="float" office:value="0.0130800000000022" calcext:value-type="float">
            <text:p>0.013080000000002</text:p>
          </table:table-cell>
          <table:table-cell table:number-columns-repeated="9"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27" calcext:value-type="float">
            <text:p>27</text:p>
          </table:table-cell>
          <table:table-cell office:value-type="float" office:value="3240" calcext:value-type="float">
            <text:p>3240</text:p>
          </table:table-cell>
          <table:table-cell office:value-type="float" office:value="0.0116529999999671" calcext:value-type="float">
            <text:p>0.011652999999967</text:p>
          </table:table-cell>
          <table:table-cell office:value-type="float" office:value="3197" calcext:value-type="float">
            <text:p>3197</text:p>
          </table:table-cell>
          <table:table-cell office:value-type="float" office:value="0.213608000000022" calcext:value-type="float">
            <text:p>0.213608000000022</text:p>
          </table:table-cell>
          <table:table-cell office:value-type="float" office:value="2945" calcext:value-type="float">
            <text:p>2945</text:p>
          </table:table-cell>
          <table:table-cell office:value-type="float" office:value="0.0425240000000145" calcext:value-type="float">
            <text:p>0.042524000000015</text:p>
          </table:table-cell>
          <table:table-cell office:value-type="float" office:value="3240" calcext:value-type="float">
            <text:p>3240</text:p>
          </table:table-cell>
          <table:table-cell office:value-type="float" office:value="0.00725499999998647" calcext:value-type="float">
            <text:p>0.007254999999986</text:p>
          </table:table-cell>
          <table:table-cell table:number-columns-repeated="9"/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27" calcext:value-type="float">
            <text:p>27</text:p>
          </table:table-cell>
          <table:table-cell office:value-type="float" office:value="2868" calcext:value-type="float">
            <text:p>2868</text:p>
          </table:table-cell>
          <table:table-cell office:value-type="float" office:value="0.0139609999999948" calcext:value-type="float">
            <text:p>0.013960999999995</text:p>
          </table:table-cell>
          <table:table-cell office:value-type="float" office:value="2745" calcext:value-type="float">
            <text:p>2745</text:p>
          </table:table-cell>
          <table:table-cell office:value-type="float" office:value="0.232927000000018" calcext:value-type="float">
            <text:p>0.232927000000018</text:p>
          </table:table-cell>
          <table:table-cell office:value-type="float" office:value="2430" calcext:value-type="float">
            <text:p>2430</text:p>
          </table:table-cell>
          <table:table-cell office:value-type="float" office:value="0.0520849999999769" calcext:value-type="float">
            <text:p>0.052084999999977</text:p>
          </table:table-cell>
          <table:table-cell office:value-type="float" office:value="2868" calcext:value-type="float">
            <text:p>2868</text:p>
          </table:table-cell>
          <table:table-cell office:value-type="float" office:value="0.184365000000071" calcext:value-type="float">
            <text:p>0.184365000000071</text:p>
          </table:table-cell>
          <table:table-cell table:number-columns-repeated="9"/>
        </table:table-row>
        <table:table-row table:style-name="ro1">
          <table:table-cell office:value-type="float" office:value="9317" calcext:value-type="float">
            <text:p>9317</text:p>
          </table:table-cell>
          <table:table-cell office:value-type="float" office:value="27" calcext:value-type="float">
            <text:p>27</text:p>
          </table:table-cell>
          <table:table-cell office:value-type="float" office:value="3019" calcext:value-type="float">
            <text:p>3019</text:p>
          </table:table-cell>
          <table:table-cell office:value-type="float" office:value="0.0161879999999997" calcext:value-type="float">
            <text:p>0.016188</text:p>
          </table:table-cell>
          <table:table-cell office:value-type="float" office:value="2717" calcext:value-type="float">
            <text:p>2717</text:p>
          </table:table-cell>
          <table:table-cell office:value-type="float" office:value="0.208213999999941" calcext:value-type="float">
            <text:p>0.208213999999941</text:p>
          </table:table-cell>
          <table:table-cell office:value-type="float" office:value="2500" calcext:value-type="float">
            <text:p>2500</text:p>
          </table:table-cell>
          <table:table-cell office:value-type="float" office:value="0.0454629999999838" calcext:value-type="float">
            <text:p>0.045462999999984</text:p>
          </table:table-cell>
          <table:table-cell office:value-type="float" office:value="3019" calcext:value-type="float">
            <text:p>3019</text:p>
          </table:table-cell>
          <table:table-cell office:value-type="float" office:value="0.0723270000000298" calcext:value-type="float">
            <text:p>0.07232700000003</text:p>
          </table:table-cell>
          <table:table-cell table:number-columns-repeated="9"/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27" calcext:value-type="float">
            <text:p>27</text:p>
          </table:table-cell>
          <table:table-cell office:value-type="float" office:value="3359" calcext:value-type="float">
            <text:p>3359</text:p>
          </table:table-cell>
          <table:table-cell office:value-type="float" office:value="0.0195110000000227" calcext:value-type="float">
            <text:p>0.019511000000023</text:p>
          </table:table-cell>
          <table:table-cell office:value-type="float" office:value="3192" calcext:value-type="float">
            <text:p>3192</text:p>
          </table:table-cell>
          <table:table-cell office:value-type="float" office:value="0.227152999999987" calcext:value-type="float">
            <text:p>0.227152999999987</text:p>
          </table:table-cell>
          <table:table-cell office:value-type="float" office:value="3135" calcext:value-type="float">
            <text:p>3135</text:p>
          </table:table-cell>
          <table:table-cell office:value-type="float" office:value="0.0483420000000479" calcext:value-type="float">
            <text:p>0.048342000000048</text:p>
          </table:table-cell>
          <table:table-cell office:value-type="float" office:value="3359" calcext:value-type="float">
            <text:p>3359</text:p>
          </table:table-cell>
          <table:table-cell office:value-type="float" office:value="0.025714999999991" calcext:value-type="float">
            <text:p>0.025714999999991</text:p>
          </table:table-cell>
          <table:table-cell table:number-columns-repeated="9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27" calcext:value-type="float">
            <text:p>27</text:p>
          </table:table-cell>
          <table:table-cell office:value-type="float" office:value="2812" calcext:value-type="float">
            <text:p>2812</text:p>
          </table:table-cell>
          <table:table-cell office:value-type="float" office:value="0.0212190000000305" calcext:value-type="float">
            <text:p>0.021219000000031</text:p>
          </table:table-cell>
          <table:table-cell office:value-type="float" office:value="2723" calcext:value-type="float">
            <text:p>2723</text:p>
          </table:table-cell>
          <table:table-cell office:value-type="float" office:value="0.21286299999997" calcext:value-type="float">
            <text:p>0.21286299999997</text:p>
          </table:table-cell>
          <table:table-cell office:value-type="float" office:value="2595" calcext:value-type="float">
            <text:p>2595</text:p>
          </table:table-cell>
          <table:table-cell office:value-type="float" office:value="0.0422379999999407" calcext:value-type="float">
            <text:p>0.042237999999941</text:p>
          </table:table-cell>
          <table:table-cell office:value-type="float" office:value="2812" calcext:value-type="float">
            <text:p>2812</text:p>
          </table:table-cell>
          <table:table-cell office:value-type="float" office:value="0.014554999999973" calcext:value-type="float">
            <text:p>0.014554999999973</text:p>
          </table:table-cell>
          <table:table-cell table:number-columns-repeated="9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27" calcext:value-type="float">
            <text:p>27</text:p>
          </table:table-cell>
          <table:table-cell office:value-type="float" office:value="3306" calcext:value-type="float">
            <text:p>3306</text:p>
          </table:table-cell>
          <table:table-cell office:value-type="float" office:value="0.0139610000000516" calcext:value-type="float">
            <text:p>0.013961000000052</text:p>
          </table:table-cell>
          <table:table-cell office:value-type="float" office:value="2971" calcext:value-type="float">
            <text:p>2971</text:p>
          </table:table-cell>
          <table:table-cell office:value-type="float" office:value="0.230520000000013" calcext:value-type="float">
            <text:p>0.230520000000013</text:p>
          </table:table-cell>
          <table:table-cell office:value-type="float" office:value="2880" calcext:value-type="float">
            <text:p>2880</text:p>
          </table:table-cell>
          <table:table-cell office:value-type="float" office:value="0.0486079999999447" calcext:value-type="float">
            <text:p>0.048607999999945</text:p>
          </table:table-cell>
          <table:table-cell office:value-type="float" office:value="3306" calcext:value-type="float">
            <text:p>3306</text:p>
          </table:table-cell>
          <table:table-cell office:value-type="float" office:value="0.0322959999999739" calcext:value-type="float">
            <text:p>0.032295999999974</text:p>
          </table:table-cell>
          <table:table-cell table:number-columns-repeated="9"/>
        </table:table-row>
        <table:table-row table:style-name="ro1">
          <table:table-cell office:value-type="float" office:value="9321" calcext:value-type="float">
            <text:p>9321</text:p>
          </table:table-cell>
          <table:table-cell office:value-type="float" office:value="27" calcext:value-type="float">
            <text:p>27</text:p>
          </table:table-cell>
          <table:table-cell office:value-type="float" office:value="2533" calcext:value-type="float">
            <text:p>2533</text:p>
          </table:table-cell>
          <table:table-cell office:value-type="float" office:value="0.0194000000000187" calcext:value-type="float">
            <text:p>0.019400000000019</text:p>
          </table:table-cell>
          <table:table-cell office:value-type="float" office:value="2434" calcext:value-type="float">
            <text:p>2434</text:p>
          </table:table-cell>
          <table:table-cell office:value-type="float" office:value="0.174777000000063" calcext:value-type="float">
            <text:p>0.174777000000063</text:p>
          </table:table-cell>
          <table:table-cell office:value-type="float" office:value="2395" calcext:value-type="float">
            <text:p>2395</text:p>
          </table:table-cell>
          <table:table-cell office:value-type="float" office:value="0.0326989999999796" calcext:value-type="float">
            <text:p>0.03269899999998</text:p>
          </table:table-cell>
          <table:table-cell office:value-type="float" office:value="2533" calcext:value-type="float">
            <text:p>2533</text:p>
          </table:table-cell>
          <table:table-cell office:value-type="float" office:value="0.0279130000000123" calcext:value-type="float">
            <text:p>0.027913000000012</text:p>
          </table:table-cell>
          <table:table-cell table:number-columns-repeated="9"/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27" calcext:value-type="float">
            <text:p>27</text:p>
          </table:table-cell>
          <table:table-cell office:value-type="float" office:value="2773" calcext:value-type="float">
            <text:p>2773</text:p>
          </table:table-cell>
          <table:table-cell office:value-type="float" office:value="0.0142590000000382" calcext:value-type="float">
            <text:p>0.014259000000038</text:p>
          </table:table-cell>
          <table:table-cell office:value-type="float" office:value="2504" calcext:value-type="float">
            <text:p>2504</text:p>
          </table:table-cell>
          <table:table-cell office:value-type="float" office:value="0.205067999999983" calcext:value-type="float">
            <text:p>0.205067999999983</text:p>
          </table:table-cell>
          <table:table-cell office:value-type="float" office:value="2345" calcext:value-type="float">
            <text:p>2345</text:p>
          </table:table-cell>
          <table:table-cell office:value-type="float" office:value="0.043262000000027" calcext:value-type="float">
            <text:p>0.043262000000027</text:p>
          </table:table-cell>
          <table:table-cell office:value-type="float" office:value="2773" calcext:value-type="float">
            <text:p>2773</text:p>
          </table:table-cell>
          <table:table-cell office:value-type="float" office:value="0.0464950000000499" calcext:value-type="float">
            <text:p>0.04649500000005</text:p>
          </table:table-cell>
          <table:table-cell table:number-columns-repeated="9"/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27" calcext:value-type="float">
            <text:p>27</text:p>
          </table:table-cell>
          <table:table-cell office:value-type="float" office:value="3228" calcext:value-type="float">
            <text:p>3228</text:p>
          </table:table-cell>
          <table:table-cell office:value-type="float" office:value="0.018493000000035" calcext:value-type="float">
            <text:p>0.018493000000035</text:p>
          </table:table-cell>
          <table:table-cell office:value-type="float" office:value="3138" calcext:value-type="float">
            <text:p>3138</text:p>
          </table:table-cell>
          <table:table-cell office:value-type="float" office:value="0.211460999999986" calcext:value-type="float">
            <text:p>0.211460999999986</text:p>
          </table:table-cell>
          <table:table-cell office:value-type="float" office:value="2930" calcext:value-type="float">
            <text:p>2930</text:p>
          </table:table-cell>
          <table:table-cell office:value-type="float" office:value="0.0393910000000233" calcext:value-type="float">
            <text:p>0.039391000000023</text:p>
          </table:table-cell>
          <table:table-cell office:value-type="float" office:value="3228" calcext:value-type="float">
            <text:p>3228</text:p>
          </table:table-cell>
          <table:table-cell office:value-type="float" office:value="0.0146750000000111" calcext:value-type="float">
            <text:p>0.014675000000011</text:p>
          </table:table-cell>
          <table:table-cell table:number-columns-repeated="9"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27" calcext:value-type="float">
            <text:p>27</text:p>
          </table:table-cell>
          <table:table-cell office:value-type="float" office:value="3379" calcext:value-type="float">
            <text:p>3379</text:p>
          </table:table-cell>
          <table:table-cell office:value-type="float" office:value="0.0160640000000285" calcext:value-type="float">
            <text:p>0.016064000000029</text:p>
          </table:table-cell>
          <table:table-cell office:value-type="float" office:value="3295" calcext:value-type="float">
            <text:p>3295</text:p>
          </table:table-cell>
          <table:table-cell office:value-type="float" office:value="0.217090999999982" calcext:value-type="float">
            <text:p>0.217090999999982</text:p>
          </table:table-cell>
          <table:table-cell office:value-type="float" office:value="3205" calcext:value-type="float">
            <text:p>3205</text:p>
          </table:table-cell>
          <table:table-cell office:value-type="float" office:value="0.0470010000000229" calcext:value-type="float">
            <text:p>0.047001000000023</text:p>
          </table:table-cell>
          <table:table-cell office:value-type="float" office:value="3379" calcext:value-type="float">
            <text:p>3379</text:p>
          </table:table-cell>
          <table:table-cell office:value-type="float" office:value="0.0152349999999615" calcext:value-type="float">
            <text:p>0.015234999999962</text:p>
          </table:table-cell>
          <table:table-cell table:number-columns-repeated="9"/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float" office:value="27" calcext:value-type="float">
            <text:p>27</text:p>
          </table:table-cell>
          <table:table-cell office:value-type="float" office:value="3477" calcext:value-type="float">
            <text:p>3477</text:p>
          </table:table-cell>
          <table:table-cell office:value-type="float" office:value="0.0136880000000019" calcext:value-type="float">
            <text:p>0.013688000000002</text:p>
          </table:table-cell>
          <table:table-cell office:value-type="float" office:value="3212" calcext:value-type="float">
            <text:p>3212</text:p>
          </table:table-cell>
          <table:table-cell office:value-type="float" office:value="0.239115999999967" calcext:value-type="float">
            <text:p>0.239115999999967</text:p>
          </table:table-cell>
          <table:table-cell office:value-type="float" office:value="3015" calcext:value-type="float">
            <text:p>3015</text:p>
          </table:table-cell>
          <table:table-cell office:value-type="float" office:value="0.0472109999999475" calcext:value-type="float">
            <text:p>0.047210999999948</text:p>
          </table:table-cell>
          <table:table-cell office:value-type="float" office:value="3477" calcext:value-type="float">
            <text:p>3477</text:p>
          </table:table-cell>
          <table:table-cell office:value-type="float" office:value="0.0187690000000202" calcext:value-type="float">
            <text:p>0.01876900000002</text:p>
          </table:table-cell>
          <table:table-cell table:number-columns-repeated="9"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27" calcext:value-type="float">
            <text:p>27</text:p>
          </table:table-cell>
          <table:table-cell office:value-type="float" office:value="3391" calcext:value-type="float">
            <text:p>3391</text:p>
          </table:table-cell>
          <table:table-cell office:value-type="float" office:value="0.0130339999999478" calcext:value-type="float">
            <text:p>0.013033999999948</text:p>
          </table:table-cell>
          <table:table-cell office:value-type="float" office:value="3255" calcext:value-type="float">
            <text:p>3255</text:p>
          </table:table-cell>
          <table:table-cell office:value-type="float" office:value="0.227888000000007" calcext:value-type="float">
            <text:p>0.227888000000007</text:p>
          </table:table-cell>
          <table:table-cell office:value-type="float" office:value="2955" calcext:value-type="float">
            <text:p>2955</text:p>
          </table:table-cell>
          <table:table-cell office:value-type="float" office:value="0.0523580000000266" calcext:value-type="float">
            <text:p>0.052358000000027</text:p>
          </table:table-cell>
          <table:table-cell office:value-type="float" office:value="3391" calcext:value-type="float">
            <text:p>3391</text:p>
          </table:table-cell>
          <table:table-cell office:value-type="float" office:value="0.032053000000019" calcext:value-type="float">
            <text:p>0.032053000000019</text:p>
          </table:table-cell>
          <table:table-cell table:number-columns-repeated="9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float" office:value="27" calcext:value-type="float">
            <text:p>27</text:p>
          </table:table-cell>
          <table:table-cell office:value-type="float" office:value="3063" calcext:value-type="float">
            <text:p>3063</text:p>
          </table:table-cell>
          <table:table-cell office:value-type="float" office:value="0.0140289999999368" calcext:value-type="float">
            <text:p>0.014028999999937</text:p>
          </table:table-cell>
          <table:table-cell office:value-type="float" office:value="2740" calcext:value-type="float">
            <text:p>2740</text:p>
          </table:table-cell>
          <table:table-cell office:value-type="float" office:value="0.238471999999888" calcext:value-type="float">
            <text:p>0.238471999999888</text:p>
          </table:table-cell>
          <table:table-cell office:value-type="float" office:value="2655" calcext:value-type="float">
            <text:p>2655</text:p>
          </table:table-cell>
          <table:table-cell office:value-type="float" office:value="0.0491340000000946" calcext:value-type="float">
            <text:p>0.049134000000095</text:p>
          </table:table-cell>
          <table:table-cell office:value-type="float" office:value="3063" calcext:value-type="float">
            <text:p>3063</text:p>
          </table:table-cell>
          <table:table-cell office:value-type="float" office:value="0.194684999999936" calcext:value-type="float">
            <text:p>0.194684999999936</text:p>
          </table:table-cell>
          <table:table-cell table:number-columns-repeated="9"/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27" calcext:value-type="float">
            <text:p>27</text:p>
          </table:table-cell>
          <table:table-cell office:value-type="float" office:value="2924" calcext:value-type="float">
            <text:p>2924</text:p>
          </table:table-cell>
          <table:table-cell office:value-type="float" office:value="0.013398000000052" calcext:value-type="float">
            <text:p>0.013398000000052</text:p>
          </table:table-cell>
          <table:table-cell office:value-type="float" office:value="2885" calcext:value-type="float">
            <text:p>2885</text:p>
          </table:table-cell>
          <table:table-cell office:value-type="float" office:value="0.211378000000082" calcext:value-type="float">
            <text:p>0.211378000000082</text:p>
          </table:table-cell>
          <table:table-cell office:value-type="float" office:value="2835" calcext:value-type="float">
            <text:p>2835</text:p>
          </table:table-cell>
          <table:table-cell office:value-type="float" office:value="0.0397069999999076" calcext:value-type="float">
            <text:p>0.039706999999908</text:p>
          </table:table-cell>
          <table:table-cell office:value-type="float" office:value="2924" calcext:value-type="float">
            <text:p>2924</text:p>
          </table:table-cell>
          <table:table-cell office:value-type="float" office:value="0.0474130000000059" calcext:value-type="float">
            <text:p>0.047413000000006</text:p>
          </table:table-cell>
          <table:table-cell table:number-columns-repeated="9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27" calcext:value-type="float">
            <text:p>27</text:p>
          </table:table-cell>
          <table:table-cell office:value-type="float" office:value="3244" calcext:value-type="float">
            <text:p>3244</text:p>
          </table:table-cell>
          <table:table-cell office:value-type="float" office:value="0.0160570000000462" calcext:value-type="float">
            <text:p>0.016057000000046</text:p>
          </table:table-cell>
          <table:table-cell office:value-type="float" office:value="3196" calcext:value-type="float">
            <text:p>3196</text:p>
          </table:table-cell>
          <table:table-cell office:value-type="float" office:value="0.213068999999905" calcext:value-type="float">
            <text:p>0.213068999999905</text:p>
          </table:table-cell>
          <table:table-cell office:value-type="float" office:value="3010" calcext:value-type="float">
            <text:p>3010</text:p>
          </table:table-cell>
          <table:table-cell office:value-type="float" office:value="0.039113000000043" calcext:value-type="float">
            <text:p>0.039113000000043</text:p>
          </table:table-cell>
          <table:table-cell office:value-type="float" office:value="3244" calcext:value-type="float">
            <text:p>3244</text:p>
          </table:table-cell>
          <table:table-cell office:value-type="float" office:value="0.00464900000008583" calcext:value-type="float">
            <text:p>0.004649000000086</text:p>
          </table:table-cell>
          <table:table-cell table:number-columns-repeated="9"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27" calcext:value-type="float">
            <text:p>27</text:p>
          </table:table-cell>
          <table:table-cell office:value-type="float" office:value="3261" calcext:value-type="float">
            <text:p>3261</text:p>
          </table:table-cell>
          <table:table-cell office:value-type="float" office:value="0.019563000000062" calcext:value-type="float">
            <text:p>0.019563000000062</text:p>
          </table:table-cell>
          <table:table-cell office:value-type="float" office:value="3261" calcext:value-type="float">
            <text:p>3261</text:p>
          </table:table-cell>
          <table:table-cell office:value-type="float" office:value="0.206042000000025" calcext:value-type="float">
            <text:p>0.206042000000025</text:p>
          </table:table-cell>
          <table:table-cell office:value-type="float" office:value="3055" calcext:value-type="float">
            <text:p>3055</text:p>
          </table:table-cell>
          <table:table-cell office:value-type="float" office:value="0.0509470000000647" calcext:value-type="float">
            <text:p>0.050947000000065</text:p>
          </table:table-cell>
          <table:table-cell office:value-type="float" office:value="3261" calcext:value-type="float">
            <text:p>3261</text:p>
          </table:table-cell>
          <table:table-cell office:value-type="float" office:value="0.0723129999998946" calcext:value-type="float">
            <text:p>0.072312999999895</text:p>
          </table:table-cell>
          <table:table-cell table:number-columns-repeated="9"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27" calcext:value-type="float">
            <text:p>27</text:p>
          </table:table-cell>
          <table:table-cell office:value-type="float" office:value="3494" calcext:value-type="float">
            <text:p>3494</text:p>
          </table:table-cell>
          <table:table-cell office:value-type="float" office:value="0.0140139999999747" calcext:value-type="float">
            <text:p>0.014013999999975</text:p>
          </table:table-cell>
          <table:table-cell office:value-type="float" office:value="3331" calcext:value-type="float">
            <text:p>3331</text:p>
          </table:table-cell>
          <table:table-cell office:value-type="float" office:value="0.232747000000018" calcext:value-type="float">
            <text:p>0.232747000000018</text:p>
          </table:table-cell>
          <table:table-cell office:value-type="float" office:value="3265" calcext:value-type="float">
            <text:p>3265</text:p>
          </table:table-cell>
          <table:table-cell office:value-type="float" office:value="0.048136999999997" calcext:value-type="float">
            <text:p>0.048136999999997</text:p>
          </table:table-cell>
          <table:table-cell office:value-type="float" office:value="3494" calcext:value-type="float">
            <text:p>3494</text:p>
          </table:table-cell>
          <table:table-cell office:value-type="float" office:value="0.0113359999999148" calcext:value-type="float">
            <text:p>0.011335999999915</text:p>
          </table:table-cell>
          <table:table-cell table:number-columns-repeated="9"/>
        </table:table-row>
        <table:table-row table:style-name="ro1">
          <table:table-cell office:value-type="float" office:value="9332" calcext:value-type="float">
            <text:p>9332</text:p>
          </table:table-cell>
          <table:table-cell office:value-type="float" office:value="27" calcext:value-type="float">
            <text:p>27</text:p>
          </table:table-cell>
          <table:table-cell office:value-type="float" office:value="3333" calcext:value-type="float">
            <text:p>3333</text:p>
          </table:table-cell>
          <table:table-cell office:value-type="float" office:value="0.0148519999999053" calcext:value-type="float">
            <text:p>0.014851999999905</text:p>
          </table:table-cell>
          <table:table-cell office:value-type="float" office:value="3333" calcext:value-type="float">
            <text:p>3333</text:p>
          </table:table-cell>
          <table:table-cell office:value-type="float" office:value="0.223360000000071" calcext:value-type="float">
            <text:p>0.223360000000071</text:p>
          </table:table-cell>
          <table:table-cell office:value-type="float" office:value="3290" calcext:value-type="float">
            <text:p>3290</text:p>
          </table:table-cell>
          <table:table-cell office:value-type="float" office:value="0.0474759999999606" calcext:value-type="float">
            <text:p>0.047475999999961</text:p>
          </table:table-cell>
          <table:table-cell office:value-type="float" office:value="3333" calcext:value-type="float">
            <text:p>3333</text:p>
          </table:table-cell>
          <table:table-cell office:value-type="float" office:value="0.00320699999997487" calcext:value-type="float">
            <text:p>0.003206999999975</text:p>
          </table:table-cell>
          <table:table-cell table:number-columns-repeated="9"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float" office:value="27" calcext:value-type="float">
            <text:p>27</text:p>
          </table:table-cell>
          <table:table-cell office:value-type="float" office:value="3398" calcext:value-type="float">
            <text:p>3398</text:p>
          </table:table-cell>
          <table:table-cell office:value-type="float" office:value="0.0136439999999993" calcext:value-type="float">
            <text:p>0.013643999999999</text:p>
          </table:table-cell>
          <table:table-cell office:value-type="float" office:value="3251" calcext:value-type="float">
            <text:p>3251</text:p>
          </table:table-cell>
          <table:table-cell office:value-type="float" office:value="0.229818000000023" calcext:value-type="float">
            <text:p>0.229818000000023</text:p>
          </table:table-cell>
          <table:table-cell office:value-type="float" office:value="2915" calcext:value-type="float">
            <text:p>2915</text:p>
          </table:table-cell>
          <table:table-cell office:value-type="float" office:value="0.0513489999999592" calcext:value-type="float">
            <text:p>0.051348999999959</text:p>
          </table:table-cell>
          <table:table-cell office:value-type="float" office:value="3398" calcext:value-type="float">
            <text:p>3398</text:p>
          </table:table-cell>
          <table:table-cell office:value-type="float" office:value="0.0213579999998501" calcext:value-type="float">
            <text:p>0.02135799999985</text:p>
          </table:table-cell>
          <table:table-cell table:number-columns-repeated="9"/>
        </table:table-row>
        <table:table-row table:style-name="ro1">
          <table:table-cell office:value-type="float" office:value="9334" calcext:value-type="float">
            <text:p>9334</text:p>
          </table:table-cell>
          <table:table-cell office:value-type="float" office:value="27" calcext:value-type="float">
            <text:p>27</text:p>
          </table:table-cell>
          <table:table-cell office:value-type="float" office:value="3080" calcext:value-type="float">
            <text:p>3080</text:p>
          </table:table-cell>
          <table:table-cell office:value-type="float" office:value="0.0130810000000565" calcext:value-type="float">
            <text:p>0.013081000000057</text:p>
          </table:table-cell>
          <table:table-cell office:value-type="float" office:value="3021" calcext:value-type="float">
            <text:p>3021</text:p>
          </table:table-cell>
          <table:table-cell office:value-type="float" office:value="0.214322000000038" calcext:value-type="float">
            <text:p>0.214322000000038</text:p>
          </table:table-cell>
          <table:table-cell office:value-type="float" office:value="2740" calcext:value-type="float">
            <text:p>2740</text:p>
          </table:table-cell>
          <table:table-cell office:value-type="float" office:value="0.0426429999999982" calcext:value-type="float">
            <text:p>0.042642999999998</text:p>
          </table:table-cell>
          <table:table-cell office:value-type="float" office:value="3080" calcext:value-type="float">
            <text:p>3080</text:p>
          </table:table-cell>
          <table:table-cell office:value-type="float" office:value="0.0429230000000871" calcext:value-type="float">
            <text:p>0.042923000000087</text:p>
          </table:table-cell>
          <table:table-cell table:number-columns-repeated="9"/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float" office:value="27" calcext:value-type="float">
            <text:p>27</text:p>
          </table:table-cell>
          <table:table-cell office:value-type="float" office:value="3315" calcext:value-type="float">
            <text:p>3315</text:p>
          </table:table-cell>
          <table:table-cell office:value-type="float" office:value="0.0197620000000143" calcext:value-type="float">
            <text:p>0.019762000000014</text:p>
          </table:table-cell>
          <table:table-cell office:value-type="float" office:value="3178" calcext:value-type="float">
            <text:p>3178</text:p>
          </table:table-cell>
          <table:table-cell office:value-type="float" office:value="0.227315999999973" calcext:value-type="float">
            <text:p>0.227315999999973</text:p>
          </table:table-cell>
          <table:table-cell office:value-type="float" office:value="3135" calcext:value-type="float">
            <text:p>3135</text:p>
          </table:table-cell>
          <table:table-cell office:value-type="float" office:value="0.0499009999999771" calcext:value-type="float">
            <text:p>0.049900999999977</text:p>
          </table:table-cell>
          <table:table-cell office:value-type="float" office:value="3315" calcext:value-type="float">
            <text:p>3315</text:p>
          </table:table-cell>
          <table:table-cell office:value-type="float" office:value="0.0576700000000301" calcext:value-type="float">
            <text:p>0.05767000000003</text:p>
          </table:table-cell>
          <table:table-cell table:number-columns-repeated="9"/>
        </table:table-row>
        <table:table-row table:style-name="ro1">
          <table:table-cell office:value-type="float" office:value="9336" calcext:value-type="float">
            <text:p>9336</text:p>
          </table:table-cell>
          <table:table-cell office:value-type="float" office:value="27" calcext:value-type="float">
            <text:p>27</text:p>
          </table:table-cell>
          <table:table-cell office:value-type="float" office:value="3458" calcext:value-type="float">
            <text:p>3458</text:p>
          </table:table-cell>
          <table:table-cell office:value-type="float" office:value="0.016446999999971" calcext:value-type="float">
            <text:p>0.016446999999971</text:p>
          </table:table-cell>
          <table:table-cell office:value-type="float" office:value="3409" calcext:value-type="float">
            <text:p>3409</text:p>
          </table:table-cell>
          <table:table-cell office:value-type="float" office:value="0.236364999999978" calcext:value-type="float">
            <text:p>0.236364999999978</text:p>
          </table:table-cell>
          <table:table-cell office:value-type="float" office:value="3335" calcext:value-type="float">
            <text:p>3335</text:p>
          </table:table-cell>
          <table:table-cell office:value-type="float" office:value="0.0445589999999356" calcext:value-type="float">
            <text:p>0.044558999999936</text:p>
          </table:table-cell>
          <table:table-cell office:value-type="float" office:value="3458" calcext:value-type="float">
            <text:p>3458</text:p>
          </table:table-cell>
          <table:table-cell office:value-type="float" office:value="0.0279100000001336" calcext:value-type="float">
            <text:p>0.027910000000134</text:p>
          </table:table-cell>
          <table:table-cell table:number-columns-repeated="9"/>
        </table:table-row>
        <table:table-row table:style-name="ro1">
          <table:table-cell office:value-type="float" office:value="9337" calcext:value-type="float">
            <text:p>9337</text:p>
          </table:table-cell>
          <table:table-cell office:value-type="float" office:value="27" calcext:value-type="float">
            <text:p>27</text:p>
          </table:table-cell>
          <table:table-cell office:value-type="float" office:value="3546" calcext:value-type="float">
            <text:p>3546</text:p>
          </table:table-cell>
          <table:table-cell office:value-type="float" office:value="0.0171970000000101" calcext:value-type="float">
            <text:p>0.01719700000001</text:p>
          </table:table-cell>
          <table:table-cell office:value-type="float" office:value="3443" calcext:value-type="float">
            <text:p>3443</text:p>
          </table:table-cell>
          <table:table-cell office:value-type="float" office:value="0.230269000000021" calcext:value-type="float">
            <text:p>0.230269000000021</text:p>
          </table:table-cell>
          <table:table-cell office:value-type="float" office:value="3405" calcext:value-type="float">
            <text:p>3405</text:p>
          </table:table-cell>
          <table:table-cell office:value-type="float" office:value="0.0569469999999228" calcext:value-type="float">
            <text:p>0.056946999999923</text:p>
          </table:table-cell>
          <table:table-cell office:value-type="float" office:value="3546" calcext:value-type="float">
            <text:p>3546</text:p>
          </table:table-cell>
          <table:table-cell office:value-type="float" office:value="0.0171410000000378" calcext:value-type="float">
            <text:p>0.017141000000038</text:p>
          </table:table-cell>
          <table:table-cell table:number-columns-repeated="9"/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27" calcext:value-type="float">
            <text:p>27</text:p>
          </table:table-cell>
          <table:table-cell office:value-type="float" office:value="349" calcext:value-type="float">
            <text:p>349</text:p>
          </table:table-cell>
          <table:table-cell office:value-type="float" office:value="0.0020999999999276" calcext:value-type="float">
            <text:p>0.002099999999928</text:p>
          </table:table-cell>
          <table:table-cell office:value-type="float" office:value="349" calcext:value-type="float">
            <text:p>349</text:p>
          </table:table-cell>
          <table:table-cell office:value-type="float" office:value="0.0308829999999034" calcext:value-type="float">
            <text:p>0.030882999999904</text:p>
          </table:table-cell>
          <table:table-cell office:value-type="float" office:value="345" calcext:value-type="float">
            <text:p>345</text:p>
          </table:table-cell>
          <table:table-cell office:value-type="float" office:value="0.00671799999997802" calcext:value-type="float">
            <text:p>0.006717999999978</text:p>
          </table:table-cell>
          <table:table-cell office:value-type="float" office:value="349" calcext:value-type="float">
            <text:p>349</text:p>
          </table:table-cell>
          <table:table-cell office:value-type="float" office:value="0.000647000000071785" calcext:value-type="float">
            <text:p>0.000647000000072</text:p>
          </table:table-cell>
          <table:table-cell table:number-columns-repeated="9"/>
        </table:table-row>
        <table:table-row table:style-name="ro1">
          <table:table-cell office:value-type="float" office:value="9339" calcext:value-type="float">
            <text:p>9339</text:p>
          </table:table-cell>
          <table:table-cell office:value-type="float" office:value="27" calcext:value-type="float">
            <text:p>27</text:p>
          </table:table-cell>
          <table:table-cell office:value-type="float" office:value="3133" calcext:value-type="float">
            <text:p>3133</text:p>
          </table:table-cell>
          <table:table-cell office:value-type="float" office:value="0.0141680000000406" calcext:value-type="float">
            <text:p>0.014168000000041</text:p>
          </table:table-cell>
          <table:table-cell office:value-type="float" office:value="3112" calcext:value-type="float">
            <text:p>3112</text:p>
          </table:table-cell>
          <table:table-cell office:value-type="float" office:value="0.223091000000068" calcext:value-type="float">
            <text:p>0.223091000000068</text:p>
          </table:table-cell>
          <table:table-cell office:value-type="float" office:value="2905" calcext:value-type="float">
            <text:p>2905</text:p>
          </table:table-cell>
          <table:table-cell office:value-type="float" office:value="0.0451049999999214" calcext:value-type="float">
            <text:p>0.045104999999921</text:p>
          </table:table-cell>
          <table:table-cell office:value-type="float" office:value="3133" calcext:value-type="float">
            <text:p>3133</text:p>
          </table:table-cell>
          <table:table-cell office:value-type="float" office:value="0.0199420000001282" calcext:value-type="float">
            <text:p>0.019942000000128</text:p>
          </table:table-cell>
          <table:table-cell table:number-columns-repeated="9"/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27" calcext:value-type="float">
            <text:p>27</text:p>
          </table:table-cell>
          <table:table-cell office:value-type="float" office:value="2970" calcext:value-type="float">
            <text:p>2970</text:p>
          </table:table-cell>
          <table:table-cell office:value-type="float" office:value="0.0189589999999953" calcext:value-type="float">
            <text:p>0.018958999999995</text:p>
          </table:table-cell>
          <table:table-cell office:value-type="float" office:value="2970" calcext:value-type="float">
            <text:p>2970</text:p>
          </table:table-cell>
          <table:table-cell office:value-type="float" office:value="0.208339000000024" calcext:value-type="float">
            <text:p>0.208339000000024</text:p>
          </table:table-cell>
          <table:table-cell office:value-type="float" office:value="2585" calcext:value-type="float">
            <text:p>2585</text:p>
          </table:table-cell>
          <table:table-cell office:value-type="float" office:value="0.0418630000000349" calcext:value-type="float">
            <text:p>0.041863000000035</text:p>
          </table:table-cell>
          <table:table-cell office:value-type="float" office:value="2970" calcext:value-type="float">
            <text:p>2970</text:p>
          </table:table-cell>
          <table:table-cell office:value-type="float" office:value="0.0109669999999369" calcext:value-type="float">
            <text:p>0.010966999999937</text:p>
          </table:table-cell>
          <table:table-cell table:number-columns-repeated="9"/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float" office:value="27" calcext:value-type="float">
            <text:p>27</text:p>
          </table:table-cell>
          <table:table-cell office:value-type="float" office:value="3977" calcext:value-type="float">
            <text:p>3977</text:p>
          </table:table-cell>
          <table:table-cell office:value-type="float" office:value="0.0185020000000122" calcext:value-type="float">
            <text:p>0.018502000000012</text:p>
          </table:table-cell>
          <table:table-cell office:value-type="float" office:value="3977" calcext:value-type="float">
            <text:p>3977</text:p>
          </table:table-cell>
          <table:table-cell office:value-type="float" office:value="0.253542000000039" calcext:value-type="float">
            <text:p>0.253542000000039</text:p>
          </table:table-cell>
          <table:table-cell office:value-type="float" office:value="3930" calcext:value-type="float">
            <text:p>3930</text:p>
          </table:table-cell>
          <table:table-cell office:value-type="float" office:value="0.0556059999998979" calcext:value-type="float">
            <text:p>0.055605999999898</text:p>
          </table:table-cell>
          <table:table-cell office:value-type="float" office:value="3977" calcext:value-type="float">
            <text:p>3977</text:p>
          </table:table-cell>
          <table:table-cell office:value-type="float" office:value="0.00849700000003395" calcext:value-type="float">
            <text:p>0.008497000000034</text:p>
          </table:table-cell>
          <table:table-cell table:number-columns-repeated="9"/>
        </table:table-row>
        <table:table-row table:style-name="ro1">
          <table:table-cell office:value-type="float" office:value="9342" calcext:value-type="float">
            <text:p>9342</text:p>
          </table:table-cell>
          <table:table-cell office:value-type="float" office:value="27" calcext:value-type="float">
            <text:p>27</text:p>
          </table:table-cell>
          <table:table-cell office:value-type="float" office:value="2954" calcext:value-type="float">
            <text:p>2954</text:p>
          </table:table-cell>
          <table:table-cell office:value-type="float" office:value="0.0138809999999694" calcext:value-type="float">
            <text:p>0.013880999999969</text:p>
          </table:table-cell>
          <table:table-cell office:value-type="float" office:value="2869" calcext:value-type="float">
            <text:p>2869</text:p>
          </table:table-cell>
          <table:table-cell office:value-type="float" office:value="0.215638000000013" calcext:value-type="float">
            <text:p>0.215638000000013</text:p>
          </table:table-cell>
          <table:table-cell office:value-type="float" office:value="2795" calcext:value-type="float">
            <text:p>2795</text:p>
          </table:table-cell>
          <table:table-cell office:value-type="float" office:value="0.0390529999998535" calcext:value-type="float">
            <text:p>0.039052999999854</text:p>
          </table:table-cell>
          <table:table-cell office:value-type="float" office:value="2954" calcext:value-type="float">
            <text:p>2954</text:p>
          </table:table-cell>
          <table:table-cell office:value-type="float" office:value="0.0189510000000155" calcext:value-type="float">
            <text:p>0.018951000000016</text:p>
          </table:table-cell>
          <table:table-cell table:number-columns-repeated="9"/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float" office:value="27" calcext:value-type="float">
            <text:p>27</text:p>
          </table:table-cell>
          <table:table-cell office:value-type="float" office:value="3156" calcext:value-type="float">
            <text:p>3156</text:p>
          </table:table-cell>
          <table:table-cell office:value-type="float" office:value="0.0235590000000911" calcext:value-type="float">
            <text:p>0.023559000000091</text:p>
          </table:table-cell>
          <table:table-cell office:value-type="float" office:value="3103" calcext:value-type="float">
            <text:p>3103</text:p>
          </table:table-cell>
          <table:table-cell office:value-type="float" office:value="0.208820999999944" calcext:value-type="float">
            <text:p>0.208820999999944</text:p>
          </table:table-cell>
          <table:table-cell office:value-type="float" office:value="2855" calcext:value-type="float">
            <text:p>2855</text:p>
          </table:table-cell>
          <table:table-cell office:value-type="float" office:value="0.0443050000000085" calcext:value-type="float">
            <text:p>0.044305000000009</text:p>
          </table:table-cell>
          <table:table-cell office:value-type="float" office:value="3156" calcext:value-type="float">
            <text:p>3156</text:p>
          </table:table-cell>
          <table:table-cell office:value-type="float" office:value="0.00696599999992031" calcext:value-type="float">
            <text:p>0.00696599999992</text:p>
          </table:table-cell>
          <table:table-cell table:number-columns-repeated="9"/>
        </table:table-row>
        <table:table-row table:style-name="ro1">
          <table:table-cell office:value-type="float" office:value="9344" calcext:value-type="float">
            <text:p>9344</text:p>
          </table:table-cell>
          <table:table-cell office:value-type="float" office:value="27" calcext:value-type="float">
            <text:p>27</text:p>
          </table:table-cell>
          <table:table-cell office:value-type="float" office:value="3490" calcext:value-type="float">
            <text:p>3490</text:p>
          </table:table-cell>
          <table:table-cell office:value-type="float" office:value="0.0142170000000306" calcext:value-type="float">
            <text:p>0.014217000000031</text:p>
          </table:table-cell>
          <table:table-cell office:value-type="float" office:value="3345" calcext:value-type="float">
            <text:p>3345</text:p>
          </table:table-cell>
          <table:table-cell office:value-type="float" office:value="0.246470999999929" calcext:value-type="float">
            <text:p>0.246470999999929</text:p>
          </table:table-cell>
          <table:table-cell office:value-type="float" office:value="3325" calcext:value-type="float">
            <text:p>3325</text:p>
          </table:table-cell>
          <table:table-cell office:value-type="float" office:value="0.0492319999999609" calcext:value-type="float">
            <text:p>0.049231999999961</text:p>
          </table:table-cell>
          <table:table-cell office:value-type="float" office:value="3490" calcext:value-type="float">
            <text:p>3490</text:p>
          </table:table-cell>
          <table:table-cell office:value-type="float" office:value="0.0687030000001414" calcext:value-type="float">
            <text:p>0.068703000000141</text:p>
          </table:table-cell>
          <table:table-cell table:number-columns-repeated="9"/>
        </table:table-row>
        <table:table-row table:style-name="ro1">
          <table:table-cell office:value-type="float" office:value="9345" calcext:value-type="float">
            <text:p>9345</text:p>
          </table:table-cell>
          <table:table-cell office:value-type="float" office:value="27" calcext:value-type="float">
            <text:p>27</text:p>
          </table:table-cell>
          <table:table-cell office:value-type="float" office:value="2884" calcext:value-type="float">
            <text:p>2884</text:p>
          </table:table-cell>
          <table:table-cell office:value-type="float" office:value="0.0160869999999704" calcext:value-type="float">
            <text:p>0.016086999999971</text:p>
          </table:table-cell>
          <table:table-cell office:value-type="float" office:value="2784" calcext:value-type="float">
            <text:p>2784</text:p>
          </table:table-cell>
          <table:table-cell office:value-type="float" office:value="0.210767000000033" calcext:value-type="float">
            <text:p>0.210767000000033</text:p>
          </table:table-cell>
          <table:table-cell office:value-type="float" office:value="2745" calcext:value-type="float">
            <text:p>2745</text:p>
          </table:table-cell>
          <table:table-cell office:value-type="float" office:value="0.0401790000000801" calcext:value-type="float">
            <text:p>0.04017900000008</text:p>
          </table:table-cell>
          <table:table-cell office:value-type="float" office:value="2884" calcext:value-type="float">
            <text:p>2884</text:p>
          </table:table-cell>
          <table:table-cell office:value-type="float" office:value="0.0184179999999969" calcext:value-type="float">
            <text:p>0.018417999999997</text:p>
          </table:table-cell>
          <table:table-cell table:number-columns-repeated="9"/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float" office:value="27" calcext:value-type="float">
            <text:p>27</text:p>
          </table:table-cell>
          <table:table-cell office:value-type="float" office:value="3124" calcext:value-type="float">
            <text:p>3124</text:p>
          </table:table-cell>
          <table:table-cell office:value-type="float" office:value="0.0134959999999182" calcext:value-type="float">
            <text:p>0.013495999999918</text:p>
          </table:table-cell>
          <table:table-cell office:value-type="float" office:value="2968" calcext:value-type="float">
            <text:p>2968</text:p>
          </table:table-cell>
          <table:table-cell office:value-type="float" office:value="0.238583999999946" calcext:value-type="float">
            <text:p>0.238583999999946</text:p>
          </table:table-cell>
          <table:table-cell office:value-type="float" office:value="2420" calcext:value-type="float">
            <text:p>2420</text:p>
          </table:table-cell>
          <table:table-cell office:value-type="float" office:value="0.0397980000000189" calcext:value-type="float">
            <text:p>0.039798000000019</text:p>
          </table:table-cell>
          <table:table-cell office:value-type="float" office:value="3124" calcext:value-type="float">
            <text:p>3124</text:p>
          </table:table-cell>
          <table:table-cell office:value-type="float" office:value="0.0298380000000407" calcext:value-type="float">
            <text:p>0.029838000000041</text:p>
          </table:table-cell>
          <table:table-cell table:number-columns-repeated="9"/>
        </table:table-row>
        <table:table-row table:style-name="ro1">
          <table:table-cell office:value-type="float" office:value="9347" calcext:value-type="float">
            <text:p>9347</text:p>
          </table:table-cell>
          <table:table-cell office:value-type="float" office:value="27" calcext:value-type="float">
            <text:p>27</text:p>
          </table:table-cell>
          <table:table-cell office:value-type="float" office:value="2545" calcext:value-type="float">
            <text:p>2545</text:p>
          </table:table-cell>
          <table:table-cell office:value-type="float" office:value="0.013445000000047" calcext:value-type="float">
            <text:p>0.013445000000047</text:p>
          </table:table-cell>
          <table:table-cell office:value-type="float" office:value="2517" calcext:value-type="float">
            <text:p>2517</text:p>
          </table:table-cell>
          <table:table-cell office:value-type="float" office:value="0.165371999999934" calcext:value-type="float">
            <text:p>0.165371999999934</text:p>
          </table:table-cell>
          <table:table-cell office:value-type="float" office:value="2405" calcext:value-type="float">
            <text:p>2405</text:p>
          </table:table-cell>
          <table:table-cell office:value-type="float" office:value="0.035912000000053" calcext:value-type="float">
            <text:p>0.035912000000053</text:p>
          </table:table-cell>
          <table:table-cell office:value-type="float" office:value="2545" calcext:value-type="float">
            <text:p>2545</text:p>
          </table:table-cell>
          <table:table-cell office:value-type="float" office:value="0.00515100000006896" calcext:value-type="float">
            <text:p>0.005151000000069</text:p>
          </table:table-cell>
          <table:table-cell table:number-columns-repeated="9"/>
        </table:table-row>
        <table:table-row table:style-name="ro1">
          <table:table-cell office:value-type="float" office:value="9348" calcext:value-type="float">
            <text:p>9348</text:p>
          </table:table-cell>
          <table:table-cell office:value-type="float" office:value="27" calcext:value-type="float">
            <text:p>27</text:p>
          </table:table-cell>
          <table:table-cell office:value-type="float" office:value="2846" calcext:value-type="float">
            <text:p>2846</text:p>
          </table:table-cell>
          <table:table-cell office:value-type="float" office:value="0.016563999999903" calcext:value-type="float">
            <text:p>0.016563999999903</text:p>
          </table:table-cell>
          <table:table-cell office:value-type="float" office:value="2824" calcext:value-type="float">
            <text:p>2824</text:p>
          </table:table-cell>
          <table:table-cell office:value-type="float" office:value="0.202715999999896" calcext:value-type="float">
            <text:p>0.202715999999896</text:p>
          </table:table-cell>
          <table:table-cell office:value-type="float" office:value="2695" calcext:value-type="float">
            <text:p>2695</text:p>
          </table:table-cell>
          <table:table-cell office:value-type="float" office:value="0.0404160000000502" calcext:value-type="float">
            <text:p>0.04041600000005</text:p>
          </table:table-cell>
          <table:table-cell office:value-type="float" office:value="2846" calcext:value-type="float">
            <text:p>2846</text:p>
          </table:table-cell>
          <table:table-cell office:value-type="float" office:value="0.0150569999999561" calcext:value-type="float">
            <text:p>0.015056999999956</text:p>
          </table:table-cell>
          <table:table-cell table:number-columns-repeated="9"/>
        </table:table-row>
        <table:table-row table:style-name="ro1">
          <table:table-cell office:value-type="float" office:value="9349" calcext:value-type="float">
            <text:p>9349</text:p>
          </table:table-cell>
          <table:table-cell office:value-type="float" office:value="27" calcext:value-type="float">
            <text:p>27</text:p>
          </table:table-cell>
          <table:table-cell office:value-type="float" office:value="3019" calcext:value-type="float">
            <text:p>3019</text:p>
          </table:table-cell>
          <table:table-cell office:value-type="float" office:value="0.0155719999999064" calcext:value-type="float">
            <text:p>0.015571999999907</text:p>
          </table:table-cell>
          <table:table-cell office:value-type="float" office:value="2818" calcext:value-type="float">
            <text:p>2818</text:p>
          </table:table-cell>
          <table:table-cell office:value-type="float" office:value="0.207022999999936" calcext:value-type="float">
            <text:p>0.207022999999936</text:p>
          </table:table-cell>
          <table:table-cell office:value-type="float" office:value="2450" calcext:value-type="float">
            <text:p>2450</text:p>
          </table:table-cell>
          <table:table-cell office:value-type="float" office:value="0.042278999999894" calcext:value-type="float">
            <text:p>0.042278999999894</text:p>
          </table:table-cell>
          <table:table-cell office:value-type="float" office:value="3019" calcext:value-type="float">
            <text:p>3019</text:p>
          </table:table-cell>
          <table:table-cell office:value-type="float" office:value="0.0157050000000254" calcext:value-type="float">
            <text:p>0.015705000000025</text:p>
          </table:table-cell>
          <table:table-cell table:number-columns-repeated="9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30" calcext:value-type="float">
            <text:p>30</text:p>
          </table:table-cell>
          <table:table-cell office:value-type="float" office:value="2875" calcext:value-type="float">
            <text:p>2875</text:p>
          </table:table-cell>
          <table:table-cell office:value-type="float" office:value="0.0237540000000536" calcext:value-type="float">
            <text:p>0.023754000000054</text:p>
          </table:table-cell>
          <table:table-cell office:value-type="float" office:value="2523" calcext:value-type="float">
            <text:p>2523</text:p>
          </table:table-cell>
          <table:table-cell office:value-type="float" office:value="0.204202000000009" calcext:value-type="float">
            <text:p>0.204202000000009</text:p>
          </table:table-cell>
          <table:table-cell office:value-type="float" office:value="2410" calcext:value-type="float">
            <text:p>2410</text:p>
          </table:table-cell>
          <table:table-cell office:value-type="float" office:value="0.0523259999999937" calcext:value-type="float">
            <text:p>0.052325999999994</text:p>
          </table:table-cell>
          <table:table-cell office:value-type="float" office:value="2875" calcext:value-type="float">
            <text:p>2875</text:p>
          </table:table-cell>
          <table:table-cell office:value-type="float" office:value="0.0112880000000359" calcext:value-type="float">
            <text:p>0.011288000000036</text:p>
          </table:table-cell>
          <table:table-cell table:number-columns-repeated="9"/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float" office:value="30" calcext:value-type="float">
            <text:p>30</text:p>
          </table:table-cell>
          <table:table-cell office:value-type="float" office:value="3327" calcext:value-type="float">
            <text:p>3327</text:p>
          </table:table-cell>
          <table:table-cell office:value-type="float" office:value="0.0186510000000908" calcext:value-type="float">
            <text:p>0.018651000000091</text:p>
          </table:table-cell>
          <table:table-cell office:value-type="float" office:value="3129" calcext:value-type="float">
            <text:p>3129</text:p>
          </table:table-cell>
          <table:table-cell office:value-type="float" office:value="0.262112999999886" calcext:value-type="float">
            <text:p>0.262112999999886</text:p>
          </table:table-cell>
          <table:table-cell office:value-type="float" office:value="3085" calcext:value-type="float">
            <text:p>3085</text:p>
          </table:table-cell>
          <table:table-cell office:value-type="float" office:value="0.0492850000000544" calcext:value-type="float">
            <text:p>0.049285000000055</text:p>
          </table:table-cell>
          <table:table-cell office:value-type="float" office:value="3327" calcext:value-type="float">
            <text:p>3327</text:p>
          </table:table-cell>
          <table:table-cell office:value-type="float" office:value="0.258940999999936" calcext:value-type="float">
            <text:p>0.258940999999936</text:p>
          </table:table-cell>
          <table:table-cell table:number-columns-repeated="9"/>
        </table:table-row>
        <table:table-row table:style-name="ro1">
          <table:table-cell office:value-type="float" office:value="9352" calcext:value-type="float">
            <text:p>9352</text:p>
          </table:table-cell>
          <table:table-cell office:value-type="float" office:value="30" calcext:value-type="float">
            <text:p>30</text:p>
          </table:table-cell>
          <table:table-cell office:value-type="float" office:value="3463" calcext:value-type="float">
            <text:p>3463</text:p>
          </table:table-cell>
          <table:table-cell office:value-type="float" office:value="0.0234359999999469" calcext:value-type="float">
            <text:p>0.023435999999947</text:p>
          </table:table-cell>
          <table:table-cell office:value-type="float" office:value="3419" calcext:value-type="float">
            <text:p>3419</text:p>
          </table:table-cell>
          <table:table-cell office:value-type="float" office:value="0.27999699999998" calcext:value-type="float">
            <text:p>0.27999699999998</text:p>
          </table:table-cell>
          <table:table-cell office:value-type="float" office:value="3305" calcext:value-type="float">
            <text:p>3305</text:p>
          </table:table-cell>
          <table:table-cell office:value-type="float" office:value="0.052065999999968" calcext:value-type="float">
            <text:p>0.052065999999968</text:p>
          </table:table-cell>
          <table:table-cell office:value-type="float" office:value="3463" calcext:value-type="float">
            <text:p>3463</text:p>
          </table:table-cell>
          <table:table-cell office:value-type="float" office:value="0.207198000000176" calcext:value-type="float">
            <text:p>0.207198000000176</text:p>
          </table:table-cell>
          <table:table-cell table:number-columns-repeated="9"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30" calcext:value-type="float">
            <text:p>30</text:p>
          </table:table-cell>
          <table:table-cell office:value-type="float" office:value="3987" calcext:value-type="float">
            <text:p>3987</text:p>
          </table:table-cell>
          <table:table-cell office:value-type="float" office:value="0.0298669999999675" calcext:value-type="float">
            <text:p>0.029866999999968</text:p>
          </table:table-cell>
          <table:table-cell office:value-type="float" office:value="3809" calcext:value-type="float">
            <text:p>3809</text:p>
          </table:table-cell>
          <table:table-cell office:value-type="float" office:value="0.292758000000049" calcext:value-type="float">
            <text:p>0.292758000000049</text:p>
          </table:table-cell>
          <table:table-cell office:value-type="float" office:value="3700" calcext:value-type="float">
            <text:p>3700</text:p>
          </table:table-cell>
          <table:table-cell office:value-type="float" office:value="0.0589679999999362" calcext:value-type="float">
            <text:p>0.058967999999936</text:p>
          </table:table-cell>
          <table:table-cell office:value-type="float" office:value="3987" calcext:value-type="float">
            <text:p>3987</text:p>
          </table:table-cell>
          <table:table-cell office:value-type="float" office:value="0.0259790000000066" calcext:value-type="float">
            <text:p>0.025979000000007</text:p>
          </table:table-cell>
          <table:table-cell table:number-columns-repeated="9"/>
        </table:table-row>
        <table:table-row table:style-name="ro1">
          <table:table-cell office:value-type="float" office:value="9354" calcext:value-type="float">
            <text:p>9354</text:p>
          </table:table-cell>
          <table:table-cell office:value-type="float" office:value="30" calcext:value-type="float">
            <text:p>30</text:p>
          </table:table-cell>
          <table:table-cell office:value-type="float" office:value="3771" calcext:value-type="float">
            <text:p>3771</text:p>
          </table:table-cell>
          <table:table-cell office:value-type="float" office:value="0.0201640000000225" calcext:value-type="float">
            <text:p>0.020164000000023</text:p>
          </table:table-cell>
          <table:table-cell office:value-type="float" office:value="3724" calcext:value-type="float">
            <text:p>3724</text:p>
          </table:table-cell>
          <table:table-cell office:value-type="float" office:value="0.305145000000039" calcext:value-type="float">
            <text:p>0.305145000000039</text:p>
          </table:table-cell>
          <table:table-cell office:value-type="float" office:value="3575" calcext:value-type="float">
            <text:p>3575</text:p>
          </table:table-cell>
          <table:table-cell office:value-type="float" office:value="0.0567330000000084" calcext:value-type="float">
            <text:p>0.056733000000008</text:p>
          </table:table-cell>
          <table:table-cell office:value-type="float" office:value="3771" calcext:value-type="float">
            <text:p>3771</text:p>
          </table:table-cell>
          <table:table-cell office:value-type="float" office:value="0.0556629999999814" calcext:value-type="float">
            <text:p>0.055662999999981</text:p>
          </table:table-cell>
          <table:table-cell table:number-columns-repeated="9"/>
        </table:table-row>
        <table:table-row table:style-name="ro1">
          <table:table-cell office:value-type="float" office:value="9355" calcext:value-type="float">
            <text:p>9355</text:p>
          </table:table-cell>
          <table:table-cell office:value-type="float" office:value="30" calcext:value-type="float">
            <text:p>30</text:p>
          </table:table-cell>
          <table:table-cell office:value-type="float" office:value="3968" calcext:value-type="float">
            <text:p>3968</text:p>
          </table:table-cell>
          <table:table-cell office:value-type="float" office:value="0.0175620000001118" calcext:value-type="float">
            <text:p>0.017562000000112</text:p>
          </table:table-cell>
          <table:table-cell office:value-type="float" office:value="3691" calcext:value-type="float">
            <text:p>3691</text:p>
          </table:table-cell>
          <table:table-cell office:value-type="float" office:value="0.308124999999904" calcext:value-type="float">
            <text:p>0.308124999999904</text:p>
          </table:table-cell>
          <table:table-cell office:value-type="float" office:value="3590" calcext:value-type="float">
            <text:p>3590</text:p>
          </table:table-cell>
          <table:table-cell office:value-type="float" office:value="0.0709299999999757" calcext:value-type="float">
            <text:p>0.070929999999976</text:p>
          </table:table-cell>
          <table:table-cell office:value-type="float" office:value="3968" calcext:value-type="float">
            <text:p>3968</text:p>
          </table:table-cell>
          <table:table-cell office:value-type="float" office:value="0.213924999999904" calcext:value-type="float">
            <text:p>0.213924999999904</text:p>
          </table:table-cell>
          <table:table-cell table:number-columns-repeated="9"/>
        </table:table-row>
        <table:table-row table:style-name="ro1">
          <table:table-cell office:value-type="float" office:value="9356" calcext:value-type="float">
            <text:p>9356</text:p>
          </table:table-cell>
          <table:table-cell office:value-type="float" office:value="30" calcext:value-type="float">
            <text:p>30</text:p>
          </table:table-cell>
          <table:table-cell office:value-type="float" office:value="3757" calcext:value-type="float">
            <text:p>3757</text:p>
          </table:table-cell>
          <table:table-cell office:value-type="float" office:value="0.0181050000001051" calcext:value-type="float">
            <text:p>0.018105000000105</text:p>
          </table:table-cell>
          <table:table-cell office:value-type="float" office:value="3563" calcext:value-type="float">
            <text:p>3563</text:p>
          </table:table-cell>
          <table:table-cell office:value-type="float" office:value="0.288307999999915" calcext:value-type="float">
            <text:p>0.288307999999915</text:p>
          </table:table-cell>
          <table:table-cell office:value-type="float" office:value="3275" calcext:value-type="float">
            <text:p>3275</text:p>
          </table:table-cell>
          <table:table-cell office:value-type="float" office:value="0.0617090000000644" calcext:value-type="float">
            <text:p>0.061709000000065</text:p>
          </table:table-cell>
          <table:table-cell office:value-type="float" office:value="3757" calcext:value-type="float">
            <text:p>3757</text:p>
          </table:table-cell>
          <table:table-cell office:value-type="float" office:value="0.119768000000022" calcext:value-type="float">
            <text:p>0.119768000000022</text:p>
          </table:table-cell>
          <table:table-cell table:number-columns-repeated="9"/>
        </table:table-row>
        <table:table-row table:style-name="ro1">
          <table:table-cell office:value-type="float" office:value="9357" calcext:value-type="float">
            <text:p>9357</text:p>
          </table:table-cell>
          <table:table-cell office:value-type="float" office:value="30" calcext:value-type="float">
            <text:p>30</text:p>
          </table:table-cell>
          <table:table-cell office:value-type="float" office:value="3659" calcext:value-type="float">
            <text:p>3659</text:p>
          </table:table-cell>
          <table:table-cell office:value-type="float" office:value="0.0239259999999604" calcext:value-type="float">
            <text:p>0.02392599999996</text:p>
          </table:table-cell>
          <table:table-cell office:value-type="float" office:value="3474" calcext:value-type="float">
            <text:p>3474</text:p>
          </table:table-cell>
          <table:table-cell office:value-type="float" office:value="0.283082000000036" calcext:value-type="float">
            <text:p>0.283082000000036</text:p>
          </table:table-cell>
          <table:table-cell office:value-type="float" office:value="3220" calcext:value-type="float">
            <text:p>3220</text:p>
          </table:table-cell>
          <table:table-cell office:value-type="float" office:value="0.0545939999999519" calcext:value-type="float">
            <text:p>0.054593999999952</text:p>
          </table:table-cell>
          <table:table-cell office:value-type="float" office:value="3659" calcext:value-type="float">
            <text:p>3659</text:p>
          </table:table-cell>
          <table:table-cell office:value-type="float" office:value="0.375194999999962" calcext:value-type="float">
            <text:p>0.375194999999962</text:p>
          </table:table-cell>
          <table:table-cell table:number-columns-repeated="9"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float" office:value="30" calcext:value-type="float">
            <text:p>30</text:p>
          </table:table-cell>
          <table:table-cell office:value-type="float" office:value="3773" calcext:value-type="float">
            <text:p>3773</text:p>
          </table:table-cell>
          <table:table-cell office:value-type="float" office:value="0.0183860000000777" calcext:value-type="float">
            <text:p>0.018386000000078</text:p>
          </table:table-cell>
          <table:table-cell office:value-type="float" office:value="3757" calcext:value-type="float">
            <text:p>3757</text:p>
          </table:table-cell>
          <table:table-cell office:value-type="float" office:value="0.289183999999977" calcext:value-type="float">
            <text:p>0.289183999999977</text:p>
          </table:table-cell>
          <table:table-cell office:value-type="float" office:value="3520" calcext:value-type="float">
            <text:p>3520</text:p>
          </table:table-cell>
          <table:table-cell office:value-type="float" office:value="0.0599529999999504" calcext:value-type="float">
            <text:p>0.059952999999951</text:p>
          </table:table-cell>
          <table:table-cell office:value-type="float" office:value="3773" calcext:value-type="float">
            <text:p>3773</text:p>
          </table:table-cell>
          <table:table-cell office:value-type="float" office:value="0.0159079999999676" calcext:value-type="float">
            <text:p>0.015907999999968</text:p>
          </table:table-cell>
          <table:table-cell table:number-columns-repeated="9"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float" office:value="30" calcext:value-type="float">
            <text:p>30</text:p>
          </table:table-cell>
          <table:table-cell office:value-type="float" office:value="3786" calcext:value-type="float">
            <text:p>3786</text:p>
          </table:table-cell>
          <table:table-cell office:value-type="float" office:value="0.0174940000000561" calcext:value-type="float">
            <text:p>0.017494000000056</text:p>
          </table:table-cell>
          <table:table-cell office:value-type="float" office:value="3590" calcext:value-type="float">
            <text:p>3590</text:p>
          </table:table-cell>
          <table:table-cell office:value-type="float" office:value="0.28270299999997" calcext:value-type="float">
            <text:p>0.28270299999997</text:p>
          </table:table-cell>
          <table:table-cell office:value-type="float" office:value="3525" calcext:value-type="float">
            <text:p>3525</text:p>
          </table:table-cell>
          <table:table-cell office:value-type="float" office:value="0.0634440000000041" calcext:value-type="float">
            <text:p>0.063444000000004</text:p>
          </table:table-cell>
          <table:table-cell office:value-type="float" office:value="3786" calcext:value-type="float">
            <text:p>3786</text:p>
          </table:table-cell>
          <table:table-cell office:value-type="float" office:value="0.0116189999998824" calcext:value-type="float">
            <text:p>0.011618999999882</text:p>
          </table:table-cell>
          <table:table-cell table:number-columns-repeated="9"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30" calcext:value-type="float">
            <text:p>30</text:p>
          </table:table-cell>
          <table:table-cell office:value-type="float" office:value="3206" calcext:value-type="float">
            <text:p>3206</text:p>
          </table:table-cell>
          <table:table-cell office:value-type="float" office:value="0.0173149999999396" calcext:value-type="float">
            <text:p>0.01731499999994</text:p>
          </table:table-cell>
          <table:table-cell office:value-type="float" office:value="2871" calcext:value-type="float">
            <text:p>2871</text:p>
          </table:table-cell>
          <table:table-cell office:value-type="float" office:value="0.248947000000044" calcext:value-type="float">
            <text:p>0.248947000000044</text:p>
          </table:table-cell>
          <table:table-cell office:value-type="float" office:value="2770" calcext:value-type="float">
            <text:p>2770</text:p>
          </table:table-cell>
          <table:table-cell office:value-type="float" office:value="0.0472829999999931" calcext:value-type="float">
            <text:p>0.047282999999993</text:p>
          </table:table-cell>
          <table:table-cell office:value-type="float" office:value="3206" calcext:value-type="float">
            <text:p>3206</text:p>
          </table:table-cell>
          <table:table-cell office:value-type="float" office:value="0.207641999999964" calcext:value-type="float">
            <text:p>0.207641999999964</text:p>
          </table:table-cell>
          <table:table-cell table:number-columns-repeated="9"/>
        </table:table-row>
        <table:table-row table:style-name="ro1">
          <table:table-cell office:value-type="float" office:value="9361" calcext:value-type="float">
            <text:p>9361</text:p>
          </table:table-cell>
          <table:table-cell office:value-type="float" office:value="30" calcext:value-type="float">
            <text:p>30</text:p>
          </table:table-cell>
          <table:table-cell office:value-type="float" office:value="4039" calcext:value-type="float">
            <text:p>4039</text:p>
          </table:table-cell>
          <table:table-cell office:value-type="float" office:value="0.0178559999999379" calcext:value-type="float">
            <text:p>0.017855999999938</text:p>
          </table:table-cell>
          <table:table-cell office:value-type="float" office:value="4030" calcext:value-type="float">
            <text:p>4030</text:p>
          </table:table-cell>
          <table:table-cell office:value-type="float" office:value="0.316955000000121" calcext:value-type="float">
            <text:p>0.316955000000121</text:p>
          </table:table-cell>
          <table:table-cell office:value-type="float" office:value="3990" calcext:value-type="float">
            <text:p>3990</text:p>
          </table:table-cell>
          <table:table-cell office:value-type="float" office:value="0.0635189999999284" calcext:value-type="float">
            <text:p>0.063518999999928</text:p>
          </table:table-cell>
          <table:table-cell office:value-type="float" office:value="4039" calcext:value-type="float">
            <text:p>4039</text:p>
          </table:table-cell>
          <table:table-cell office:value-type="float" office:value="0.272579000000064" calcext:value-type="float">
            <text:p>0.272579000000064</text:p>
          </table:table-cell>
          <table:table-cell table:number-columns-repeated="9"/>
        </table:table-row>
        <table:table-row table:style-name="ro1">
          <table:table-cell office:value-type="float" office:value="9362" calcext:value-type="float">
            <text:p>9362</text:p>
          </table:table-cell>
          <table:table-cell office:value-type="float" office:value="30" calcext:value-type="float">
            <text:p>30</text:p>
          </table:table-cell>
          <table:table-cell office:value-type="float" office:value="3059" calcext:value-type="float">
            <text:p>3059</text:p>
          </table:table-cell>
          <table:table-cell office:value-type="float" office:value="0.0256030000000465" calcext:value-type="float">
            <text:p>0.025603000000047</text:p>
          </table:table-cell>
          <table:table-cell office:value-type="float" office:value="3059" calcext:value-type="float">
            <text:p>3059</text:p>
          </table:table-cell>
          <table:table-cell office:value-type="float" office:value="0.221254999999928" calcext:value-type="float">
            <text:p>0.221254999999928</text:p>
          </table:table-cell>
          <table:table-cell office:value-type="float" office:value="2795" calcext:value-type="float">
            <text:p>2795</text:p>
          </table:table-cell>
          <table:table-cell office:value-type="float" office:value="0.0442500000001474" calcext:value-type="float">
            <text:p>0.044250000000147</text:p>
          </table:table-cell>
          <table:table-cell office:value-type="float" office:value="3059" calcext:value-type="float">
            <text:p>3059</text:p>
          </table:table-cell>
          <table:table-cell office:value-type="float" office:value="0.165438999999878" calcext:value-type="float">
            <text:p>0.165438999999878</text:p>
          </table:table-cell>
          <table:table-cell table:number-columns-repeated="9"/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float" office:value="30" calcext:value-type="float">
            <text:p>30</text:p>
          </table:table-cell>
          <table:table-cell office:value-type="float" office:value="3255" calcext:value-type="float">
            <text:p>3255</text:p>
          </table:table-cell>
          <table:table-cell office:value-type="float" office:value="0.028641999999877" calcext:value-type="float">
            <text:p>0.028641999999877</text:p>
          </table:table-cell>
          <table:table-cell office:value-type="float" office:value="3236" calcext:value-type="float">
            <text:p>3236</text:p>
          </table:table-cell>
          <table:table-cell office:value-type="float" office:value="0.252726000000052" calcext:value-type="float">
            <text:p>0.252726000000052</text:p>
          </table:table-cell>
          <table:table-cell office:value-type="float" office:value="3105" calcext:value-type="float">
            <text:p>3105</text:p>
          </table:table-cell>
          <table:table-cell office:value-type="float" office:value="0.0560920000000351" calcext:value-type="float">
            <text:p>0.056092000000035</text:p>
          </table:table-cell>
          <table:table-cell office:value-type="float" office:value="3255" calcext:value-type="float">
            <text:p>3255</text:p>
          </table:table-cell>
          <table:table-cell office:value-type="float" office:value="0.0762770000000046" calcext:value-type="float">
            <text:p>0.076277000000005</text:p>
          </table:table-cell>
          <table:table-cell table:number-columns-repeated="9"/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float" office:value="30" calcext:value-type="float">
            <text:p>30</text:p>
          </table:table-cell>
          <table:table-cell office:value-type="float" office:value="2965" calcext:value-type="float">
            <text:p>2965</text:p>
          </table:table-cell>
          <table:table-cell office:value-type="float" office:value="0.0187840000000961" calcext:value-type="float">
            <text:p>0.018784000000096</text:p>
          </table:table-cell>
          <table:table-cell office:value-type="float" office:value="2730" calcext:value-type="float">
            <text:p>2730</text:p>
          </table:table-cell>
          <table:table-cell office:value-type="float" office:value="0.228838999999994" calcext:value-type="float">
            <text:p>0.228838999999994</text:p>
          </table:table-cell>
          <table:table-cell office:value-type="float" office:value="2445" calcext:value-type="float">
            <text:p>2445</text:p>
          </table:table-cell>
          <table:table-cell office:value-type="float" office:value="0.0413649999999279" calcext:value-type="float">
            <text:p>0.041364999999928</text:p>
          </table:table-cell>
          <table:table-cell office:value-type="float" office:value="2965" calcext:value-type="float">
            <text:p>2965</text:p>
          </table:table-cell>
          <table:table-cell office:value-type="float" office:value="0.0260849999999664" calcext:value-type="float">
            <text:p>0.026084999999966</text:p>
          </table:table-cell>
          <table:table-cell table:number-columns-repeated="9"/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float" office:value="30" calcext:value-type="float">
            <text:p>30</text:p>
          </table:table-cell>
          <table:table-cell office:value-type="float" office:value="3447" calcext:value-type="float">
            <text:p>3447</text:p>
          </table:table-cell>
          <table:table-cell office:value-type="float" office:value="0.0232529999999542" calcext:value-type="float">
            <text:p>0.023252999999954</text:p>
          </table:table-cell>
          <table:table-cell office:value-type="float" office:value="3105" calcext:value-type="float">
            <text:p>3105</text:p>
          </table:table-cell>
          <table:table-cell office:value-type="float" office:value="0.261687999999935" calcext:value-type="float">
            <text:p>0.261687999999935</text:p>
          </table:table-cell>
          <table:table-cell office:value-type="float" office:value="2995" calcext:value-type="float">
            <text:p>2995</text:p>
          </table:table-cell>
          <table:table-cell office:value-type="float" office:value="0.0511220000000776" calcext:value-type="float">
            <text:p>0.051122000000078</text:p>
          </table:table-cell>
          <table:table-cell office:value-type="float" office:value="3447" calcext:value-type="float">
            <text:p>3447</text:p>
          </table:table-cell>
          <table:table-cell office:value-type="float" office:value="0.0953060000000505" calcext:value-type="float">
            <text:p>0.095306000000051</text:p>
          </table:table-cell>
          <table:table-cell table:number-columns-repeated="9"/>
        </table:table-row>
        <table:table-row table:style-name="ro1">
          <table:table-cell office:value-type="float" office:value="9366" calcext:value-type="float">
            <text:p>9366</text:p>
          </table:table-cell>
          <table:table-cell office:value-type="float" office:value="30" calcext:value-type="float">
            <text:p>30</text:p>
          </table:table-cell>
          <table:table-cell office:value-type="float" office:value="3456" calcext:value-type="float">
            <text:p>3456</text:p>
          </table:table-cell>
          <table:table-cell office:value-type="float" office:value="0.0182669999999234" calcext:value-type="float">
            <text:p>0.018266999999924</text:p>
          </table:table-cell>
          <table:table-cell office:value-type="float" office:value="3383" calcext:value-type="float">
            <text:p>3383</text:p>
          </table:table-cell>
          <table:table-cell office:value-type="float" office:value="0.254236999999989" calcext:value-type="float">
            <text:p>0.254236999999989</text:p>
          </table:table-cell>
          <table:table-cell office:value-type="float" office:value="3295" calcext:value-type="float">
            <text:p>3295</text:p>
          </table:table-cell>
          <table:table-cell office:value-type="float" office:value="0.056844999999953" calcext:value-type="float">
            <text:p>0.056844999999953</text:p>
          </table:table-cell>
          <table:table-cell office:value-type="float" office:value="3456" calcext:value-type="float">
            <text:p>3456</text:p>
          </table:table-cell>
          <table:table-cell office:value-type="float" office:value="0.0753220000000283" calcext:value-type="float">
            <text:p>0.075322000000028</text:p>
          </table:table-cell>
          <table:table-cell table:number-columns-repeated="9"/>
        </table:table-row>
        <table:table-row table:style-name="ro1">
          <table:table-cell office:value-type="float" office:value="9367" calcext:value-type="float">
            <text:p>9367</text:p>
          </table:table-cell>
          <table:table-cell office:value-type="float" office:value="30" calcext:value-type="float">
            <text:p>30</text:p>
          </table:table-cell>
          <table:table-cell office:value-type="float" office:value="3478" calcext:value-type="float">
            <text:p>3478</text:p>
          </table:table-cell>
          <table:table-cell office:value-type="float" office:value="0.018120999999951" calcext:value-type="float">
            <text:p>0.018120999999951</text:p>
          </table:table-cell>
          <table:table-cell office:value-type="float" office:value="3444" calcext:value-type="float">
            <text:p>3444</text:p>
          </table:table-cell>
          <table:table-cell office:value-type="float" office:value="0.268640000000119" calcext:value-type="float">
            <text:p>0.268640000000119</text:p>
          </table:table-cell>
          <table:table-cell office:value-type="float" office:value="3190" calcext:value-type="float">
            <text:p>3190</text:p>
          </table:table-cell>
          <table:table-cell office:value-type="float" office:value="0.0581159999999272" calcext:value-type="float">
            <text:p>0.058115999999927</text:p>
          </table:table-cell>
          <table:table-cell office:value-type="float" office:value="3478" calcext:value-type="float">
            <text:p>3478</text:p>
          </table:table-cell>
          <table:table-cell office:value-type="float" office:value="0.111682999999971" calcext:value-type="float">
            <text:p>0.111682999999971</text:p>
          </table:table-cell>
          <table:table-cell table:number-columns-repeated="9"/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float" office:value="30" calcext:value-type="float">
            <text:p>30</text:p>
          </table:table-cell>
          <table:table-cell office:value-type="float" office:value="3272" calcext:value-type="float">
            <text:p>3272</text:p>
          </table:table-cell>
          <table:table-cell office:value-type="float" office:value="0.0250750000000153" calcext:value-type="float">
            <text:p>0.025075000000015</text:p>
          </table:table-cell>
          <table:table-cell office:value-type="float" office:value="3088" calcext:value-type="float">
            <text:p>3088</text:p>
          </table:table-cell>
          <table:table-cell office:value-type="float" office:value="0.247302999999988" calcext:value-type="float">
            <text:p>0.247302999999988</text:p>
          </table:table-cell>
          <table:table-cell office:value-type="float" office:value="3080" calcext:value-type="float">
            <text:p>3080</text:p>
          </table:table-cell>
          <table:table-cell office:value-type="float" office:value="0.0479360000000497" calcext:value-type="float">
            <text:p>0.04793600000005</text:p>
          </table:table-cell>
          <table:table-cell office:value-type="float" office:value="3272" calcext:value-type="float">
            <text:p>3272</text:p>
          </table:table-cell>
          <table:table-cell office:value-type="float" office:value="0.0176460000000134" calcext:value-type="float">
            <text:p>0.017646000000013</text:p>
          </table:table-cell>
          <table:table-cell table:number-columns-repeated="9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float" office:value="30" calcext:value-type="float">
            <text:p>30</text:p>
          </table:table-cell>
          <table:table-cell office:value-type="float" office:value="4382" calcext:value-type="float">
            <text:p>4382</text:p>
          </table:table-cell>
          <table:table-cell office:value-type="float" office:value="0.0237889999999652" calcext:value-type="float">
            <text:p>0.023788999999965</text:p>
          </table:table-cell>
          <table:table-cell office:value-type="float" office:value="4165" calcext:value-type="float">
            <text:p>4165</text:p>
          </table:table-cell>
          <table:table-cell office:value-type="float" office:value="0.352512000000047" calcext:value-type="float">
            <text:p>0.352512000000047</text:p>
          </table:table-cell>
          <table:table-cell office:value-type="float" office:value="4025" calcext:value-type="float">
            <text:p>4025</text:p>
          </table:table-cell>
          <table:table-cell office:value-type="float" office:value="0.0672680000000128" calcext:value-type="float">
            <text:p>0.067268000000013</text:p>
          </table:table-cell>
          <table:table-cell office:value-type="float" office:value="4382" calcext:value-type="float">
            <text:p>4382</text:p>
          </table:table-cell>
          <table:table-cell office:value-type="float" office:value="0.201384000000075" calcext:value-type="float">
            <text:p>0.201384000000075</text:p>
          </table:table-cell>
          <table:table-cell table:number-columns-repeated="9"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30" calcext:value-type="float">
            <text:p>30</text:p>
          </table:table-cell>
          <table:table-cell office:value-type="float" office:value="4013" calcext:value-type="float">
            <text:p>4013</text:p>
          </table:table-cell>
          <table:table-cell office:value-type="float" office:value="0.0209359999998924" calcext:value-type="float">
            <text:p>0.020935999999892</text:p>
          </table:table-cell>
          <table:table-cell office:value-type="float" office:value="3777" calcext:value-type="float">
            <text:p>3777</text:p>
          </table:table-cell>
          <table:table-cell office:value-type="float" office:value="0.318119000000024" calcext:value-type="float">
            <text:p>0.318119000000024</text:p>
          </table:table-cell>
          <table:table-cell office:value-type="float" office:value="3675" calcext:value-type="float">
            <text:p>3675</text:p>
          </table:table-cell>
          <table:table-cell office:value-type="float" office:value="0.064604999999915" calcext:value-type="float">
            <text:p>0.064604999999915</text:p>
          </table:table-cell>
          <table:table-cell office:value-type="float" office:value="4013" calcext:value-type="float">
            <text:p>4013</text:p>
          </table:table-cell>
          <table:table-cell office:value-type="float" office:value="0.0331990000000815" calcext:value-type="float">
            <text:p>0.033199000000082</text:p>
          </table:table-cell>
          <table:table-cell table:number-columns-repeated="9"/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float" office:value="30" calcext:value-type="float">
            <text:p>30</text:p>
          </table:table-cell>
          <table:table-cell office:value-type="float" office:value="3738" calcext:value-type="float">
            <text:p>3738</text:p>
          </table:table-cell>
          <table:table-cell office:value-type="float" office:value="0.0284300000000712" calcext:value-type="float">
            <text:p>0.028430000000071</text:p>
          </table:table-cell>
          <table:table-cell office:value-type="float" office:value="3415" calcext:value-type="float">
            <text:p>3415</text:p>
          </table:table-cell>
          <table:table-cell office:value-type="float" office:value="0.28765199999998" calcext:value-type="float">
            <text:p>0.28765199999998</text:p>
          </table:table-cell>
          <table:table-cell office:value-type="float" office:value="3200" calcext:value-type="float">
            <text:p>3200</text:p>
          </table:table-cell>
          <table:table-cell office:value-type="float" office:value="0.0620340000000397" calcext:value-type="float">
            <text:p>0.06203400000004</text:p>
          </table:table-cell>
          <table:table-cell office:value-type="float" office:value="3738" calcext:value-type="float">
            <text:p>3738</text:p>
          </table:table-cell>
          <table:table-cell office:value-type="float" office:value="0.144532000000027" calcext:value-type="float">
            <text:p>0.144532000000027</text:p>
          </table:table-cell>
          <table:table-cell table:number-columns-repeated="9"/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30" calcext:value-type="float">
            <text:p>30</text:p>
          </table:table-cell>
          <table:table-cell office:value-type="float" office:value="3860" calcext:value-type="float">
            <text:p>3860</text:p>
          </table:table-cell>
          <table:table-cell office:value-type="float" office:value="0.022373000000016" calcext:value-type="float">
            <text:p>0.022373000000016</text:p>
          </table:table-cell>
          <table:table-cell office:value-type="float" office:value="3802" calcext:value-type="float">
            <text:p>3802</text:p>
          </table:table-cell>
          <table:table-cell office:value-type="float" office:value="0.286501000000044" calcext:value-type="float">
            <text:p>0.286501000000044</text:p>
          </table:table-cell>
          <table:table-cell office:value-type="float" office:value="3660" calcext:value-type="float">
            <text:p>3660</text:p>
          </table:table-cell>
          <table:table-cell office:value-type="float" office:value="0.0515100000000075" calcext:value-type="float">
            <text:p>0.051510000000008</text:p>
          </table:table-cell>
          <table:table-cell office:value-type="float" office:value="3860" calcext:value-type="float">
            <text:p>3860</text:p>
          </table:table-cell>
          <table:table-cell office:value-type="float" office:value="0.00810500000000047" calcext:value-type="float">
            <text:p>0.008105</text:p>
          </table:table-cell>
          <table:table-cell table:number-columns-repeated="9"/>
        </table:table-row>
        <table:table-row table:style-name="ro1">
          <table:table-cell office:value-type="float" office:value="9373" calcext:value-type="float">
            <text:p>9373</text:p>
          </table:table-cell>
          <table:table-cell office:value-type="float" office:value="30" calcext:value-type="float">
            <text:p>30</text:p>
          </table:table-cell>
          <table:table-cell office:value-type="float" office:value="3399" calcext:value-type="float">
            <text:p>3399</text:p>
          </table:table-cell>
          <table:table-cell office:value-type="float" office:value="0.0184909999999263" calcext:value-type="float">
            <text:p>0.018490999999926</text:p>
          </table:table-cell>
          <table:table-cell office:value-type="float" office:value="3291" calcext:value-type="float">
            <text:p>3291</text:p>
          </table:table-cell>
          <table:table-cell office:value-type="float" office:value="0.295668999999975" calcext:value-type="float">
            <text:p>0.295668999999975</text:p>
          </table:table-cell>
          <table:table-cell office:value-type="float" office:value="3235" calcext:value-type="float">
            <text:p>3235</text:p>
          </table:table-cell>
          <table:table-cell office:value-type="float" office:value="0.0528659999999945" calcext:value-type="float">
            <text:p>0.052865999999995</text:p>
          </table:table-cell>
          <table:table-cell office:value-type="float" office:value="3399" calcext:value-type="float">
            <text:p>3399</text:p>
          </table:table-cell>
          <table:table-cell office:value-type="float" office:value="0.475334999999973" calcext:value-type="float">
            <text:p>0.475334999999973</text:p>
          </table:table-cell>
          <table:table-cell table:number-columns-repeated="9"/>
        </table:table-row>
        <table:table-row table:style-name="ro1">
          <table:table-cell office:value-type="float" office:value="9374" calcext:value-type="float">
            <text:p>9374</text:p>
          </table:table-cell>
          <table:table-cell office:value-type="float" office:value="30" calcext:value-type="float">
            <text:p>30</text:p>
          </table:table-cell>
          <table:table-cell office:value-type="float" office:value="3302" calcext:value-type="float">
            <text:p>3302</text:p>
          </table:table-cell>
          <table:table-cell office:value-type="float" office:value="0.0178089999999429" calcext:value-type="float">
            <text:p>0.017808999999943</text:p>
          </table:table-cell>
          <table:table-cell office:value-type="float" office:value="3046" calcext:value-type="float">
            <text:p>3046</text:p>
          </table:table-cell>
          <table:table-cell office:value-type="float" office:value="0.245609000000059" calcext:value-type="float">
            <text:p>0.245609000000059</text:p>
          </table:table-cell>
          <table:table-cell office:value-type="float" office:value="3000" calcext:value-type="float">
            <text:p>3000</text:p>
          </table:table-cell>
          <table:table-cell office:value-type="float" office:value="0.0490999999999531" calcext:value-type="float">
            <text:p>0.049099999999953</text:p>
          </table:table-cell>
          <table:table-cell office:value-type="float" office:value="3302" calcext:value-type="float">
            <text:p>3302</text:p>
          </table:table-cell>
          <table:table-cell office:value-type="float" office:value="0.107225000000085" calcext:value-type="float">
            <text:p>0.107225000000085</text:p>
          </table:table-cell>
          <table:table-cell table:number-columns-repeated="9"/>
        </table:table-row>
        <table:table-row table:style-name="ro1">
          <table:table-cell office:value-type="float" office:value="9375" calcext:value-type="float">
            <text:p>9375</text:p>
          </table:table-cell>
          <table:table-cell office:value-type="float" office:value="30" calcext:value-type="float">
            <text:p>30</text:p>
          </table:table-cell>
          <table:table-cell office:value-type="float" office:value="3394" calcext:value-type="float">
            <text:p>3394</text:p>
          </table:table-cell>
          <table:table-cell office:value-type="float" office:value="0.0265539999999191" calcext:value-type="float">
            <text:p>0.026553999999919</text:p>
          </table:table-cell>
          <table:table-cell office:value-type="float" office:value="3246" calcext:value-type="float">
            <text:p>3246</text:p>
          </table:table-cell>
          <table:table-cell office:value-type="float" office:value="0.275650999999925" calcext:value-type="float">
            <text:p>0.275650999999925</text:p>
          </table:table-cell>
          <table:table-cell office:value-type="float" office:value="3085" calcext:value-type="float">
            <text:p>3085</text:p>
          </table:table-cell>
          <table:table-cell office:value-type="float" office:value="0.061123000000066" calcext:value-type="float">
            <text:p>0.061123000000066</text:p>
          </table:table-cell>
          <table:table-cell office:value-type="float" office:value="3394" calcext:value-type="float">
            <text:p>3394</text:p>
          </table:table-cell>
          <table:table-cell office:value-type="float" office:value="0.0648419999999987" calcext:value-type="float">
            <text:p>0.064841999999999</text:p>
          </table:table-cell>
          <table:table-cell table:number-columns-repeated="9"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float" office:value="30" calcext:value-type="float">
            <text:p>30</text:p>
          </table:table-cell>
          <table:table-cell office:value-type="float" office:value="3745" calcext:value-type="float">
            <text:p>3745</text:p>
          </table:table-cell>
          <table:table-cell office:value-type="float" office:value="0.0270520000001397" calcext:value-type="float">
            <text:p>0.02705200000014</text:p>
          </table:table-cell>
          <table:table-cell office:value-type="float" office:value="3650" calcext:value-type="float">
            <text:p>3650</text:p>
          </table:table-cell>
          <table:table-cell office:value-type="float" office:value="0.290388000000007" calcext:value-type="float">
            <text:p>0.290388000000007</text:p>
          </table:table-cell>
          <table:table-cell office:value-type="float" office:value="3325" calcext:value-type="float">
            <text:p>3325</text:p>
          </table:table-cell>
          <table:table-cell office:value-type="float" office:value="0.059297000000015" calcext:value-type="float">
            <text:p>0.059297000000015</text:p>
          </table:table-cell>
          <table:table-cell office:value-type="float" office:value="3745" calcext:value-type="float">
            <text:p>3745</text:p>
          </table:table-cell>
          <table:table-cell office:value-type="float" office:value="0.028507999999988" calcext:value-type="float">
            <text:p>0.028507999999988</text:p>
          </table:table-cell>
          <table:table-cell table:number-columns-repeated="9"/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float" office:value="30" calcext:value-type="float">
            <text:p>30</text:p>
          </table:table-cell>
          <table:table-cell office:value-type="float" office:value="3624" calcext:value-type="float">
            <text:p>3624</text:p>
          </table:table-cell>
          <table:table-cell office:value-type="float" office:value="0.0187750000000051" calcext:value-type="float">
            <text:p>0.018775000000005</text:p>
          </table:table-cell>
          <table:table-cell office:value-type="float" office:value="3478" calcext:value-type="float">
            <text:p>3478</text:p>
          </table:table-cell>
          <table:table-cell office:value-type="float" office:value="0.279988000000003" calcext:value-type="float">
            <text:p>0.279988000000003</text:p>
          </table:table-cell>
          <table:table-cell office:value-type="float" office:value="3320" calcext:value-type="float">
            <text:p>3320</text:p>
          </table:table-cell>
          <table:table-cell office:value-type="float" office:value="0.0541279999999915" calcext:value-type="float">
            <text:p>0.054127999999992</text:p>
          </table:table-cell>
          <table:table-cell office:value-type="float" office:value="3624" calcext:value-type="float">
            <text:p>3624</text:p>
          </table:table-cell>
          <table:table-cell office:value-type="float" office:value="0.140076000000022" calcext:value-type="float">
            <text:p>0.140076000000022</text:p>
          </table:table-cell>
          <table:table-cell table:number-columns-repeated="9"/>
        </table:table-row>
        <table:table-row table:style-name="ro1">
          <table:table-cell office:value-type="float" office:value="9378" calcext:value-type="float">
            <text:p>9378</text:p>
          </table:table-cell>
          <table:table-cell office:value-type="float" office:value="30" calcext:value-type="float">
            <text:p>30</text:p>
          </table:table-cell>
          <table:table-cell office:value-type="float" office:value="3605" calcext:value-type="float">
            <text:p>3605</text:p>
          </table:table-cell>
          <table:table-cell office:value-type="float" office:value="0.0228609999999207" calcext:value-type="float">
            <text:p>0.022860999999921</text:p>
          </table:table-cell>
          <table:table-cell office:value-type="float" office:value="3452" calcext:value-type="float">
            <text:p>3452</text:p>
          </table:table-cell>
          <table:table-cell office:value-type="float" office:value="0.25913300000002" calcext:value-type="float">
            <text:p>0.25913300000002</text:p>
          </table:table-cell>
          <table:table-cell office:value-type="float" office:value="3340" calcext:value-type="float">
            <text:p>3340</text:p>
          </table:table-cell>
          <table:table-cell office:value-type="float" office:value="0.0562710000001516" calcext:value-type="float">
            <text:p>0.056271000000152</text:p>
          </table:table-cell>
          <table:table-cell office:value-type="float" office:value="3605" calcext:value-type="float">
            <text:p>3605</text:p>
          </table:table-cell>
          <table:table-cell office:value-type="float" office:value="0.00939799999991919" calcext:value-type="float">
            <text:p>0.009397999999919</text:p>
          </table:table-cell>
          <table:table-cell table:number-columns-repeated="9"/>
        </table:table-row>
        <table:table-row table:style-name="ro1">
          <table:table-cell office:value-type="float" office:value="9379" calcext:value-type="float">
            <text:p>9379</text:p>
          </table:table-cell>
          <table:table-cell office:value-type="float" office:value="30" calcext:value-type="float">
            <text:p>30</text:p>
          </table:table-cell>
          <table:table-cell office:value-type="float" office:value="3399" calcext:value-type="float">
            <text:p>3399</text:p>
          </table:table-cell>
          <table:table-cell office:value-type="float" office:value="0.0252540000000181" calcext:value-type="float">
            <text:p>0.025254000000018</text:p>
          </table:table-cell>
          <table:table-cell office:value-type="float" office:value="2889" calcext:value-type="float">
            <text:p>2889</text:p>
          </table:table-cell>
          <table:table-cell office:value-type="float" office:value="0.254756000000043" calcext:value-type="float">
            <text:p>0.254756000000043</text:p>
          </table:table-cell>
          <table:table-cell office:value-type="float" office:value="2810" calcext:value-type="float">
            <text:p>2810</text:p>
          </table:table-cell>
          <table:table-cell office:value-type="float" office:value="0.0506159999999909" calcext:value-type="float">
            <text:p>0.050615999999991</text:p>
          </table:table-cell>
          <table:table-cell office:value-type="float" office:value="3399" calcext:value-type="float">
            <text:p>3399</text:p>
          </table:table-cell>
          <table:table-cell office:value-type="float" office:value="0.1389479999998" calcext:value-type="float">
            <text:p>0.1389479999998</text:p>
          </table:table-cell>
          <table:table-cell table:number-columns-repeated="9"/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30" calcext:value-type="float">
            <text:p>30</text:p>
          </table:table-cell>
          <table:table-cell office:value-type="float" office:value="399" calcext:value-type="float">
            <text:p>399</text:p>
          </table:table-cell>
          <table:table-cell office:value-type="float" office:value="0.00226699999996072" calcext:value-type="float">
            <text:p>0.002266999999961</text:p>
          </table:table-cell>
          <table:table-cell office:value-type="float" office:value="399" calcext:value-type="float">
            <text:p>399</text:p>
          </table:table-cell>
          <table:table-cell office:value-type="float" office:value="0.0382240000000138" calcext:value-type="float">
            <text:p>0.038224000000014</text:p>
          </table:table-cell>
          <table:table-cell office:value-type="float" office:value="395" calcext:value-type="float">
            <text:p>395</text:p>
          </table:table-cell>
          <table:table-cell office:value-type="float" office:value="0.00719400000002679" calcext:value-type="float">
            <text:p>0.007194000000027</text:p>
          </table:table-cell>
          <table:table-cell office:value-type="float" office:value="399" calcext:value-type="float">
            <text:p>399</text:p>
          </table:table-cell>
          <table:table-cell office:value-type="float" office:value="0.0006549999999379" calcext:value-type="float">
            <text:p>0.000654999999938</text:p>
          </table:table-cell>
          <table:table-cell table:number-columns-repeated="9"/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30" calcext:value-type="float">
            <text:p>30</text:p>
          </table:table-cell>
          <table:table-cell office:value-type="float" office:value="3711" calcext:value-type="float">
            <text:p>3711</text:p>
          </table:table-cell>
          <table:table-cell office:value-type="float" office:value="0.0275550000000067" calcext:value-type="float">
            <text:p>0.027555000000007</text:p>
          </table:table-cell>
          <table:table-cell office:value-type="float" office:value="3638" calcext:value-type="float">
            <text:p>3638</text:p>
          </table:table-cell>
          <table:table-cell office:value-type="float" office:value="0.2682420000001" calcext:value-type="float">
            <text:p>0.2682420000001</text:p>
          </table:table-cell>
          <table:table-cell office:value-type="float" office:value="3585" calcext:value-type="float">
            <text:p>3585</text:p>
          </table:table-cell>
          <table:table-cell office:value-type="float" office:value="0.053939000000014" calcext:value-type="float">
            <text:p>0.053939000000014</text:p>
          </table:table-cell>
          <table:table-cell office:value-type="float" office:value="3711" calcext:value-type="float">
            <text:p>3711</text:p>
          </table:table-cell>
          <table:table-cell office:value-type="float" office:value="0.0431559999999536" calcext:value-type="float">
            <text:p>0.043155999999954</text:p>
          </table:table-cell>
          <table:table-cell table:number-columns-repeated="9"/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float" office:value="30" calcext:value-type="float">
            <text:p>30</text:p>
          </table:table-cell>
          <table:table-cell office:value-type="float" office:value="3875" calcext:value-type="float">
            <text:p>3875</text:p>
          </table:table-cell>
          <table:table-cell office:value-type="float" office:value="0.0184060000000272" calcext:value-type="float">
            <text:p>0.018406000000027</text:p>
          </table:table-cell>
          <table:table-cell office:value-type="float" office:value="3792" calcext:value-type="float">
            <text:p>3792</text:p>
          </table:table-cell>
          <table:table-cell office:value-type="float" office:value="0.307960999999977" calcext:value-type="float">
            <text:p>0.307960999999977</text:p>
          </table:table-cell>
          <table:table-cell office:value-type="float" office:value="3550" calcext:value-type="float">
            <text:p>3550</text:p>
          </table:table-cell>
          <table:table-cell office:value-type="float" office:value="0.0554160000000366" calcext:value-type="float">
            <text:p>0.055416000000037</text:p>
          </table:table-cell>
          <table:table-cell office:value-type="float" office:value="3875" calcext:value-type="float">
            <text:p>3875</text:p>
          </table:table-cell>
          <table:table-cell office:value-type="float" office:value="0.234071999999969" calcext:value-type="float">
            <text:p>0.234071999999969</text:p>
          </table:table-cell>
          <table:table-cell table:number-columns-repeated="9"/>
        </table:table-row>
        <table:table-row table:style-name="ro1">
          <table:table-cell office:value-type="float" office:value="9383" calcext:value-type="float">
            <text:p>9383</text:p>
          </table:table-cell>
          <table:table-cell office:value-type="float" office:value="30" calcext:value-type="float">
            <text:p>30</text:p>
          </table:table-cell>
          <table:table-cell office:value-type="float" office:value="3598" calcext:value-type="float">
            <text:p>3598</text:p>
          </table:table-cell>
          <table:table-cell office:value-type="float" office:value="0.0177719999999226" calcext:value-type="float">
            <text:p>0.017771999999923</text:p>
          </table:table-cell>
          <table:table-cell office:value-type="float" office:value="3463" calcext:value-type="float">
            <text:p>3463</text:p>
          </table:table-cell>
          <table:table-cell office:value-type="float" office:value="0.288804999999911" calcext:value-type="float">
            <text:p>0.288804999999911</text:p>
          </table:table-cell>
          <table:table-cell office:value-type="float" office:value="3250" calcext:value-type="float">
            <text:p>3250</text:p>
          </table:table-cell>
          <table:table-cell office:value-type="float" office:value="0.0636409999998477" calcext:value-type="float">
            <text:p>0.063640999999848</text:p>
          </table:table-cell>
          <table:table-cell office:value-type="float" office:value="3598" calcext:value-type="float">
            <text:p>3598</text:p>
          </table:table-cell>
          <table:table-cell office:value-type="float" office:value="0.0893140000001722" calcext:value-type="float">
            <text:p>0.089314000000172</text:p>
          </table:table-cell>
          <table:table-cell table:number-columns-repeated="9"/>
        </table:table-row>
        <table:table-row table:style-name="ro1">
          <table:table-cell office:value-type="float" office:value="9384" calcext:value-type="float">
            <text:p>9384</text:p>
          </table:table-cell>
          <table:table-cell office:value-type="float" office:value="30" calcext:value-type="float">
            <text:p>30</text:p>
          </table:table-cell>
          <table:table-cell office:value-type="float" office:value="4175" calcext:value-type="float">
            <text:p>4175</text:p>
          </table:table-cell>
          <table:table-cell office:value-type="float" office:value="0.0230259999999589" calcext:value-type="float">
            <text:p>0.023025999999959</text:p>
          </table:table-cell>
          <table:table-cell office:value-type="float" office:value="3946" calcext:value-type="float">
            <text:p>3946</text:p>
          </table:table-cell>
          <table:table-cell office:value-type="float" office:value="0.320432000000096" calcext:value-type="float">
            <text:p>0.320432000000096</text:p>
          </table:table-cell>
          <table:table-cell office:value-type="float" office:value="3900" calcext:value-type="float">
            <text:p>3900</text:p>
          </table:table-cell>
          <table:table-cell office:value-type="float" office:value="0.0642129999999952" calcext:value-type="float">
            <text:p>0.064212999999995</text:p>
          </table:table-cell>
          <table:table-cell office:value-type="float" office:value="4175" calcext:value-type="float">
            <text:p>4175</text:p>
          </table:table-cell>
          <table:table-cell office:value-type="float" office:value="0.0242409999999609" calcext:value-type="float">
            <text:p>0.024240999999961</text:p>
          </table:table-cell>
          <table:table-cell table:number-columns-repeated="9"/>
        </table:table-row>
        <table:table-row table:style-name="ro1">
          <table:table-cell office:value-type="float" office:value="9385" calcext:value-type="float">
            <text:p>9385</text:p>
          </table:table-cell>
          <table:table-cell office:value-type="float" office:value="30" calcext:value-type="float">
            <text:p>30</text:p>
          </table:table-cell>
          <table:table-cell office:value-type="float" office:value="3944" calcext:value-type="float">
            <text:p>3944</text:p>
          </table:table-cell>
          <table:table-cell office:value-type="float" office:value="0.019006000000104" calcext:value-type="float">
            <text:p>0.019006000000104</text:p>
          </table:table-cell>
          <table:table-cell office:value-type="float" office:value="3859" calcext:value-type="float">
            <text:p>3859</text:p>
          </table:table-cell>
          <table:table-cell office:value-type="float" office:value="0.318355999999994" calcext:value-type="float">
            <text:p>0.318355999999994</text:p>
          </table:table-cell>
          <table:table-cell office:value-type="float" office:value="3800" calcext:value-type="float">
            <text:p>3800</text:p>
          </table:table-cell>
          <table:table-cell office:value-type="float" office:value="0.064029000000005" calcext:value-type="float">
            <text:p>0.064029000000005</text:p>
          </table:table-cell>
          <table:table-cell office:value-type="float" office:value="3944" calcext:value-type="float">
            <text:p>3944</text:p>
          </table:table-cell>
          <table:table-cell office:value-type="float" office:value="0.0788850000001276" calcext:value-type="float">
            <text:p>0.078885000000128</text:p>
          </table:table-cell>
          <table:table-cell table:number-columns-repeated="9"/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30" calcext:value-type="float">
            <text:p>30</text:p>
          </table:table-cell>
          <table:table-cell office:value-type="float" office:value="3674" calcext:value-type="float">
            <text:p>3674</text:p>
          </table:table-cell>
          <table:table-cell office:value-type="float" office:value="0.0301020000000562" calcext:value-type="float">
            <text:p>0.030102000000056</text:p>
          </table:table-cell>
          <table:table-cell office:value-type="float" office:value="3435" calcext:value-type="float">
            <text:p>3435</text:p>
          </table:table-cell>
          <table:table-cell office:value-type="float" office:value="0.283600999999976" calcext:value-type="float">
            <text:p>0.283600999999976</text:p>
          </table:table-cell>
          <table:table-cell office:value-type="float" office:value="3290" calcext:value-type="float">
            <text:p>3290</text:p>
          </table:table-cell>
          <table:table-cell office:value-type="float" office:value="0.0598580000000766" calcext:value-type="float">
            <text:p>0.059858000000077</text:p>
          </table:table-cell>
          <table:table-cell office:value-type="float" office:value="3674" calcext:value-type="float">
            <text:p>3674</text:p>
          </table:table-cell>
          <table:table-cell office:value-type="float" office:value="0.043060999999966" calcext:value-type="float">
            <text:p>0.043060999999966</text:p>
          </table:table-cell>
          <table:table-cell table:number-columns-repeated="9"/>
        </table:table-row>
        <table:table-row table:style-name="ro1">
          <table:table-cell office:value-type="float" office:value="9387" calcext:value-type="float">
            <text:p>9387</text:p>
          </table:table-cell>
          <table:table-cell office:value-type="float" office:value="30" calcext:value-type="float">
            <text:p>30</text:p>
          </table:table-cell>
          <table:table-cell office:value-type="float" office:value="3896" calcext:value-type="float">
            <text:p>3896</text:p>
          </table:table-cell>
          <table:table-cell office:value-type="float" office:value="0.0175490000000309" calcext:value-type="float">
            <text:p>0.017549000000031</text:p>
          </table:table-cell>
          <table:table-cell office:value-type="float" office:value="3896" calcext:value-type="float">
            <text:p>3896</text:p>
          </table:table-cell>
          <table:table-cell office:value-type="float" office:value="0.292599999999993" calcext:value-type="float">
            <text:p>0.292599999999993</text:p>
          </table:table-cell>
          <table:table-cell office:value-type="float" office:value="3420" calcext:value-type="float">
            <text:p>3420</text:p>
          </table:table-cell>
          <table:table-cell office:value-type="float" office:value="0.0538060000000087" calcext:value-type="float">
            <text:p>0.053806000000009</text:p>
          </table:table-cell>
          <table:table-cell office:value-type="float" office:value="3896" calcext:value-type="float">
            <text:p>3896</text:p>
          </table:table-cell>
          <table:table-cell office:value-type="float" office:value="0.0794790000001058" calcext:value-type="float">
            <text:p>0.079479000000106</text:p>
          </table:table-cell>
          <table:table-cell table:number-columns-repeated="9"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float" office:value="30" calcext:value-type="float">
            <text:p>30</text:p>
          </table:table-cell>
          <table:table-cell office:value-type="float" office:value="3608" calcext:value-type="float">
            <text:p>3608</text:p>
          </table:table-cell>
          <table:table-cell office:value-type="float" office:value="0.0221159999999827" calcext:value-type="float">
            <text:p>0.022115999999983</text:p>
          </table:table-cell>
          <table:table-cell office:value-type="float" office:value="3536" calcext:value-type="float">
            <text:p>3536</text:p>
          </table:table-cell>
          <table:table-cell office:value-type="float" office:value="0.28736200000003" calcext:value-type="float">
            <text:p>0.28736200000003</text:p>
          </table:table-cell>
          <table:table-cell office:value-type="float" office:value="3315" calcext:value-type="float">
            <text:p>3315</text:p>
          </table:table-cell>
          <table:table-cell office:value-type="float" office:value="0.0554189999999153" calcext:value-type="float">
            <text:p>0.055418999999915</text:p>
          </table:table-cell>
          <table:table-cell office:value-type="float" office:value="3608" calcext:value-type="float">
            <text:p>3608</text:p>
          </table:table-cell>
          <table:table-cell office:value-type="float" office:value="0.0128700000000208" calcext:value-type="float">
            <text:p>0.012870000000021</text:p>
          </table:table-cell>
          <table:table-cell table:number-columns-repeated="9"/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float" office:value="30" calcext:value-type="float">
            <text:p>30</text:p>
          </table:table-cell>
          <table:table-cell office:value-type="float" office:value="3139" calcext:value-type="float">
            <text:p>3139</text:p>
          </table:table-cell>
          <table:table-cell office:value-type="float" office:value="0.0235190000000785" calcext:value-type="float">
            <text:p>0.023519000000079</text:p>
          </table:table-cell>
          <table:table-cell office:value-type="float" office:value="3039" calcext:value-type="float">
            <text:p>3039</text:p>
          </table:table-cell>
          <table:table-cell office:value-type="float" office:value="0.253127000000063" calcext:value-type="float">
            <text:p>0.253127000000063</text:p>
          </table:table-cell>
          <table:table-cell office:value-type="float" office:value="2855" calcext:value-type="float">
            <text:p>2855</text:p>
          </table:table-cell>
          <table:table-cell office:value-type="float" office:value="0.0578130000000101" calcext:value-type="float">
            <text:p>0.05781300000001</text:p>
          </table:table-cell>
          <table:table-cell office:value-type="float" office:value="3139" calcext:value-type="float">
            <text:p>3139</text:p>
          </table:table-cell>
          <table:table-cell office:value-type="float" office:value="0.242508000000043" calcext:value-type="float">
            <text:p>0.242508000000043</text:p>
          </table:table-cell>
          <table:table-cell table:number-columns-repeated="9"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30" calcext:value-type="float">
            <text:p>30</text:p>
          </table:table-cell>
          <table:table-cell office:value-type="float" office:value="3501" calcext:value-type="float">
            <text:p>3501</text:p>
          </table:table-cell>
          <table:table-cell office:value-type="float" office:value="0.0176969999998846" calcext:value-type="float">
            <text:p>0.017696999999885</text:p>
          </table:table-cell>
          <table:table-cell office:value-type="float" office:value="3141" calcext:value-type="float">
            <text:p>3141</text:p>
          </table:table-cell>
          <table:table-cell office:value-type="float" office:value="0.279457000000093" calcext:value-type="float">
            <text:p>0.279457000000093</text:p>
          </table:table-cell>
          <table:table-cell office:value-type="float" office:value="2885" calcext:value-type="float">
            <text:p>2885</text:p>
          </table:table-cell>
          <table:table-cell office:value-type="float" office:value="0.0561280000000579" calcext:value-type="float">
            <text:p>0.056128000000058</text:p>
          </table:table-cell>
          <table:table-cell office:value-type="float" office:value="3501" calcext:value-type="float">
            <text:p>3501</text:p>
          </table:table-cell>
          <table:table-cell office:value-type="float" office:value="0.0356980000000249" calcext:value-type="float">
            <text:p>0.035698000000025</text:p>
          </table:table-cell>
          <table:table-cell table:number-columns-repeated="9"/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float" office:value="30" calcext:value-type="float">
            <text:p>30</text:p>
          </table:table-cell>
          <table:table-cell office:value-type="float" office:value="3310" calcext:value-type="float">
            <text:p>3310</text:p>
          </table:table-cell>
          <table:table-cell office:value-type="float" office:value="0.0190149999999676" calcext:value-type="float">
            <text:p>0.019014999999968</text:p>
          </table:table-cell>
          <table:table-cell office:value-type="float" office:value="2943" calcext:value-type="float">
            <text:p>2943</text:p>
          </table:table-cell>
          <table:table-cell office:value-type="float" office:value="0.250562999999943" calcext:value-type="float">
            <text:p>0.250562999999943</text:p>
          </table:table-cell>
          <table:table-cell office:value-type="float" office:value="2780" calcext:value-type="float">
            <text:p>2780</text:p>
          </table:table-cell>
          <table:table-cell office:value-type="float" office:value="0.0486360000001014" calcext:value-type="float">
            <text:p>0.048636000000101</text:p>
          </table:table-cell>
          <table:table-cell office:value-type="float" office:value="3310" calcext:value-type="float">
            <text:p>3310</text:p>
          </table:table-cell>
          <table:table-cell office:value-type="float" office:value="0.0584339999999202" calcext:value-type="float">
            <text:p>0.05843399999992</text:p>
          </table:table-cell>
          <table:table-cell table:number-columns-repeated="9"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float" office:value="30" calcext:value-type="float">
            <text:p>30</text:p>
          </table:table-cell>
          <table:table-cell office:value-type="float" office:value="3314" calcext:value-type="float">
            <text:p>3314</text:p>
          </table:table-cell>
          <table:table-cell office:value-type="float" office:value="0.0185110000001032" calcext:value-type="float">
            <text:p>0.018511000000103</text:p>
          </table:table-cell>
          <table:table-cell office:value-type="float" office:value="3097" calcext:value-type="float">
            <text:p>3097</text:p>
          </table:table-cell>
          <table:table-cell office:value-type="float" office:value="0.264123999999924" calcext:value-type="float">
            <text:p>0.264123999999924</text:p>
          </table:table-cell>
          <table:table-cell office:value-type="float" office:value="2775" calcext:value-type="float">
            <text:p>2775</text:p>
          </table:table-cell>
          <table:table-cell office:value-type="float" office:value="0.0607599999999593" calcext:value-type="float">
            <text:p>0.060759999999959</text:p>
          </table:table-cell>
          <table:table-cell office:value-type="float" office:value="3314" calcext:value-type="float">
            <text:p>3314</text:p>
          </table:table-cell>
          <table:table-cell office:value-type="float" office:value="0.0530810000000202" calcext:value-type="float">
            <text:p>0.05308100000002</text:p>
          </table:table-cell>
          <table:table-cell table:number-columns-repeated="9"/>
        </table:table-row>
        <table:table-row table:style-name="ro1">
          <table:table-cell office:value-type="float" office:value="9393" calcext:value-type="float">
            <text:p>9393</text:p>
          </table:table-cell>
          <table:table-cell office:value-type="float" office:value="30" calcext:value-type="float">
            <text:p>30</text:p>
          </table:table-cell>
          <table:table-cell office:value-type="float" office:value="3232" calcext:value-type="float">
            <text:p>3232</text:p>
          </table:table-cell>
          <table:table-cell office:value-type="float" office:value="0.0205460000000812" calcext:value-type="float">
            <text:p>0.020546000000081</text:p>
          </table:table-cell>
          <table:table-cell office:value-type="float" office:value="2956" calcext:value-type="float">
            <text:p>2956</text:p>
          </table:table-cell>
          <table:table-cell office:value-type="float" office:value="0.262376999999901" calcext:value-type="float">
            <text:p>0.262376999999901</text:p>
          </table:table-cell>
          <table:table-cell office:value-type="float" office:value="2665" calcext:value-type="float">
            <text:p>2665</text:p>
          </table:table-cell>
          <table:table-cell office:value-type="float" office:value="0.0469960000001493" calcext:value-type="float">
            <text:p>0.046996000000149</text:p>
          </table:table-cell>
          <table:table-cell office:value-type="float" office:value="3232" calcext:value-type="float">
            <text:p>3232</text:p>
          </table:table-cell>
          <table:table-cell office:value-type="float" office:value="0.0239729999999554" calcext:value-type="float">
            <text:p>0.023972999999955</text:p>
          </table:table-cell>
          <table:table-cell table:number-columns-repeated="9"/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30" calcext:value-type="float">
            <text:p>30</text:p>
          </table:table-cell>
          <table:table-cell office:value-type="float" office:value="3716" calcext:value-type="float">
            <text:p>3716</text:p>
          </table:table-cell>
          <table:table-cell office:value-type="float" office:value="0.0163570000000846" calcext:value-type="float">
            <text:p>0.016357000000085</text:p>
          </table:table-cell>
          <table:table-cell office:value-type="float" office:value="3673" calcext:value-type="float">
            <text:p>3673</text:p>
          </table:table-cell>
          <table:table-cell office:value-type="float" office:value="0.265380999999934" calcext:value-type="float">
            <text:p>0.265380999999934</text:p>
          </table:table-cell>
          <table:table-cell office:value-type="float" office:value="3400" calcext:value-type="float">
            <text:p>3400</text:p>
          </table:table-cell>
          <table:table-cell office:value-type="float" office:value="0.0545280000000048" calcext:value-type="float">
            <text:p>0.054528000000005</text:p>
          </table:table-cell>
          <table:table-cell office:value-type="float" office:value="3716" calcext:value-type="float">
            <text:p>3716</text:p>
          </table:table-cell>
          <table:table-cell office:value-type="float" office:value="0.00470599999994192" calcext:value-type="float">
            <text:p>0.004705999999942</text:p>
          </table:table-cell>
          <table:table-cell table:number-columns-repeated="9"/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float" office:value="30" calcext:value-type="float">
            <text:p>30</text:p>
          </table:table-cell>
          <table:table-cell office:value-type="float" office:value="3413" calcext:value-type="float">
            <text:p>3413</text:p>
          </table:table-cell>
          <table:table-cell office:value-type="float" office:value="0.0237580000000435" calcext:value-type="float">
            <text:p>0.023758000000044</text:p>
          </table:table-cell>
          <table:table-cell office:value-type="float" office:value="2926" calcext:value-type="float">
            <text:p>2926</text:p>
          </table:table-cell>
          <table:table-cell office:value-type="float" office:value="0.272261999999955" calcext:value-type="float">
            <text:p>0.272261999999955</text:p>
          </table:table-cell>
          <table:table-cell office:value-type="float" office:value="2810" calcext:value-type="float">
            <text:p>2810</text:p>
          </table:table-cell>
          <table:table-cell office:value-type="float" office:value="0.0571969999998601" calcext:value-type="float">
            <text:p>0.05719699999986</text:p>
          </table:table-cell>
          <table:table-cell office:value-type="float" office:value="3413" calcext:value-type="float">
            <text:p>3413</text:p>
          </table:table-cell>
          <table:table-cell office:value-type="float" office:value="0.0649099999999407" calcext:value-type="float">
            <text:p>0.064909999999941</text:p>
          </table:table-cell>
          <table:table-cell table:number-columns-repeated="9"/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30" calcext:value-type="float">
            <text:p>30</text:p>
          </table:table-cell>
          <table:table-cell office:value-type="float" office:value="4005" calcext:value-type="float">
            <text:p>4005</text:p>
          </table:table-cell>
          <table:table-cell office:value-type="float" office:value="0.0200939999999719" calcext:value-type="float">
            <text:p>0.020093999999972</text:p>
          </table:table-cell>
          <table:table-cell office:value-type="float" office:value="3837" calcext:value-type="float">
            <text:p>3837</text:p>
          </table:table-cell>
          <table:table-cell office:value-type="float" office:value="0.28610500000002" calcext:value-type="float">
            <text:p>0.28610500000002</text:p>
          </table:table-cell>
          <table:table-cell office:value-type="float" office:value="3650" calcext:value-type="float">
            <text:p>3650</text:p>
          </table:table-cell>
          <table:table-cell office:value-type="float" office:value="0.0567710000000261" calcext:value-type="float">
            <text:p>0.056771000000026</text:p>
          </table:table-cell>
          <table:table-cell office:value-type="float" office:value="4005" calcext:value-type="float">
            <text:p>4005</text:p>
          </table:table-cell>
          <table:table-cell office:value-type="float" office:value="0.0133239999998978" calcext:value-type="float">
            <text:p>0.013323999999898</text:p>
          </table:table-cell>
          <table:table-cell table:number-columns-repeated="9"/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float" office:value="30" calcext:value-type="float">
            <text:p>30</text:p>
          </table:table-cell>
          <table:table-cell office:value-type="float" office:value="3392" calcext:value-type="float">
            <text:p>3392</text:p>
          </table:table-cell>
          <table:table-cell office:value-type="float" office:value="0.0181320000000369" calcext:value-type="float">
            <text:p>0.018132000000037</text:p>
          </table:table-cell>
          <table:table-cell office:value-type="float" office:value="3181" calcext:value-type="float">
            <text:p>3181</text:p>
          </table:table-cell>
          <table:table-cell office:value-type="float" office:value="0.258395999999948" calcext:value-type="float">
            <text:p>0.258395999999948</text:p>
          </table:table-cell>
          <table:table-cell office:value-type="float" office:value="2770" calcext:value-type="float">
            <text:p>2770</text:p>
          </table:table-cell>
          <table:table-cell office:value-type="float" office:value="0.056735000000117" calcext:value-type="float">
            <text:p>0.056735000000117</text:p>
          </table:table-cell>
          <table:table-cell office:value-type="float" office:value="3392" calcext:value-type="float">
            <text:p>3392</text:p>
          </table:table-cell>
          <table:table-cell office:value-type="float" office:value="0.0740129999999226" calcext:value-type="float">
            <text:p>0.074012999999923</text:p>
          </table:table-cell>
          <table:table-cell table:number-columns-repeated="9"/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float" office:value="30" calcext:value-type="float">
            <text:p>30</text:p>
          </table:table-cell>
          <table:table-cell office:value-type="float" office:value="3477" calcext:value-type="float">
            <text:p>3477</text:p>
          </table:table-cell>
          <table:table-cell office:value-type="float" office:value="0.0263530000000856" calcext:value-type="float">
            <text:p>0.026353000000086</text:p>
          </table:table-cell>
          <table:table-cell office:value-type="float" office:value="3317" calcext:value-type="float">
            <text:p>3317</text:p>
          </table:table-cell>
          <table:table-cell office:value-type="float" office:value="0.294811999999865" calcext:value-type="float">
            <text:p>0.294811999999865</text:p>
          </table:table-cell>
          <table:table-cell office:value-type="float" office:value="3230" calcext:value-type="float">
            <text:p>3230</text:p>
          </table:table-cell>
          <table:table-cell office:value-type="float" office:value="0.0527139999999235" calcext:value-type="float">
            <text:p>0.052713999999924</text:p>
          </table:table-cell>
          <table:table-cell office:value-type="float" office:value="3477" calcext:value-type="float">
            <text:p>3477</text:p>
          </table:table-cell>
          <table:table-cell office:value-type="float" office:value="0.162751999999955" calcext:value-type="float">
            <text:p>0.162751999999955</text:p>
          </table:table-cell>
          <table:table-cell table:number-columns-repeated="9"/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30" calcext:value-type="float">
            <text:p>30</text:p>
          </table:table-cell>
          <table:table-cell office:value-type="float" office:value="3730" calcext:value-type="float">
            <text:p>3730</text:p>
          </table:table-cell>
          <table:table-cell office:value-type="float" office:value="0.0217909999998938" calcext:value-type="float">
            <text:p>0.021790999999894</text:p>
          </table:table-cell>
          <table:table-cell office:value-type="float" office:value="3500" calcext:value-type="float">
            <text:p>3500</text:p>
          </table:table-cell>
          <table:table-cell office:value-type="float" office:value="0.287508000000116" calcext:value-type="float">
            <text:p>0.287508000000116</text:p>
          </table:table-cell>
          <table:table-cell office:value-type="float" office:value="3180" calcext:value-type="float">
            <text:p>3180</text:p>
          </table:table-cell>
          <table:table-cell office:value-type="float" office:value="0.0546960000000354" calcext:value-type="float">
            <text:p>0.054696000000035</text:p>
          </table:table-cell>
          <table:table-cell office:value-type="float" office:value="3730" calcext:value-type="float">
            <text:p>3730</text:p>
          </table:table-cell>
          <table:table-cell office:value-type="float" office:value="0.0755149999999958" calcext:value-type="float">
            <text:p>0.075514999999996</text:p>
          </table:table-cell>
          <table:table-cell table:number-columns-repeated="9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32" calcext:value-type="float">
            <text:p>32</text:p>
          </table:table-cell>
          <table:table-cell office:value-type="float" office:value="3620" calcext:value-type="float">
            <text:p>3620</text:p>
          </table:table-cell>
          <table:table-cell office:value-type="float" office:value="0.0259679999999207" calcext:value-type="float">
            <text:p>0.025967999999921</text:p>
          </table:table-cell>
          <table:table-cell office:value-type="float" office:value="3434" calcext:value-type="float">
            <text:p>3434</text:p>
          </table:table-cell>
          <table:table-cell office:value-type="float" office:value="0.309860999999955" calcext:value-type="float">
            <text:p>0.309860999999955</text:p>
          </table:table-cell>
          <table:table-cell office:value-type="float" office:value="3350" calcext:value-type="float">
            <text:p>3350</text:p>
          </table:table-cell>
          <table:table-cell office:value-type="float" office:value="0.0579770000000508" calcext:value-type="float">
            <text:p>0.057977000000051</text:p>
          </table:table-cell>
          <table:table-cell office:value-type="float" office:value="3620" calcext:value-type="float">
            <text:p>3620</text:p>
          </table:table-cell>
          <table:table-cell office:value-type="float" office:value="0.0955539999999928" calcext:value-type="float">
            <text:p>0.095553999999993</text:p>
          </table:table-cell>
          <table:table-cell table:number-columns-repeated="9"/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32" calcext:value-type="float">
            <text:p>32</text:p>
          </table:table-cell>
          <table:table-cell office:value-type="float" office:value="3919" calcext:value-type="float">
            <text:p>3919</text:p>
          </table:table-cell>
          <table:table-cell office:value-type="float" office:value="0.0229190000000017" calcext:value-type="float">
            <text:p>0.022919000000002</text:p>
          </table:table-cell>
          <table:table-cell office:value-type="float" office:value="3919" calcext:value-type="float">
            <text:p>3919</text:p>
          </table:table-cell>
          <table:table-cell office:value-type="float" office:value="0.316527999999948" calcext:value-type="float">
            <text:p>0.316527999999948</text:p>
          </table:table-cell>
          <table:table-cell office:value-type="float" office:value="3480" calcext:value-type="float">
            <text:p>3480</text:p>
          </table:table-cell>
          <table:table-cell office:value-type="float" office:value="0.0638519999999971" calcext:value-type="float">
            <text:p>0.063851999999997</text:p>
          </table:table-cell>
          <table:table-cell office:value-type="float" office:value="3919" calcext:value-type="float">
            <text:p>3919</text:p>
          </table:table-cell>
          <table:table-cell office:value-type="float" office:value="0.0287550000000465" calcext:value-type="float">
            <text:p>0.028755000000047</text:p>
          </table:table-cell>
          <table:table-cell table:number-columns-repeated="9"/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32" calcext:value-type="float">
            <text:p>32</text:p>
          </table:table-cell>
          <table:table-cell office:value-type="float" office:value="3830" calcext:value-type="float">
            <text:p>3830</text:p>
          </table:table-cell>
          <table:table-cell office:value-type="float" office:value="0.0216629999999896" calcext:value-type="float">
            <text:p>0.02166299999999</text:p>
          </table:table-cell>
          <table:table-cell office:value-type="float" office:value="3427" calcext:value-type="float">
            <text:p>3427</text:p>
          </table:table-cell>
          <table:table-cell office:value-type="float" office:value="0.311584999999923" calcext:value-type="float">
            <text:p>0.311584999999923</text:p>
          </table:table-cell>
          <table:table-cell office:value-type="float" office:value="3200" calcext:value-type="float">
            <text:p>3200</text:p>
          </table:table-cell>
          <table:table-cell office:value-type="float" office:value="0.0585680000000366" calcext:value-type="float">
            <text:p>0.058568000000037</text:p>
          </table:table-cell>
          <table:table-cell office:value-type="float" office:value="3830" calcext:value-type="float">
            <text:p>3830</text:p>
          </table:table-cell>
          <table:table-cell office:value-type="float" office:value="0.0592759999999544" calcext:value-type="float">
            <text:p>0.059275999999954</text:p>
          </table:table-cell>
          <table:table-cell table:number-columns-repeated="9"/>
        </table:table-row>
        <table:table-row table:style-name="ro1">
          <table:table-cell office:value-type="float" office:value="9403" calcext:value-type="float">
            <text:p>9403</text:p>
          </table:table-cell>
          <table:table-cell office:value-type="float" office:value="32" calcext:value-type="float">
            <text:p>32</text:p>
          </table:table-cell>
          <table:table-cell office:value-type="float" office:value="3561" calcext:value-type="float">
            <text:p>3561</text:p>
          </table:table-cell>
          <table:table-cell office:value-type="float" office:value="0.0265979999999217" calcext:value-type="float">
            <text:p>0.026597999999922</text:p>
          </table:table-cell>
          <table:table-cell office:value-type="float" office:value="3419" calcext:value-type="float">
            <text:p>3419</text:p>
          </table:table-cell>
          <table:table-cell office:value-type="float" office:value="0.30867099999989" calcext:value-type="float">
            <text:p>0.30867099999989</text:p>
          </table:table-cell>
          <table:table-cell office:value-type="float" office:value="3295" calcext:value-type="float">
            <text:p>3295</text:p>
          </table:table-cell>
          <table:table-cell office:value-type="float" office:value="0.0615220000000818" calcext:value-type="float">
            <text:p>0.061522000000082</text:p>
          </table:table-cell>
          <table:table-cell office:value-type="float" office:value="3561" calcext:value-type="float">
            <text:p>3561</text:p>
          </table:table-cell>
          <table:table-cell office:value-type="float" office:value="0.146065000000021" calcext:value-type="float">
            <text:p>0.146065000000021</text:p>
          </table:table-cell>
          <table:table-cell table:number-columns-repeated="9"/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32" calcext:value-type="float">
            <text:p>32</text:p>
          </table:table-cell>
          <table:table-cell office:value-type="float" office:value="3627" calcext:value-type="float">
            <text:p>3627</text:p>
          </table:table-cell>
          <table:table-cell office:value-type="float" office:value="0.0217909999998938" calcext:value-type="float">
            <text:p>0.021790999999894</text:p>
          </table:table-cell>
          <table:table-cell office:value-type="float" office:value="3178" calcext:value-type="float">
            <text:p>3178</text:p>
          </table:table-cell>
          <table:table-cell office:value-type="float" office:value="0.34652200000005" calcext:value-type="float">
            <text:p>0.34652200000005</text:p>
          </table:table-cell>
          <table:table-cell office:value-type="float" office:value="2705" calcext:value-type="float">
            <text:p>2705</text:p>
          </table:table-cell>
          <table:table-cell office:value-type="float" office:value="0.0808869999999615" calcext:value-type="float">
            <text:p>0.080886999999962</text:p>
          </table:table-cell>
          <table:table-cell office:value-type="float" office:value="3627" calcext:value-type="float">
            <text:p>3627</text:p>
          </table:table-cell>
          <table:table-cell office:value-type="float" office:value="3.27724699999999" calcext:value-type="float">
            <text:p>3.27724699999999</text:p>
          </table:table-cell>
          <table:table-cell table:number-columns-repeated="9"/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float" office:value="32" calcext:value-type="float">
            <text:p>32</text:p>
          </table:table-cell>
          <table:table-cell office:value-type="float" office:value="449" calcext:value-type="float">
            <text:p>449</text:p>
          </table:table-cell>
          <table:table-cell office:value-type="float" office:value="0.00267999999994117" calcext:value-type="float">
            <text:p>0.002679999999941</text:p>
          </table:table-cell>
          <table:table-cell office:value-type="float" office:value="449" calcext:value-type="float">
            <text:p>449</text:p>
          </table:table-cell>
          <table:table-cell office:value-type="float" office:value="0.0424669999999878" calcext:value-type="float">
            <text:p>0.042466999999988</text:p>
          </table:table-cell>
          <table:table-cell office:value-type="float" office:value="445" calcext:value-type="float">
            <text:p>445</text:p>
          </table:table-cell>
          <table:table-cell office:value-type="float" office:value="0.00867600000003677" calcext:value-type="float">
            <text:p>0.008676000000037</text:p>
          </table:table-cell>
          <table:table-cell office:value-type="float" office:value="449" calcext:value-type="float">
            <text:p>449</text:p>
          </table:table-cell>
          <table:table-cell office:value-type="float" office:value="0.000693999999953121" calcext:value-type="float">
            <text:p>0.000693999999953</text:p>
          </table:table-cell>
          <table:table-cell table:number-columns-repeated="9"/>
        </table:table-row>
        <table:table-row table:style-name="ro1">
          <table:table-cell office:value-type="float" office:value="9406" calcext:value-type="float">
            <text:p>9406</text:p>
          </table:table-cell>
          <table:table-cell office:value-type="float" office:value="32" calcext:value-type="float">
            <text:p>32</text:p>
          </table:table-cell>
          <table:table-cell office:value-type="float" office:value="3102" calcext:value-type="float">
            <text:p>3102</text:p>
          </table:table-cell>
          <table:table-cell office:value-type="float" office:value="0.0210050000000592" calcext:value-type="float">
            <text:p>0.021005000000059</text:p>
          </table:table-cell>
          <table:table-cell office:value-type="float" office:value="2971" calcext:value-type="float">
            <text:p>2971</text:p>
          </table:table-cell>
          <table:table-cell office:value-type="float" office:value="0.249932999999942" calcext:value-type="float">
            <text:p>0.249932999999942</text:p>
          </table:table-cell>
          <table:table-cell office:value-type="float" office:value="2495" calcext:value-type="float">
            <text:p>2495</text:p>
          </table:table-cell>
          <table:table-cell office:value-type="float" office:value="0.0518969999999399" calcext:value-type="float">
            <text:p>0.05189699999994</text:p>
          </table:table-cell>
          <table:table-cell office:value-type="float" office:value="3102" calcext:value-type="float">
            <text:p>3102</text:p>
          </table:table-cell>
          <table:table-cell office:value-type="float" office:value="0.0928729999999405" calcext:value-type="float">
            <text:p>0.092872999999941</text:p>
          </table:table-cell>
          <table:table-cell table:number-columns-repeated="9"/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float" office:value="32" calcext:value-type="float">
            <text:p>32</text:p>
          </table:table-cell>
          <table:table-cell office:value-type="float" office:value="4025" calcext:value-type="float">
            <text:p>4025</text:p>
          </table:table-cell>
          <table:table-cell office:value-type="float" office:value="0.0217529999999897" calcext:value-type="float">
            <text:p>0.02175299999999</text:p>
          </table:table-cell>
          <table:table-cell office:value-type="float" office:value="3984" calcext:value-type="float">
            <text:p>3984</text:p>
          </table:table-cell>
          <table:table-cell office:value-type="float" office:value="0.34738799999991" calcext:value-type="float">
            <text:p>0.34738799999991</text:p>
          </table:table-cell>
          <table:table-cell office:value-type="float" office:value="3900" calcext:value-type="float">
            <text:p>3900</text:p>
          </table:table-cell>
          <table:table-cell office:value-type="float" office:value="0.066921000000093" calcext:value-type="float">
            <text:p>0.066921000000093</text:p>
          </table:table-cell>
          <table:table-cell office:value-type="float" office:value="4025" calcext:value-type="float">
            <text:p>4025</text:p>
          </table:table-cell>
          <table:table-cell office:value-type="float" office:value="0.105332999999973" calcext:value-type="float">
            <text:p>0.105332999999973</text:p>
          </table:table-cell>
          <table:table-cell table:number-columns-repeated="9"/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32" calcext:value-type="float">
            <text:p>32</text:p>
          </table:table-cell>
          <table:table-cell office:value-type="float" office:value="3797" calcext:value-type="float">
            <text:p>3797</text:p>
          </table:table-cell>
          <table:table-cell office:value-type="float" office:value="0.0223379999999906" calcext:value-type="float">
            <text:p>0.022337999999991</text:p>
          </table:table-cell>
          <table:table-cell office:value-type="float" office:value="3412" calcext:value-type="float">
            <text:p>3412</text:p>
          </table:table-cell>
          <table:table-cell office:value-type="float" office:value="0.296431999999982" calcext:value-type="float">
            <text:p>0.296431999999982</text:p>
          </table:table-cell>
          <table:table-cell office:value-type="float" office:value="2895" calcext:value-type="float">
            <text:p>2895</text:p>
          </table:table-cell>
          <table:table-cell office:value-type="float" office:value="0.0681900000000724" calcext:value-type="float">
            <text:p>0.068190000000072</text:p>
          </table:table-cell>
          <table:table-cell office:value-type="float" office:value="3797" calcext:value-type="float">
            <text:p>3797</text:p>
          </table:table-cell>
          <table:table-cell office:value-type="float" office:value="0.220030999999949" calcext:value-type="float">
            <text:p>0.220030999999949</text:p>
          </table:table-cell>
          <table:table-cell table:number-columns-repeated="9"/>
        </table:table-row>
        <table:table-row table:style-name="ro1">
          <table:table-cell office:value-type="float" office:value="9409" calcext:value-type="float">
            <text:p>9409</text:p>
          </table:table-cell>
          <table:table-cell office:value-type="float" office:value="32" calcext:value-type="float">
            <text:p>32</text:p>
          </table:table-cell>
          <table:table-cell office:value-type="float" office:value="3832" calcext:value-type="float">
            <text:p>3832</text:p>
          </table:table-cell>
          <table:table-cell office:value-type="float" office:value="0.0205780000000004" calcext:value-type="float">
            <text:p>0.020578000000001</text:p>
          </table:table-cell>
          <table:table-cell office:value-type="float" office:value="3472" calcext:value-type="float">
            <text:p>3472</text:p>
          </table:table-cell>
          <table:table-cell office:value-type="float" office:value="0.306430999999975" calcext:value-type="float">
            <text:p>0.306430999999975</text:p>
          </table:table-cell>
          <table:table-cell office:value-type="float" office:value="3385" calcext:value-type="float">
            <text:p>3385</text:p>
          </table:table-cell>
          <table:table-cell office:value-type="float" office:value="0.0622319999999945" calcext:value-type="float">
            <text:p>0.062231999999995</text:p>
          </table:table-cell>
          <table:table-cell office:value-type="float" office:value="3832" calcext:value-type="float">
            <text:p>3832</text:p>
          </table:table-cell>
          <table:table-cell office:value-type="float" office:value="0.333864999999946" calcext:value-type="float">
            <text:p>0.333864999999946</text:p>
          </table:table-cell>
          <table:table-cell table:number-columns-repeated="9"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32" calcext:value-type="float">
            <text:p>32</text:p>
          </table:table-cell>
          <table:table-cell office:value-type="float" office:value="3959" calcext:value-type="float">
            <text:p>3959</text:p>
          </table:table-cell>
          <table:table-cell office:value-type="float" office:value="0.0219759999998814" calcext:value-type="float">
            <text:p>0.021975999999882</text:p>
          </table:table-cell>
          <table:table-cell office:value-type="float" office:value="3765" calcext:value-type="float">
            <text:p>3765</text:p>
          </table:table-cell>
          <table:table-cell office:value-type="float" office:value="0.347142000000076" calcext:value-type="float">
            <text:p>0.347142000000076</text:p>
          </table:table-cell>
          <table:table-cell office:value-type="float" office:value="3645" calcext:value-type="float">
            <text:p>3645</text:p>
          </table:table-cell>
          <table:table-cell office:value-type="float" office:value="0.0644329999998945" calcext:value-type="float">
            <text:p>0.064432999999895</text:p>
          </table:table-cell>
          <table:table-cell office:value-type="float" office:value="3959" calcext:value-type="float">
            <text:p>3959</text:p>
          </table:table-cell>
          <table:table-cell office:value-type="float" office:value="0.571025999999847" calcext:value-type="float">
            <text:p>0.571025999999847</text:p>
          </table:table-cell>
          <table:table-cell table:number-columns-repeated="9"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float" office:value="32" calcext:value-type="float">
            <text:p>32</text:p>
          </table:table-cell>
          <table:table-cell office:value-type="float" office:value="3469" calcext:value-type="float">
            <text:p>3469</text:p>
          </table:table-cell>
          <table:table-cell office:value-type="float" office:value="0.0269479999999476" calcext:value-type="float">
            <text:p>0.026947999999948</text:p>
          </table:table-cell>
          <table:table-cell office:value-type="float" office:value="3273" calcext:value-type="float">
            <text:p>3273</text:p>
          </table:table-cell>
          <table:table-cell office:value-type="float" office:value="0.300480999999991" calcext:value-type="float">
            <text:p>0.300480999999991</text:p>
          </table:table-cell>
          <table:table-cell office:value-type="float" office:value="3215" calcext:value-type="float">
            <text:p>3215</text:p>
          </table:table-cell>
          <table:table-cell office:value-type="float" office:value="0.0572609999999258" calcext:value-type="float">
            <text:p>0.057260999999926</text:p>
          </table:table-cell>
          <table:table-cell office:value-type="float" office:value="3469" calcext:value-type="float">
            <text:p>3469</text:p>
          </table:table-cell>
          <table:table-cell office:value-type="float" office:value="0.0463140000000522" calcext:value-type="float">
            <text:p>0.046314000000052</text:p>
          </table:table-cell>
          <table:table-cell table:number-columns-repeated="9"/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32" calcext:value-type="float">
            <text:p>32</text:p>
          </table:table-cell>
          <table:table-cell office:value-type="float" office:value="3440" calcext:value-type="float">
            <text:p>3440</text:p>
          </table:table-cell>
          <table:table-cell office:value-type="float" office:value="0.0272860000001174" calcext:value-type="float">
            <text:p>0.027286000000117</text:p>
          </table:table-cell>
          <table:table-cell office:value-type="float" office:value="3151" calcext:value-type="float">
            <text:p>3151</text:p>
          </table:table-cell>
          <table:table-cell office:value-type="float" office:value="0.294437000000016" calcext:value-type="float">
            <text:p>0.294437000000016</text:p>
          </table:table-cell>
          <table:table-cell office:value-type="float" office:value="3050" calcext:value-type="float">
            <text:p>3050</text:p>
          </table:table-cell>
          <table:table-cell office:value-type="float" office:value="0.0620019999998931" calcext:value-type="float">
            <text:p>0.062001999999893</text:p>
          </table:table-cell>
          <table:table-cell office:value-type="float" office:value="3440" calcext:value-type="float">
            <text:p>3440</text:p>
          </table:table-cell>
          <table:table-cell office:value-type="float" office:value="0.0672829999999749" calcext:value-type="float">
            <text:p>0.067282999999975</text:p>
          </table:table-cell>
          <table:table-cell table:number-columns-repeated="9"/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float" office:value="32" calcext:value-type="float">
            <text:p>32</text:p>
          </table:table-cell>
          <table:table-cell office:value-type="float" office:value="4210" calcext:value-type="float">
            <text:p>4210</text:p>
          </table:table-cell>
          <table:table-cell office:value-type="float" office:value="0.0213280000000395" calcext:value-type="float">
            <text:p>0.02132800000004</text:p>
          </table:table-cell>
          <table:table-cell office:value-type="float" office:value="4210" calcext:value-type="float">
            <text:p>4210</text:p>
          </table:table-cell>
          <table:table-cell office:value-type="float" office:value="0.349958999999899" calcext:value-type="float">
            <text:p>0.349958999999899</text:p>
          </table:table-cell>
          <table:table-cell office:value-type="float" office:value="3945" calcext:value-type="float">
            <text:p>3945</text:p>
          </table:table-cell>
          <table:table-cell office:value-type="float" office:value="0.0686330000000908" calcext:value-type="float">
            <text:p>0.068633000000091</text:p>
          </table:table-cell>
          <table:table-cell office:value-type="float" office:value="4210" calcext:value-type="float">
            <text:p>4210</text:p>
          </table:table-cell>
          <table:table-cell office:value-type="float" office:value="0.0796879999999192" calcext:value-type="float">
            <text:p>0.079687999999919</text:p>
          </table:table-cell>
          <table:table-cell table:number-columns-repeated="9"/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float" office:value="32" calcext:value-type="float">
            <text:p>32</text:p>
          </table:table-cell>
          <table:table-cell office:value-type="float" office:value="3709" calcext:value-type="float">
            <text:p>3709</text:p>
          </table:table-cell>
          <table:table-cell office:value-type="float" office:value="0.0311219999999821" calcext:value-type="float">
            <text:p>0.031121999999982</text:p>
          </table:table-cell>
          <table:table-cell office:value-type="float" office:value="3661" calcext:value-type="float">
            <text:p>3661</text:p>
          </table:table-cell>
          <table:table-cell office:value-type="float" office:value="0.325055000000134" calcext:value-type="float">
            <text:p>0.325055000000134</text:p>
          </table:table-cell>
          <table:table-cell office:value-type="float" office:value="3470" calcext:value-type="float">
            <text:p>3470</text:p>
          </table:table-cell>
          <table:table-cell office:value-type="float" office:value="0.0586369999998624" calcext:value-type="float">
            <text:p>0.058636999999862</text:p>
          </table:table-cell>
          <table:table-cell office:value-type="float" office:value="3709" calcext:value-type="float">
            <text:p>3709</text:p>
          </table:table-cell>
          <table:table-cell office:value-type="float" office:value="0.264330000000086" calcext:value-type="float">
            <text:p>0.264330000000086</text:p>
          </table:table-cell>
          <table:table-cell table:number-columns-repeated="9"/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float" office:value="32" calcext:value-type="float">
            <text:p>32</text:p>
          </table:table-cell>
          <table:table-cell office:value-type="float" office:value="4008" calcext:value-type="float">
            <text:p>4008</text:p>
          </table:table-cell>
          <table:table-cell office:value-type="float" office:value="0.0318649999999252" calcext:value-type="float">
            <text:p>0.031864999999925</text:p>
          </table:table-cell>
          <table:table-cell office:value-type="float" office:value="4008" calcext:value-type="float">
            <text:p>4008</text:p>
          </table:table-cell>
          <table:table-cell office:value-type="float" office:value="0.312880000000064" calcext:value-type="float">
            <text:p>0.312880000000064</text:p>
          </table:table-cell>
          <table:table-cell office:value-type="float" office:value="3855" calcext:value-type="float">
            <text:p>3855</text:p>
          </table:table-cell>
          <table:table-cell office:value-type="float" office:value="0.0612409999999955" calcext:value-type="float">
            <text:p>0.061240999999996</text:p>
          </table:table-cell>
          <table:table-cell office:value-type="float" office:value="4008" calcext:value-type="float">
            <text:p>4008</text:p>
          </table:table-cell>
          <table:table-cell office:value-type="float" office:value="0.101506000000086" calcext:value-type="float">
            <text:p>0.101506000000086</text:p>
          </table:table-cell>
          <table:table-cell table:number-columns-repeated="9"/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float" office:value="32" calcext:value-type="float">
            <text:p>32</text:p>
          </table:table-cell>
          <table:table-cell office:value-type="float" office:value="3961" calcext:value-type="float">
            <text:p>3961</text:p>
          </table:table-cell>
          <table:table-cell office:value-type="float" office:value="0.0238610000001245" calcext:value-type="float">
            <text:p>0.023861000000125</text:p>
          </table:table-cell>
          <table:table-cell office:value-type="float" office:value="3650" calcext:value-type="float">
            <text:p>3650</text:p>
          </table:table-cell>
          <table:table-cell office:value-type="float" office:value="0.334690000000023" calcext:value-type="float">
            <text:p>0.334690000000023</text:p>
          </table:table-cell>
          <table:table-cell office:value-type="float" office:value="3515" calcext:value-type="float">
            <text:p>3515</text:p>
          </table:table-cell>
          <table:table-cell office:value-type="float" office:value="0.0750379999999495" calcext:value-type="float">
            <text:p>0.07503799999995</text:p>
          </table:table-cell>
          <table:table-cell office:value-type="float" office:value="3961" calcext:value-type="float">
            <text:p>3961</text:p>
          </table:table-cell>
          <table:table-cell office:value-type="float" office:value="0.55063599999994" calcext:value-type="float">
            <text:p>0.55063599999994</text:p>
          </table:table-cell>
          <table:table-cell table:number-columns-repeated="9"/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float" office:value="32" calcext:value-type="float">
            <text:p>32</text:p>
          </table:table-cell>
          <table:table-cell office:value-type="float" office:value="3389" calcext:value-type="float">
            <text:p>3389</text:p>
          </table:table-cell>
          <table:table-cell office:value-type="float" office:value="0.0286869999998771" calcext:value-type="float">
            <text:p>0.028686999999877</text:p>
          </table:table-cell>
          <table:table-cell office:value-type="float" office:value="3292" calcext:value-type="float">
            <text:p>3292</text:p>
          </table:table-cell>
          <table:table-cell office:value-type="float" office:value="0.273871999999869" calcext:value-type="float">
            <text:p>0.273871999999869</text:p>
          </table:table-cell>
          <table:table-cell office:value-type="float" office:value="3240" calcext:value-type="float">
            <text:p>3240</text:p>
          </table:table-cell>
          <table:table-cell office:value-type="float" office:value="0.0519920000000411" calcext:value-type="float">
            <text:p>0.051992000000041</text:p>
          </table:table-cell>
          <table:table-cell office:value-type="float" office:value="3389" calcext:value-type="float">
            <text:p>3389</text:p>
          </table:table-cell>
          <table:table-cell office:value-type="float" office:value="0.0380310000000463" calcext:value-type="float">
            <text:p>0.038031000000046</text:p>
          </table:table-cell>
          <table:table-cell table:number-columns-repeated="9"/>
        </table:table-row>
        <table:table-row table:style-name="ro1">
          <table:table-cell office:value-type="float" office:value="9418" calcext:value-type="float">
            <text:p>9418</text:p>
          </table:table-cell>
          <table:table-cell office:value-type="float" office:value="32" calcext:value-type="float">
            <text:p>32</text:p>
          </table:table-cell>
          <table:table-cell office:value-type="float" office:value="3837" calcext:value-type="float">
            <text:p>3837</text:p>
          </table:table-cell>
          <table:table-cell office:value-type="float" office:value="0.0217289999999366" calcext:value-type="float">
            <text:p>0.021728999999937</text:p>
          </table:table-cell>
          <table:table-cell office:value-type="float" office:value="3568" calcext:value-type="float">
            <text:p>3568</text:p>
          </table:table-cell>
          <table:table-cell office:value-type="float" office:value="0.351720999999998" calcext:value-type="float">
            <text:p>0.351720999999998</text:p>
          </table:table-cell>
          <table:table-cell office:value-type="float" office:value="3435" calcext:value-type="float">
            <text:p>3435</text:p>
          </table:table-cell>
          <table:table-cell office:value-type="float" office:value="0.0690480000000662" calcext:value-type="float">
            <text:p>0.069048000000066</text:p>
          </table:table-cell>
          <table:table-cell office:value-type="float" office:value="3837" calcext:value-type="float">
            <text:p>3837</text:p>
          </table:table-cell>
          <table:table-cell office:value-type="float" office:value="0.263716999999929" calcext:value-type="float">
            <text:p>0.263716999999929</text:p>
          </table:table-cell>
          <table:table-cell table:number-columns-repeated="9"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float" office:value="32" calcext:value-type="float">
            <text:p>32</text:p>
          </table:table-cell>
          <table:table-cell office:value-type="float" office:value="3428" calcext:value-type="float">
            <text:p>3428</text:p>
          </table:table-cell>
          <table:table-cell office:value-type="float" office:value="0.0269959999999401" calcext:value-type="float">
            <text:p>0.02699599999994</text:p>
          </table:table-cell>
          <table:table-cell office:value-type="float" office:value="3217" calcext:value-type="float">
            <text:p>3217</text:p>
          </table:table-cell>
          <table:table-cell office:value-type="float" office:value="0.30460800000003" calcext:value-type="float">
            <text:p>0.30460800000003</text:p>
          </table:table-cell>
          <table:table-cell office:value-type="float" office:value="3010" calcext:value-type="float">
            <text:p>3010</text:p>
          </table:table-cell>
          <table:table-cell office:value-type="float" office:value="0.0647109999999884" calcext:value-type="float">
            <text:p>0.064710999999989</text:p>
          </table:table-cell>
          <table:table-cell office:value-type="float" office:value="3428" calcext:value-type="float">
            <text:p>3428</text:p>
          </table:table-cell>
          <table:table-cell office:value-type="float" office:value="0.136775999999941" calcext:value-type="float">
            <text:p>0.136775999999941</text:p>
          </table:table-cell>
          <table:table-cell table:number-columns-repeated="9"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32" calcext:value-type="float">
            <text:p>32</text:p>
          </table:table-cell>
          <table:table-cell office:value-type="float" office:value="3681" calcext:value-type="float">
            <text:p>3681</text:p>
          </table:table-cell>
          <table:table-cell office:value-type="float" office:value="0.0288539999999102" calcext:value-type="float">
            <text:p>0.02885399999991</text:p>
          </table:table-cell>
          <table:table-cell office:value-type="float" office:value="3226" calcext:value-type="float">
            <text:p>3226</text:p>
          </table:table-cell>
          <table:table-cell office:value-type="float" office:value="0.317311000000132" calcext:value-type="float">
            <text:p>0.317311000000132</text:p>
          </table:table-cell>
          <table:table-cell office:value-type="float" office:value="3055" calcext:value-type="float">
            <text:p>3055</text:p>
          </table:table-cell>
          <table:table-cell office:value-type="float" office:value="0.0641959999999244" calcext:value-type="float">
            <text:p>0.064195999999925</text:p>
          </table:table-cell>
          <table:table-cell office:value-type="float" office:value="3681" calcext:value-type="float">
            <text:p>3681</text:p>
          </table:table-cell>
          <table:table-cell office:value-type="float" office:value="0.0717839999999796" calcext:value-type="float">
            <text:p>0.07178399999998</text:p>
          </table:table-cell>
          <table:table-cell table:number-columns-repeated="9"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32" calcext:value-type="float">
            <text:p>32</text:p>
          </table:table-cell>
          <table:table-cell office:value-type="float" office:value="3459" calcext:value-type="float">
            <text:p>3459</text:p>
          </table:table-cell>
          <table:table-cell office:value-type="float" office:value="0.0245739999999159" calcext:value-type="float">
            <text:p>0.024573999999916</text:p>
          </table:table-cell>
          <table:table-cell office:value-type="float" office:value="3297" calcext:value-type="float">
            <text:p>3297</text:p>
          </table:table-cell>
          <table:table-cell office:value-type="float" office:value="0.286188000000038" calcext:value-type="float">
            <text:p>0.286188000000038</text:p>
          </table:table-cell>
          <table:table-cell office:value-type="float" office:value="3225" calcext:value-type="float">
            <text:p>3225</text:p>
          </table:table-cell>
          <table:table-cell office:value-type="float" office:value="0.0575350000000299" calcext:value-type="float">
            <text:p>0.05753500000003</text:p>
          </table:table-cell>
          <table:table-cell office:value-type="float" office:value="3459" calcext:value-type="float">
            <text:p>3459</text:p>
          </table:table-cell>
          <table:table-cell office:value-type="float" office:value="0.0479299999999512" calcext:value-type="float">
            <text:p>0.047929999999951</text:p>
          </table:table-cell>
          <table:table-cell table:number-columns-repeated="9"/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float" office:value="32" calcext:value-type="float">
            <text:p>32</text:p>
          </table:table-cell>
          <table:table-cell office:value-type="float" office:value="3806" calcext:value-type="float">
            <text:p>3806</text:p>
          </table:table-cell>
          <table:table-cell office:value-type="float" office:value="0.0219530000000532" calcext:value-type="float">
            <text:p>0.021953000000053</text:p>
          </table:table-cell>
          <table:table-cell office:value-type="float" office:value="3573" calcext:value-type="float">
            <text:p>3573</text:p>
          </table:table-cell>
          <table:table-cell office:value-type="float" office:value="0.325482999999963" calcext:value-type="float">
            <text:p>0.325482999999963</text:p>
          </table:table-cell>
          <table:table-cell office:value-type="float" office:value="3520" calcext:value-type="float">
            <text:p>3520</text:p>
          </table:table-cell>
          <table:table-cell office:value-type="float" office:value="0.0615590000001021" calcext:value-type="float">
            <text:p>0.061559000000102</text:p>
          </table:table-cell>
          <table:table-cell office:value-type="float" office:value="3806" calcext:value-type="float">
            <text:p>3806</text:p>
          </table:table-cell>
          <table:table-cell office:value-type="float" office:value="0.531158000000005" calcext:value-type="float">
            <text:p>0.531158000000005</text:p>
          </table:table-cell>
          <table:table-cell table:number-columns-repeated="9"/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32" calcext:value-type="float">
            <text:p>32</text:p>
          </table:table-cell>
          <table:table-cell office:value-type="float" office:value="4196" calcext:value-type="float">
            <text:p>4196</text:p>
          </table:table-cell>
          <table:table-cell office:value-type="float" office:value="0.0273850000000948" calcext:value-type="float">
            <text:p>0.027385000000095</text:p>
          </table:table-cell>
          <table:table-cell office:value-type="float" office:value="3655" calcext:value-type="float">
            <text:p>3655</text:p>
          </table:table-cell>
          <table:table-cell office:value-type="float" office:value="0.334919000000013" calcext:value-type="float">
            <text:p>0.334919000000013</text:p>
          </table:table-cell>
          <table:table-cell office:value-type="float" office:value="3580" calcext:value-type="float">
            <text:p>3580</text:p>
          </table:table-cell>
          <table:table-cell office:value-type="float" office:value="0.0690369999999803" calcext:value-type="float">
            <text:p>0.06903699999998</text:p>
          </table:table-cell>
          <table:table-cell office:value-type="float" office:value="4196" calcext:value-type="float">
            <text:p>4196</text:p>
          </table:table-cell>
          <table:table-cell office:value-type="float" office:value="0.190632999999934" calcext:value-type="float">
            <text:p>0.190632999999934</text:p>
          </table:table-cell>
          <table:table-cell table:number-columns-repeated="9"/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float" office:value="32" calcext:value-type="float">
            <text:p>32</text:p>
          </table:table-cell>
          <table:table-cell office:value-type="float" office:value="3474" calcext:value-type="float">
            <text:p>3474</text:p>
          </table:table-cell>
          <table:table-cell office:value-type="float" office:value="0.0284820000000536" calcext:value-type="float">
            <text:p>0.028482000000054</text:p>
          </table:table-cell>
          <table:table-cell office:value-type="float" office:value="3195" calcext:value-type="float">
            <text:p>3195</text:p>
          </table:table-cell>
          <table:table-cell office:value-type="float" office:value="0.290384000000017" calcext:value-type="float">
            <text:p>0.290384000000017</text:p>
          </table:table-cell>
          <table:table-cell office:value-type="float" office:value="3165" calcext:value-type="float">
            <text:p>3165</text:p>
          </table:table-cell>
          <table:table-cell office:value-type="float" office:value="0.0543910000000096" calcext:value-type="float">
            <text:p>0.05439100000001</text:p>
          </table:table-cell>
          <table:table-cell office:value-type="float" office:value="3474" calcext:value-type="float">
            <text:p>3474</text:p>
          </table:table-cell>
          <table:table-cell office:value-type="float" office:value="0.0938819999998941" calcext:value-type="float">
            <text:p>0.093881999999894</text:p>
          </table:table-cell>
          <table:table-cell table:number-columns-repeated="9"/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float" office:value="32" calcext:value-type="float">
            <text:p>32</text:p>
          </table:table-cell>
          <table:table-cell office:value-type="float" office:value="4313" calcext:value-type="float">
            <text:p>4313</text:p>
          </table:table-cell>
          <table:table-cell office:value-type="float" office:value="0.0221370000000434" calcext:value-type="float">
            <text:p>0.022137000000043</text:p>
          </table:table-cell>
          <table:table-cell office:value-type="float" office:value="4313" calcext:value-type="float">
            <text:p>4313</text:p>
          </table:table-cell>
          <table:table-cell office:value-type="float" office:value="0.339588000000049" calcext:value-type="float">
            <text:p>0.339588000000049</text:p>
          </table:table-cell>
          <table:table-cell office:value-type="float" office:value="4015" calcext:value-type="float">
            <text:p>4015</text:p>
          </table:table-cell>
          <table:table-cell office:value-type="float" office:value="0.0709839999999531" calcext:value-type="float">
            <text:p>0.070983999999953</text:p>
          </table:table-cell>
          <table:table-cell office:value-type="float" office:value="4313" calcext:value-type="float">
            <text:p>4313</text:p>
          </table:table-cell>
          <table:table-cell office:value-type="float" office:value="0.0403519999999844" calcext:value-type="float">
            <text:p>0.040351999999984</text:p>
          </table:table-cell>
          <table:table-cell table:number-columns-repeated="9"/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32" calcext:value-type="float">
            <text:p>32</text:p>
          </table:table-cell>
          <table:table-cell office:value-type="float" office:value="4090" calcext:value-type="float">
            <text:p>4090</text:p>
          </table:table-cell>
          <table:table-cell office:value-type="float" office:value="0.0248090000000047" calcext:value-type="float">
            <text:p>0.024809000000005</text:p>
          </table:table-cell>
          <table:table-cell office:value-type="float" office:value="3709" calcext:value-type="float">
            <text:p>3709</text:p>
          </table:table-cell>
          <table:table-cell office:value-type="float" office:value="0.31643100000008" calcext:value-type="float">
            <text:p>0.31643100000008</text:p>
          </table:table-cell>
          <table:table-cell office:value-type="float" office:value="3645" calcext:value-type="float">
            <text:p>3645</text:p>
          </table:table-cell>
          <table:table-cell office:value-type="float" office:value="0.0669569999998885" calcext:value-type="float">
            <text:p>0.066956999999889</text:p>
          </table:table-cell>
          <table:table-cell office:value-type="float" office:value="4090" calcext:value-type="float">
            <text:p>4090</text:p>
          </table:table-cell>
          <table:table-cell office:value-type="float" office:value="0.0264650000001438" calcext:value-type="float">
            <text:p>0.026465000000144</text:p>
          </table:table-cell>
          <table:table-cell table:number-columns-repeated="9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float" office:value="32" calcext:value-type="float">
            <text:p>32</text:p>
          </table:table-cell>
          <table:table-cell office:value-type="float" office:value="3851" calcext:value-type="float">
            <text:p>3851</text:p>
          </table:table-cell>
          <table:table-cell office:value-type="float" office:value="0.0225990000001275" calcext:value-type="float">
            <text:p>0.022599000000128</text:p>
          </table:table-cell>
          <table:table-cell office:value-type="float" office:value="3849" calcext:value-type="float">
            <text:p>3849</text:p>
          </table:table-cell>
          <table:table-cell office:value-type="float" office:value="0.312012999999865" calcext:value-type="float">
            <text:p>0.312012999999865</text:p>
          </table:table-cell>
          <table:table-cell office:value-type="float" office:value="3285" calcext:value-type="float">
            <text:p>3285</text:p>
          </table:table-cell>
          <table:table-cell office:value-type="float" office:value="0.0692049999998972" calcext:value-type="float">
            <text:p>0.069204999999897</text:p>
          </table:table-cell>
          <table:table-cell office:value-type="float" office:value="3851" calcext:value-type="float">
            <text:p>3851</text:p>
          </table:table-cell>
          <table:table-cell office:value-type="float" office:value="0.0948889999999665" calcext:value-type="float">
            <text:p>0.094888999999967</text:p>
          </table:table-cell>
          <table:table-cell table:number-columns-repeated="9"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float" office:value="32" calcext:value-type="float">
            <text:p>32</text:p>
          </table:table-cell>
          <table:table-cell office:value-type="float" office:value="3762" calcext:value-type="float">
            <text:p>3762</text:p>
          </table:table-cell>
          <table:table-cell office:value-type="float" office:value="0.0226860000000215" calcext:value-type="float">
            <text:p>0.022686000000022</text:p>
          </table:table-cell>
          <table:table-cell office:value-type="float" office:value="3621" calcext:value-type="float">
            <text:p>3621</text:p>
          </table:table-cell>
          <table:table-cell office:value-type="float" office:value="0.293192999999974" calcext:value-type="float">
            <text:p>0.293192999999974</text:p>
          </table:table-cell>
          <table:table-cell office:value-type="float" office:value="3130" calcext:value-type="float">
            <text:p>3130</text:p>
          </table:table-cell>
          <table:table-cell office:value-type="float" office:value="0.0684860000000072" calcext:value-type="float">
            <text:p>0.068486000000007</text:p>
          </table:table-cell>
          <table:table-cell office:value-type="float" office:value="3762" calcext:value-type="float">
            <text:p>3762</text:p>
          </table:table-cell>
          <table:table-cell office:value-type="float" office:value="0.0543190000000777" calcext:value-type="float">
            <text:p>0.054319000000078</text:p>
          </table:table-cell>
          <table:table-cell table:number-columns-repeated="9"/>
        </table:table-row>
        <table:table-row table:style-name="ro1">
          <table:table-cell office:value-type="float" office:value="9429" calcext:value-type="float">
            <text:p>9429</text:p>
          </table:table-cell>
          <table:table-cell office:value-type="float" office:value="32" calcext:value-type="float">
            <text:p>32</text:p>
          </table:table-cell>
          <table:table-cell office:value-type="float" office:value="3581" calcext:value-type="float">
            <text:p>3581</text:p>
          </table:table-cell>
          <table:table-cell office:value-type="float" office:value="0.0292949999999337" calcext:value-type="float">
            <text:p>0.029294999999934</text:p>
          </table:table-cell>
          <table:table-cell office:value-type="float" office:value="3549" calcext:value-type="float">
            <text:p>3549</text:p>
          </table:table-cell>
          <table:table-cell office:value-type="float" office:value="0.322721000000115" calcext:value-type="float">
            <text:p>0.322721000000115</text:p>
          </table:table-cell>
          <table:table-cell office:value-type="float" office:value="3425" calcext:value-type="float">
            <text:p>3425</text:p>
          </table:table-cell>
          <table:table-cell office:value-type="float" office:value="0.0704690000000028" calcext:value-type="float">
            <text:p>0.070469000000003</text:p>
          </table:table-cell>
          <table:table-cell office:value-type="float" office:value="3581" calcext:value-type="float">
            <text:p>3581</text:p>
          </table:table-cell>
          <table:table-cell office:value-type="float" office:value="0.135515999999939" calcext:value-type="float">
            <text:p>0.135515999999939</text:p>
          </table:table-cell>
          <table:table-cell table:number-columns-repeated="9"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32" calcext:value-type="float">
            <text:p>32</text:p>
          </table:table-cell>
          <table:table-cell office:value-type="float" office:value="3322" calcext:value-type="float">
            <text:p>3322</text:p>
          </table:table-cell>
          <table:table-cell office:value-type="float" office:value="0.0277179999999362" calcext:value-type="float">
            <text:p>0.027717999999936</text:p>
          </table:table-cell>
          <table:table-cell office:value-type="float" office:value="3263" calcext:value-type="float">
            <text:p>3263</text:p>
          </table:table-cell>
          <table:table-cell office:value-type="float" office:value="0.29620199999988" calcext:value-type="float">
            <text:p>0.29620199999988</text:p>
          </table:table-cell>
          <table:table-cell office:value-type="float" office:value="3215" calcext:value-type="float">
            <text:p>3215</text:p>
          </table:table-cell>
          <table:table-cell office:value-type="float" office:value="0.0656950000000052" calcext:value-type="float">
            <text:p>0.065695000000005</text:p>
          </table:table-cell>
          <table:table-cell office:value-type="float" office:value="3322" calcext:value-type="float">
            <text:p>3322</text:p>
          </table:table-cell>
          <table:table-cell office:value-type="float" office:value="0.343340000000012" calcext:value-type="float">
            <text:p>0.343340000000012</text:p>
          </table:table-cell>
          <table:table-cell table:number-columns-repeated="9"/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float" office:value="32" calcext:value-type="float">
            <text:p>32</text:p>
          </table:table-cell>
          <table:table-cell office:value-type="float" office:value="3460" calcext:value-type="float">
            <text:p>3460</text:p>
          </table:table-cell>
          <table:table-cell office:value-type="float" office:value="0.0296710000000076" calcext:value-type="float">
            <text:p>0.029671000000008</text:p>
          </table:table-cell>
          <table:table-cell office:value-type="float" office:value="3401" calcext:value-type="float">
            <text:p>3401</text:p>
          </table:table-cell>
          <table:table-cell office:value-type="float" office:value="0.277961000000005" calcext:value-type="float">
            <text:p>0.277961000000005</text:p>
          </table:table-cell>
          <table:table-cell office:value-type="float" office:value="3280" calcext:value-type="float">
            <text:p>3280</text:p>
          </table:table-cell>
          <table:table-cell office:value-type="float" office:value="0.0575699999999415" calcext:value-type="float">
            <text:p>0.057569999999942</text:p>
          </table:table-cell>
          <table:table-cell office:value-type="float" office:value="3460" calcext:value-type="float">
            <text:p>3460</text:p>
          </table:table-cell>
          <table:table-cell office:value-type="float" office:value="0.144173000000023" calcext:value-type="float">
            <text:p>0.144173000000023</text:p>
          </table:table-cell>
          <table:table-cell table:number-columns-repeated="9"/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float" office:value="32" calcext:value-type="float">
            <text:p>32</text:p>
          </table:table-cell>
          <table:table-cell office:value-type="float" office:value="4030" calcext:value-type="float">
            <text:p>4030</text:p>
          </table:table-cell>
          <table:table-cell office:value-type="float" office:value="0.0219089999999369" calcext:value-type="float">
            <text:p>0.021908999999937</text:p>
          </table:table-cell>
          <table:table-cell office:value-type="float" office:value="3821" calcext:value-type="float">
            <text:p>3821</text:p>
          </table:table-cell>
          <table:table-cell office:value-type="float" office:value="0.334508999999912" calcext:value-type="float">
            <text:p>0.334508999999912</text:p>
          </table:table-cell>
          <table:table-cell office:value-type="float" office:value="3695" calcext:value-type="float">
            <text:p>3695</text:p>
          </table:table-cell>
          <table:table-cell office:value-type="float" office:value="0.062893000000031" calcext:value-type="float">
            <text:p>0.062893000000031</text:p>
          </table:table-cell>
          <table:table-cell office:value-type="float" office:value="4030" calcext:value-type="float">
            <text:p>4030</text:p>
          </table:table-cell>
          <table:table-cell office:value-type="float" office:value="0.149607999999944" calcext:value-type="float">
            <text:p>0.149607999999944</text:p>
          </table:table-cell>
          <table:table-cell table:number-columns-repeated="9"/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float" office:value="32" calcext:value-type="float">
            <text:p>32</text:p>
          </table:table-cell>
          <table:table-cell office:value-type="float" office:value="3685" calcext:value-type="float">
            <text:p>3685</text:p>
          </table:table-cell>
          <table:table-cell office:value-type="float" office:value="0.0269079999999349" calcext:value-type="float">
            <text:p>0.026907999999935</text:p>
          </table:table-cell>
          <table:table-cell office:value-type="float" office:value="3562" calcext:value-type="float">
            <text:p>3562</text:p>
          </table:table-cell>
          <table:table-cell office:value-type="float" office:value="0.315626999999949" calcext:value-type="float">
            <text:p>0.315626999999949</text:p>
          </table:table-cell>
          <table:table-cell office:value-type="float" office:value="3525" calcext:value-type="float">
            <text:p>3525</text:p>
          </table:table-cell>
          <table:table-cell office:value-type="float" office:value="0.0669800000000578" calcext:value-type="float">
            <text:p>0.066980000000058</text:p>
          </table:table-cell>
          <table:table-cell office:value-type="float" office:value="3685" calcext:value-type="float">
            <text:p>3685</text:p>
          </table:table-cell>
          <table:table-cell office:value-type="float" office:value="0.0314389999999776" calcext:value-type="float">
            <text:p>0.031438999999978</text:p>
          </table:table-cell>
          <table:table-cell table:number-columns-repeated="9"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float" office:value="32" calcext:value-type="float">
            <text:p>32</text:p>
          </table:table-cell>
          <table:table-cell office:value-type="float" office:value="3881" calcext:value-type="float">
            <text:p>3881</text:p>
          </table:table-cell>
          <table:table-cell office:value-type="float" office:value="0.0293930000000273" calcext:value-type="float">
            <text:p>0.029393000000027</text:p>
          </table:table-cell>
          <table:table-cell office:value-type="float" office:value="3786" calcext:value-type="float">
            <text:p>3786</text:p>
          </table:table-cell>
          <table:table-cell office:value-type="float" office:value="0.307590000000005" calcext:value-type="float">
            <text:p>0.307590000000005</text:p>
          </table:table-cell>
          <table:table-cell office:value-type="float" office:value="3530" calcext:value-type="float">
            <text:p>3530</text:p>
          </table:table-cell>
          <table:table-cell office:value-type="float" office:value="0.0696900000000369" calcext:value-type="float">
            <text:p>0.069690000000037</text:p>
          </table:table-cell>
          <table:table-cell office:value-type="float" office:value="3881" calcext:value-type="float">
            <text:p>3881</text:p>
          </table:table-cell>
          <table:table-cell office:value-type="float" office:value="0.0280070000000023" calcext:value-type="float">
            <text:p>0.028007000000002</text:p>
          </table:table-cell>
          <table:table-cell table:number-columns-repeated="9"/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float" office:value="32" calcext:value-type="float">
            <text:p>32</text:p>
          </table:table-cell>
          <table:table-cell office:value-type="float" office:value="3243" calcext:value-type="float">
            <text:p>3243</text:p>
          </table:table-cell>
          <table:table-cell office:value-type="float" office:value="0.0225820000000567" calcext:value-type="float">
            <text:p>0.022582000000057</text:p>
          </table:table-cell>
          <table:table-cell office:value-type="float" office:value="3022" calcext:value-type="float">
            <text:p>3022</text:p>
          </table:table-cell>
          <table:table-cell office:value-type="float" office:value="0.249108999999976" calcext:value-type="float">
            <text:p>0.249108999999976</text:p>
          </table:table-cell>
          <table:table-cell office:value-type="float" office:value="2685" calcext:value-type="float">
            <text:p>2685</text:p>
          </table:table-cell>
          <table:table-cell office:value-type="float" office:value="0.059729999999945" calcext:value-type="float">
            <text:p>0.059729999999945</text:p>
          </table:table-cell>
          <table:table-cell office:value-type="float" office:value="3243" calcext:value-type="float">
            <text:p>3243</text:p>
          </table:table-cell>
          <table:table-cell office:value-type="float" office:value="0.0992400000000089" calcext:value-type="float">
            <text:p>0.099240000000009</text:p>
          </table:table-cell>
          <table:table-cell table:number-columns-repeated="9"/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float" office:value="32" calcext:value-type="float">
            <text:p>32</text:p>
          </table:table-cell>
          <table:table-cell office:value-type="float" office:value="4185" calcext:value-type="float">
            <text:p>4185</text:p>
          </table:table-cell>
          <table:table-cell office:value-type="float" office:value="0.0216760000000704" calcext:value-type="float">
            <text:p>0.021676000000071</text:p>
          </table:table-cell>
          <table:table-cell office:value-type="float" office:value="4121" calcext:value-type="float">
            <text:p>4121</text:p>
          </table:table-cell>
          <table:table-cell office:value-type="float" office:value="0.32295299999987" calcext:value-type="float">
            <text:p>0.32295299999987</text:p>
          </table:table-cell>
          <table:table-cell office:value-type="float" office:value="3945" calcext:value-type="float">
            <text:p>3945</text:p>
          </table:table-cell>
          <table:table-cell office:value-type="float" office:value="0.0681129999999257" calcext:value-type="float">
            <text:p>0.068112999999926</text:p>
          </table:table-cell>
          <table:table-cell office:value-type="float" office:value="4185" calcext:value-type="float">
            <text:p>4185</text:p>
          </table:table-cell>
          <table:table-cell office:value-type="float" office:value="0.0141760000000204" calcext:value-type="float">
            <text:p>0.01417600000002</text:p>
          </table:table-cell>
          <table:table-cell table:number-columns-repeated="9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32" calcext:value-type="float">
            <text:p>32</text:p>
          </table:table-cell>
          <table:table-cell office:value-type="float" office:value="3097" calcext:value-type="float">
            <text:p>3097</text:p>
          </table:table-cell>
          <table:table-cell office:value-type="float" office:value="0.0234820000000582" calcext:value-type="float">
            <text:p>0.023482000000058</text:p>
          </table:table-cell>
          <table:table-cell office:value-type="float" office:value="3044" calcext:value-type="float">
            <text:p>3044</text:p>
          </table:table-cell>
          <table:table-cell office:value-type="float" office:value="0.236226000000102" calcext:value-type="float">
            <text:p>0.236226000000102</text:p>
          </table:table-cell>
          <table:table-cell office:value-type="float" office:value="3000" calcext:value-type="float">
            <text:p>3000</text:p>
          </table:table-cell>
          <table:table-cell office:value-type="float" office:value="0.0526820000000043" calcext:value-type="float">
            <text:p>0.052682000000004</text:p>
          </table:table-cell>
          <table:table-cell office:value-type="float" office:value="3097" calcext:value-type="float">
            <text:p>3097</text:p>
          </table:table-cell>
          <table:table-cell office:value-type="float" office:value="0.193284999999946" calcext:value-type="float">
            <text:p>0.193284999999946</text:p>
          </table:table-cell>
          <table:table-cell table:number-columns-repeated="9"/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float" office:value="32" calcext:value-type="float">
            <text:p>32</text:p>
          </table:table-cell>
          <table:table-cell office:value-type="float" office:value="3492" calcext:value-type="float">
            <text:p>3492</text:p>
          </table:table-cell>
          <table:table-cell office:value-type="float" office:value="0.0263680000001614" calcext:value-type="float">
            <text:p>0.026368000000161</text:p>
          </table:table-cell>
          <table:table-cell office:value-type="float" office:value="3041" calcext:value-type="float">
            <text:p>3041</text:p>
          </table:table-cell>
          <table:table-cell office:value-type="float" office:value="0.310749999999985" calcext:value-type="float">
            <text:p>0.310749999999985</text:p>
          </table:table-cell>
          <table:table-cell office:value-type="float" office:value="2955" calcext:value-type="float">
            <text:p>2955</text:p>
          </table:table-cell>
          <table:table-cell office:value-type="float" office:value="0.0688769999999295" calcext:value-type="float">
            <text:p>0.06887699999993</text:p>
          </table:table-cell>
          <table:table-cell office:value-type="float" office:value="3492" calcext:value-type="float">
            <text:p>3492</text:p>
          </table:table-cell>
          <table:table-cell office:value-type="float" office:value="0.818720000000099" calcext:value-type="float">
            <text:p>0.818720000000099</text:p>
          </table:table-cell>
          <table:table-cell table:number-columns-repeated="9"/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float" office:value="32" calcext:value-type="float">
            <text:p>32</text:p>
          </table:table-cell>
          <table:table-cell office:value-type="float" office:value="2969" calcext:value-type="float">
            <text:p>2969</text:p>
          </table:table-cell>
          <table:table-cell office:value-type="float" office:value="0.0258400000000165" calcext:value-type="float">
            <text:p>0.025840000000017</text:p>
          </table:table-cell>
          <table:table-cell office:value-type="float" office:value="2809" calcext:value-type="float">
            <text:p>2809</text:p>
          </table:table-cell>
          <table:table-cell office:value-type="float" office:value="0.305152000000021" calcext:value-type="float">
            <text:p>0.305152000000021</text:p>
          </table:table-cell>
          <table:table-cell office:value-type="float" office:value="2620" calcext:value-type="float">
            <text:p>2620</text:p>
          </table:table-cell>
          <table:table-cell office:value-type="float" office:value="0.0557349999999133" calcext:value-type="float">
            <text:p>0.055734999999913</text:p>
          </table:table-cell>
          <table:table-cell office:value-type="float" office:value="2969" calcext:value-type="float">
            <text:p>2969</text:p>
          </table:table-cell>
          <table:table-cell office:value-type="float" office:value="0.131345000000124" calcext:value-type="float">
            <text:p>0.131345000000124</text:p>
          </table:table-cell>
          <table:table-cell table:number-columns-repeated="9"/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32" calcext:value-type="float">
            <text:p>32</text:p>
          </table:table-cell>
          <table:table-cell office:value-type="float" office:value="3336" calcext:value-type="float">
            <text:p>3336</text:p>
          </table:table-cell>
          <table:table-cell office:value-type="float" office:value="0.0211459999999306" calcext:value-type="float">
            <text:p>0.021145999999931</text:p>
          </table:table-cell>
          <table:table-cell office:value-type="float" office:value="3012" calcext:value-type="float">
            <text:p>3012</text:p>
          </table:table-cell>
          <table:table-cell office:value-type="float" office:value="0.272729000000027" calcext:value-type="float">
            <text:p>0.272729000000027</text:p>
          </table:table-cell>
          <table:table-cell office:value-type="float" office:value="2725" calcext:value-type="float">
            <text:p>2725</text:p>
          </table:table-cell>
          <table:table-cell office:value-type="float" office:value="0.0506800000000567" calcext:value-type="float">
            <text:p>0.050680000000057</text:p>
          </table:table-cell>
          <table:table-cell office:value-type="float" office:value="3336" calcext:value-type="float">
            <text:p>3336</text:p>
          </table:table-cell>
          <table:table-cell office:value-type="float" office:value="0.0758059999999432" calcext:value-type="float">
            <text:p>0.075805999999943</text:p>
          </table:table-cell>
          <table:table-cell table:number-columns-repeated="9"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float" office:value="32" calcext:value-type="float">
            <text:p>32</text:p>
          </table:table-cell>
          <table:table-cell office:value-type="float" office:value="3890" calcext:value-type="float">
            <text:p>3890</text:p>
          </table:table-cell>
          <table:table-cell office:value-type="float" office:value="0.0237369999999828" calcext:value-type="float">
            <text:p>0.023736999999983</text:p>
          </table:table-cell>
          <table:table-cell office:value-type="float" office:value="3890" calcext:value-type="float">
            <text:p>3890</text:p>
          </table:table-cell>
          <table:table-cell office:value-type="float" office:value="0.307902000000013" calcext:value-type="float">
            <text:p>0.307902000000013</text:p>
          </table:table-cell>
          <table:table-cell office:value-type="float" office:value="3420" calcext:value-type="float">
            <text:p>3420</text:p>
          </table:table-cell>
          <table:table-cell office:value-type="float" office:value="0.073716000000104" calcext:value-type="float">
            <text:p>0.073716000000104</text:p>
          </table:table-cell>
          <table:table-cell office:value-type="float" office:value="3890" calcext:value-type="float">
            <text:p>3890</text:p>
          </table:table-cell>
          <table:table-cell office:value-type="float" office:value="0.23732700000005" calcext:value-type="float">
            <text:p>0.23732700000005</text:p>
          </table:table-cell>
          <table:table-cell table:number-columns-repeated="9"/>
        </table:table-row>
        <table:table-row table:style-name="ro1">
          <table:table-cell office:value-type="float" office:value="9442" calcext:value-type="float">
            <text:p>9442</text:p>
          </table:table-cell>
          <table:table-cell office:value-type="float" office:value="32" calcext:value-type="float">
            <text:p>32</text:p>
          </table:table-cell>
          <table:table-cell office:value-type="float" office:value="3890" calcext:value-type="float">
            <text:p>3890</text:p>
          </table:table-cell>
          <table:table-cell office:value-type="float" office:value="0.0202230000001009" calcext:value-type="float">
            <text:p>0.020223000000101</text:p>
          </table:table-cell>
          <table:table-cell office:value-type="float" office:value="3873" calcext:value-type="float">
            <text:p>3873</text:p>
          </table:table-cell>
          <table:table-cell office:value-type="float" office:value="0.29057899999998" calcext:value-type="float">
            <text:p>0.29057899999998</text:p>
          </table:table-cell>
          <table:table-cell office:value-type="float" office:value="3765" calcext:value-type="float">
            <text:p>3765</text:p>
          </table:table-cell>
          <table:table-cell office:value-type="float" office:value="0.0573140000000194" calcext:value-type="float">
            <text:p>0.05731400000002</text:p>
          </table:table-cell>
          <table:table-cell office:value-type="float" office:value="3890" calcext:value-type="float">
            <text:p>3890</text:p>
          </table:table-cell>
          <table:table-cell office:value-type="float" office:value="0.00727500000004966" calcext:value-type="float">
            <text:p>0.00727500000005</text:p>
          </table:table-cell>
          <table:table-cell table:number-columns-repeated="9"/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float" office:value="32" calcext:value-type="float">
            <text:p>32</text:p>
          </table:table-cell>
          <table:table-cell office:value-type="float" office:value="3128" calcext:value-type="float">
            <text:p>3128</text:p>
          </table:table-cell>
          <table:table-cell office:value-type="float" office:value="0.0312209999999595" calcext:value-type="float">
            <text:p>0.03122099999996</text:p>
          </table:table-cell>
          <table:table-cell office:value-type="float" office:value="3004" calcext:value-type="float">
            <text:p>3004</text:p>
          </table:table-cell>
          <table:table-cell office:value-type="float" office:value="0.263340000000085" calcext:value-type="float">
            <text:p>0.263340000000085</text:p>
          </table:table-cell>
          <table:table-cell office:value-type="float" office:value="2900" calcext:value-type="float">
            <text:p>2900</text:p>
          </table:table-cell>
          <table:table-cell office:value-type="float" office:value="0.0524030000000266" calcext:value-type="float">
            <text:p>0.052403000000027</text:p>
          </table:table-cell>
          <table:table-cell office:value-type="float" office:value="3128" calcext:value-type="float">
            <text:p>3128</text:p>
          </table:table-cell>
          <table:table-cell office:value-type="float" office:value="0.050077999999985" calcext:value-type="float">
            <text:p>0.050077999999985</text:p>
          </table:table-cell>
          <table:table-cell table:number-columns-repeated="9"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32" calcext:value-type="float">
            <text:p>32</text:p>
          </table:table-cell>
          <table:table-cell office:value-type="float" office:value="3666" calcext:value-type="float">
            <text:p>3666</text:p>
          </table:table-cell>
          <table:table-cell office:value-type="float" office:value="0.022600000000125" calcext:value-type="float">
            <text:p>0.022600000000125</text:p>
          </table:table-cell>
          <table:table-cell office:value-type="float" office:value="3395" calcext:value-type="float">
            <text:p>3395</text:p>
          </table:table-cell>
          <table:table-cell office:value-type="float" office:value="0.307597999999871" calcext:value-type="float">
            <text:p>0.307597999999871</text:p>
          </table:table-cell>
          <table:table-cell office:value-type="float" office:value="3010" calcext:value-type="float">
            <text:p>3010</text:p>
          </table:table-cell>
          <table:table-cell office:value-type="float" office:value="0.0608290000000125" calcext:value-type="float">
            <text:p>0.060829000000013</text:p>
          </table:table-cell>
          <table:table-cell office:value-type="float" office:value="3666" calcext:value-type="float">
            <text:p>3666</text:p>
          </table:table-cell>
          <table:table-cell office:value-type="float" office:value="0.0407600000000912" calcext:value-type="float">
            <text:p>0.040760000000091</text:p>
          </table:table-cell>
          <table:table-cell table:number-columns-repeated="9"/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float" office:value="32" calcext:value-type="float">
            <text:p>32</text:p>
          </table:table-cell>
          <table:table-cell office:value-type="float" office:value="3544" calcext:value-type="float">
            <text:p>3544</text:p>
          </table:table-cell>
          <table:table-cell office:value-type="float" office:value="0.0208350000000337" calcext:value-type="float">
            <text:p>0.020835000000034</text:p>
          </table:table-cell>
          <table:table-cell office:value-type="float" office:value="3155" calcext:value-type="float">
            <text:p>3155</text:p>
          </table:table-cell>
          <table:table-cell office:value-type="float" office:value="0.289331000000061" calcext:value-type="float">
            <text:p>0.289331000000061</text:p>
          </table:table-cell>
          <table:table-cell office:value-type="float" office:value="3010" calcext:value-type="float">
            <text:p>3010</text:p>
          </table:table-cell>
          <table:table-cell office:value-type="float" office:value="0.0544140000000653" calcext:value-type="float">
            <text:p>0.054414000000065</text:p>
          </table:table-cell>
          <table:table-cell office:value-type="float" office:value="3544" calcext:value-type="float">
            <text:p>3544</text:p>
          </table:table-cell>
          <table:table-cell office:value-type="float" office:value="0.0513389999998708" calcext:value-type="float">
            <text:p>0.051338999999871</text:p>
          </table:table-cell>
          <table:table-cell table:number-columns-repeated="9"/>
        </table:table-row>
        <table:table-row table:style-name="ro1">
          <table:table-cell office:value-type="float" office:value="9446" calcext:value-type="float">
            <text:p>9446</text:p>
          </table:table-cell>
          <table:table-cell office:value-type="float" office:value="32" calcext:value-type="float">
            <text:p>32</text:p>
          </table:table-cell>
          <table:table-cell office:value-type="float" office:value="3876" calcext:value-type="float">
            <text:p>3876</text:p>
          </table:table-cell>
          <table:table-cell office:value-type="float" office:value="0.0263169999999491" calcext:value-type="float">
            <text:p>0.026316999999949</text:p>
          </table:table-cell>
          <table:table-cell office:value-type="float" office:value="3849" calcext:value-type="float">
            <text:p>3849</text:p>
          </table:table-cell>
          <table:table-cell office:value-type="float" office:value="0.324373000000037" calcext:value-type="float">
            <text:p>0.324373000000037</text:p>
          </table:table-cell>
          <table:table-cell office:value-type="float" office:value="3620" calcext:value-type="float">
            <text:p>3620</text:p>
          </table:table-cell>
          <table:table-cell office:value-type="float" office:value="0.0665559999999914" calcext:value-type="float">
            <text:p>0.066555999999991</text:p>
          </table:table-cell>
          <table:table-cell office:value-type="float" office:value="3876" calcext:value-type="float">
            <text:p>3876</text:p>
          </table:table-cell>
          <table:table-cell office:value-type="float" office:value="0.0411940000000186" calcext:value-type="float">
            <text:p>0.041194000000019</text:p>
          </table:table-cell>
          <table:table-cell table:number-columns-repeated="9"/>
        </table:table-row>
        <table:table-row table:style-name="ro1">
          <table:table-cell office:value-type="float" office:value="9447" calcext:value-type="float">
            <text:p>9447</text:p>
          </table:table-cell>
          <table:table-cell office:value-type="float" office:value="32" calcext:value-type="float">
            <text:p>32</text:p>
          </table:table-cell>
          <table:table-cell office:value-type="float" office:value="3467" calcext:value-type="float">
            <text:p>3467</text:p>
          </table:table-cell>
          <table:table-cell office:value-type="float" office:value="0.0257129999999961" calcext:value-type="float">
            <text:p>0.025712999999996</text:p>
          </table:table-cell>
          <table:table-cell office:value-type="float" office:value="3396" calcext:value-type="float">
            <text:p>3396</text:p>
          </table:table-cell>
          <table:table-cell office:value-type="float" office:value="0.281090999999947" calcext:value-type="float">
            <text:p>0.281090999999947</text:p>
          </table:table-cell>
          <table:table-cell office:value-type="float" office:value="3220" calcext:value-type="float">
            <text:p>3220</text:p>
          </table:table-cell>
          <table:table-cell office:value-type="float" office:value="0.0599680000000262" calcext:value-type="float">
            <text:p>0.059968000000026</text:p>
          </table:table-cell>
          <table:table-cell office:value-type="float" office:value="3467" calcext:value-type="float">
            <text:p>3467</text:p>
          </table:table-cell>
          <table:table-cell office:value-type="float" office:value="0.0223650000000362" calcext:value-type="float">
            <text:p>0.022365000000036</text:p>
          </table:table-cell>
          <table:table-cell table:number-columns-repeated="9"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32" calcext:value-type="float">
            <text:p>32</text:p>
          </table:table-cell>
          <table:table-cell office:value-type="float" office:value="4042" calcext:value-type="float">
            <text:p>4042</text:p>
          </table:table-cell>
          <table:table-cell office:value-type="float" office:value="0.026559999999904" calcext:value-type="float">
            <text:p>0.026559999999904</text:p>
          </table:table-cell>
          <table:table-cell office:value-type="float" office:value="3873" calcext:value-type="float">
            <text:p>3873</text:p>
          </table:table-cell>
          <table:table-cell office:value-type="float" office:value="0.310433999999987" calcext:value-type="float">
            <text:p>0.310433999999987</text:p>
          </table:table-cell>
          <table:table-cell office:value-type="float" office:value="3620" calcext:value-type="float">
            <text:p>3620</text:p>
          </table:table-cell>
          <table:table-cell office:value-type="float" office:value="0.0745299999999816" calcext:value-type="float">
            <text:p>0.074529999999982</text:p>
          </table:table-cell>
          <table:table-cell office:value-type="float" office:value="4042" calcext:value-type="float">
            <text:p>4042</text:p>
          </table:table-cell>
          <table:table-cell office:value-type="float" office:value="0.028707000000054" calcext:value-type="float">
            <text:p>0.028707000000054</text:p>
          </table:table-cell>
          <table:table-cell table:number-columns-repeated="9"/>
        </table:table-row>
        <table:table-row table:style-name="ro1">
          <table:table-cell office:value-type="float" office:value="9449" calcext:value-type="float">
            <text:p>9449</text:p>
          </table:table-cell>
          <table:table-cell office:value-type="float" office:value="32" calcext:value-type="float">
            <text:p>32</text:p>
          </table:table-cell>
          <table:table-cell office:value-type="float" office:value="3709" calcext:value-type="float">
            <text:p>3709</text:p>
          </table:table-cell>
          <table:table-cell office:value-type="float" office:value="0.0257829999999331" calcext:value-type="float">
            <text:p>0.025782999999933</text:p>
          </table:table-cell>
          <table:table-cell office:value-type="float" office:value="3375" calcext:value-type="float">
            <text:p>3375</text:p>
          </table:table-cell>
          <table:table-cell office:value-type="float" office:value="0.327094999999986" calcext:value-type="float">
            <text:p>0.327094999999986</text:p>
          </table:table-cell>
          <table:table-cell office:value-type="float" office:value="3165" calcext:value-type="float">
            <text:p>3165</text:p>
          </table:table-cell>
          <table:table-cell office:value-type="float" office:value="0.0685640000000376" calcext:value-type="float">
            <text:p>0.068564000000038</text:p>
          </table:table-cell>
          <table:table-cell office:value-type="float" office:value="3709" calcext:value-type="float">
            <text:p>3709</text:p>
          </table:table-cell>
          <table:table-cell office:value-type="float" office:value="0.0661170000000766" calcext:value-type="float">
            <text:p>0.066117000000077</text:p>
          </table:table-cell>
          <table:table-cell table:number-columns-repeated="9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35" calcext:value-type="float">
            <text:p>35</text:p>
          </table:table-cell>
          <table:table-cell office:value-type="float" office:value="4070" calcext:value-type="float">
            <text:p>4070</text:p>
          </table:table-cell>
          <table:table-cell office:value-type="float" office:value="0.0310510000000477" calcext:value-type="float">
            <text:p>0.031051000000048</text:p>
          </table:table-cell>
          <table:table-cell office:value-type="float" office:value="3710" calcext:value-type="float">
            <text:p>3710</text:p>
          </table:table-cell>
          <table:table-cell office:value-type="float" office:value="0.360404000000017" calcext:value-type="float">
            <text:p>0.360404000000017</text:p>
          </table:table-cell>
          <table:table-cell office:value-type="float" office:value="3545" calcext:value-type="float">
            <text:p>3545</text:p>
          </table:table-cell>
          <table:table-cell office:value-type="float" office:value="0.0798100000000659" calcext:value-type="float">
            <text:p>0.079810000000066</text:p>
          </table:table-cell>
          <table:table-cell office:value-type="float" office:value="4070" calcext:value-type="float">
            <text:p>4070</text:p>
          </table:table-cell>
          <table:table-cell office:value-type="float" office:value="0.613767000000053" calcext:value-type="float">
            <text:p>0.613767000000053</text:p>
          </table:table-cell>
          <table:table-cell table:number-columns-repeated="9"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35" calcext:value-type="float">
            <text:p>35</text:p>
          </table:table-cell>
          <table:table-cell office:value-type="float" office:value="4077" calcext:value-type="float">
            <text:p>4077</text:p>
          </table:table-cell>
          <table:table-cell office:value-type="float" office:value="0.0330280000000585" calcext:value-type="float">
            <text:p>0.033028000000059</text:p>
          </table:table-cell>
          <table:table-cell office:value-type="float" office:value="4031" calcext:value-type="float">
            <text:p>4031</text:p>
          </table:table-cell>
          <table:table-cell office:value-type="float" office:value="0.411475999999993" calcext:value-type="float">
            <text:p>0.411475999999993</text:p>
          </table:table-cell>
          <table:table-cell office:value-type="float" office:value="3990" calcext:value-type="float">
            <text:p>3990</text:p>
          </table:table-cell>
          <table:table-cell office:value-type="float" office:value="0.0732910000000402" calcext:value-type="float">
            <text:p>0.07329100000004</text:p>
          </table:table-cell>
          <table:table-cell office:value-type="float" office:value="4077" calcext:value-type="float">
            <text:p>4077</text:p>
          </table:table-cell>
          <table:table-cell office:value-type="float" office:value="0.390635999999972" calcext:value-type="float">
            <text:p>0.390635999999972</text:p>
          </table:table-cell>
          <table:table-cell table:number-columns-repeated="9"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35" calcext:value-type="float">
            <text:p>35</text:p>
          </table:table-cell>
          <table:table-cell office:value-type="float" office:value="4305" calcext:value-type="float">
            <text:p>4305</text:p>
          </table:table-cell>
          <table:table-cell office:value-type="float" office:value="0.0327910000000884" calcext:value-type="float">
            <text:p>0.032791000000088</text:p>
          </table:table-cell>
          <table:table-cell office:value-type="float" office:value="4105" calcext:value-type="float">
            <text:p>4105</text:p>
          </table:table-cell>
          <table:table-cell office:value-type="float" office:value="0.425070000000005" calcext:value-type="float">
            <text:p>0.425070000000005</text:p>
          </table:table-cell>
          <table:table-cell office:value-type="float" office:value="3860" calcext:value-type="float">
            <text:p>3860</text:p>
          </table:table-cell>
          <table:table-cell office:value-type="float" office:value="0.0833309999999301" calcext:value-type="float">
            <text:p>0.08333099999993</text:p>
          </table:table-cell>
          <table:table-cell office:value-type="float" office:value="4305" calcext:value-type="float">
            <text:p>4305</text:p>
          </table:table-cell>
          <table:table-cell office:value-type="float" office:value="0.514939000000027" calcext:value-type="float">
            <text:p>0.514939000000027</text:p>
          </table:table-cell>
          <table:table-cell table:number-columns-repeated="9"/>
        </table:table-row>
        <table:table-row table:style-name="ro1">
          <table:table-cell office:value-type="float" office:value="9453" calcext:value-type="float">
            <text:p>9453</text:p>
          </table:table-cell>
          <table:table-cell office:value-type="float" office:value="35" calcext:value-type="float">
            <text:p>35</text:p>
          </table:table-cell>
          <table:table-cell office:value-type="float" office:value="4159" calcext:value-type="float">
            <text:p>4159</text:p>
          </table:table-cell>
          <table:table-cell office:value-type="float" office:value="0.0376509999999826" calcext:value-type="float">
            <text:p>0.037650999999983</text:p>
          </table:table-cell>
          <table:table-cell office:value-type="float" office:value="3949" calcext:value-type="float">
            <text:p>3949</text:p>
          </table:table-cell>
          <table:table-cell office:value-type="float" office:value="0.385077000000024" calcext:value-type="float">
            <text:p>0.385077000000024</text:p>
          </table:table-cell>
          <table:table-cell office:value-type="float" office:value="3795" calcext:value-type="float">
            <text:p>3795</text:p>
          </table:table-cell>
          <table:table-cell office:value-type="float" office:value="0.0763239999999996" calcext:value-type="float">
            <text:p>0.076324</text:p>
          </table:table-cell>
          <table:table-cell office:value-type="float" office:value="4159" calcext:value-type="float">
            <text:p>4159</text:p>
          </table:table-cell>
          <table:table-cell office:value-type="float" office:value="0.135896000000002" calcext:value-type="float">
            <text:p>0.135896000000002</text:p>
          </table:table-cell>
          <table:table-cell table:number-columns-repeated="9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35" calcext:value-type="float">
            <text:p>35</text:p>
          </table:table-cell>
          <table:table-cell office:value-type="float" office:value="4104" calcext:value-type="float">
            <text:p>4104</text:p>
          </table:table-cell>
          <table:table-cell office:value-type="float" office:value="0.0258519999998725" calcext:value-type="float">
            <text:p>0.025851999999873</text:p>
          </table:table-cell>
          <table:table-cell office:value-type="float" office:value="3959" calcext:value-type="float">
            <text:p>3959</text:p>
          </table:table-cell>
          <table:table-cell office:value-type="float" office:value="0.404136000000108" calcext:value-type="float">
            <text:p>0.404136000000108</text:p>
          </table:table-cell>
          <table:table-cell office:value-type="float" office:value="3755" calcext:value-type="float">
            <text:p>3755</text:p>
          </table:table-cell>
          <table:table-cell office:value-type="float" office:value="0.0851999999999862" calcext:value-type="float">
            <text:p>0.085199999999986</text:p>
          </table:table-cell>
          <table:table-cell office:value-type="float" office:value="4104" calcext:value-type="float">
            <text:p>4104</text:p>
          </table:table-cell>
          <table:table-cell office:value-type="float" office:value="1.99566600000003" calcext:value-type="float">
            <text:p>1.99566600000003</text:p>
          </table:table-cell>
          <table:table-cell table:number-columns-repeated="9"/>
        </table:table-row>
        <table:table-row table:style-name="ro1">
          <table:table-cell office:value-type="float" office:value="9455" calcext:value-type="float">
            <text:p>9455</text:p>
          </table:table-cell>
          <table:table-cell office:value-type="float" office:value="35" calcext:value-type="float">
            <text:p>35</text:p>
          </table:table-cell>
          <table:table-cell office:value-type="float" office:value="3662" calcext:value-type="float">
            <text:p>3662</text:p>
          </table:table-cell>
          <table:table-cell office:value-type="float" office:value="0.03770099999997" calcext:value-type="float">
            <text:p>0.03770099999997</text:p>
          </table:table-cell>
          <table:table-cell office:value-type="float" office:value="3434" calcext:value-type="float">
            <text:p>3434</text:p>
          </table:table-cell>
          <table:table-cell office:value-type="float" office:value="0.319782999999916" calcext:value-type="float">
            <text:p>0.319782999999916</text:p>
          </table:table-cell>
          <table:table-cell office:value-type="float" office:value="3370" calcext:value-type="float">
            <text:p>3370</text:p>
          </table:table-cell>
          <table:table-cell office:value-type="float" office:value="0.0608790000001136" calcext:value-type="float">
            <text:p>0.060879000000114</text:p>
          </table:table-cell>
          <table:table-cell office:value-type="float" office:value="3662" calcext:value-type="float">
            <text:p>3662</text:p>
          </table:table-cell>
          <table:table-cell office:value-type="float" office:value="0.128434999999968" calcext:value-type="float">
            <text:p>0.128434999999968</text:p>
          </table:table-cell>
          <table:table-cell table:number-columns-repeated="9"/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float" office:value="35" calcext:value-type="float">
            <text:p>35</text:p>
          </table:table-cell>
          <table:table-cell office:value-type="float" office:value="4257" calcext:value-type="float">
            <text:p>4257</text:p>
          </table:table-cell>
          <table:table-cell office:value-type="float" office:value="0.0263279999999213" calcext:value-type="float">
            <text:p>0.026327999999921</text:p>
          </table:table-cell>
          <table:table-cell office:value-type="float" office:value="3665" calcext:value-type="float">
            <text:p>3665</text:p>
          </table:table-cell>
          <table:table-cell office:value-type="float" office:value="0.386774000000059" calcext:value-type="float">
            <text:p>0.386774000000059</text:p>
          </table:table-cell>
          <table:table-cell office:value-type="float" office:value="3615" calcext:value-type="float">
            <text:p>3615</text:p>
          </table:table-cell>
          <table:table-cell office:value-type="float" office:value="0.0838920000001053" calcext:value-type="float">
            <text:p>0.083892000000105</text:p>
          </table:table-cell>
          <table:table-cell office:value-type="float" office:value="4257" calcext:value-type="float">
            <text:p>4257</text:p>
          </table:table-cell>
          <table:table-cell office:value-type="float" office:value="0.924144999999953" calcext:value-type="float">
            <text:p>0.924144999999953</text:p>
          </table:table-cell>
          <table:table-cell table:number-columns-repeated="9"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float" office:value="35" calcext:value-type="float">
            <text:p>35</text:p>
          </table:table-cell>
          <table:table-cell office:value-type="float" office:value="3745" calcext:value-type="float">
            <text:p>3745</text:p>
          </table:table-cell>
          <table:table-cell office:value-type="float" office:value="0.0263189999998303" calcext:value-type="float">
            <text:p>0.02631899999983</text:p>
          </table:table-cell>
          <table:table-cell office:value-type="float" office:value="3461" calcext:value-type="float">
            <text:p>3461</text:p>
          </table:table-cell>
          <table:table-cell office:value-type="float" office:value="0.323214000000121" calcext:value-type="float">
            <text:p>0.323214000000121</text:p>
          </table:table-cell>
          <table:table-cell office:value-type="float" office:value="3360" calcext:value-type="float">
            <text:p>3360</text:p>
          </table:table-cell>
          <table:table-cell office:value-type="float" office:value="0.0630419999999958" calcext:value-type="float">
            <text:p>0.063041999999996</text:p>
          </table:table-cell>
          <table:table-cell office:value-type="float" office:value="3745" calcext:value-type="float">
            <text:p>3745</text:p>
          </table:table-cell>
          <table:table-cell office:value-type="float" office:value="0.260268999999994" calcext:value-type="float">
            <text:p>0.260268999999994</text:p>
          </table:table-cell>
          <table:table-cell table:number-columns-repeated="9"/>
        </table:table-row>
        <table:table-row table:style-name="ro1">
          <table:table-cell office:value-type="float" office:value="9458" calcext:value-type="float">
            <text:p>9458</text:p>
          </table:table-cell>
          <table:table-cell office:value-type="float" office:value="35" calcext:value-type="float">
            <text:p>35</text:p>
          </table:table-cell>
          <table:table-cell office:value-type="float" office:value="3660" calcext:value-type="float">
            <text:p>3660</text:p>
          </table:table-cell>
          <table:table-cell office:value-type="float" office:value="0.0271380000000363" calcext:value-type="float">
            <text:p>0.027138000000036</text:p>
          </table:table-cell>
          <table:table-cell office:value-type="float" office:value="3011" calcext:value-type="float">
            <text:p>3011</text:p>
          </table:table-cell>
          <table:table-cell office:value-type="float" office:value="0.361880000000042" calcext:value-type="float">
            <text:p>0.361880000000042</text:p>
          </table:table-cell>
          <table:table-cell office:value-type="float" office:value="2940" calcext:value-type="float">
            <text:p>2940</text:p>
          </table:table-cell>
          <table:table-cell office:value-type="float" office:value="0.0709170000000086" calcext:value-type="float">
            <text:p>0.070917000000009</text:p>
          </table:table-cell>
          <table:table-cell office:value-type="float" office:value="3660" calcext:value-type="float">
            <text:p>3660</text:p>
          </table:table-cell>
          <table:table-cell office:value-type="float" office:value="0.31398200000001" calcext:value-type="float">
            <text:p>0.31398200000001</text:p>
          </table:table-cell>
          <table:table-cell table:number-columns-repeated="9"/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float" office:value="35" calcext:value-type="float">
            <text:p>35</text:p>
          </table:table-cell>
          <table:table-cell office:value-type="float" office:value="3844" calcext:value-type="float">
            <text:p>3844</text:p>
          </table:table-cell>
          <table:table-cell office:value-type="float" office:value="0.0373310000001084" calcext:value-type="float">
            <text:p>0.037331000000108</text:p>
          </table:table-cell>
          <table:table-cell office:value-type="float" office:value="3784" calcext:value-type="float">
            <text:p>3784</text:p>
          </table:table-cell>
          <table:table-cell office:value-type="float" office:value="0.335868000000005" calcext:value-type="float">
            <text:p>0.335868000000005</text:p>
          </table:table-cell>
          <table:table-cell office:value-type="float" office:value="3560" calcext:value-type="float">
            <text:p>3560</text:p>
          </table:table-cell>
          <table:table-cell office:value-type="float" office:value="0.0700949999999239" calcext:value-type="float">
            <text:p>0.070094999999924</text:p>
          </table:table-cell>
          <table:table-cell office:value-type="float" office:value="3844" calcext:value-type="float">
            <text:p>3844</text:p>
          </table:table-cell>
          <table:table-cell office:value-type="float" office:value="0.0489370000000235" calcext:value-type="float">
            <text:p>0.048937000000024</text:p>
          </table:table-cell>
          <table:table-cell table:number-columns-repeated="9"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35" calcext:value-type="float">
            <text:p>35</text:p>
          </table:table-cell>
          <table:table-cell office:value-type="float" office:value="3583" calcext:value-type="float">
            <text:p>3583</text:p>
          </table:table-cell>
          <table:table-cell office:value-type="float" office:value="0.0311769999999569" calcext:value-type="float">
            <text:p>0.031176999999957</text:p>
          </table:table-cell>
          <table:table-cell office:value-type="float" office:value="3545" calcext:value-type="float">
            <text:p>3545</text:p>
          </table:table-cell>
          <table:table-cell office:value-type="float" office:value="0.296686000000022" calcext:value-type="float">
            <text:p>0.296686000000022</text:p>
          </table:table-cell>
          <table:table-cell office:value-type="float" office:value="3235" calcext:value-type="float">
            <text:p>3235</text:p>
          </table:table-cell>
          <table:table-cell office:value-type="float" office:value="0.0555309999999736" calcext:value-type="float">
            <text:p>0.055530999999974</text:p>
          </table:table-cell>
          <table:table-cell office:value-type="float" office:value="3583" calcext:value-type="float">
            <text:p>3583</text:p>
          </table:table-cell>
          <table:table-cell office:value-type="float" office:value="0.00557000000003427" calcext:value-type="float">
            <text:p>0.005570000000034</text:p>
          </table:table-cell>
          <table:table-cell table:number-columns-repeated="9"/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35" calcext:value-type="float">
            <text:p>35</text:p>
          </table:table-cell>
          <table:table-cell office:value-type="float" office:value="3929" calcext:value-type="float">
            <text:p>3929</text:p>
          </table:table-cell>
          <table:table-cell office:value-type="float" office:value="0.0316069999998945" calcext:value-type="float">
            <text:p>0.031606999999895</text:p>
          </table:table-cell>
          <table:table-cell office:value-type="float" office:value="3830" calcext:value-type="float">
            <text:p>3830</text:p>
          </table:table-cell>
          <table:table-cell office:value-type="float" office:value="0.346387000000163" calcext:value-type="float">
            <text:p>0.346387000000163</text:p>
          </table:table-cell>
          <table:table-cell office:value-type="float" office:value="3375" calcext:value-type="float">
            <text:p>3375</text:p>
          </table:table-cell>
          <table:table-cell office:value-type="float" office:value="0.0645209999998997" calcext:value-type="float">
            <text:p>0.0645209999999</text:p>
          </table:table-cell>
          <table:table-cell office:value-type="float" office:value="3929" calcext:value-type="float">
            <text:p>3929</text:p>
          </table:table-cell>
          <table:table-cell office:value-type="float" office:value="0.0496590000001334" calcext:value-type="float">
            <text:p>0.049659000000133</text:p>
          </table:table-cell>
          <table:table-cell table:number-columns-repeated="9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35" calcext:value-type="float">
            <text:p>35</text:p>
          </table:table-cell>
          <table:table-cell office:value-type="float" office:value="3917" calcext:value-type="float">
            <text:p>3917</text:p>
          </table:table-cell>
          <table:table-cell office:value-type="float" office:value="0.0331489999999803" calcext:value-type="float">
            <text:p>0.03314899999998</text:p>
          </table:table-cell>
          <table:table-cell office:value-type="float" office:value="3796" calcext:value-type="float">
            <text:p>3796</text:p>
          </table:table-cell>
          <table:table-cell office:value-type="float" office:value="0.346016999999961" calcext:value-type="float">
            <text:p>0.346016999999961</text:p>
          </table:table-cell>
          <table:table-cell office:value-type="float" office:value="3740" calcext:value-type="float">
            <text:p>3740</text:p>
          </table:table-cell>
          <table:table-cell office:value-type="float" office:value="0.0766299999999092" calcext:value-type="float">
            <text:p>0.076629999999909</text:p>
          </table:table-cell>
          <table:table-cell office:value-type="float" office:value="3917" calcext:value-type="float">
            <text:p>3917</text:p>
          </table:table-cell>
          <table:table-cell office:value-type="float" office:value="0.249005000000011" calcext:value-type="float">
            <text:p>0.249005000000011</text:p>
          </table:table-cell>
          <table:table-cell table:number-columns-repeated="9"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float" office:value="35" calcext:value-type="float">
            <text:p>35</text:p>
          </table:table-cell>
          <table:table-cell office:value-type="float" office:value="499" calcext:value-type="float">
            <text:p>499</text:p>
          </table:table-cell>
          <table:table-cell office:value-type="float" office:value="0.00300400000003265" calcext:value-type="float">
            <text:p>0.003004000000033</text:p>
          </table:table-cell>
          <table:table-cell office:value-type="float" office:value="499" calcext:value-type="float">
            <text:p>499</text:p>
          </table:table-cell>
          <table:table-cell office:value-type="float" office:value="0.0501269999999749" calcext:value-type="float">
            <text:p>0.050126999999975</text:p>
          </table:table-cell>
          <table:table-cell office:value-type="float" office:value="495" calcext:value-type="float">
            <text:p>495</text:p>
          </table:table-cell>
          <table:table-cell office:value-type="float" office:value="0.0103769999999486" calcext:value-type="float">
            <text:p>0.010376999999949</text:p>
          </table:table-cell>
          <table:table-cell office:value-type="float" office:value="499" calcext:value-type="float">
            <text:p>499</text:p>
          </table:table-cell>
          <table:table-cell office:value-type="float" office:value="0.000812999999993735" calcext:value-type="float">
            <text:p>0.000812999999994</text:p>
          </table:table-cell>
          <table:table-cell table:number-columns-repeated="9"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float" office:value="35" calcext:value-type="float">
            <text:p>35</text:p>
          </table:table-cell>
          <table:table-cell office:value-type="float" office:value="3530" calcext:value-type="float">
            <text:p>3530</text:p>
          </table:table-cell>
          <table:table-cell office:value-type="float" office:value="0.0359399999999823" calcext:value-type="float">
            <text:p>0.035939999999982</text:p>
          </table:table-cell>
          <table:table-cell office:value-type="float" office:value="3284" calcext:value-type="float">
            <text:p>3284</text:p>
          </table:table-cell>
          <table:table-cell office:value-type="float" office:value="0.320890999999961" calcext:value-type="float">
            <text:p>0.320890999999961</text:p>
          </table:table-cell>
          <table:table-cell office:value-type="float" office:value="2945" calcext:value-type="float">
            <text:p>2945</text:p>
          </table:table-cell>
          <table:table-cell office:value-type="float" office:value="0.0599750000000086" calcext:value-type="float">
            <text:p>0.059975000000009</text:p>
          </table:table-cell>
          <table:table-cell office:value-type="float" office:value="3530" calcext:value-type="float">
            <text:p>3530</text:p>
          </table:table-cell>
          <table:table-cell office:value-type="float" office:value="0.442300000000046" calcext:value-type="float">
            <text:p>0.442300000000046</text:p>
          </table:table-cell>
          <table:table-cell table:number-columns-repeated="9"/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float" office:value="35" calcext:value-type="float">
            <text:p>35</text:p>
          </table:table-cell>
          <table:table-cell office:value-type="float" office:value="3425" calcext:value-type="float">
            <text:p>3425</text:p>
          </table:table-cell>
          <table:table-cell office:value-type="float" office:value="0.0330820000000358" calcext:value-type="float">
            <text:p>0.033082000000036</text:p>
          </table:table-cell>
          <table:table-cell office:value-type="float" office:value="2958" calcext:value-type="float">
            <text:p>2958</text:p>
          </table:table-cell>
          <table:table-cell office:value-type="float" office:value="0.334755000000086" calcext:value-type="float">
            <text:p>0.334755000000086</text:p>
          </table:table-cell>
          <table:table-cell office:value-type="float" office:value="2875" calcext:value-type="float">
            <text:p>2875</text:p>
          </table:table-cell>
          <table:table-cell office:value-type="float" office:value="0.0676679999999124" calcext:value-type="float">
            <text:p>0.067667999999912</text:p>
          </table:table-cell>
          <table:table-cell office:value-type="float" office:value="3425" calcext:value-type="float">
            <text:p>3425</text:p>
          </table:table-cell>
          <table:table-cell office:value-type="float" office:value="2.60808799999995" calcext:value-type="float">
            <text:p>2.60808799999995</text:p>
          </table:table-cell>
          <table:table-cell table:number-columns-repeated="9"/>
        </table:table-row>
        <table:table-row table:style-name="ro1">
          <table:table-cell office:value-type="float" office:value="9466" calcext:value-type="float">
            <text:p>9466</text:p>
          </table:table-cell>
          <table:table-cell office:value-type="float" office:value="35" calcext:value-type="float">
            <text:p>35</text:p>
          </table:table-cell>
          <table:table-cell office:value-type="float" office:value="3744" calcext:value-type="float">
            <text:p>3744</text:p>
          </table:table-cell>
          <table:table-cell office:value-type="float" office:value="0.0367609999999559" calcext:value-type="float">
            <text:p>0.036760999999956</text:p>
          </table:table-cell>
          <table:table-cell office:value-type="float" office:value="3653" calcext:value-type="float">
            <text:p>3653</text:p>
          </table:table-cell>
          <table:table-cell office:value-type="float" office:value="0.348105000000146" calcext:value-type="float">
            <text:p>0.348105000000146</text:p>
          </table:table-cell>
          <table:table-cell office:value-type="float" office:value="3505" calcext:value-type="float">
            <text:p>3505</text:p>
          </table:table-cell>
          <table:table-cell office:value-type="float" office:value="0.0646379999999454" calcext:value-type="float">
            <text:p>0.064637999999945</text:p>
          </table:table-cell>
          <table:table-cell office:value-type="float" office:value="3744" calcext:value-type="float">
            <text:p>3744</text:p>
          </table:table-cell>
          <table:table-cell office:value-type="float" office:value="0.262617000000091" calcext:value-type="float">
            <text:p>0.262617000000091</text:p>
          </table:table-cell>
          <table:table-cell table:number-columns-repeated="9"/>
        </table:table-row>
        <table:table-row table:style-name="ro1">
          <table:table-cell office:value-type="float" office:value="9467" calcext:value-type="float">
            <text:p>9467</text:p>
          </table:table-cell>
          <table:table-cell office:value-type="float" office:value="35" calcext:value-type="float">
            <text:p>35</text:p>
          </table:table-cell>
          <table:table-cell office:value-type="float" office:value="4990" calcext:value-type="float">
            <text:p>4990</text:p>
          </table:table-cell>
          <table:table-cell office:value-type="float" office:value="0.0344390000000203" calcext:value-type="float">
            <text:p>0.03443900000002</text:p>
          </table:table-cell>
          <table:table-cell office:value-type="float" office:value="4990" calcext:value-type="float">
            <text:p>4990</text:p>
          </table:table-cell>
          <table:table-cell office:value-type="float" office:value="0.436377999999991" calcext:value-type="float">
            <text:p>0.436377999999991</text:p>
          </table:table-cell>
          <table:table-cell office:value-type="float" office:value="4715" calcext:value-type="float">
            <text:p>4715</text:p>
          </table:table-cell>
          <table:table-cell office:value-type="float" office:value="0.0991649999999709" calcext:value-type="float">
            <text:p>0.099164999999971</text:p>
          </table:table-cell>
          <table:table-cell office:value-type="float" office:value="4990" calcext:value-type="float">
            <text:p>4990</text:p>
          </table:table-cell>
          <table:table-cell office:value-type="float" office:value="0.01934800000015" calcext:value-type="float">
            <text:p>0.01934800000015</text:p>
          </table:table-cell>
          <table:table-cell table:number-columns-repeated="9"/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float" office:value="35" calcext:value-type="float">
            <text:p>35</text:p>
          </table:table-cell>
          <table:table-cell office:value-type="float" office:value="3797" calcext:value-type="float">
            <text:p>3797</text:p>
          </table:table-cell>
          <table:table-cell office:value-type="float" office:value="0.0260930000000599" calcext:value-type="float">
            <text:p>0.02609300000006</text:p>
          </table:table-cell>
          <table:table-cell office:value-type="float" office:value="3569" calcext:value-type="float">
            <text:p>3569</text:p>
          </table:table-cell>
          <table:table-cell office:value-type="float" office:value="0.333862000000067" calcext:value-type="float">
            <text:p>0.333862000000067</text:p>
          </table:table-cell>
          <table:table-cell office:value-type="float" office:value="3520" calcext:value-type="float">
            <text:p>3520</text:p>
          </table:table-cell>
          <table:table-cell office:value-type="float" office:value="0.0837510000000066" calcext:value-type="float">
            <text:p>0.083751000000007</text:p>
          </table:table-cell>
          <table:table-cell office:value-type="float" office:value="3797" calcext:value-type="float">
            <text:p>3797</text:p>
          </table:table-cell>
          <table:table-cell office:value-type="float" office:value="0.294223999999986" calcext:value-type="float">
            <text:p>0.294223999999986</text:p>
          </table:table-cell>
          <table:table-cell table:number-columns-repeated="9"/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float" office:value="35" calcext:value-type="float">
            <text:p>35</text:p>
          </table:table-cell>
          <table:table-cell office:value-type="float" office:value="4334" calcext:value-type="float">
            <text:p>4334</text:p>
          </table:table-cell>
          <table:table-cell office:value-type="float" office:value="0.0330409999999119" calcext:value-type="float">
            <text:p>0.033040999999912</text:p>
          </table:table-cell>
          <table:table-cell office:value-type="float" office:value="4334" calcext:value-type="float">
            <text:p>4334</text:p>
          </table:table-cell>
          <table:table-cell office:value-type="float" office:value="0.350428999999963" calcext:value-type="float">
            <text:p>0.350428999999963</text:p>
          </table:table-cell>
          <table:table-cell office:value-type="float" office:value="4165" calcext:value-type="float">
            <text:p>4165</text:p>
          </table:table-cell>
          <table:table-cell office:value-type="float" office:value="0.0805760000000646" calcext:value-type="float">
            <text:p>0.080576000000065</text:p>
          </table:table-cell>
          <table:table-cell office:value-type="float" office:value="4334" calcext:value-type="float">
            <text:p>4334</text:p>
          </table:table-cell>
          <table:table-cell office:value-type="float" office:value="0.0502370000000383" calcext:value-type="float">
            <text:p>0.050237000000038</text:p>
          </table:table-cell>
          <table:table-cell table:number-columns-repeated="9"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35" calcext:value-type="float">
            <text:p>35</text:p>
          </table:table-cell>
          <table:table-cell office:value-type="float" office:value="4001" calcext:value-type="float">
            <text:p>4001</text:p>
          </table:table-cell>
          <table:table-cell office:value-type="float" office:value="0.0331719999999223" calcext:value-type="float">
            <text:p>0.033171999999922</text:p>
          </table:table-cell>
          <table:table-cell office:value-type="float" office:value="3145" calcext:value-type="float">
            <text:p>3145</text:p>
          </table:table-cell>
          <table:table-cell office:value-type="float" office:value="0.353060999999911" calcext:value-type="float">
            <text:p>0.353060999999911</text:p>
          </table:table-cell>
          <table:table-cell office:value-type="float" office:value="3050" calcext:value-type="float">
            <text:p>3050</text:p>
          </table:table-cell>
          <table:table-cell office:value-type="float" office:value="0.0680340000000115" calcext:value-type="float">
            <text:p>0.068034000000012</text:p>
          </table:table-cell>
          <table:table-cell office:value-type="float" office:value="4001" calcext:value-type="float">
            <text:p>4001</text:p>
          </table:table-cell>
          <table:table-cell office:value-type="float" office:value="0.0603310000000192" calcext:value-type="float">
            <text:p>0.060331000000019</text:p>
          </table:table-cell>
          <table:table-cell table:number-columns-repeated="9"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float" office:value="35" calcext:value-type="float">
            <text:p>35</text:p>
          </table:table-cell>
          <table:table-cell office:value-type="float" office:value="4328" calcext:value-type="float">
            <text:p>4328</text:p>
          </table:table-cell>
          <table:table-cell office:value-type="float" office:value="0.0270590000001221" calcext:value-type="float">
            <text:p>0.027059000000122</text:p>
          </table:table-cell>
          <table:table-cell office:value-type="float" office:value="4068" calcext:value-type="float">
            <text:p>4068</text:p>
          </table:table-cell>
          <table:table-cell office:value-type="float" office:value="0.400314000000094" calcext:value-type="float">
            <text:p>0.400314000000094</text:p>
          </table:table-cell>
          <table:table-cell office:value-type="float" office:value="3935" calcext:value-type="float">
            <text:p>3935</text:p>
          </table:table-cell>
          <table:table-cell office:value-type="float" office:value="0.0879309999999123" calcext:value-type="float">
            <text:p>0.087930999999912</text:p>
          </table:table-cell>
          <table:table-cell office:value-type="float" office:value="4328" calcext:value-type="float">
            <text:p>4328</text:p>
          </table:table-cell>
          <table:table-cell office:value-type="float" office:value="0.460063999999989" calcext:value-type="float">
            <text:p>0.460063999999989</text:p>
          </table:table-cell>
          <table:table-cell table:number-columns-repeated="9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35" calcext:value-type="float">
            <text:p>35</text:p>
          </table:table-cell>
          <table:table-cell office:value-type="float" office:value="4676" calcext:value-type="float">
            <text:p>4676</text:p>
          </table:table-cell>
          <table:table-cell office:value-type="float" office:value="0.0327949999999646" calcext:value-type="float">
            <text:p>0.032794999999965</text:p>
          </table:table-cell>
          <table:table-cell office:value-type="float" office:value="4409" calcext:value-type="float">
            <text:p>4409</text:p>
          </table:table-cell>
          <table:table-cell office:value-type="float" office:value="0.39826800000003" calcext:value-type="float">
            <text:p>0.39826800000003</text:p>
          </table:table-cell>
          <table:table-cell office:value-type="float" office:value="4355" calcext:value-type="float">
            <text:p>4355</text:p>
          </table:table-cell>
          <table:table-cell office:value-type="float" office:value="0.0973840000000337" calcext:value-type="float">
            <text:p>0.097384000000034</text:p>
          </table:table-cell>
          <table:table-cell office:value-type="float" office:value="4676" calcext:value-type="float">
            <text:p>4676</text:p>
          </table:table-cell>
          <table:table-cell office:value-type="float" office:value="0.275030000000015" calcext:value-type="float">
            <text:p>0.275030000000015</text:p>
          </table:table-cell>
          <table:table-cell table:number-columns-repeated="9"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35" calcext:value-type="float">
            <text:p>35</text:p>
          </table:table-cell>
          <table:table-cell office:value-type="float" office:value="4150" calcext:value-type="float">
            <text:p>4150</text:p>
          </table:table-cell>
          <table:table-cell office:value-type="float" office:value="0.0272879999999986" calcext:value-type="float">
            <text:p>0.027287999999999</text:p>
          </table:table-cell>
          <table:table-cell office:value-type="float" office:value="3652" calcext:value-type="float">
            <text:p>3652</text:p>
          </table:table-cell>
          <table:table-cell office:value-type="float" office:value="0.370502999999985" calcext:value-type="float">
            <text:p>0.370502999999985</text:p>
          </table:table-cell>
          <table:table-cell office:value-type="float" office:value="3460" calcext:value-type="float">
            <text:p>3460</text:p>
          </table:table-cell>
          <table:table-cell office:value-type="float" office:value="0.0762010000000828" calcext:value-type="float">
            <text:p>0.076201000000083</text:p>
          </table:table-cell>
          <table:table-cell office:value-type="float" office:value="4150" calcext:value-type="float">
            <text:p>4150</text:p>
          </table:table-cell>
          <table:table-cell office:value-type="float" office:value="0.152557999999885" calcext:value-type="float">
            <text:p>0.152557999999885</text:p>
          </table:table-cell>
          <table:table-cell table:number-columns-repeated="9"/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35" calcext:value-type="float">
            <text:p>35</text:p>
          </table:table-cell>
          <table:table-cell office:value-type="float" office:value="4363" calcext:value-type="float">
            <text:p>4363</text:p>
          </table:table-cell>
          <table:table-cell office:value-type="float" office:value="0.0312679999999546" calcext:value-type="float">
            <text:p>0.031267999999955</text:p>
          </table:table-cell>
          <table:table-cell office:value-type="float" office:value="4331" calcext:value-type="float">
            <text:p>4331</text:p>
          </table:table-cell>
          <table:table-cell office:value-type="float" office:value="0.387504000000035" calcext:value-type="float">
            <text:p>0.387504000000035</text:p>
          </table:table-cell>
          <table:table-cell office:value-type="float" office:value="4200" calcext:value-type="float">
            <text:p>4200</text:p>
          </table:table-cell>
          <table:table-cell office:value-type="float" office:value="0.0746530000000121" calcext:value-type="float">
            <text:p>0.074653000000012</text:p>
          </table:table-cell>
          <table:table-cell office:value-type="float" office:value="4363" calcext:value-type="float">
            <text:p>4363</text:p>
          </table:table-cell>
          <table:table-cell office:value-type="float" office:value="0.413291999999956" calcext:value-type="float">
            <text:p>0.413291999999956</text:p>
          </table:table-cell>
          <table:table-cell table:number-columns-repeated="9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float" office:value="35" calcext:value-type="float">
            <text:p>35</text:p>
          </table:table-cell>
          <table:table-cell office:value-type="float" office:value="3921" calcext:value-type="float">
            <text:p>3921</text:p>
          </table:table-cell>
          <table:table-cell office:value-type="float" office:value="0.0326979999998684" calcext:value-type="float">
            <text:p>0.032697999999869</text:p>
          </table:table-cell>
          <table:table-cell office:value-type="float" office:value="3717" calcext:value-type="float">
            <text:p>3717</text:p>
          </table:table-cell>
          <table:table-cell office:value-type="float" office:value="0.378454999999917" calcext:value-type="float">
            <text:p>0.378454999999917</text:p>
          </table:table-cell>
          <table:table-cell office:value-type="float" office:value="3460" calcext:value-type="float">
            <text:p>3460</text:p>
          </table:table-cell>
          <table:table-cell office:value-type="float" office:value="0.0758380000000898" calcext:value-type="float">
            <text:p>0.07583800000009</text:p>
          </table:table-cell>
          <table:table-cell office:value-type="float" office:value="3921" calcext:value-type="float">
            <text:p>3921</text:p>
          </table:table-cell>
          <table:table-cell office:value-type="float" office:value="3.41093899999998" calcext:value-type="float">
            <text:p>3.41093899999998</text:p>
          </table:table-cell>
          <table:table-cell table:number-columns-repeated="9"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float" office:value="35" calcext:value-type="float">
            <text:p>35</text:p>
          </table:table-cell>
          <table:table-cell office:value-type="float" office:value="4199" calcext:value-type="float">
            <text:p>4199</text:p>
          </table:table-cell>
          <table:table-cell office:value-type="float" office:value="0.0288890000001629" calcext:value-type="float">
            <text:p>0.028889000000163</text:p>
          </table:table-cell>
          <table:table-cell office:value-type="float" office:value="3513" calcext:value-type="float">
            <text:p>3513</text:p>
          </table:table-cell>
          <table:table-cell office:value-type="float" office:value="0.393348999999944" calcext:value-type="float">
            <text:p>0.393348999999944</text:p>
          </table:table-cell>
          <table:table-cell office:value-type="float" office:value="3390" calcext:value-type="float">
            <text:p>3390</text:p>
          </table:table-cell>
          <table:table-cell office:value-type="float" office:value="0.0831670000001168" calcext:value-type="float">
            <text:p>0.083167000000117</text:p>
          </table:table-cell>
          <table:table-cell office:value-type="float" office:value="4199" calcext:value-type="float">
            <text:p>4199</text:p>
          </table:table-cell>
          <table:table-cell office:value-type="float" office:value="0.605908999999883" calcext:value-type="float">
            <text:p>0.605908999999883</text:p>
          </table:table-cell>
          <table:table-cell table:number-columns-repeated="9"/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float" office:value="35" calcext:value-type="float">
            <text:p>35</text:p>
          </table:table-cell>
          <table:table-cell office:value-type="float" office:value="3523" calcext:value-type="float">
            <text:p>3523</text:p>
          </table:table-cell>
          <table:table-cell office:value-type="float" office:value="0.0349819999998999" calcext:value-type="float">
            <text:p>0.0349819999999</text:p>
          </table:table-cell>
          <table:table-cell office:value-type="float" office:value="3059" calcext:value-type="float">
            <text:p>3059</text:p>
          </table:table-cell>
          <table:table-cell office:value-type="float" office:value="0.321635000000015" calcext:value-type="float">
            <text:p>0.321635000000015</text:p>
          </table:table-cell>
          <table:table-cell office:value-type="float" office:value="2890" calcext:value-type="float">
            <text:p>2890</text:p>
          </table:table-cell>
          <table:table-cell office:value-type="float" office:value="0.0595330000001013" calcext:value-type="float">
            <text:p>0.059533000000101</text:p>
          </table:table-cell>
          <table:table-cell office:value-type="float" office:value="3523" calcext:value-type="float">
            <text:p>3523</text:p>
          </table:table-cell>
          <table:table-cell office:value-type="float" office:value="0.176921999999877" calcext:value-type="float">
            <text:p>0.176921999999877</text:p>
          </table:table-cell>
          <table:table-cell table:number-columns-repeated="9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35" calcext:value-type="float">
            <text:p>35</text:p>
          </table:table-cell>
          <table:table-cell office:value-type="float" office:value="4515" calcext:value-type="float">
            <text:p>4515</text:p>
          </table:table-cell>
          <table:table-cell office:value-type="float" office:value="0.036813999999822" calcext:value-type="float">
            <text:p>0.036813999999822</text:p>
          </table:table-cell>
          <table:table-cell office:value-type="float" office:value="4332" calcext:value-type="float">
            <text:p>4332</text:p>
          </table:table-cell>
          <table:table-cell office:value-type="float" office:value="0.435654" calcext:value-type="float">
            <text:p>0.435654</text:p>
          </table:table-cell>
          <table:table-cell office:value-type="float" office:value="4290" calcext:value-type="float">
            <text:p>4290</text:p>
          </table:table-cell>
          <table:table-cell office:value-type="float" office:value="0.0893880000000991" calcext:value-type="float">
            <text:p>0.089388000000099</text:p>
          </table:table-cell>
          <table:table-cell office:value-type="float" office:value="4515" calcext:value-type="float">
            <text:p>4515</text:p>
          </table:table-cell>
          <table:table-cell office:value-type="float" office:value="2.66003599999999" calcext:value-type="float">
            <text:p>2.66003599999999</text:p>
          </table:table-cell>
          <table:table-cell table:number-columns-repeated="9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float" office:value="35" calcext:value-type="float">
            <text:p>35</text:p>
          </table:table-cell>
          <table:table-cell office:value-type="float" office:value="3423" calcext:value-type="float">
            <text:p>3423</text:p>
          </table:table-cell>
          <table:table-cell office:value-type="float" office:value="0.026480000000106" calcext:value-type="float">
            <text:p>0.026480000000106</text:p>
          </table:table-cell>
          <table:table-cell office:value-type="float" office:value="3416" calcext:value-type="float">
            <text:p>3416</text:p>
          </table:table-cell>
          <table:table-cell office:value-type="float" office:value="0.293417999999974" calcext:value-type="float">
            <text:p>0.293417999999974</text:p>
          </table:table-cell>
          <table:table-cell office:value-type="float" office:value="3325" calcext:value-type="float">
            <text:p>3325</text:p>
          </table:table-cell>
          <table:table-cell office:value-type="float" office:value="0.0625579999999673" calcext:value-type="float">
            <text:p>0.062557999999967</text:p>
          </table:table-cell>
          <table:table-cell office:value-type="float" office:value="3423" calcext:value-type="float">
            <text:p>3423</text:p>
          </table:table-cell>
          <table:table-cell office:value-type="float" office:value="0.180146000000036" calcext:value-type="float">
            <text:p>0.180146000000036</text:p>
          </table:table-cell>
          <table:table-cell table:number-columns-repeated="9"/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35" calcext:value-type="float">
            <text:p>35</text:p>
          </table:table-cell>
          <table:table-cell office:value-type="float" office:value="3610" calcext:value-type="float">
            <text:p>3610</text:p>
          </table:table-cell>
          <table:table-cell office:value-type="float" office:value="0.0270100000000184" calcext:value-type="float">
            <text:p>0.027010000000019</text:p>
          </table:table-cell>
          <table:table-cell office:value-type="float" office:value="3437" calcext:value-type="float">
            <text:p>3437</text:p>
          </table:table-cell>
          <table:table-cell office:value-type="float" office:value="0.342968000000042" calcext:value-type="float">
            <text:p>0.342968000000042</text:p>
          </table:table-cell>
          <table:table-cell office:value-type="float" office:value="3250" calcext:value-type="float">
            <text:p>3250</text:p>
          </table:table-cell>
          <table:table-cell office:value-type="float" office:value="0.0725380000000087" calcext:value-type="float">
            <text:p>0.072538000000009</text:p>
          </table:table-cell>
          <table:table-cell office:value-type="float" office:value="3610" calcext:value-type="float">
            <text:p>3610</text:p>
          </table:table-cell>
          <table:table-cell office:value-type="float" office:value="3.87735100000009" calcext:value-type="float">
            <text:p>3.87735100000009</text:p>
          </table:table-cell>
          <table:table-cell table:number-columns-repeated="9"/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float" office:value="35" calcext:value-type="float">
            <text:p>35</text:p>
          </table:table-cell>
          <table:table-cell office:value-type="float" office:value="4654" calcext:value-type="float">
            <text:p>4654</text:p>
          </table:table-cell>
          <table:table-cell office:value-type="float" office:value="0.0319240000000036" calcext:value-type="float">
            <text:p>0.031924000000004</text:p>
          </table:table-cell>
          <table:table-cell office:value-type="float" office:value="4374" calcext:value-type="float">
            <text:p>4374</text:p>
          </table:table-cell>
          <table:table-cell office:value-type="float" office:value="0.434259000000111" calcext:value-type="float">
            <text:p>0.434259000000111</text:p>
          </table:table-cell>
          <table:table-cell office:value-type="float" office:value="4320" calcext:value-type="float">
            <text:p>4320</text:p>
          </table:table-cell>
          <table:table-cell office:value-type="float" office:value="0.0822339999998576" calcext:value-type="float">
            <text:p>0.082233999999858</text:p>
          </table:table-cell>
          <table:table-cell office:value-type="float" office:value="4654" calcext:value-type="float">
            <text:p>4654</text:p>
          </table:table-cell>
          <table:table-cell office:value-type="float" office:value="0.205463000000009" calcext:value-type="float">
            <text:p>0.205463000000009</text:p>
          </table:table-cell>
          <table:table-cell table:number-columns-repeated="9"/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float" office:value="35" calcext:value-type="float">
            <text:p>35</text:p>
          </table:table-cell>
          <table:table-cell office:value-type="float" office:value="3706" calcext:value-type="float">
            <text:p>3706</text:p>
          </table:table-cell>
          <table:table-cell office:value-type="float" office:value="0.0312330000000429" calcext:value-type="float">
            <text:p>0.031233000000043</text:p>
          </table:table-cell>
          <table:table-cell office:value-type="float" office:value="3531" calcext:value-type="float">
            <text:p>3531</text:p>
          </table:table-cell>
          <table:table-cell office:value-type="float" office:value="0.329473000000007" calcext:value-type="float">
            <text:p>0.329473000000007</text:p>
          </table:table-cell>
          <table:table-cell office:value-type="float" office:value="3410" calcext:value-type="float">
            <text:p>3410</text:p>
          </table:table-cell>
          <table:table-cell office:value-type="float" office:value="0.0674420000000282" calcext:value-type="float">
            <text:p>0.067442000000028</text:p>
          </table:table-cell>
          <table:table-cell office:value-type="float" office:value="3706" calcext:value-type="float">
            <text:p>3706</text:p>
          </table:table-cell>
          <table:table-cell office:value-type="float" office:value="0.0736950000000434" calcext:value-type="float">
            <text:p>0.073695000000043</text:p>
          </table:table-cell>
          <table:table-cell table:number-columns-repeated="9"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float" office:value="35" calcext:value-type="float">
            <text:p>35</text:p>
          </table:table-cell>
          <table:table-cell office:value-type="float" office:value="3675" calcext:value-type="float">
            <text:p>3675</text:p>
          </table:table-cell>
          <table:table-cell office:value-type="float" office:value="0.0337639999999055" calcext:value-type="float">
            <text:p>0.033763999999906</text:p>
          </table:table-cell>
          <table:table-cell office:value-type="float" office:value="3394" calcext:value-type="float">
            <text:p>3394</text:p>
          </table:table-cell>
          <table:table-cell office:value-type="float" office:value="0.325225000000159" calcext:value-type="float">
            <text:p>0.325225000000159</text:p>
          </table:table-cell>
          <table:table-cell office:value-type="float" office:value="3045" calcext:value-type="float">
            <text:p>3045</text:p>
          </table:table-cell>
          <table:table-cell office:value-type="float" office:value="0.0680659999999307" calcext:value-type="float">
            <text:p>0.068065999999931</text:p>
          </table:table-cell>
          <table:table-cell office:value-type="float" office:value="3675" calcext:value-type="float">
            <text:p>3675</text:p>
          </table:table-cell>
          <table:table-cell office:value-type="float" office:value="0.633434000000079" calcext:value-type="float">
            <text:p>0.633434000000079</text:p>
          </table:table-cell>
          <table:table-cell table:number-columns-repeated="9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35" calcext:value-type="float">
            <text:p>35</text:p>
          </table:table-cell>
          <table:table-cell office:value-type="float" office:value="4516" calcext:value-type="float">
            <text:p>4516</text:p>
          </table:table-cell>
          <table:table-cell office:value-type="float" office:value="0.0265569999999116" calcext:value-type="float">
            <text:p>0.026556999999912</text:p>
          </table:table-cell>
          <table:table-cell office:value-type="float" office:value="4271" calcext:value-type="float">
            <text:p>4271</text:p>
          </table:table-cell>
          <table:table-cell office:value-type="float" office:value="0.413696999999956" calcext:value-type="float">
            <text:p>0.413696999999956</text:p>
          </table:table-cell>
          <table:table-cell office:value-type="float" office:value="3965" calcext:value-type="float">
            <text:p>3965</text:p>
          </table:table-cell>
          <table:table-cell office:value-type="float" office:value="0.0816499999999678" calcext:value-type="float">
            <text:p>0.081649999999968</text:p>
          </table:table-cell>
          <table:table-cell office:value-type="float" office:value="4516" calcext:value-type="float">
            <text:p>4516</text:p>
          </table:table-cell>
          <table:table-cell office:value-type="float" office:value="0.11709600000006" calcext:value-type="float">
            <text:p>0.11709600000006</text:p>
          </table:table-cell>
          <table:table-cell table:number-columns-repeated="9"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float" office:value="35" calcext:value-type="float">
            <text:p>35</text:p>
          </table:table-cell>
          <table:table-cell office:value-type="float" office:value="4677" calcext:value-type="float">
            <text:p>4677</text:p>
          </table:table-cell>
          <table:table-cell office:value-type="float" office:value="0.0321610000000874" calcext:value-type="float">
            <text:p>0.032161000000087</text:p>
          </table:table-cell>
          <table:table-cell office:value-type="float" office:value="4295" calcext:value-type="float">
            <text:p>4295</text:p>
          </table:table-cell>
          <table:table-cell office:value-type="float" office:value="0.426260999999954" calcext:value-type="float">
            <text:p>0.426260999999954</text:p>
          </table:table-cell>
          <table:table-cell office:value-type="float" office:value="4055" calcext:value-type="float">
            <text:p>4055</text:p>
          </table:table-cell>
          <table:table-cell office:value-type="float" office:value="0.0880719999998973" calcext:value-type="float">
            <text:p>0.088071999999897</text:p>
          </table:table-cell>
          <table:table-cell office:value-type="float" office:value="4677" calcext:value-type="float">
            <text:p>4677</text:p>
          </table:table-cell>
          <table:table-cell office:value-type="float" office:value="0.326287999999977" calcext:value-type="float">
            <text:p>0.326287999999977</text:p>
          </table:table-cell>
          <table:table-cell table:number-columns-repeated="9"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35" calcext:value-type="float">
            <text:p>35</text:p>
          </table:table-cell>
          <table:table-cell office:value-type="float" office:value="3871" calcext:value-type="float">
            <text:p>3871</text:p>
          </table:table-cell>
          <table:table-cell office:value-type="float" office:value="0.0323349999999891" calcext:value-type="float">
            <text:p>0.032334999999989</text:p>
          </table:table-cell>
          <table:table-cell office:value-type="float" office:value="3485" calcext:value-type="float">
            <text:p>3485</text:p>
          </table:table-cell>
          <table:table-cell office:value-type="float" office:value="0.344749999999976" calcext:value-type="float">
            <text:p>0.344749999999976</text:p>
          </table:table-cell>
          <table:table-cell office:value-type="float" office:value="3220" calcext:value-type="float">
            <text:p>3220</text:p>
          </table:table-cell>
          <table:table-cell office:value-type="float" office:value="0.0652599999999666" calcext:value-type="float">
            <text:p>0.065259999999967</text:p>
          </table:table-cell>
          <table:table-cell office:value-type="float" office:value="3871" calcext:value-type="float">
            <text:p>3871</text:p>
          </table:table-cell>
          <table:table-cell office:value-type="float" office:value="0.0675200000000586" calcext:value-type="float">
            <text:p>0.067520000000059</text:p>
          </table:table-cell>
          <table:table-cell table:number-columns-repeated="9"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float" office:value="35" calcext:value-type="float">
            <text:p>35</text:p>
          </table:table-cell>
          <table:table-cell office:value-type="float" office:value="4278" calcext:value-type="float">
            <text:p>4278</text:p>
          </table:table-cell>
          <table:table-cell office:value-type="float" office:value="0.0333550000000287" calcext:value-type="float">
            <text:p>0.033355000000029</text:p>
          </table:table-cell>
          <table:table-cell office:value-type="float" office:value="3828" calcext:value-type="float">
            <text:p>3828</text:p>
          </table:table-cell>
          <table:table-cell office:value-type="float" office:value="0.365430999999944" calcext:value-type="float">
            <text:p>0.365430999999944</text:p>
          </table:table-cell>
          <table:table-cell office:value-type="float" office:value="3765" calcext:value-type="float">
            <text:p>3765</text:p>
          </table:table-cell>
          <table:table-cell office:value-type="float" office:value="0.0906179999999495" calcext:value-type="float">
            <text:p>0.09061799999995</text:p>
          </table:table-cell>
          <table:table-cell office:value-type="float" office:value="4278" calcext:value-type="float">
            <text:p>4278</text:p>
          </table:table-cell>
          <table:table-cell office:value-type="float" office:value="0.087902999999983" calcext:value-type="float">
            <text:p>0.087902999999983</text:p>
          </table:table-cell>
          <table:table-cell table:number-columns-repeated="9"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float" office:value="35" calcext:value-type="float">
            <text:p>35</text:p>
          </table:table-cell>
          <table:table-cell office:value-type="float" office:value="3881" calcext:value-type="float">
            <text:p>3881</text:p>
          </table:table-cell>
          <table:table-cell office:value-type="float" office:value="0.0264080000000604" calcext:value-type="float">
            <text:p>0.02640800000006</text:p>
          </table:table-cell>
          <table:table-cell office:value-type="float" office:value="3836" calcext:value-type="float">
            <text:p>3836</text:p>
          </table:table-cell>
          <table:table-cell office:value-type="float" office:value="0.353631999999948" calcext:value-type="float">
            <text:p>0.353631999999948</text:p>
          </table:table-cell>
          <table:table-cell office:value-type="float" office:value="3760" calcext:value-type="float">
            <text:p>3760</text:p>
          </table:table-cell>
          <table:table-cell office:value-type="float" office:value="0.0675520000000915" calcext:value-type="float">
            <text:p>0.067552000000092</text:p>
          </table:table-cell>
          <table:table-cell office:value-type="float" office:value="3881" calcext:value-type="float">
            <text:p>3881</text:p>
          </table:table-cell>
          <table:table-cell office:value-type="float" office:value="0.0276039999999966" calcext:value-type="float">
            <text:p>0.027603999999997</text:p>
          </table:table-cell>
          <table:table-cell table:number-columns-repeated="9"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float" office:value="35" calcext:value-type="float">
            <text:p>35</text:p>
          </table:table-cell>
          <table:table-cell office:value-type="float" office:value="4546" calcext:value-type="float">
            <text:p>4546</text:p>
          </table:table-cell>
          <table:table-cell office:value-type="float" office:value="0.0261880000000474" calcext:value-type="float">
            <text:p>0.026188000000047</text:p>
          </table:table-cell>
          <table:table-cell office:value-type="float" office:value="4211" calcext:value-type="float">
            <text:p>4211</text:p>
          </table:table-cell>
          <table:table-cell office:value-type="float" office:value="0.432756999999924" calcext:value-type="float">
            <text:p>0.432756999999924</text:p>
          </table:table-cell>
          <table:table-cell office:value-type="float" office:value="4095" calcext:value-type="float">
            <text:p>4095</text:p>
          </table:table-cell>
          <table:table-cell office:value-type="float" office:value="0.0852650000000494" calcext:value-type="float">
            <text:p>0.08526500000005</text:p>
          </table:table-cell>
          <table:table-cell office:value-type="float" office:value="4546" calcext:value-type="float">
            <text:p>4546</text:p>
          </table:table-cell>
          <table:table-cell office:value-type="float" office:value="0.356436000000031" calcext:value-type="float">
            <text:p>0.356436000000031</text:p>
          </table:table-cell>
          <table:table-cell table:number-columns-repeated="9"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35" calcext:value-type="float">
            <text:p>35</text:p>
          </table:table-cell>
          <table:table-cell office:value-type="float" office:value="3653" calcext:value-type="float">
            <text:p>3653</text:p>
          </table:table-cell>
          <table:table-cell office:value-type="float" office:value="0.0290280000000394" calcext:value-type="float">
            <text:p>0.029028000000039</text:p>
          </table:table-cell>
          <table:table-cell office:value-type="float" office:value="3386" calcext:value-type="float">
            <text:p>3386</text:p>
          </table:table-cell>
          <table:table-cell office:value-type="float" office:value="0.335197999999991" calcext:value-type="float">
            <text:p>0.335197999999991</text:p>
          </table:table-cell>
          <table:table-cell office:value-type="float" office:value="3085" calcext:value-type="float">
            <text:p>3085</text:p>
          </table:table-cell>
          <table:table-cell office:value-type="float" office:value="0.0632590000001301" calcext:value-type="float">
            <text:p>0.06325900000013</text:p>
          </table:table-cell>
          <table:table-cell office:value-type="float" office:value="3653" calcext:value-type="float">
            <text:p>3653</text:p>
          </table:table-cell>
          <table:table-cell office:value-type="float" office:value="0.418394999999919" calcext:value-type="float">
            <text:p>0.418394999999919</text:p>
          </table:table-cell>
          <table:table-cell table:number-columns-repeated="9"/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35" calcext:value-type="float">
            <text:p>35</text:p>
          </table:table-cell>
          <table:table-cell office:value-type="float" office:value="3394" calcext:value-type="float">
            <text:p>3394</text:p>
          </table:table-cell>
          <table:table-cell office:value-type="float" office:value="0.0292329999999765" calcext:value-type="float">
            <text:p>0.029232999999977</text:p>
          </table:table-cell>
          <table:table-cell office:value-type="float" office:value="3304" calcext:value-type="float">
            <text:p>3304</text:p>
          </table:table-cell>
          <table:table-cell office:value-type="float" office:value="0.318100999999956" calcext:value-type="float">
            <text:p>0.318100999999956</text:p>
          </table:table-cell>
          <table:table-cell office:value-type="float" office:value="3125" calcext:value-type="float">
            <text:p>3125</text:p>
          </table:table-cell>
          <table:table-cell office:value-type="float" office:value="0.0604680000000144" calcext:value-type="float">
            <text:p>0.060468000000014</text:p>
          </table:table-cell>
          <table:table-cell office:value-type="float" office:value="3394" calcext:value-type="float">
            <text:p>3394</text:p>
          </table:table-cell>
          <table:table-cell office:value-type="float" office:value="0.964847000000077" calcext:value-type="float">
            <text:p>0.964847000000077</text:p>
          </table:table-cell>
          <table:table-cell table:number-columns-repeated="9"/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float" office:value="35" calcext:value-type="float">
            <text:p>35</text:p>
          </table:table-cell>
          <table:table-cell office:value-type="float" office:value="4535" calcext:value-type="float">
            <text:p>4535</text:p>
          </table:table-cell>
          <table:table-cell office:value-type="float" office:value="0.0272670000000517" calcext:value-type="float">
            <text:p>0.027267000000052</text:p>
          </table:table-cell>
          <table:table-cell office:value-type="float" office:value="4089" calcext:value-type="float">
            <text:p>4089</text:p>
          </table:table-cell>
          <table:table-cell office:value-type="float" office:value="0.402242999999999" calcext:value-type="float">
            <text:p>0.402242999999999</text:p>
          </table:table-cell>
          <table:table-cell office:value-type="float" office:value="3715" calcext:value-type="float">
            <text:p>3715</text:p>
          </table:table-cell>
          <table:table-cell office:value-type="float" office:value="0.0796880000000328" calcext:value-type="float">
            <text:p>0.079688000000033</text:p>
          </table:table-cell>
          <table:table-cell office:value-type="float" office:value="4535" calcext:value-type="float">
            <text:p>4535</text:p>
          </table:table-cell>
          <table:table-cell office:value-type="float" office:value="0.203288000000043" calcext:value-type="float">
            <text:p>0.203288000000043</text:p>
          </table:table-cell>
          <table:table-cell table:number-columns-repeated="9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35" calcext:value-type="float">
            <text:p>35</text:p>
          </table:table-cell>
          <table:table-cell office:value-type="float" office:value="4585" calcext:value-type="float">
            <text:p>4585</text:p>
          </table:table-cell>
          <table:table-cell office:value-type="float" office:value="0.0279410000000553" calcext:value-type="float">
            <text:p>0.027941000000055</text:p>
          </table:table-cell>
          <table:table-cell office:value-type="float" office:value="4403" calcext:value-type="float">
            <text:p>4403</text:p>
          </table:table-cell>
          <table:table-cell office:value-type="float" office:value="0.416957999999909" calcext:value-type="float">
            <text:p>0.416957999999909</text:p>
          </table:table-cell>
          <table:table-cell office:value-type="float" office:value="4300" calcext:value-type="float">
            <text:p>4300</text:p>
          </table:table-cell>
          <table:table-cell office:value-type="float" office:value="0.0835769999999911" calcext:value-type="float">
            <text:p>0.083576999999991</text:p>
          </table:table-cell>
          <table:table-cell office:value-type="float" office:value="4585" calcext:value-type="float">
            <text:p>4585</text:p>
          </table:table-cell>
          <table:table-cell office:value-type="float" office:value="0.135692999999947" calcext:value-type="float">
            <text:p>0.135692999999947</text:p>
          </table:table-cell>
          <table:table-cell table:number-columns-repeated="9"/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float" office:value="35" calcext:value-type="float">
            <text:p>35</text:p>
          </table:table-cell>
          <table:table-cell office:value-type="float" office:value="4539" calcext:value-type="float">
            <text:p>4539</text:p>
          </table:table-cell>
          <table:table-cell office:value-type="float" office:value="0.0260559999999259" calcext:value-type="float">
            <text:p>0.026055999999926</text:p>
          </table:table-cell>
          <table:table-cell office:value-type="float" office:value="4222" calcext:value-type="float">
            <text:p>4222</text:p>
          </table:table-cell>
          <table:table-cell office:value-type="float" office:value="0.423831999999834" calcext:value-type="float">
            <text:p>0.423831999999834</text:p>
          </table:table-cell>
          <table:table-cell office:value-type="float" office:value="3965" calcext:value-type="float">
            <text:p>3965</text:p>
          </table:table-cell>
          <table:table-cell office:value-type="float" office:value="0.0924419999998918" calcext:value-type="float">
            <text:p>0.092441999999892</text:p>
          </table:table-cell>
          <table:table-cell office:value-type="float" office:value="4539" calcext:value-type="float">
            <text:p>4539</text:p>
          </table:table-cell>
          <table:table-cell office:value-type="float" office:value="0.815396999999962" calcext:value-type="float">
            <text:p>0.815396999999962</text:p>
          </table:table-cell>
          <table:table-cell table:number-columns-repeated="9"/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35" calcext:value-type="float">
            <text:p>35</text:p>
          </table:table-cell>
          <table:table-cell office:value-type="float" office:value="4023" calcext:value-type="float">
            <text:p>4023</text:p>
          </table:table-cell>
          <table:table-cell office:value-type="float" office:value="0.0331850000000031" calcext:value-type="float">
            <text:p>0.033185000000003</text:p>
          </table:table-cell>
          <table:table-cell office:value-type="float" office:value="3985" calcext:value-type="float">
            <text:p>3985</text:p>
          </table:table-cell>
          <table:table-cell office:value-type="float" office:value="0.393137999999908" calcext:value-type="float">
            <text:p>0.393137999999908</text:p>
          </table:table-cell>
          <table:table-cell office:value-type="float" office:value="3645" calcext:value-type="float">
            <text:p>3645</text:p>
          </table:table-cell>
          <table:table-cell office:value-type="float" office:value="0.0666490000000977" calcext:value-type="float">
            <text:p>0.066649000000098</text:p>
          </table:table-cell>
          <table:table-cell office:value-type="float" office:value="4023" calcext:value-type="float">
            <text:p>4023</text:p>
          </table:table-cell>
          <table:table-cell office:value-type="float" office:value="0.106183999999871" calcext:value-type="float">
            <text:p>0.106183999999871</text:p>
          </table:table-cell>
          <table:table-cell table:number-columns-repeated="9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35" calcext:value-type="float">
            <text:p>35</text:p>
          </table:table-cell>
          <table:table-cell office:value-type="float" office:value="4411" calcext:value-type="float">
            <text:p>4411</text:p>
          </table:table-cell>
          <table:table-cell office:value-type="float" office:value="0.0289159999999811" calcext:value-type="float">
            <text:p>0.028915999999981</text:p>
          </table:table-cell>
          <table:table-cell office:value-type="float" office:value="4356" calcext:value-type="float">
            <text:p>4356</text:p>
          </table:table-cell>
          <table:table-cell office:value-type="float" office:value="0.420317999999838" calcext:value-type="float">
            <text:p>0.420317999999838</text:p>
          </table:table-cell>
          <table:table-cell office:value-type="float" office:value="4055" calcext:value-type="float">
            <text:p>4055</text:p>
          </table:table-cell>
          <table:table-cell office:value-type="float" office:value="0.0821760000001177" calcext:value-type="float">
            <text:p>0.082176000000118</text:p>
          </table:table-cell>
          <table:table-cell office:value-type="float" office:value="4411" calcext:value-type="float">
            <text:p>4411</text:p>
          </table:table-cell>
          <table:table-cell office:value-type="float" office:value="0.633461000000011" calcext:value-type="float">
            <text:p>0.633461000000011</text:p>
          </table:table-cell>
          <table:table-cell table:number-columns-repeated="9"/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35" calcext:value-type="float">
            <text:p>35</text:p>
          </table:table-cell>
          <table:table-cell office:value-type="float" office:value="4400" calcext:value-type="float">
            <text:p>4400</text:p>
          </table:table-cell>
          <table:table-cell office:value-type="float" office:value="0.0315279999999802" calcext:value-type="float">
            <text:p>0.03152799999998</text:p>
          </table:table-cell>
          <table:table-cell office:value-type="float" office:value="4183" calcext:value-type="float">
            <text:p>4183</text:p>
          </table:table-cell>
          <table:table-cell office:value-type="float" office:value="0.414580999999998" calcext:value-type="float">
            <text:p>0.414580999999998</text:p>
          </table:table-cell>
          <table:table-cell office:value-type="float" office:value="4075" calcext:value-type="float">
            <text:p>4075</text:p>
          </table:table-cell>
          <table:table-cell office:value-type="float" office:value="0.0947370000000092" calcext:value-type="float">
            <text:p>0.094737000000009</text:p>
          </table:table-cell>
          <table:table-cell office:value-type="float" office:value="4400" calcext:value-type="float">
            <text:p>4400</text:p>
          </table:table-cell>
          <table:table-cell office:value-type="float" office:value="0.604728999999907" calcext:value-type="float">
            <text:p>0.604728999999907</text:p>
          </table:table-cell>
          <table:table-cell table:number-columns-repeated="9"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float" office:value="35" calcext:value-type="float">
            <text:p>35</text:p>
          </table:table-cell>
          <table:table-cell office:value-type="float" office:value="3389" calcext:value-type="float">
            <text:p>3389</text:p>
          </table:table-cell>
          <table:table-cell office:value-type="float" office:value="0.031985000000077" calcext:value-type="float">
            <text:p>0.031985000000077</text:p>
          </table:table-cell>
          <table:table-cell office:value-type="float" office:value="3027" calcext:value-type="float">
            <text:p>3027</text:p>
          </table:table-cell>
          <table:table-cell office:value-type="float" office:value="0.338540999999964" calcext:value-type="float">
            <text:p>0.338540999999964</text:p>
          </table:table-cell>
          <table:table-cell office:value-type="float" office:value="2950" calcext:value-type="float">
            <text:p>2950</text:p>
          </table:table-cell>
          <table:table-cell office:value-type="float" office:value="0.0706480000001193" calcext:value-type="float">
            <text:p>0.070648000000119</text:p>
          </table:table-cell>
          <table:table-cell office:value-type="float" office:value="3389" calcext:value-type="float">
            <text:p>3389</text:p>
          </table:table-cell>
          <table:table-cell office:value-type="float" office:value="1.31431899999996" calcext:value-type="float">
            <text:p>1.31431899999996</text:p>
          </table:table-cell>
          <table:table-cell table:number-columns-repeated="9"/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float" office:value="35" calcext:value-type="float">
            <text:p>35</text:p>
          </table:table-cell>
          <table:table-cell office:value-type="float" office:value="4782" calcext:value-type="float">
            <text:p>4782</text:p>
          </table:table-cell>
          <table:table-cell office:value-type="float" office:value="0.0266890000000331" calcext:value-type="float">
            <text:p>0.026689000000033</text:p>
          </table:table-cell>
          <table:table-cell office:value-type="float" office:value="4738" calcext:value-type="float">
            <text:p>4738</text:p>
          </table:table-cell>
          <table:table-cell office:value-type="float" office:value="0.447586999999999" calcext:value-type="float">
            <text:p>0.447586999999999</text:p>
          </table:table-cell>
          <table:table-cell office:value-type="float" office:value="4605" calcext:value-type="float">
            <text:p>4605</text:p>
          </table:table-cell>
          <table:table-cell office:value-type="float" office:value="0.0927030000000286" calcext:value-type="float">
            <text:p>0.092703000000029</text:p>
          </table:table-cell>
          <table:table-cell office:value-type="float" office:value="4782" calcext:value-type="float">
            <text:p>4782</text:p>
          </table:table-cell>
          <table:table-cell office:value-type="float" office:value="0.393241999999987" calcext:value-type="float">
            <text:p>0.393241999999987</text:p>
          </table:table-cell>
          <table:table-cell table:number-columns-repeated="9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7" calcext:value-type="float">
            <text:p>37</text:p>
          </table:table-cell>
          <table:table-cell office:value-type="float" office:value="4591" calcext:value-type="float">
            <text:p>4591</text:p>
          </table:table-cell>
          <table:table-cell office:value-type="float" office:value="0.0304649999999356" calcext:value-type="float">
            <text:p>0.030464999999936</text:p>
          </table:table-cell>
          <table:table-cell office:value-type="float" office:value="4527" calcext:value-type="float">
            <text:p>4527</text:p>
          </table:table-cell>
          <table:table-cell office:value-type="float" office:value="0.439372999999932" calcext:value-type="float">
            <text:p>0.439372999999932</text:p>
          </table:table-cell>
          <table:table-cell office:value-type="float" office:value="4420" calcext:value-type="float">
            <text:p>4420</text:p>
          </table:table-cell>
          <table:table-cell office:value-type="float" office:value="0.082302000000027" calcext:value-type="float">
            <text:p>0.082302000000027</text:p>
          </table:table-cell>
          <table:table-cell office:value-type="float" office:value="4591" calcext:value-type="float">
            <text:p>4591</text:p>
          </table:table-cell>
          <table:table-cell office:value-type="float" office:value="0.380910000000085" calcext:value-type="float">
            <text:p>0.380910000000085</text:p>
          </table:table-cell>
          <table:table-cell table:number-columns-repeated="9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37" calcext:value-type="float">
            <text:p>37</text:p>
          </table:table-cell>
          <table:table-cell office:value-type="float" office:value="4392" calcext:value-type="float">
            <text:p>4392</text:p>
          </table:table-cell>
          <table:table-cell office:value-type="float" office:value="0.0329299999999648" calcext:value-type="float">
            <text:p>0.032929999999965</text:p>
          </table:table-cell>
          <table:table-cell office:value-type="float" office:value="4347" calcext:value-type="float">
            <text:p>4347</text:p>
          </table:table-cell>
          <table:table-cell office:value-type="float" office:value="0.404988000000003" calcext:value-type="float">
            <text:p>0.404988000000003</text:p>
          </table:table-cell>
          <table:table-cell office:value-type="float" office:value="4070" calcext:value-type="float">
            <text:p>4070</text:p>
          </table:table-cell>
          <table:table-cell office:value-type="float" office:value="0.08710700000006" calcext:value-type="float">
            <text:p>0.08710700000006</text:p>
          </table:table-cell>
          <table:table-cell office:value-type="float" office:value="4392" calcext:value-type="float">
            <text:p>4392</text:p>
          </table:table-cell>
          <table:table-cell office:value-type="float" office:value="0.606556999999953" calcext:value-type="float">
            <text:p>0.606556999999953</text:p>
          </table:table-cell>
          <table:table-cell table:number-columns-repeated="9"/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float" office:value="37" calcext:value-type="float">
            <text:p>37</text:p>
          </table:table-cell>
          <table:table-cell office:value-type="float" office:value="3735" calcext:value-type="float">
            <text:p>3735</text:p>
          </table:table-cell>
          <table:table-cell office:value-type="float" office:value="0.0379199999999855" calcext:value-type="float">
            <text:p>0.037919999999986</text:p>
          </table:table-cell>
          <table:table-cell office:value-type="float" office:value="3378" calcext:value-type="float">
            <text:p>3378</text:p>
          </table:table-cell>
          <table:table-cell office:value-type="float" office:value="0.381541999999968" calcext:value-type="float">
            <text:p>0.381541999999968</text:p>
          </table:table-cell>
          <table:table-cell office:value-type="float" office:value="3215" calcext:value-type="float">
            <text:p>3215</text:p>
          </table:table-cell>
          <table:table-cell office:value-type="float" office:value="0.0900910000000295" calcext:value-type="float">
            <text:p>0.09009100000003</text:p>
          </table:table-cell>
          <table:table-cell office:value-type="float" office:value="3735" calcext:value-type="float">
            <text:p>3735</text:p>
          </table:table-cell>
          <table:table-cell office:value-type="float" office:value="0.552431999999953" calcext:value-type="float">
            <text:p>0.552431999999953</text:p>
          </table:table-cell>
          <table:table-cell table:number-columns-repeated="9"/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float" office:value="37" calcext:value-type="float">
            <text:p>37</text:p>
          </table:table-cell>
          <table:table-cell office:value-type="float" office:value="3145" calcext:value-type="float">
            <text:p>3145</text:p>
          </table:table-cell>
          <table:table-cell office:value-type="float" office:value="0.0399780000000192" calcext:value-type="float">
            <text:p>0.039978000000019</text:p>
          </table:table-cell>
          <table:table-cell office:value-type="float" office:value="2894" calcext:value-type="float">
            <text:p>2894</text:p>
          </table:table-cell>
          <table:table-cell office:value-type="float" office:value="0.314397000000099" calcext:value-type="float">
            <text:p>0.314397000000099</text:p>
          </table:table-cell>
          <table:table-cell office:value-type="float" office:value="2625" calcext:value-type="float">
            <text:p>2625</text:p>
          </table:table-cell>
          <table:table-cell office:value-type="float" office:value="0.0623549999999113" calcext:value-type="float">
            <text:p>0.062354999999911</text:p>
          </table:table-cell>
          <table:table-cell office:value-type="float" office:value="3145" calcext:value-type="float">
            <text:p>3145</text:p>
          </table:table-cell>
          <table:table-cell office:value-type="float" office:value="0.384844000000044" calcext:value-type="float">
            <text:p>0.384844000000044</text:p>
          </table:table-cell>
          <table:table-cell table:number-columns-repeated="9"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37" calcext:value-type="float">
            <text:p>37</text:p>
          </table:table-cell>
          <table:table-cell office:value-type="float" office:value="3536" calcext:value-type="float">
            <text:p>3536</text:p>
          </table:table-cell>
          <table:table-cell office:value-type="float" office:value="0.0338279999999713" calcext:value-type="float">
            <text:p>0.033827999999971</text:p>
          </table:table-cell>
          <table:table-cell office:value-type="float" office:value="3453" calcext:value-type="float">
            <text:p>3453</text:p>
          </table:table-cell>
          <table:table-cell office:value-type="float" office:value="0.362166999999999" calcext:value-type="float">
            <text:p>0.362166999999999</text:p>
          </table:table-cell>
          <table:table-cell office:value-type="float" office:value="3255" calcext:value-type="float">
            <text:p>3255</text:p>
          </table:table-cell>
          <table:table-cell office:value-type="float" office:value="0.0658619999999246" calcext:value-type="float">
            <text:p>0.065861999999925</text:p>
          </table:table-cell>
          <table:table-cell office:value-type="float" office:value="3536" calcext:value-type="float">
            <text:p>3536</text:p>
          </table:table-cell>
          <table:table-cell office:value-type="float" office:value="1.40937900000006" calcext:value-type="float">
            <text:p>1.40937900000006</text:p>
          </table:table-cell>
          <table:table-cell table:number-columns-repeated="9"/>
        </table:table-row>
        <table:table-row table:style-name="ro1">
          <table:table-cell office:value-type="float" office:value="9505" calcext:value-type="float">
            <text:p>9505</text:p>
          </table:table-cell>
          <table:table-cell office:value-type="float" office:value="37" calcext:value-type="float">
            <text:p>37</text:p>
          </table:table-cell>
          <table:table-cell office:value-type="float" office:value="4328" calcext:value-type="float">
            <text:p>4328</text:p>
          </table:table-cell>
          <table:table-cell office:value-type="float" office:value="0.0370920000000297" calcext:value-type="float">
            <text:p>0.03709200000003</text:p>
          </table:table-cell>
          <table:table-cell office:value-type="float" office:value="3938" calcext:value-type="float">
            <text:p>3938</text:p>
          </table:table-cell>
          <table:table-cell office:value-type="float" office:value="0.412853000000041" calcext:value-type="float">
            <text:p>0.412853000000041</text:p>
          </table:table-cell>
          <table:table-cell office:value-type="float" office:value="3530" calcext:value-type="float">
            <text:p>3530</text:p>
          </table:table-cell>
          <table:table-cell office:value-type="float" office:value="0.0897070000000895" calcext:value-type="float">
            <text:p>0.08970700000009</text:p>
          </table:table-cell>
          <table:table-cell office:value-type="float" office:value="4328" calcext:value-type="float">
            <text:p>4328</text:p>
          </table:table-cell>
          <table:table-cell office:value-type="float" office:value="0.169409999999857" calcext:value-type="float">
            <text:p>0.169409999999857</text:p>
          </table:table-cell>
          <table:table-cell table:number-columns-repeated="9"/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37" calcext:value-type="float">
            <text:p>37</text:p>
          </table:table-cell>
          <table:table-cell office:value-type="float" office:value="4573" calcext:value-type="float">
            <text:p>4573</text:p>
          </table:table-cell>
          <table:table-cell office:value-type="float" office:value="0.0300260000000208" calcext:value-type="float">
            <text:p>0.030026000000021</text:p>
          </table:table-cell>
          <table:table-cell office:value-type="float" office:value="4111" calcext:value-type="float">
            <text:p>4111</text:p>
          </table:table-cell>
          <table:table-cell office:value-type="float" office:value="0.438915999999949" calcext:value-type="float">
            <text:p>0.438915999999949</text:p>
          </table:table-cell>
          <table:table-cell office:value-type="float" office:value="4000" calcext:value-type="float">
            <text:p>4000</text:p>
          </table:table-cell>
          <table:table-cell office:value-type="float" office:value="0.0882199999999784" calcext:value-type="float">
            <text:p>0.088219999999979</text:p>
          </table:table-cell>
          <table:table-cell office:value-type="float" office:value="4573" calcext:value-type="float">
            <text:p>4573</text:p>
          </table:table-cell>
          <table:table-cell office:value-type="float" office:value="0.491918999999939" calcext:value-type="float">
            <text:p>0.491918999999939</text:p>
          </table:table-cell>
          <table:table-cell table:number-columns-repeated="9"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37" calcext:value-type="float">
            <text:p>37</text:p>
          </table:table-cell>
          <table:table-cell office:value-type="float" office:value="4526" calcext:value-type="float">
            <text:p>4526</text:p>
          </table:table-cell>
          <table:table-cell office:value-type="float" office:value="0.0436339999999973" calcext:value-type="float">
            <text:p>0.043633999999997</text:p>
          </table:table-cell>
          <table:table-cell office:value-type="float" office:value="4352" calcext:value-type="float">
            <text:p>4352</text:p>
          </table:table-cell>
          <table:table-cell office:value-type="float" office:value="0.437947000000008" calcext:value-type="float">
            <text:p>0.437947000000008</text:p>
          </table:table-cell>
          <table:table-cell office:value-type="float" office:value="4045" calcext:value-type="float">
            <text:p>4045</text:p>
          </table:table-cell>
          <table:table-cell office:value-type="float" office:value="0.0975240000000213" calcext:value-type="float">
            <text:p>0.097524000000021</text:p>
          </table:table-cell>
          <table:table-cell office:value-type="float" office:value="4526" calcext:value-type="float">
            <text:p>4526</text:p>
          </table:table-cell>
          <table:table-cell office:value-type="float" office:value="0.268556999999987" calcext:value-type="float">
            <text:p>0.268556999999987</text:p>
          </table:table-cell>
          <table:table-cell table:number-columns-repeated="9"/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37" calcext:value-type="float">
            <text:p>37</text:p>
          </table:table-cell>
          <table:table-cell office:value-type="float" office:value="4246" calcext:value-type="float">
            <text:p>4246</text:p>
          </table:table-cell>
          <table:table-cell office:value-type="float" office:value="0.0317820000000211" calcext:value-type="float">
            <text:p>0.031782000000021</text:p>
          </table:table-cell>
          <table:table-cell office:value-type="float" office:value="4103" calcext:value-type="float">
            <text:p>4103</text:p>
          </table:table-cell>
          <table:table-cell office:value-type="float" office:value="0.373170999999957" calcext:value-type="float">
            <text:p>0.373170999999957</text:p>
          </table:table-cell>
          <table:table-cell office:value-type="float" office:value="3740" calcext:value-type="float">
            <text:p>3740</text:p>
          </table:table-cell>
          <table:table-cell office:value-type="float" office:value="0.0759789999999612" calcext:value-type="float">
            <text:p>0.075978999999961</text:p>
          </table:table-cell>
          <table:table-cell office:value-type="float" office:value="4246" calcext:value-type="float">
            <text:p>4246</text:p>
          </table:table-cell>
          <table:table-cell office:value-type="float" office:value="0.056028000000083" calcext:value-type="float">
            <text:p>0.056028000000083</text:p>
          </table:table-cell>
          <table:table-cell table:number-columns-repeated="9"/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37" calcext:value-type="float">
            <text:p>37</text:p>
          </table:table-cell>
          <table:table-cell office:value-type="float" office:value="4746" calcext:value-type="float">
            <text:p>4746</text:p>
          </table:table-cell>
          <table:table-cell office:value-type="float" office:value="0.0294199999999591" calcext:value-type="float">
            <text:p>0.029419999999959</text:p>
          </table:table-cell>
          <table:table-cell office:value-type="float" office:value="4527" calcext:value-type="float">
            <text:p>4527</text:p>
          </table:table-cell>
          <table:table-cell office:value-type="float" office:value="0.447477999999933" calcext:value-type="float">
            <text:p>0.447477999999933</text:p>
          </table:table-cell>
          <table:table-cell office:value-type="float" office:value="4225" calcext:value-type="float">
            <text:p>4225</text:p>
          </table:table-cell>
          <table:table-cell office:value-type="float" office:value="0.0888870000001134" calcext:value-type="float">
            <text:p>0.088887000000113</text:p>
          </table:table-cell>
          <table:table-cell office:value-type="float" office:value="4746" calcext:value-type="float">
            <text:p>4746</text:p>
          </table:table-cell>
          <table:table-cell office:value-type="float" office:value="0.139615000000049" calcext:value-type="float">
            <text:p>0.139615000000049</text:p>
          </table:table-cell>
          <table:table-cell table:number-columns-repeated="9"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37" calcext:value-type="float">
            <text:p>37</text:p>
          </table:table-cell>
          <table:table-cell office:value-type="float" office:value="5351" calcext:value-type="float">
            <text:p>5351</text:p>
          </table:table-cell>
          <table:table-cell office:value-type="float" office:value="0.0412289999999303" calcext:value-type="float">
            <text:p>0.04122899999993</text:p>
          </table:table-cell>
          <table:table-cell office:value-type="float" office:value="5027" calcext:value-type="float">
            <text:p>5027</text:p>
          </table:table-cell>
          <table:table-cell office:value-type="float" office:value="0.531382000000008" calcext:value-type="float">
            <text:p>0.531382000000008</text:p>
          </table:table-cell>
          <table:table-cell office:value-type="float" office:value="4965" calcext:value-type="float">
            <text:p>4965</text:p>
          </table:table-cell>
          <table:table-cell office:value-type="float" office:value="0.109211000000073" calcext:value-type="float">
            <text:p>0.109211000000073</text:p>
          </table:table-cell>
          <table:table-cell office:value-type="float" office:value="5351" calcext:value-type="float">
            <text:p>5351</text:p>
          </table:table-cell>
          <table:table-cell office:value-type="float" office:value="0.893501000000015" calcext:value-type="float">
            <text:p>0.893501000000015</text:p>
          </table:table-cell>
          <table:table-cell table:number-columns-repeated="9"/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float" office:value="37" calcext:value-type="float">
            <text:p>37</text:p>
          </table:table-cell>
          <table:table-cell office:value-type="float" office:value="3988" calcext:value-type="float">
            <text:p>3988</text:p>
          </table:table-cell>
          <table:table-cell office:value-type="float" office:value="0.0389119999999821" calcext:value-type="float">
            <text:p>0.038911999999982</text:p>
          </table:table-cell>
          <table:table-cell office:value-type="float" office:value="3560" calcext:value-type="float">
            <text:p>3560</text:p>
          </table:table-cell>
          <table:table-cell office:value-type="float" office:value="0.403705999999943" calcext:value-type="float">
            <text:p>0.403705999999943</text:p>
          </table:table-cell>
          <table:table-cell office:value-type="float" office:value="3475" calcext:value-type="float">
            <text:p>3475</text:p>
          </table:table-cell>
          <table:table-cell office:value-type="float" office:value="0.0800949999999148" calcext:value-type="float">
            <text:p>0.080094999999915</text:p>
          </table:table-cell>
          <table:table-cell office:value-type="float" office:value="3988" calcext:value-type="float">
            <text:p>3988</text:p>
          </table:table-cell>
          <table:table-cell office:value-type="float" office:value="0.108916000000022" calcext:value-type="float">
            <text:p>0.108916000000022</text:p>
          </table:table-cell>
          <table:table-cell table:number-columns-repeated="9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37" calcext:value-type="float">
            <text:p>37</text:p>
          </table:table-cell>
          <table:table-cell office:value-type="float" office:value="3609" calcext:value-type="float">
            <text:p>3609</text:p>
          </table:table-cell>
          <table:table-cell office:value-type="float" office:value="0.0342430000000604" calcext:value-type="float">
            <text:p>0.034243000000061</text:p>
          </table:table-cell>
          <table:table-cell office:value-type="float" office:value="3540" calcext:value-type="float">
            <text:p>3540</text:p>
          </table:table-cell>
          <table:table-cell office:value-type="float" office:value="0.362145999999939" calcext:value-type="float">
            <text:p>0.362145999999939</text:p>
          </table:table-cell>
          <table:table-cell office:value-type="float" office:value="3500" calcext:value-type="float">
            <text:p>3500</text:p>
          </table:table-cell>
          <table:table-cell office:value-type="float" office:value="0.0723520000000235" calcext:value-type="float">
            <text:p>0.072352000000024</text:p>
          </table:table-cell>
          <table:table-cell office:value-type="float" office:value="3609" calcext:value-type="float">
            <text:p>3609</text:p>
          </table:table-cell>
          <table:table-cell office:value-type="float" office:value="0.108233999999925" calcext:value-type="float">
            <text:p>0.108233999999925</text:p>
          </table:table-cell>
          <table:table-cell table:number-columns-repeated="9"/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float" office:value="37" calcext:value-type="float">
            <text:p>37</text:p>
          </table:table-cell>
          <table:table-cell office:value-type="float" office:value="4296" calcext:value-type="float">
            <text:p>4296</text:p>
          </table:table-cell>
          <table:table-cell office:value-type="float" office:value="0.0382100000000492" calcext:value-type="float">
            <text:p>0.038210000000049</text:p>
          </table:table-cell>
          <table:table-cell office:value-type="float" office:value="3959" calcext:value-type="float">
            <text:p>3959</text:p>
          </table:table-cell>
          <table:table-cell office:value-type="float" office:value="0.400062999999932" calcext:value-type="float">
            <text:p>0.400062999999932</text:p>
          </table:table-cell>
          <table:table-cell office:value-type="float" office:value="3580" calcext:value-type="float">
            <text:p>3580</text:p>
          </table:table-cell>
          <table:table-cell office:value-type="float" office:value="0.0835839999999735" calcext:value-type="float">
            <text:p>0.083583999999974</text:p>
          </table:table-cell>
          <table:table-cell office:value-type="float" office:value="4296" calcext:value-type="float">
            <text:p>4296</text:p>
          </table:table-cell>
          <table:table-cell office:value-type="float" office:value="0.594166999999857" calcext:value-type="float">
            <text:p>0.594166999999857</text:p>
          </table:table-cell>
          <table:table-cell table:number-columns-repeated="9"/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37" calcext:value-type="float">
            <text:p>37</text:p>
          </table:table-cell>
          <table:table-cell office:value-type="float" office:value="4677" calcext:value-type="float">
            <text:p>4677</text:p>
          </table:table-cell>
          <table:table-cell office:value-type="float" office:value="0.0411790000000565" calcext:value-type="float">
            <text:p>0.041179000000057</text:p>
          </table:table-cell>
          <table:table-cell office:value-type="float" office:value="4362" calcext:value-type="float">
            <text:p>4362</text:p>
          </table:table-cell>
          <table:table-cell office:value-type="float" office:value="0.457847999999899" calcext:value-type="float">
            <text:p>0.457847999999899</text:p>
          </table:table-cell>
          <table:table-cell office:value-type="float" office:value="4085" calcext:value-type="float">
            <text:p>4085</text:p>
          </table:table-cell>
          <table:table-cell office:value-type="float" office:value="0.0959659999999758" calcext:value-type="float">
            <text:p>0.095965999999976</text:p>
          </table:table-cell>
          <table:table-cell office:value-type="float" office:value="4677" calcext:value-type="float">
            <text:p>4677</text:p>
          </table:table-cell>
          <table:table-cell office:value-type="float" office:value="1.49837700000001" calcext:value-type="float">
            <text:p>1.49837700000001</text:p>
          </table:table-cell>
          <table:table-cell table:number-columns-repeated="9"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37" calcext:value-type="float">
            <text:p>37</text:p>
          </table:table-cell>
          <table:table-cell office:value-type="float" office:value="4318" calcext:value-type="float">
            <text:p>4318</text:p>
          </table:table-cell>
          <table:table-cell office:value-type="float" office:value="0.037288999999987" calcext:value-type="float">
            <text:p>0.037288999999987</text:p>
          </table:table-cell>
          <table:table-cell office:value-type="float" office:value="3993" calcext:value-type="float">
            <text:p>3993</text:p>
          </table:table-cell>
          <table:table-cell office:value-type="float" office:value="0.405560000000037" calcext:value-type="float">
            <text:p>0.405560000000037</text:p>
          </table:table-cell>
          <table:table-cell office:value-type="float" office:value="3510" calcext:value-type="float">
            <text:p>3510</text:p>
          </table:table-cell>
          <table:table-cell office:value-type="float" office:value="0.0943899999999758" calcext:value-type="float">
            <text:p>0.094389999999976</text:p>
          </table:table-cell>
          <table:table-cell office:value-type="float" office:value="4318" calcext:value-type="float">
            <text:p>4318</text:p>
          </table:table-cell>
          <table:table-cell office:value-type="float" office:value="0.0937110000000985" calcext:value-type="float">
            <text:p>0.093711000000099</text:p>
          </table:table-cell>
          <table:table-cell table:number-columns-repeated="9"/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37" calcext:value-type="float">
            <text:p>37</text:p>
          </table:table-cell>
          <table:table-cell office:value-type="float" office:value="4361" calcext:value-type="float">
            <text:p>4361</text:p>
          </table:table-cell>
          <table:table-cell office:value-type="float" office:value="0.039410000000089" calcext:value-type="float">
            <text:p>0.039410000000089</text:p>
          </table:table-cell>
          <table:table-cell office:value-type="float" office:value="3940" calcext:value-type="float">
            <text:p>3940</text:p>
          </table:table-cell>
          <table:table-cell office:value-type="float" office:value="0.421158999999989" calcext:value-type="float">
            <text:p>0.421158999999989</text:p>
          </table:table-cell>
          <table:table-cell office:value-type="float" office:value="3830" calcext:value-type="float">
            <text:p>3830</text:p>
          </table:table-cell>
          <table:table-cell office:value-type="float" office:value="0.0788230000000567" calcext:value-type="float">
            <text:p>0.078823000000057</text:p>
          </table:table-cell>
          <table:table-cell office:value-type="float" office:value="4361" calcext:value-type="float">
            <text:p>4361</text:p>
          </table:table-cell>
          <table:table-cell office:value-type="float" office:value="0.0952330000000075" calcext:value-type="float">
            <text:p>0.095233000000008</text:p>
          </table:table-cell>
          <table:table-cell table:number-columns-repeated="9"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37" calcext:value-type="float">
            <text:p>37</text:p>
          </table:table-cell>
          <table:table-cell office:value-type="float" office:value="4247" calcext:value-type="float">
            <text:p>4247</text:p>
          </table:table-cell>
          <table:table-cell office:value-type="float" office:value="0.0392029999999295" calcext:value-type="float">
            <text:p>0.03920299999993</text:p>
          </table:table-cell>
          <table:table-cell office:value-type="float" office:value="4034" calcext:value-type="float">
            <text:p>4034</text:p>
          </table:table-cell>
          <table:table-cell office:value-type="float" office:value="0.402407000000153" calcext:value-type="float">
            <text:p>0.402407000000153</text:p>
          </table:table-cell>
          <table:table-cell office:value-type="float" office:value="3745" calcext:value-type="float">
            <text:p>3745</text:p>
          </table:table-cell>
          <table:table-cell office:value-type="float" office:value="0.0960889999998926" calcext:value-type="float">
            <text:p>0.096088999999893</text:p>
          </table:table-cell>
          <table:table-cell office:value-type="float" office:value="4247" calcext:value-type="float">
            <text:p>4247</text:p>
          </table:table-cell>
          <table:table-cell office:value-type="float" office:value="0.249509000000103" calcext:value-type="float">
            <text:p>0.249509000000103</text:p>
          </table:table-cell>
          <table:table-cell table:number-columns-repeated="9"/>
        </table:table-row>
        <table:table-row table:style-name="ro1">
          <table:table-cell office:value-type="float" office:value="9518" calcext:value-type="float">
            <text:p>9518</text:p>
          </table:table-cell>
          <table:table-cell office:value-type="float" office:value="37" calcext:value-type="float">
            <text:p>37</text:p>
          </table:table-cell>
          <table:table-cell office:value-type="float" office:value="4320" calcext:value-type="float">
            <text:p>4320</text:p>
          </table:table-cell>
          <table:table-cell office:value-type="float" office:value="0.0312940000000026" calcext:value-type="float">
            <text:p>0.031294000000003</text:p>
          </table:table-cell>
          <table:table-cell office:value-type="float" office:value="3893" calcext:value-type="float">
            <text:p>3893</text:p>
          </table:table-cell>
          <table:table-cell office:value-type="float" office:value="0.41212900000005" calcext:value-type="float">
            <text:p>0.41212900000005</text:p>
          </table:table-cell>
          <table:table-cell office:value-type="float" office:value="3775" calcext:value-type="float">
            <text:p>3775</text:p>
          </table:table-cell>
          <table:table-cell office:value-type="float" office:value="0.0824350000000322" calcext:value-type="float">
            <text:p>0.082435000000032</text:p>
          </table:table-cell>
          <table:table-cell office:value-type="float" office:value="4320" calcext:value-type="float">
            <text:p>4320</text:p>
          </table:table-cell>
          <table:table-cell office:value-type="float" office:value="0.518470999999977" calcext:value-type="float">
            <text:p>0.518470999999977</text:p>
          </table:table-cell>
          <table:table-cell table:number-columns-repeated="9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float" office:value="37" calcext:value-type="float">
            <text:p>37</text:p>
          </table:table-cell>
          <table:table-cell office:value-type="float" office:value="4526" calcext:value-type="float">
            <text:p>4526</text:p>
          </table:table-cell>
          <table:table-cell office:value-type="float" office:value="0.0340389999998933" calcext:value-type="float">
            <text:p>0.034038999999893</text:p>
          </table:table-cell>
          <table:table-cell office:value-type="float" office:value="4362" calcext:value-type="float">
            <text:p>4362</text:p>
          </table:table-cell>
          <table:table-cell office:value-type="float" office:value="0.423281999999858" calcext:value-type="float">
            <text:p>0.423281999999858</text:p>
          </table:table-cell>
          <table:table-cell office:value-type="float" office:value="4110" calcext:value-type="float">
            <text:p>4110</text:p>
          </table:table-cell>
          <table:table-cell office:value-type="float" office:value="0.0916679999999133" calcext:value-type="float">
            <text:p>0.091667999999913</text:p>
          </table:table-cell>
          <table:table-cell office:value-type="float" office:value="4526" calcext:value-type="float">
            <text:p>4526</text:p>
          </table:table-cell>
          <table:table-cell office:value-type="float" office:value="0.191912000000116" calcext:value-type="float">
            <text:p>0.191912000000116</text:p>
          </table:table-cell>
          <table:table-cell table:number-columns-repeated="9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37" calcext:value-type="float">
            <text:p>37</text:p>
          </table:table-cell>
          <table:table-cell office:value-type="float" office:value="3907" calcext:value-type="float">
            <text:p>3907</text:p>
          </table:table-cell>
          <table:table-cell office:value-type="float" office:value="0.0311930000000302" calcext:value-type="float">
            <text:p>0.03119300000003</text:p>
          </table:table-cell>
          <table:table-cell office:value-type="float" office:value="3572" calcext:value-type="float">
            <text:p>3572</text:p>
          </table:table-cell>
          <table:table-cell office:value-type="float" office:value="0.392056000000025" calcext:value-type="float">
            <text:p>0.392056000000025</text:p>
          </table:table-cell>
          <table:table-cell office:value-type="float" office:value="3485" calcext:value-type="float">
            <text:p>3485</text:p>
          </table:table-cell>
          <table:table-cell office:value-type="float" office:value="0.0769639999999754" calcext:value-type="float">
            <text:p>0.076963999999975</text:p>
          </table:table-cell>
          <table:table-cell office:value-type="float" office:value="3907" calcext:value-type="float">
            <text:p>3907</text:p>
          </table:table-cell>
          <table:table-cell office:value-type="float" office:value="0.557413999999881" calcext:value-type="float">
            <text:p>0.557413999999881</text:p>
          </table:table-cell>
          <table:table-cell table:number-columns-repeated="9"/>
        </table:table-row>
        <table:table-row table:style-name="ro1">
          <table:table-cell office:value-type="float" office:value="9521" calcext:value-type="float">
            <text:p>9521</text:p>
          </table:table-cell>
          <table:table-cell office:value-type="float" office:value="37" calcext:value-type="float">
            <text:p>37</text:p>
          </table:table-cell>
          <table:table-cell office:value-type="float" office:value="3789" calcext:value-type="float">
            <text:p>3789</text:p>
          </table:table-cell>
          <table:table-cell office:value-type="float" office:value="0.0394950000001018" calcext:value-type="float">
            <text:p>0.039495000000102</text:p>
          </table:table-cell>
          <table:table-cell office:value-type="float" office:value="3707" calcext:value-type="float">
            <text:p>3707</text:p>
          </table:table-cell>
          <table:table-cell office:value-type="float" office:value="0.337093000000095" calcext:value-type="float">
            <text:p>0.337093000000095</text:p>
          </table:table-cell>
          <table:table-cell office:value-type="float" office:value="3410" calcext:value-type="float">
            <text:p>3410</text:p>
          </table:table-cell>
          <table:table-cell office:value-type="float" office:value="0.0727619999998979" calcext:value-type="float">
            <text:p>0.072761999999898</text:p>
          </table:table-cell>
          <table:table-cell office:value-type="float" office:value="3789" calcext:value-type="float">
            <text:p>3789</text:p>
          </table:table-cell>
          <table:table-cell office:value-type="float" office:value="0.331774999999993" calcext:value-type="float">
            <text:p>0.331774999999993</text:p>
          </table:table-cell>
          <table:table-cell table:number-columns-repeated="9"/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float" office:value="37" calcext:value-type="float">
            <text:p>37</text:p>
          </table:table-cell>
          <table:table-cell office:value-type="float" office:value="4874" calcext:value-type="float">
            <text:p>4874</text:p>
          </table:table-cell>
          <table:table-cell office:value-type="float" office:value="0.0455150000000231" calcext:value-type="float">
            <text:p>0.045515000000023</text:p>
          </table:table-cell>
          <table:table-cell office:value-type="float" office:value="4646" calcext:value-type="float">
            <text:p>4646</text:p>
          </table:table-cell>
          <table:table-cell office:value-type="float" office:value="0.475798000000054" calcext:value-type="float">
            <text:p>0.475798000000054</text:p>
          </table:table-cell>
          <table:table-cell office:value-type="float" office:value="4290" calcext:value-type="float">
            <text:p>4290</text:p>
          </table:table-cell>
          <table:table-cell office:value-type="float" office:value="0.0929340000000139" calcext:value-type="float">
            <text:p>0.092934000000014</text:p>
          </table:table-cell>
          <table:table-cell office:value-type="float" office:value="4874" calcext:value-type="float">
            <text:p>4874</text:p>
          </table:table-cell>
          <table:table-cell office:value-type="float" office:value="0.36105299999997" calcext:value-type="float">
            <text:p>0.36105299999997</text:p>
          </table:table-cell>
          <table:table-cell table:number-columns-repeated="9"/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float" office:value="37" calcext:value-type="float">
            <text:p>37</text:p>
          </table:table-cell>
          <table:table-cell office:value-type="float" office:value="4153" calcext:value-type="float">
            <text:p>4153</text:p>
          </table:table-cell>
          <table:table-cell office:value-type="float" office:value="0.0303070000001071" calcext:value-type="float">
            <text:p>0.030307000000107</text:p>
          </table:table-cell>
          <table:table-cell office:value-type="float" office:value="4026" calcext:value-type="float">
            <text:p>4026</text:p>
          </table:table-cell>
          <table:table-cell office:value-type="float" office:value="0.398617000000058" calcext:value-type="float">
            <text:p>0.398617000000058</text:p>
          </table:table-cell>
          <table:table-cell office:value-type="float" office:value="3715" calcext:value-type="float">
            <text:p>3715</text:p>
          </table:table-cell>
          <table:table-cell office:value-type="float" office:value="0.0850479999999152" calcext:value-type="float">
            <text:p>0.085047999999915</text:p>
          </table:table-cell>
          <table:table-cell office:value-type="float" office:value="4153" calcext:value-type="float">
            <text:p>4153</text:p>
          </table:table-cell>
          <table:table-cell office:value-type="float" office:value="0.497654000000125" calcext:value-type="float">
            <text:p>0.497654000000125</text:p>
          </table:table-cell>
          <table:table-cell table:number-columns-repeated="9"/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float" office:value="37" calcext:value-type="float">
            <text:p>37</text:p>
          </table:table-cell>
          <table:table-cell office:value-type="float" office:value="3646" calcext:value-type="float">
            <text:p>3646</text:p>
          </table:table-cell>
          <table:table-cell office:value-type="float" office:value="0.0386310000000094" calcext:value-type="float">
            <text:p>0.03863100000001</text:p>
          </table:table-cell>
          <table:table-cell office:value-type="float" office:value="3569" calcext:value-type="float">
            <text:p>3569</text:p>
          </table:table-cell>
          <table:table-cell office:value-type="float" office:value="0.391757999999982" calcext:value-type="float">
            <text:p>0.391757999999982</text:p>
          </table:table-cell>
          <table:table-cell office:value-type="float" office:value="3270" calcext:value-type="float">
            <text:p>3270</text:p>
          </table:table-cell>
          <table:table-cell office:value-type="float" office:value="0.0667720000001282" calcext:value-type="float">
            <text:p>0.066772000000128</text:p>
          </table:table-cell>
          <table:table-cell office:value-type="float" office:value="3646" calcext:value-type="float">
            <text:p>3646</text:p>
          </table:table-cell>
          <table:table-cell office:value-type="float" office:value="0.117118999999889" calcext:value-type="float">
            <text:p>0.117118999999889</text:p>
          </table:table-cell>
          <table:table-cell table:number-columns-repeated="9"/>
        </table:table-row>
        <table:table-row table:style-name="ro1">
          <table:table-cell office:value-type="float" office:value="9525" calcext:value-type="float">
            <text:p>9525</text:p>
          </table:table-cell>
          <table:table-cell office:value-type="float" office:value="37" calcext:value-type="float">
            <text:p>37</text:p>
          </table:table-cell>
          <table:table-cell office:value-type="float" office:value="4977" calcext:value-type="float">
            <text:p>4977</text:p>
          </table:table-cell>
          <table:table-cell office:value-type="float" office:value="0.0342569999999114" calcext:value-type="float">
            <text:p>0.034256999999911</text:p>
          </table:table-cell>
          <table:table-cell office:value-type="float" office:value="4778" calcext:value-type="float">
            <text:p>4778</text:p>
          </table:table-cell>
          <table:table-cell office:value-type="float" office:value="0.461470000000077" calcext:value-type="float">
            <text:p>0.461470000000077</text:p>
          </table:table-cell>
          <table:table-cell office:value-type="float" office:value="4645" calcext:value-type="float">
            <text:p>4645</text:p>
          </table:table-cell>
          <table:table-cell office:value-type="float" office:value="0.0941869999999199" calcext:value-type="float">
            <text:p>0.09418699999992</text:p>
          </table:table-cell>
          <table:table-cell office:value-type="float" office:value="4977" calcext:value-type="float">
            <text:p>4977</text:p>
          </table:table-cell>
          <table:table-cell office:value-type="float" office:value="0.508665000000065" calcext:value-type="float">
            <text:p>0.508665000000065</text:p>
          </table:table-cell>
          <table:table-cell table:number-columns-repeated="9"/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float" office:value="37" calcext:value-type="float">
            <text:p>37</text:p>
          </table:table-cell>
          <table:table-cell office:value-type="float" office:value="4803" calcext:value-type="float">
            <text:p>4803</text:p>
          </table:table-cell>
          <table:table-cell office:value-type="float" office:value="0.0314130000000432" calcext:value-type="float">
            <text:p>0.031413000000043</text:p>
          </table:table-cell>
          <table:table-cell office:value-type="float" office:value="4306" calcext:value-type="float">
            <text:p>4306</text:p>
          </table:table-cell>
          <table:table-cell office:value-type="float" office:value="0.488582999999949" calcext:value-type="float">
            <text:p>0.488582999999949</text:p>
          </table:table-cell>
          <table:table-cell office:value-type="float" office:value="4235" calcext:value-type="float">
            <text:p>4235</text:p>
          </table:table-cell>
          <table:table-cell office:value-type="float" office:value="0.101014000000077" calcext:value-type="float">
            <text:p>0.101014000000077</text:p>
          </table:table-cell>
          <table:table-cell office:value-type="float" office:value="4803" calcext:value-type="float">
            <text:p>4803</text:p>
          </table:table-cell>
          <table:table-cell office:value-type="float" office:value="2.02055999999993" calcext:value-type="float">
            <text:p>2.02055999999993</text:p>
          </table:table-cell>
          <table:table-cell table:number-columns-repeated="9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float" office:value="37" calcext:value-type="float">
            <text:p>37</text:p>
          </table:table-cell>
          <table:table-cell office:value-type="float" office:value="3523" calcext:value-type="float">
            <text:p>3523</text:p>
          </table:table-cell>
          <table:table-cell office:value-type="float" office:value="0.0301269999999931" calcext:value-type="float">
            <text:p>0.030126999999993</text:p>
          </table:table-cell>
          <table:table-cell office:value-type="float" office:value="3106" calcext:value-type="float">
            <text:p>3106</text:p>
          </table:table-cell>
          <table:table-cell office:value-type="float" office:value="0.342714999999998" calcext:value-type="float">
            <text:p>0.342714999999998</text:p>
          </table:table-cell>
          <table:table-cell office:value-type="float" office:value="2920" calcext:value-type="float">
            <text:p>2920</text:p>
          </table:table-cell>
          <table:table-cell office:value-type="float" office:value="0.0654360000000906" calcext:value-type="float">
            <text:p>0.065436000000091</text:p>
          </table:table-cell>
          <table:table-cell office:value-type="float" office:value="3523" calcext:value-type="float">
            <text:p>3523</text:p>
          </table:table-cell>
          <table:table-cell office:value-type="float" office:value="1.12109599999997" calcext:value-type="float">
            <text:p>1.12109599999997</text:p>
          </table:table-cell>
          <table:table-cell table:number-columns-repeated="9"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37" calcext:value-type="float">
            <text:p>37</text:p>
          </table:table-cell>
          <table:table-cell office:value-type="float" office:value="3842" calcext:value-type="float">
            <text:p>3842</text:p>
          </table:table-cell>
          <table:table-cell office:value-type="float" office:value="0.0317079999999805" calcext:value-type="float">
            <text:p>0.031707999999981</text:p>
          </table:table-cell>
          <table:table-cell office:value-type="float" office:value="3450" calcext:value-type="float">
            <text:p>3450</text:p>
          </table:table-cell>
          <table:table-cell office:value-type="float" office:value="0.388206000000082" calcext:value-type="float">
            <text:p>0.388206000000082</text:p>
          </table:table-cell>
          <table:table-cell office:value-type="float" office:value="3380" calcext:value-type="float">
            <text:p>3380</text:p>
          </table:table-cell>
          <table:table-cell office:value-type="float" office:value="0.0715169999999716" calcext:value-type="float">
            <text:p>0.071516999999972</text:p>
          </table:table-cell>
          <table:table-cell office:value-type="float" office:value="3842" calcext:value-type="float">
            <text:p>3842</text:p>
          </table:table-cell>
          <table:table-cell office:value-type="float" office:value="0.555332999999905" calcext:value-type="float">
            <text:p>0.555332999999905</text:p>
          </table:table-cell>
          <table:table-cell table:number-columns-repeated="9"/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37" calcext:value-type="float">
            <text:p>37</text:p>
          </table:table-cell>
          <table:table-cell office:value-type="float" office:value="4278" calcext:value-type="float">
            <text:p>4278</text:p>
          </table:table-cell>
          <table:table-cell office:value-type="float" office:value="0.0354079999999613" calcext:value-type="float">
            <text:p>0.035407999999961</text:p>
          </table:table-cell>
          <table:table-cell office:value-type="float" office:value="4123" calcext:value-type="float">
            <text:p>4123</text:p>
          </table:table-cell>
          <table:table-cell office:value-type="float" office:value="0.408450000000016" calcext:value-type="float">
            <text:p>0.408450000000016</text:p>
          </table:table-cell>
          <table:table-cell office:value-type="float" office:value="3890" calcext:value-type="float">
            <text:p>3890</text:p>
          </table:table-cell>
          <table:table-cell office:value-type="float" office:value="0.0967990000000327" calcext:value-type="float">
            <text:p>0.096799000000033</text:p>
          </table:table-cell>
          <table:table-cell office:value-type="float" office:value="4278" calcext:value-type="float">
            <text:p>4278</text:p>
          </table:table-cell>
          <table:table-cell office:value-type="float" office:value="0.0489559999999756" calcext:value-type="float">
            <text:p>0.048955999999976</text:p>
          </table:table-cell>
          <table:table-cell table:number-columns-repeated="9"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0.00702300000000378" calcext:value-type="float">
            <text:p>0.007023000000004</text:p>
          </table:table-cell>
          <table:table-cell office:value-type="float" office:value="549" calcext:value-type="float">
            <text:p>549</text:p>
          </table:table-cell>
          <table:table-cell office:value-type="float" office:value="0.0641239999999925" calcext:value-type="float">
            <text:p>0.064123999999993</text:p>
          </table:table-cell>
          <table:table-cell office:value-type="float" office:value="545" calcext:value-type="float">
            <text:p>545</text:p>
          </table:table-cell>
          <table:table-cell office:value-type="float" office:value="0.0136959999999817" calcext:value-type="float">
            <text:p>0.013695999999982</text:p>
          </table:table-cell>
          <table:table-cell office:value-type="float" office:value="549" calcext:value-type="float">
            <text:p>549</text:p>
          </table:table-cell>
          <table:table-cell office:value-type="float" office:value="0.00158600000008846" calcext:value-type="float">
            <text:p>0.001586000000088</text:p>
          </table:table-cell>
          <table:table-cell table:number-columns-repeated="9"/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float" office:value="37" calcext:value-type="float">
            <text:p>37</text:p>
          </table:table-cell>
          <table:table-cell office:value-type="float" office:value="4324" calcext:value-type="float">
            <text:p>4324</text:p>
          </table:table-cell>
          <table:table-cell office:value-type="float" office:value="0.0352579999999989" calcext:value-type="float">
            <text:p>0.035257999999999</text:p>
          </table:table-cell>
          <table:table-cell office:value-type="float" office:value="3971" calcext:value-type="float">
            <text:p>3971</text:p>
          </table:table-cell>
          <table:table-cell office:value-type="float" office:value="0.437559999999962" calcext:value-type="float">
            <text:p>0.437559999999962</text:p>
          </table:table-cell>
          <table:table-cell office:value-type="float" office:value="3710" calcext:value-type="float">
            <text:p>3710</text:p>
          </table:table-cell>
          <table:table-cell office:value-type="float" office:value="0.0772020000000566" calcext:value-type="float">
            <text:p>0.077202000000057</text:p>
          </table:table-cell>
          <table:table-cell office:value-type="float" office:value="4324" calcext:value-type="float">
            <text:p>4324</text:p>
          </table:table-cell>
          <table:table-cell office:value-type="float" office:value="0.159463000000073" calcext:value-type="float">
            <text:p>0.159463000000073</text:p>
          </table:table-cell>
          <table:table-cell table:number-columns-repeated="9"/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37" calcext:value-type="float">
            <text:p>37</text:p>
          </table:table-cell>
          <table:table-cell office:value-type="float" office:value="4260" calcext:value-type="float">
            <text:p>4260</text:p>
          </table:table-cell>
          <table:table-cell office:value-type="float" office:value="0.0312000000000125" calcext:value-type="float">
            <text:p>0.031200000000013</text:p>
          </table:table-cell>
          <table:table-cell office:value-type="float" office:value="4007" calcext:value-type="float">
            <text:p>4007</text:p>
          </table:table-cell>
          <table:table-cell office:value-type="float" office:value="0.393780999999876" calcext:value-type="float">
            <text:p>0.393780999999876</text:p>
          </table:table-cell>
          <table:table-cell office:value-type="float" office:value="3920" calcext:value-type="float">
            <text:p>3920</text:p>
          </table:table-cell>
          <table:table-cell office:value-type="float" office:value="0.103704999999991" calcext:value-type="float">
            <text:p>0.103704999999991</text:p>
          </table:table-cell>
          <table:table-cell office:value-type="float" office:value="4260" calcext:value-type="float">
            <text:p>4260</text:p>
          </table:table-cell>
          <table:table-cell office:value-type="float" office:value="0.494883000000073" calcext:value-type="float">
            <text:p>0.494883000000073</text:p>
          </table:table-cell>
          <table:table-cell table:number-columns-repeated="9"/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float" office:value="37" calcext:value-type="float">
            <text:p>37</text:p>
          </table:table-cell>
          <table:table-cell office:value-type="float" office:value="3756" calcext:value-type="float">
            <text:p>3756</text:p>
          </table:table-cell>
          <table:table-cell office:value-type="float" office:value="0.0304539999999633" calcext:value-type="float">
            <text:p>0.030453999999963</text:p>
          </table:table-cell>
          <table:table-cell office:value-type="float" office:value="3474" calcext:value-type="float">
            <text:p>3474</text:p>
          </table:table-cell>
          <table:table-cell office:value-type="float" office:value="0.359249000000204" calcext:value-type="float">
            <text:p>0.359249000000204</text:p>
          </table:table-cell>
          <table:table-cell office:value-type="float" office:value="3410" calcext:value-type="float">
            <text:p>3410</text:p>
          </table:table-cell>
          <table:table-cell office:value-type="float" office:value="0.0803139999999303" calcext:value-type="float">
            <text:p>0.08031399999993</text:p>
          </table:table-cell>
          <table:table-cell office:value-type="float" office:value="3756" calcext:value-type="float">
            <text:p>3756</text:p>
          </table:table-cell>
          <table:table-cell office:value-type="float" office:value="0.294232000000079" calcext:value-type="float">
            <text:p>0.294232000000079</text:p>
          </table:table-cell>
          <table:table-cell table:number-columns-repeated="9"/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float" office:value="37" calcext:value-type="float">
            <text:p>37</text:p>
          </table:table-cell>
          <table:table-cell office:value-type="float" office:value="4072" calcext:value-type="float">
            <text:p>4072</text:p>
          </table:table-cell>
          <table:table-cell office:value-type="float" office:value="0.033820999999989" calcext:value-type="float">
            <text:p>0.033820999999989</text:p>
          </table:table-cell>
          <table:table-cell office:value-type="float" office:value="3542" calcext:value-type="float">
            <text:p>3542</text:p>
          </table:table-cell>
          <table:table-cell office:value-type="float" office:value="0.355968999999959" calcext:value-type="float">
            <text:p>0.355968999999959</text:p>
          </table:table-cell>
          <table:table-cell office:value-type="float" office:value="3215" calcext:value-type="float">
            <text:p>3215</text:p>
          </table:table-cell>
          <table:table-cell office:value-type="float" office:value="0.0792169999999715" calcext:value-type="float">
            <text:p>0.079216999999972</text:p>
          </table:table-cell>
          <table:table-cell office:value-type="float" office:value="4072" calcext:value-type="float">
            <text:p>4072</text:p>
          </table:table-cell>
          <table:table-cell office:value-type="float" office:value="0.0476609999999482" calcext:value-type="float">
            <text:p>0.047660999999948</text:p>
          </table:table-cell>
          <table:table-cell table:number-columns-repeated="9"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37" calcext:value-type="float">
            <text:p>37</text:p>
          </table:table-cell>
          <table:table-cell office:value-type="float" office:value="4235" calcext:value-type="float">
            <text:p>4235</text:p>
          </table:table-cell>
          <table:table-cell office:value-type="float" office:value="0.0319610000000239" calcext:value-type="float">
            <text:p>0.031961000000024</text:p>
          </table:table-cell>
          <table:table-cell office:value-type="float" office:value="3755" calcext:value-type="float">
            <text:p>3755</text:p>
          </table:table-cell>
          <table:table-cell office:value-type="float" office:value="0.42188699999997" calcext:value-type="float">
            <text:p>0.42188699999997</text:p>
          </table:table-cell>
          <table:table-cell office:value-type="float" office:value="3670" calcext:value-type="float">
            <text:p>3670</text:p>
          </table:table-cell>
          <table:table-cell office:value-type="float" office:value="0.0910380000000259" calcext:value-type="float">
            <text:p>0.091038000000026</text:p>
          </table:table-cell>
          <table:table-cell office:value-type="float" office:value="4235" calcext:value-type="float">
            <text:p>4235</text:p>
          </table:table-cell>
          <table:table-cell office:value-type="float" office:value="0.416908000000035" calcext:value-type="float">
            <text:p>0.416908000000035</text:p>
          </table:table-cell>
          <table:table-cell table:number-columns-repeated="9"/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float" office:value="37" calcext:value-type="float">
            <text:p>37</text:p>
          </table:table-cell>
          <table:table-cell office:value-type="float" office:value="4345" calcext:value-type="float">
            <text:p>4345</text:p>
          </table:table-cell>
          <table:table-cell office:value-type="float" office:value="0.0415589999998929" calcext:value-type="float">
            <text:p>0.041558999999893</text:p>
          </table:table-cell>
          <table:table-cell office:value-type="float" office:value="4182" calcext:value-type="float">
            <text:p>4182</text:p>
          </table:table-cell>
          <table:table-cell office:value-type="float" office:value="0.427406000000133" calcext:value-type="float">
            <text:p>0.427406000000133</text:p>
          </table:table-cell>
          <table:table-cell office:value-type="float" office:value="3690" calcext:value-type="float">
            <text:p>3690</text:p>
          </table:table-cell>
          <table:table-cell office:value-type="float" office:value="0.086983000000032" calcext:value-type="float">
            <text:p>0.086983000000032</text:p>
          </table:table-cell>
          <table:table-cell office:value-type="float" office:value="4345" calcext:value-type="float">
            <text:p>4345</text:p>
          </table:table-cell>
          <table:table-cell office:value-type="float" office:value="1.08951699999989" calcext:value-type="float">
            <text:p>1.08951699999989</text:p>
          </table:table-cell>
          <table:table-cell table:number-columns-repeated="9"/>
        </table:table-row>
        <table:table-row table:style-name="ro1">
          <table:table-cell office:value-type="float" office:value="9537" calcext:value-type="float">
            <text:p>9537</text:p>
          </table:table-cell>
          <table:table-cell office:value-type="float" office:value="37" calcext:value-type="float">
            <text:p>37</text:p>
          </table:table-cell>
          <table:table-cell office:value-type="float" office:value="4455" calcext:value-type="float">
            <text:p>4455</text:p>
          </table:table-cell>
          <table:table-cell office:value-type="float" office:value="0.0318350000000009" calcext:value-type="float">
            <text:p>0.031835000000001</text:p>
          </table:table-cell>
          <table:table-cell office:value-type="float" office:value="4265" calcext:value-type="float">
            <text:p>4265</text:p>
          </table:table-cell>
          <table:table-cell office:value-type="float" office:value="0.401675999999952" calcext:value-type="float">
            <text:p>0.401675999999952</text:p>
          </table:table-cell>
          <table:table-cell office:value-type="float" office:value="3820" calcext:value-type="float">
            <text:p>3820</text:p>
          </table:table-cell>
          <table:table-cell office:value-type="float" office:value="0.079680000000053" calcext:value-type="float">
            <text:p>0.079680000000053</text:p>
          </table:table-cell>
          <table:table-cell office:value-type="float" office:value="4455" calcext:value-type="float">
            <text:p>4455</text:p>
          </table:table-cell>
          <table:table-cell office:value-type="float" office:value="0.442659000000049" calcext:value-type="float">
            <text:p>0.442659000000049</text:p>
          </table:table-cell>
          <table:table-cell table:number-columns-repeated="9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37" calcext:value-type="float">
            <text:p>37</text:p>
          </table:table-cell>
          <table:table-cell office:value-type="float" office:value="4404" calcext:value-type="float">
            <text:p>4404</text:p>
          </table:table-cell>
          <table:table-cell office:value-type="float" office:value="0.028966999999966" calcext:value-type="float">
            <text:p>0.028966999999966</text:p>
          </table:table-cell>
          <table:table-cell office:value-type="float" office:value="3893" calcext:value-type="float">
            <text:p>3893</text:p>
          </table:table-cell>
          <table:table-cell office:value-type="float" office:value="0.416479999999979" calcext:value-type="float">
            <text:p>0.416479999999979</text:p>
          </table:table-cell>
          <table:table-cell office:value-type="float" office:value="3705" calcext:value-type="float">
            <text:p>3705</text:p>
          </table:table-cell>
          <table:table-cell office:value-type="float" office:value="0.0861360000000104" calcext:value-type="float">
            <text:p>0.086136000000011</text:p>
          </table:table-cell>
          <table:table-cell office:value-type="float" office:value="4404" calcext:value-type="float">
            <text:p>4404</text:p>
          </table:table-cell>
          <table:table-cell office:value-type="float" office:value="0.0272959999999785" calcext:value-type="float">
            <text:p>0.027295999999979</text:p>
          </table:table-cell>
          <table:table-cell table:number-columns-repeated="9"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37" calcext:value-type="float">
            <text:p>37</text:p>
          </table:table-cell>
          <table:table-cell office:value-type="float" office:value="4583" calcext:value-type="float">
            <text:p>4583</text:p>
          </table:table-cell>
          <table:table-cell office:value-type="float" office:value="0.037208999999848" calcext:value-type="float">
            <text:p>0.037208999999848</text:p>
          </table:table-cell>
          <table:table-cell office:value-type="float" office:value="4050" calcext:value-type="float">
            <text:p>4050</text:p>
          </table:table-cell>
          <table:table-cell office:value-type="float" office:value="0.448359999999866" calcext:value-type="float">
            <text:p>0.448359999999866</text:p>
          </table:table-cell>
          <table:table-cell office:value-type="float" office:value="3980" calcext:value-type="float">
            <text:p>3980</text:p>
          </table:table-cell>
          <table:table-cell office:value-type="float" office:value="0.0906539999999723" calcext:value-type="float">
            <text:p>0.090653999999972</text:p>
          </table:table-cell>
          <table:table-cell office:value-type="float" office:value="4583" calcext:value-type="float">
            <text:p>4583</text:p>
          </table:table-cell>
          <table:table-cell office:value-type="float" office:value="0.30151699999999" calcext:value-type="float">
            <text:p>0.30151699999999</text:p>
          </table:table-cell>
          <table:table-cell table:number-columns-repeated="9"/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37" calcext:value-type="float">
            <text:p>37</text:p>
          </table:table-cell>
          <table:table-cell office:value-type="float" office:value="3965" calcext:value-type="float">
            <text:p>3965</text:p>
          </table:table-cell>
          <table:table-cell office:value-type="float" office:value="0.0388839999999391" calcext:value-type="float">
            <text:p>0.038883999999939</text:p>
          </table:table-cell>
          <table:table-cell office:value-type="float" office:value="3792" calcext:value-type="float">
            <text:p>3792</text:p>
          </table:table-cell>
          <table:table-cell office:value-type="float" office:value="0.373629999999935" calcext:value-type="float">
            <text:p>0.373629999999935</text:p>
          </table:table-cell>
          <table:table-cell office:value-type="float" office:value="3725" calcext:value-type="float">
            <text:p>3725</text:p>
          </table:table-cell>
          <table:table-cell office:value-type="float" office:value="0.0780369999999948" calcext:value-type="float">
            <text:p>0.078036999999995</text:p>
          </table:table-cell>
          <table:table-cell office:value-type="float" office:value="3965" calcext:value-type="float">
            <text:p>3965</text:p>
          </table:table-cell>
          <table:table-cell office:value-type="float" office:value="0.534853999999882" calcext:value-type="float">
            <text:p>0.534853999999882</text:p>
          </table:table-cell>
          <table:table-cell table:number-columns-repeated="9"/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float" office:value="37" calcext:value-type="float">
            <text:p>37</text:p>
          </table:table-cell>
          <table:table-cell office:value-type="float" office:value="4207" calcext:value-type="float">
            <text:p>4207</text:p>
          </table:table-cell>
          <table:table-cell office:value-type="float" office:value="0.0326469999999972" calcext:value-type="float">
            <text:p>0.032646999999997</text:p>
          </table:table-cell>
          <table:table-cell office:value-type="float" office:value="3882" calcext:value-type="float">
            <text:p>3882</text:p>
          </table:table-cell>
          <table:table-cell office:value-type="float" office:value="0.396609999999896" calcext:value-type="float">
            <text:p>0.396609999999896</text:p>
          </table:table-cell>
          <table:table-cell office:value-type="float" office:value="3790" calcext:value-type="float">
            <text:p>3790</text:p>
          </table:table-cell>
          <table:table-cell office:value-type="float" office:value="0.0934149999999363" calcext:value-type="float">
            <text:p>0.093414999999936</text:p>
          </table:table-cell>
          <table:table-cell office:value-type="float" office:value="4207" calcext:value-type="float">
            <text:p>4207</text:p>
          </table:table-cell>
          <table:table-cell office:value-type="float" office:value="0.24822499999982" calcext:value-type="float">
            <text:p>0.24822499999982</text:p>
          </table:table-cell>
          <table:table-cell table:number-columns-repeated="9"/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float" office:value="37" calcext:value-type="float">
            <text:p>37</text:p>
          </table:table-cell>
          <table:table-cell office:value-type="float" office:value="3731" calcext:value-type="float">
            <text:p>3731</text:p>
          </table:table-cell>
          <table:table-cell office:value-type="float" office:value="0.0340799999999035" calcext:value-type="float">
            <text:p>0.034079999999904</text:p>
          </table:table-cell>
          <table:table-cell office:value-type="float" office:value="3543" calcext:value-type="float">
            <text:p>3543</text:p>
          </table:table-cell>
          <table:table-cell office:value-type="float" office:value="0.365531999999916" calcext:value-type="float">
            <text:p>0.365531999999916</text:p>
          </table:table-cell>
          <table:table-cell office:value-type="float" office:value="3295" calcext:value-type="float">
            <text:p>3295</text:p>
          </table:table-cell>
          <table:table-cell office:value-type="float" office:value="0.0686319999999796" calcext:value-type="float">
            <text:p>0.06863199999998</text:p>
          </table:table-cell>
          <table:table-cell office:value-type="float" office:value="3731" calcext:value-type="float">
            <text:p>3731</text:p>
          </table:table-cell>
          <table:table-cell office:value-type="float" office:value="2.07291399999997" calcext:value-type="float">
            <text:p>2.07291399999997</text:p>
          </table:table-cell>
          <table:table-cell table:number-columns-repeated="9"/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float" office:value="37" calcext:value-type="float">
            <text:p>37</text:p>
          </table:table-cell>
          <table:table-cell office:value-type="float" office:value="4073" calcext:value-type="float">
            <text:p>4073</text:p>
          </table:table-cell>
          <table:table-cell office:value-type="float" office:value="0.0321999999999889" calcext:value-type="float">
            <text:p>0.032199999999989</text:p>
          </table:table-cell>
          <table:table-cell office:value-type="float" office:value="3565" calcext:value-type="float">
            <text:p>3565</text:p>
          </table:table-cell>
          <table:table-cell office:value-type="float" office:value="0.381996999999956" calcext:value-type="float">
            <text:p>0.381996999999956</text:p>
          </table:table-cell>
          <table:table-cell office:value-type="float" office:value="3375" calcext:value-type="float">
            <text:p>3375</text:p>
          </table:table-cell>
          <table:table-cell office:value-type="float" office:value="0.0817909999999529" calcext:value-type="float">
            <text:p>0.081790999999953</text:p>
          </table:table-cell>
          <table:table-cell office:value-type="float" office:value="4073" calcext:value-type="float">
            <text:p>4073</text:p>
          </table:table-cell>
          <table:table-cell office:value-type="float" office:value="4.62305400000002" calcext:value-type="float">
            <text:p>4.62305400000002</text:p>
          </table:table-cell>
          <table:table-cell table:number-columns-repeated="9"/>
        </table:table-row>
        <table:table-row table:style-name="ro1">
          <table:table-cell office:value-type="float" office:value="9544" calcext:value-type="float">
            <text:p>9544</text:p>
          </table:table-cell>
          <table:table-cell office:value-type="float" office:value="37" calcext:value-type="float">
            <text:p>37</text:p>
          </table:table-cell>
          <table:table-cell office:value-type="float" office:value="4408" calcext:value-type="float">
            <text:p>4408</text:p>
          </table:table-cell>
          <table:table-cell office:value-type="float" office:value="0.0316569999999956" calcext:value-type="float">
            <text:p>0.031656999999996</text:p>
          </table:table-cell>
          <table:table-cell office:value-type="float" office:value="4039" calcext:value-type="float">
            <text:p>4039</text:p>
          </table:table-cell>
          <table:table-cell office:value-type="float" office:value="0.423232999999982" calcext:value-type="float">
            <text:p>0.423232999999982</text:p>
          </table:table-cell>
          <table:table-cell office:value-type="float" office:value="3885" calcext:value-type="float">
            <text:p>3885</text:p>
          </table:table-cell>
          <table:table-cell office:value-type="float" office:value="0.095320999999899" calcext:value-type="float">
            <text:p>0.095320999999899</text:p>
          </table:table-cell>
          <table:table-cell office:value-type="float" office:value="4408" calcext:value-type="float">
            <text:p>4408</text:p>
          </table:table-cell>
          <table:table-cell office:value-type="float" office:value="1.6356310000001" calcext:value-type="float">
            <text:p>1.6356310000001</text:p>
          </table:table-cell>
          <table:table-cell table:number-columns-repeated="9"/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37" calcext:value-type="float">
            <text:p>37</text:p>
          </table:table-cell>
          <table:table-cell office:value-type="float" office:value="4077" calcext:value-type="float">
            <text:p>4077</text:p>
          </table:table-cell>
          <table:table-cell office:value-type="float" office:value="0.0302179999999908" calcext:value-type="float">
            <text:p>0.030217999999991</text:p>
          </table:table-cell>
          <table:table-cell office:value-type="float" office:value="3681" calcext:value-type="float">
            <text:p>3681</text:p>
          </table:table-cell>
          <table:table-cell office:value-type="float" office:value="0.40800200000001" calcext:value-type="float">
            <text:p>0.40800200000001</text:p>
          </table:table-cell>
          <table:table-cell office:value-type="float" office:value="3520" calcext:value-type="float">
            <text:p>3520</text:p>
          </table:table-cell>
          <table:table-cell office:value-type="float" office:value="0.0783370000000332" calcext:value-type="float">
            <text:p>0.078337000000033</text:p>
          </table:table-cell>
          <table:table-cell office:value-type="float" office:value="4077" calcext:value-type="float">
            <text:p>4077</text:p>
          </table:table-cell>
          <table:table-cell office:value-type="float" office:value="0.979147000000012" calcext:value-type="float">
            <text:p>0.979147000000012</text:p>
          </table:table-cell>
          <table:table-cell table:number-columns-repeated="9"/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float" office:value="37" calcext:value-type="float">
            <text:p>37</text:p>
          </table:table-cell>
          <table:table-cell office:value-type="float" office:value="4788" calcext:value-type="float">
            <text:p>4788</text:p>
          </table:table-cell>
          <table:table-cell office:value-type="float" office:value="0.0429370000000518" calcext:value-type="float">
            <text:p>0.042937000000052</text:p>
          </table:table-cell>
          <table:table-cell office:value-type="float" office:value="4416" calcext:value-type="float">
            <text:p>4416</text:p>
          </table:table-cell>
          <table:table-cell office:value-type="float" office:value="0.439910000000054" calcext:value-type="float">
            <text:p>0.439910000000054</text:p>
          </table:table-cell>
          <table:table-cell office:value-type="float" office:value="4120" calcext:value-type="float">
            <text:p>4120</text:p>
          </table:table-cell>
          <table:table-cell office:value-type="float" office:value="0.0945480000000316" calcext:value-type="float">
            <text:p>0.094548000000032</text:p>
          </table:table-cell>
          <table:table-cell office:value-type="float" office:value="4788" calcext:value-type="float">
            <text:p>4788</text:p>
          </table:table-cell>
          <table:table-cell office:value-type="float" office:value="0.311932999999954" calcext:value-type="float">
            <text:p>0.311932999999954</text:p>
          </table:table-cell>
          <table:table-cell table:number-columns-repeated="9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37" calcext:value-type="float">
            <text:p>37</text:p>
          </table:table-cell>
          <table:table-cell office:value-type="float" office:value="4374" calcext:value-type="float">
            <text:p>4374</text:p>
          </table:table-cell>
          <table:table-cell office:value-type="float" office:value="0.0361370000000534" calcext:value-type="float">
            <text:p>0.036137000000053</text:p>
          </table:table-cell>
          <table:table-cell office:value-type="float" office:value="4251" calcext:value-type="float">
            <text:p>4251</text:p>
          </table:table-cell>
          <table:table-cell office:value-type="float" office:value="0.445476000000099" calcext:value-type="float">
            <text:p>0.445476000000099</text:p>
          </table:table-cell>
          <table:table-cell office:value-type="float" office:value="3865" calcext:value-type="float">
            <text:p>3865</text:p>
          </table:table-cell>
          <table:table-cell office:value-type="float" office:value="0.0890900000000556" calcext:value-type="float">
            <text:p>0.089090000000056</text:p>
          </table:table-cell>
          <table:table-cell office:value-type="float" office:value="4374" calcext:value-type="float">
            <text:p>4374</text:p>
          </table:table-cell>
          <table:table-cell office:value-type="float" office:value="1.97099199999991" calcext:value-type="float">
            <text:p>1.97099199999991</text:p>
          </table:table-cell>
          <table:table-cell table:number-columns-repeated="9"/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float" office:value="37" calcext:value-type="float">
            <text:p>37</text:p>
          </table:table-cell>
          <table:table-cell office:value-type="float" office:value="4098" calcext:value-type="float">
            <text:p>4098</text:p>
          </table:table-cell>
          <table:table-cell office:value-type="float" office:value="0.0327530000000706" calcext:value-type="float">
            <text:p>0.032753000000071</text:p>
          </table:table-cell>
          <table:table-cell office:value-type="float" office:value="3850" calcext:value-type="float">
            <text:p>3850</text:p>
          </table:table-cell>
          <table:table-cell office:value-type="float" office:value="0.390569000000028" calcext:value-type="float">
            <text:p>0.390569000000028</text:p>
          </table:table-cell>
          <table:table-cell office:value-type="float" office:value="3705" calcext:value-type="float">
            <text:p>3705</text:p>
          </table:table-cell>
          <table:table-cell office:value-type="float" office:value="0.0729579999999714" calcext:value-type="float">
            <text:p>0.072957999999972</text:p>
          </table:table-cell>
          <table:table-cell office:value-type="float" office:value="4098" calcext:value-type="float">
            <text:p>4098</text:p>
          </table:table-cell>
          <table:table-cell office:value-type="float" office:value="0.285050000000069" calcext:value-type="float">
            <text:p>0.285050000000069</text:p>
          </table:table-cell>
          <table:table-cell table:number-columns-repeated="9"/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37" calcext:value-type="float">
            <text:p>37</text:p>
          </table:table-cell>
          <table:table-cell office:value-type="float" office:value="4145" calcext:value-type="float">
            <text:p>4145</text:p>
          </table:table-cell>
          <table:table-cell office:value-type="float" office:value="0.0337819999999738" calcext:value-type="float">
            <text:p>0.033781999999974</text:p>
          </table:table-cell>
          <table:table-cell office:value-type="float" office:value="3848" calcext:value-type="float">
            <text:p>3848</text:p>
          </table:table-cell>
          <table:table-cell office:value-type="float" office:value="0.409850000000006" calcext:value-type="float">
            <text:p>0.409850000000006</text:p>
          </table:table-cell>
          <table:table-cell office:value-type="float" office:value="3605" calcext:value-type="float">
            <text:p>3605</text:p>
          </table:table-cell>
          <table:table-cell office:value-type="float" office:value="0.0829389999998966" calcext:value-type="float">
            <text:p>0.082938999999897</text:p>
          </table:table-cell>
          <table:table-cell office:value-type="float" office:value="4145" calcext:value-type="float">
            <text:p>4145</text:p>
          </table:table-cell>
          <table:table-cell office:value-type="float" office:value="0.192674000000125" calcext:value-type="float">
            <text:p>0.192674000000125</text:p>
          </table:table-cell>
          <table:table-cell table:number-columns-repeated="9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40" calcext:value-type="float">
            <text:p>40</text:p>
          </table:table-cell>
          <table:table-cell office:value-type="float" office:value="4068" calcext:value-type="float">
            <text:p>4068</text:p>
          </table:table-cell>
          <table:table-cell office:value-type="float" office:value="0.0458380000000034" calcext:value-type="float">
            <text:p>0.045838000000003</text:p>
          </table:table-cell>
          <table:table-cell office:value-type="float" office:value="3773" calcext:value-type="float">
            <text:p>3773</text:p>
          </table:table-cell>
          <table:table-cell office:value-type="float" office:value="0.419582999999875" calcext:value-type="float">
            <text:p>0.419582999999875</text:p>
          </table:table-cell>
          <table:table-cell office:value-type="float" office:value="3365" calcext:value-type="float">
            <text:p>3365</text:p>
          </table:table-cell>
          <table:table-cell office:value-type="float" office:value="0.0899800000000823" calcext:value-type="float">
            <text:p>0.089980000000082</text:p>
          </table:table-cell>
          <table:table-cell office:value-type="float" office:value="4068" calcext:value-type="float">
            <text:p>4068</text:p>
          </table:table-cell>
          <table:table-cell office:value-type="float" office:value="0.584129000000075" calcext:value-type="float">
            <text:p>0.584129000000075</text:p>
          </table:table-cell>
          <table:table-cell table:number-columns-repeated="9"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float" office:value="40" calcext:value-type="float">
            <text:p>40</text:p>
          </table:table-cell>
          <table:table-cell office:value-type="float" office:value="4454" calcext:value-type="float">
            <text:p>4454</text:p>
          </table:table-cell>
          <table:table-cell office:value-type="float" office:value="0.0385169999999562" calcext:value-type="float">
            <text:p>0.038516999999956</text:p>
          </table:table-cell>
          <table:table-cell office:value-type="float" office:value="4164" calcext:value-type="float">
            <text:p>4164</text:p>
          </table:table-cell>
          <table:table-cell office:value-type="float" office:value="0.480801000000042" calcext:value-type="float">
            <text:p>0.480801000000042</text:p>
          </table:table-cell>
          <table:table-cell office:value-type="float" office:value="4045" calcext:value-type="float">
            <text:p>4045</text:p>
          </table:table-cell>
          <table:table-cell office:value-type="float" office:value="0.101782999999955" calcext:value-type="float">
            <text:p>0.101782999999955</text:p>
          </table:table-cell>
          <table:table-cell office:value-type="float" office:value="4454" calcext:value-type="float">
            <text:p>4454</text:p>
          </table:table-cell>
          <table:table-cell office:value-type="float" office:value="15.482028" calcext:value-type="float">
            <text:p>15.482028</text:p>
          </table:table-cell>
          <table:table-cell table:number-columns-repeated="9"/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float" office:value="40" calcext:value-type="float">
            <text:p>40</text:p>
          </table:table-cell>
          <table:table-cell office:value-type="float" office:value="5023" calcext:value-type="float">
            <text:p>5023</text:p>
          </table:table-cell>
          <table:table-cell office:value-type="float" office:value="0.0493719999998348" calcext:value-type="float">
            <text:p>0.049371999999835</text:p>
          </table:table-cell>
          <table:table-cell office:value-type="float" office:value="4573" calcext:value-type="float">
            <text:p>4573</text:p>
          </table:table-cell>
          <table:table-cell office:value-type="float" office:value="0.562774999999988" calcext:value-type="float">
            <text:p>0.562774999999988</text:p>
          </table:table-cell>
          <table:table-cell office:value-type="float" office:value="4455" calcext:value-type="float">
            <text:p>4455</text:p>
          </table:table-cell>
          <table:table-cell office:value-type="float" office:value="0.113949999999932" calcext:value-type="float">
            <text:p>0.113949999999932</text:p>
          </table:table-cell>
          <table:table-cell office:value-type="float" office:value="5023" calcext:value-type="float">
            <text:p>5023</text:p>
          </table:table-cell>
          <table:table-cell office:value-type="float" office:value="1.40250900000012" calcext:value-type="float">
            <text:p>1.40250900000012</text:p>
          </table:table-cell>
          <table:table-cell table:number-columns-repeated="9"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float" office:value="40" calcext:value-type="float">
            <text:p>40</text:p>
          </table:table-cell>
          <table:table-cell office:value-type="float" office:value="5386" calcext:value-type="float">
            <text:p>5386</text:p>
          </table:table-cell>
          <table:table-cell office:value-type="float" office:value="0.0485539999999674" calcext:value-type="float">
            <text:p>0.048553999999967</text:p>
          </table:table-cell>
          <table:table-cell office:value-type="float" office:value="5085" calcext:value-type="float">
            <text:p>5085</text:p>
          </table:table-cell>
          <table:table-cell office:value-type="float" office:value="0.545161000000121" calcext:value-type="float">
            <text:p>0.545161000000121</text:p>
          </table:table-cell>
          <table:table-cell office:value-type="float" office:value="4850" calcext:value-type="float">
            <text:p>4850</text:p>
          </table:table-cell>
          <table:table-cell office:value-type="float" office:value="0.104069999999865" calcext:value-type="float">
            <text:p>0.104069999999865</text:p>
          </table:table-cell>
          <table:table-cell office:value-type="float" office:value="5386" calcext:value-type="float">
            <text:p>5386</text:p>
          </table:table-cell>
          <table:table-cell office:value-type="float" office:value="1.10346200000015" calcext:value-type="float">
            <text:p>1.10346200000015</text:p>
          </table:table-cell>
          <table:table-cell table:number-columns-repeated="9"/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float" office:value="40" calcext:value-type="float">
            <text:p>40</text:p>
          </table:table-cell>
          <table:table-cell office:value-type="float" office:value="4995" calcext:value-type="float">
            <text:p>4995</text:p>
          </table:table-cell>
          <table:table-cell office:value-type="float" office:value="0.0375460000000203" calcext:value-type="float">
            <text:p>0.03754600000002</text:p>
          </table:table-cell>
          <table:table-cell office:value-type="float" office:value="4836" calcext:value-type="float">
            <text:p>4836</text:p>
          </table:table-cell>
          <table:table-cell office:value-type="float" office:value="0.514394000000038" calcext:value-type="float">
            <text:p>0.514394000000038</text:p>
          </table:table-cell>
          <table:table-cell office:value-type="float" office:value="4585" calcext:value-type="float">
            <text:p>4585</text:p>
          </table:table-cell>
          <table:table-cell office:value-type="float" office:value="0.106263999999896" calcext:value-type="float">
            <text:p>0.106263999999896</text:p>
          </table:table-cell>
          <table:table-cell office:value-type="float" office:value="4995" calcext:value-type="float">
            <text:p>4995</text:p>
          </table:table-cell>
          <table:table-cell office:value-type="float" office:value="2.78734000000009" calcext:value-type="float">
            <text:p>2.78734000000009</text:p>
          </table:table-cell>
          <table:table-cell table:number-columns-repeated="9"/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float" office:value="40" calcext:value-type="float">
            <text:p>40</text:p>
          </table:table-cell>
          <table:table-cell office:value-type="float" office:value="3617" calcext:value-type="float">
            <text:p>3617</text:p>
          </table:table-cell>
          <table:table-cell office:value-type="float" office:value="0.0446799999999712" calcext:value-type="float">
            <text:p>0.044679999999971</text:p>
          </table:table-cell>
          <table:table-cell office:value-type="float" office:value="3194" calcext:value-type="float">
            <text:p>3194</text:p>
          </table:table-cell>
          <table:table-cell office:value-type="float" office:value="0.386592000000064" calcext:value-type="float">
            <text:p>0.386592000000064</text:p>
          </table:table-cell>
          <table:table-cell office:value-type="float" office:value="2965" calcext:value-type="float">
            <text:p>2965</text:p>
          </table:table-cell>
          <table:table-cell office:value-type="float" office:value="0.0953789999999799" calcext:value-type="float">
            <text:p>0.09537899999998</text:p>
          </table:table-cell>
          <table:table-cell office:value-type="float" office:value="3617" calcext:value-type="float">
            <text:p>3617</text:p>
          </table:table-cell>
          <table:table-cell office:value-type="float" office:value="3.12678700000004" calcext:value-type="float">
            <text:p>3.12678700000004</text:p>
          </table:table-cell>
          <table:table-cell table:number-columns-repeated="9"/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40" calcext:value-type="float">
            <text:p>40</text:p>
          </table:table-cell>
          <table:table-cell office:value-type="float" office:value="4569" calcext:value-type="float">
            <text:p>4569</text:p>
          </table:table-cell>
          <table:table-cell office:value-type="float" office:value="0.0440609999999424" calcext:value-type="float">
            <text:p>0.044060999999942</text:p>
          </table:table-cell>
          <table:table-cell office:value-type="float" office:value="4102" calcext:value-type="float">
            <text:p>4102</text:p>
          </table:table-cell>
          <table:table-cell office:value-type="float" office:value="0.476933000000031" calcext:value-type="float">
            <text:p>0.476933000000031</text:p>
          </table:table-cell>
          <table:table-cell office:value-type="float" office:value="3975" calcext:value-type="float">
            <text:p>3975</text:p>
          </table:table-cell>
          <table:table-cell office:value-type="float" office:value="0.108005999999932" calcext:value-type="float">
            <text:p>0.108005999999932</text:p>
          </table:table-cell>
          <table:table-cell office:value-type="float" office:value="4569" calcext:value-type="float">
            <text:p>4569</text:p>
          </table:table-cell>
          <table:table-cell office:value-type="float" office:value="1.28802399999995" calcext:value-type="float">
            <text:p>1.28802399999995</text:p>
          </table:table-cell>
          <table:table-cell table:number-columns-repeated="9"/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40" calcext:value-type="float">
            <text:p>40</text:p>
          </table:table-cell>
          <table:table-cell office:value-type="float" office:value="4660" calcext:value-type="float">
            <text:p>4660</text:p>
          </table:table-cell>
          <table:table-cell office:value-type="float" office:value="0.0484220000000733" calcext:value-type="float">
            <text:p>0.048422000000073</text:p>
          </table:table-cell>
          <table:table-cell office:value-type="float" office:value="4354" calcext:value-type="float">
            <text:p>4354</text:p>
          </table:table-cell>
          <table:table-cell office:value-type="float" office:value="0.530091999999854" calcext:value-type="float">
            <text:p>0.530091999999854</text:p>
          </table:table-cell>
          <table:table-cell office:value-type="float" office:value="4270" calcext:value-type="float">
            <text:p>4270</text:p>
          </table:table-cell>
          <table:table-cell office:value-type="float" office:value="0.106809000000112" calcext:value-type="float">
            <text:p>0.106809000000112</text:p>
          </table:table-cell>
          <table:table-cell office:value-type="float" office:value="4660" calcext:value-type="float">
            <text:p>4660</text:p>
          </table:table-cell>
          <table:table-cell office:value-type="float" office:value="8.5056350000001" calcext:value-type="float">
            <text:p>8.5056350000001</text:p>
          </table:table-cell>
          <table:table-cell table:number-columns-repeated="9"/>
        </table:table-row>
        <table:table-row table:style-name="ro1">
          <table:table-cell office:value-type="float" office:value="9558" calcext:value-type="float">
            <text:p>9558</text:p>
          </table:table-cell>
          <table:table-cell office:value-type="float" office:value="40" calcext:value-type="float">
            <text:p>40</text:p>
          </table:table-cell>
          <table:table-cell office:value-type="float" office:value="4449" calcext:value-type="float">
            <text:p>4449</text:p>
          </table:table-cell>
          <table:table-cell office:value-type="float" office:value="0.043376999999964" calcext:value-type="float">
            <text:p>0.043376999999964</text:p>
          </table:table-cell>
          <table:table-cell office:value-type="float" office:value="4134" calcext:value-type="float">
            <text:p>4134</text:p>
          </table:table-cell>
          <table:table-cell office:value-type="float" office:value="0.481955999999968" calcext:value-type="float">
            <text:p>0.481955999999968</text:p>
          </table:table-cell>
          <table:table-cell office:value-type="float" office:value="3985" calcext:value-type="float">
            <text:p>3985</text:p>
          </table:table-cell>
          <table:table-cell office:value-type="float" office:value="0.0961589999999433" calcext:value-type="float">
            <text:p>0.096158999999943</text:p>
          </table:table-cell>
          <table:table-cell office:value-type="float" office:value="4449" calcext:value-type="float">
            <text:p>4449</text:p>
          </table:table-cell>
          <table:table-cell office:value-type="float" office:value="0.674703000000022" calcext:value-type="float">
            <text:p>0.674703000000022</text:p>
          </table:table-cell>
          <table:table-cell table:number-columns-repeated="9"/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40" calcext:value-type="float">
            <text:p>40</text:p>
          </table:table-cell>
          <table:table-cell office:value-type="float" office:value="4069" calcext:value-type="float">
            <text:p>4069</text:p>
          </table:table-cell>
          <table:table-cell office:value-type="float" office:value="0.0396240000001171" calcext:value-type="float">
            <text:p>0.039624000000117</text:p>
          </table:table-cell>
          <table:table-cell office:value-type="float" office:value="3778" calcext:value-type="float">
            <text:p>3778</text:p>
          </table:table-cell>
          <table:table-cell office:value-type="float" office:value="0.475201999999968" calcext:value-type="float">
            <text:p>0.475201999999968</text:p>
          </table:table-cell>
          <table:table-cell office:value-type="float" office:value="3695" calcext:value-type="float">
            <text:p>3695</text:p>
          </table:table-cell>
          <table:table-cell office:value-type="float" office:value="0.0825099999999566" calcext:value-type="float">
            <text:p>0.082509999999957</text:p>
          </table:table-cell>
          <table:table-cell office:value-type="float" office:value="4069" calcext:value-type="float">
            <text:p>4069</text:p>
          </table:table-cell>
          <table:table-cell office:value-type="float" office:value="4.83374800000013" calcext:value-type="float">
            <text:p>4.83374800000013</text:p>
          </table:table-cell>
          <table:table-cell table:number-columns-repeated="9"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40" calcext:value-type="float">
            <text:p>40</text:p>
          </table:table-cell>
          <table:table-cell office:value-type="float" office:value="4587" calcext:value-type="float">
            <text:p>4587</text:p>
          </table:table-cell>
          <table:table-cell office:value-type="float" office:value="0.0478969999999208" calcext:value-type="float">
            <text:p>0.047896999999921</text:p>
          </table:table-cell>
          <table:table-cell office:value-type="float" office:value="4112" calcext:value-type="float">
            <text:p>4112</text:p>
          </table:table-cell>
          <table:table-cell office:value-type="float" office:value="0.491060999999831" calcext:value-type="float">
            <text:p>0.491060999999831</text:p>
          </table:table-cell>
          <table:table-cell office:value-type="float" office:value="3900" calcext:value-type="float">
            <text:p>3900</text:p>
          </table:table-cell>
          <table:table-cell office:value-type="float" office:value="0.0989210000000185" calcext:value-type="float">
            <text:p>0.098921000000019</text:p>
          </table:table-cell>
          <table:table-cell office:value-type="float" office:value="4587" calcext:value-type="float">
            <text:p>4587</text:p>
          </table:table-cell>
          <table:table-cell office:value-type="float" office:value="9.91968099999997" calcext:value-type="float">
            <text:p>9.91968099999997</text:p>
          </table:table-cell>
          <table:table-cell table:number-columns-repeated="9"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40" calcext:value-type="float">
            <text:p>40</text:p>
          </table:table-cell>
          <table:table-cell office:value-type="float" office:value="4544" calcext:value-type="float">
            <text:p>4544</text:p>
          </table:table-cell>
          <table:table-cell office:value-type="float" office:value="0.0541549999999234" calcext:value-type="float">
            <text:p>0.054154999999923</text:p>
          </table:table-cell>
          <table:table-cell office:value-type="float" office:value="3753" calcext:value-type="float">
            <text:p>3753</text:p>
          </table:table-cell>
          <table:table-cell office:value-type="float" office:value="0.489086000000043" calcext:value-type="float">
            <text:p>0.489086000000043</text:p>
          </table:table-cell>
          <table:table-cell office:value-type="float" office:value="3600" calcext:value-type="float">
            <text:p>3600</text:p>
          </table:table-cell>
          <table:table-cell office:value-type="float" office:value="0.100577000000044" calcext:value-type="float">
            <text:p>0.100577000000044</text:p>
          </table:table-cell>
          <table:table-cell office:value-type="float" office:value="4544" calcext:value-type="float">
            <text:p>4544</text:p>
          </table:table-cell>
          <table:table-cell office:value-type="float" office:value="0.910061999999925" calcext:value-type="float">
            <text:p>0.910061999999925</text:p>
          </table:table-cell>
          <table:table-cell table:number-columns-repeated="9"/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float" office:value="40" calcext:value-type="float">
            <text:p>40</text:p>
          </table:table-cell>
          <table:table-cell office:value-type="float" office:value="4245" calcext:value-type="float">
            <text:p>4245</text:p>
          </table:table-cell>
          <table:table-cell office:value-type="float" office:value="0.0376280000000406" calcext:value-type="float">
            <text:p>0.037628000000041</text:p>
          </table:table-cell>
          <table:table-cell office:value-type="float" office:value="3950" calcext:value-type="float">
            <text:p>3950</text:p>
          </table:table-cell>
          <table:table-cell office:value-type="float" office:value="0.45198999999991" calcext:value-type="float">
            <text:p>0.45198999999991</text:p>
          </table:table-cell>
          <table:table-cell office:value-type="float" office:value="3630" calcext:value-type="float">
            <text:p>3630</text:p>
          </table:table-cell>
          <table:table-cell office:value-type="float" office:value="0.0922649999999976" calcext:value-type="float">
            <text:p>0.092264999999998</text:p>
          </table:table-cell>
          <table:table-cell office:value-type="float" office:value="4245" calcext:value-type="float">
            <text:p>4245</text:p>
          </table:table-cell>
          <table:table-cell office:value-type="float" office:value="1.93162400000006" calcext:value-type="float">
            <text:p>1.93162400000006</text:p>
          </table:table-cell>
          <table:table-cell table:number-columns-repeated="9"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float" office:value="40" calcext:value-type="float">
            <text:p>40</text:p>
          </table:table-cell>
          <table:table-cell office:value-type="float" office:value="3761" calcext:value-type="float">
            <text:p>3761</text:p>
          </table:table-cell>
          <table:table-cell office:value-type="float" office:value="0.0448649999999589" calcext:value-type="float">
            <text:p>0.044864999999959</text:p>
          </table:table-cell>
          <table:table-cell office:value-type="float" office:value="3301" calcext:value-type="float">
            <text:p>3301</text:p>
          </table:table-cell>
          <table:table-cell office:value-type="float" office:value="0.390993999999978" calcext:value-type="float">
            <text:p>0.390993999999978</text:p>
          </table:table-cell>
          <table:table-cell office:value-type="float" office:value="3090" calcext:value-type="float">
            <text:p>3090</text:p>
          </table:table-cell>
          <table:table-cell office:value-type="float" office:value="0.0851110000000972" calcext:value-type="float">
            <text:p>0.085111000000097</text:p>
          </table:table-cell>
          <table:table-cell office:value-type="float" office:value="3761" calcext:value-type="float">
            <text:p>3761</text:p>
          </table:table-cell>
          <table:table-cell office:value-type="float" office:value="3.68400599999995" calcext:value-type="float">
            <text:p>3.68400599999995</text:p>
          </table:table-cell>
          <table:table-cell table:number-columns-repeated="9"/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40" calcext:value-type="float">
            <text:p>40</text:p>
          </table:table-cell>
          <table:table-cell office:value-type="float" office:value="4231" calcext:value-type="float">
            <text:p>4231</text:p>
          </table:table-cell>
          <table:table-cell office:value-type="float" office:value="0.0392450000000508" calcext:value-type="float">
            <text:p>0.039245000000051</text:p>
          </table:table-cell>
          <table:table-cell office:value-type="float" office:value="3827" calcext:value-type="float">
            <text:p>3827</text:p>
          </table:table-cell>
          <table:table-cell office:value-type="float" office:value="0.488030999999978" calcext:value-type="float">
            <text:p>0.488030999999978</text:p>
          </table:table-cell>
          <table:table-cell office:value-type="float" office:value="3755" calcext:value-type="float">
            <text:p>3755</text:p>
          </table:table-cell>
          <table:table-cell office:value-type="float" office:value="0.0881120000000237" calcext:value-type="float">
            <text:p>0.088112000000024</text:p>
          </table:table-cell>
          <table:table-cell office:value-type="float" office:value="4231" calcext:value-type="float">
            <text:p>4231</text:p>
          </table:table-cell>
          <table:table-cell office:value-type="float" office:value="1.03474200000005" calcext:value-type="float">
            <text:p>1.03474200000005</text:p>
          </table:table-cell>
          <table:table-cell table:number-columns-repeated="9"/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float" office:value="40" calcext:value-type="float">
            <text:p>40</text:p>
          </table:table-cell>
          <table:table-cell office:value-type="float" office:value="4656" calcext:value-type="float">
            <text:p>4656</text:p>
          </table:table-cell>
          <table:table-cell office:value-type="float" office:value="0.0530830000000151" calcext:value-type="float">
            <text:p>0.053083000000015</text:p>
          </table:table-cell>
          <table:table-cell office:value-type="float" office:value="4223" calcext:value-type="float">
            <text:p>4223</text:p>
          </table:table-cell>
          <table:table-cell office:value-type="float" office:value="0.502737000000025" calcext:value-type="float">
            <text:p>0.502737000000025</text:p>
          </table:table-cell>
          <table:table-cell office:value-type="float" office:value="3980" calcext:value-type="float">
            <text:p>3980</text:p>
          </table:table-cell>
          <table:table-cell office:value-type="float" office:value="0.101675999999998" calcext:value-type="float">
            <text:p>0.101675999999998</text:p>
          </table:table-cell>
          <table:table-cell office:value-type="float" office:value="4656" calcext:value-type="float">
            <text:p>4656</text:p>
          </table:table-cell>
          <table:table-cell office:value-type="float" office:value="0.328282000000058" calcext:value-type="float">
            <text:p>0.328282000000058</text:p>
          </table:table-cell>
          <table:table-cell table:number-columns-repeated="9"/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float" office:value="40" calcext:value-type="float">
            <text:p>40</text:p>
          </table:table-cell>
          <table:table-cell office:value-type="float" office:value="5039" calcext:value-type="float">
            <text:p>5039</text:p>
          </table:table-cell>
          <table:table-cell office:value-type="float" office:value="0.0452749999999469" calcext:value-type="float">
            <text:p>0.045274999999947</text:p>
          </table:table-cell>
          <table:table-cell office:value-type="float" office:value="4967" calcext:value-type="float">
            <text:p>4967</text:p>
          </table:table-cell>
          <table:table-cell office:value-type="float" office:value="0.534227999999985" calcext:value-type="float">
            <text:p>0.534227999999985</text:p>
          </table:table-cell>
          <table:table-cell office:value-type="float" office:value="4765" calcext:value-type="float">
            <text:p>4765</text:p>
          </table:table-cell>
          <table:table-cell office:value-type="float" office:value="0.105754000000047" calcext:value-type="float">
            <text:p>0.105754000000047</text:p>
          </table:table-cell>
          <table:table-cell office:value-type="float" office:value="5039" calcext:value-type="float">
            <text:p>5039</text:p>
          </table:table-cell>
          <table:table-cell office:value-type="float" office:value="4.52038299999992" calcext:value-type="float">
            <text:p>4.52038299999992</text:p>
          </table:table-cell>
          <table:table-cell table:number-columns-repeated="9"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float" office:value="40" calcext:value-type="float">
            <text:p>40</text:p>
          </table:table-cell>
          <table:table-cell office:value-type="float" office:value="599" calcext:value-type="float">
            <text:p>599</text:p>
          </table:table-cell>
          <table:table-cell office:value-type="float" office:value="0.00841899999988982" calcext:value-type="float">
            <text:p>0.00841899999989</text:p>
          </table:table-cell>
          <table:table-cell office:value-type="float" office:value="599" calcext:value-type="float">
            <text:p>599</text:p>
          </table:table-cell>
          <table:table-cell office:value-type="float" office:value="0.0765940000000001" calcext:value-type="float">
            <text:p>0.076594</text:p>
          </table:table-cell>
          <table:table-cell office:value-type="float" office:value="595" calcext:value-type="float">
            <text:p>595</text:p>
          </table:table-cell>
          <table:table-cell office:value-type="float" office:value="0.0202579999998989" calcext:value-type="float">
            <text:p>0.020257999999899</text:p>
          </table:table-cell>
          <table:table-cell office:value-type="float" office:value="599" calcext:value-type="float">
            <text:p>599</text:p>
          </table:table-cell>
          <table:table-cell office:value-type="float" office:value="0.00134600000001228" calcext:value-type="float">
            <text:p>0.001346000000012</text:p>
          </table:table-cell>
          <table:table-cell table:number-columns-repeated="9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40" calcext:value-type="float">
            <text:p>40</text:p>
          </table:table-cell>
          <table:table-cell office:value-type="float" office:value="4772" calcext:value-type="float">
            <text:p>4772</text:p>
          </table:table-cell>
          <table:table-cell office:value-type="float" office:value="0.0488299999999526" calcext:value-type="float">
            <text:p>0.048829999999953</text:p>
          </table:table-cell>
          <table:table-cell office:value-type="float" office:value="4249" calcext:value-type="float">
            <text:p>4249</text:p>
          </table:table-cell>
          <table:table-cell office:value-type="float" office:value="0.52499899999998" calcext:value-type="float">
            <text:p>0.52499899999998</text:p>
          </table:table-cell>
          <table:table-cell office:value-type="float" office:value="3985" calcext:value-type="float">
            <text:p>3985</text:p>
          </table:table-cell>
          <table:table-cell office:value-type="float" office:value="0.100152999999978" calcext:value-type="float">
            <text:p>0.100152999999978</text:p>
          </table:table-cell>
          <table:table-cell office:value-type="float" office:value="4772" calcext:value-type="float">
            <text:p>4772</text:p>
          </table:table-cell>
          <table:table-cell office:value-type="float" office:value="3.04983199999992" calcext:value-type="float">
            <text:p>3.04983199999992</text:p>
          </table:table-cell>
          <table:table-cell table:number-columns-repeated="9"/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40" calcext:value-type="float">
            <text:p>40</text:p>
          </table:table-cell>
          <table:table-cell office:value-type="float" office:value="4473" calcext:value-type="float">
            <text:p>4473</text:p>
          </table:table-cell>
          <table:table-cell office:value-type="float" office:value="0.0451640000001135" calcext:value-type="float">
            <text:p>0.045164000000114</text:p>
          </table:table-cell>
          <table:table-cell office:value-type="float" office:value="4062" calcext:value-type="float">
            <text:p>4062</text:p>
          </table:table-cell>
          <table:table-cell office:value-type="float" office:value="0.461623000000031" calcext:value-type="float">
            <text:p>0.461623000000031</text:p>
          </table:table-cell>
          <table:table-cell office:value-type="float" office:value="3835" calcext:value-type="float">
            <text:p>3835</text:p>
          </table:table-cell>
          <table:table-cell office:value-type="float" office:value="0.103066999999896" calcext:value-type="float">
            <text:p>0.103066999999896</text:p>
          </table:table-cell>
          <table:table-cell office:value-type="float" office:value="4473" calcext:value-type="float">
            <text:p>4473</text:p>
          </table:table-cell>
          <table:table-cell office:value-type="float" office:value="0.0851670000000695" calcext:value-type="float">
            <text:p>0.08516700000007</text:p>
          </table:table-cell>
          <table:table-cell table:number-columns-repeated="9"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40" calcext:value-type="float">
            <text:p>40</text:p>
          </table:table-cell>
          <table:table-cell office:value-type="float" office:value="4479" calcext:value-type="float">
            <text:p>4479</text:p>
          </table:table-cell>
          <table:table-cell office:value-type="float" office:value="0.0428749999999809" calcext:value-type="float">
            <text:p>0.042874999999981</text:p>
          </table:table-cell>
          <table:table-cell office:value-type="float" office:value="4246" calcext:value-type="float">
            <text:p>4246</text:p>
          </table:table-cell>
          <table:table-cell office:value-type="float" office:value="0.475667999999928" calcext:value-type="float">
            <text:p>0.475667999999928</text:p>
          </table:table-cell>
          <table:table-cell office:value-type="float" office:value="3955" calcext:value-type="float">
            <text:p>3955</text:p>
          </table:table-cell>
          <table:table-cell office:value-type="float" office:value="0.0977139999998826" calcext:value-type="float">
            <text:p>0.097713999999883</text:p>
          </table:table-cell>
          <table:table-cell office:value-type="float" office:value="4479" calcext:value-type="float">
            <text:p>4479</text:p>
          </table:table-cell>
          <table:table-cell office:value-type="float" office:value="1.76640900000007" calcext:value-type="float">
            <text:p>1.76640900000007</text:p>
          </table:table-cell>
          <table:table-cell table:number-columns-repeated="9"/>
        </table:table-row>
        <table:table-row table:style-name="ro1">
          <table:table-cell office:value-type="float" office:value="9571" calcext:value-type="float">
            <text:p>9571</text:p>
          </table:table-cell>
          <table:table-cell office:value-type="float" office:value="40" calcext:value-type="float">
            <text:p>40</text:p>
          </table:table-cell>
          <table:table-cell office:value-type="float" office:value="4311" calcext:value-type="float">
            <text:p>4311</text:p>
          </table:table-cell>
          <table:table-cell office:value-type="float" office:value="0.0393430000001445" calcext:value-type="float">
            <text:p>0.039343000000145</text:p>
          </table:table-cell>
          <table:table-cell office:value-type="float" office:value="3780" calcext:value-type="float">
            <text:p>3780</text:p>
          </table:table-cell>
          <table:table-cell office:value-type="float" office:value="0.452311000000009" calcext:value-type="float">
            <text:p>0.452311000000009</text:p>
          </table:table-cell>
          <table:table-cell office:value-type="float" office:value="3440" calcext:value-type="float">
            <text:p>3440</text:p>
          </table:table-cell>
          <table:table-cell office:value-type="float" office:value="0.0986149999998816" calcext:value-type="float">
            <text:p>0.098614999999882</text:p>
          </table:table-cell>
          <table:table-cell office:value-type="float" office:value="4311" calcext:value-type="float">
            <text:p>4311</text:p>
          </table:table-cell>
          <table:table-cell office:value-type="float" office:value="1.45513299999993" calcext:value-type="float">
            <text:p>1.45513299999993</text:p>
          </table:table-cell>
          <table:table-cell table:number-columns-repeated="9"/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40" calcext:value-type="float">
            <text:p>40</text:p>
          </table:table-cell>
          <table:table-cell office:value-type="float" office:value="4562" calcext:value-type="float">
            <text:p>4562</text:p>
          </table:table-cell>
          <table:table-cell office:value-type="float" office:value="0.0458649999999352" calcext:value-type="float">
            <text:p>0.045864999999935</text:p>
          </table:table-cell>
          <table:table-cell office:value-type="float" office:value="3871" calcext:value-type="float">
            <text:p>3871</text:p>
          </table:table-cell>
          <table:table-cell office:value-type="float" office:value="0.490197999999964" calcext:value-type="float">
            <text:p>0.490197999999964</text:p>
          </table:table-cell>
          <table:table-cell office:value-type="float" office:value="3770" calcext:value-type="float">
            <text:p>3770</text:p>
          </table:table-cell>
          <table:table-cell office:value-type="float" office:value="0.0952870000000985" calcext:value-type="float">
            <text:p>0.095287000000099</text:p>
          </table:table-cell>
          <table:table-cell office:value-type="float" office:value="4562" calcext:value-type="float">
            <text:p>4562</text:p>
          </table:table-cell>
          <table:table-cell office:value-type="float" office:value="1.72092999999984" calcext:value-type="float">
            <text:p>1.72092999999984</text:p>
          </table:table-cell>
          <table:table-cell table:number-columns-repeated="9"/>
        </table:table-row>
        <table:table-row table:style-name="ro1">
          <table:table-cell office:value-type="float" office:value="9573" calcext:value-type="float">
            <text:p>9573</text:p>
          </table:table-cell>
          <table:table-cell office:value-type="float" office:value="40" calcext:value-type="float">
            <text:p>40</text:p>
          </table:table-cell>
          <table:table-cell office:value-type="float" office:value="4738" calcext:value-type="float">
            <text:p>4738</text:p>
          </table:table-cell>
          <table:table-cell office:value-type="float" office:value="0.0436519999999518" calcext:value-type="float">
            <text:p>0.043651999999952</text:p>
          </table:table-cell>
          <table:table-cell office:value-type="float" office:value="4684" calcext:value-type="float">
            <text:p>4684</text:p>
          </table:table-cell>
          <table:table-cell office:value-type="float" office:value="0.524080000000026" calcext:value-type="float">
            <text:p>0.524080000000026</text:p>
          </table:table-cell>
          <table:table-cell office:value-type="float" office:value="4255" calcext:value-type="float">
            <text:p>4255</text:p>
          </table:table-cell>
          <table:table-cell office:value-type="float" office:value="0.116570000000024" calcext:value-type="float">
            <text:p>0.116570000000024</text:p>
          </table:table-cell>
          <table:table-cell office:value-type="float" office:value="4738" calcext:value-type="float">
            <text:p>4738</text:p>
          </table:table-cell>
          <table:table-cell office:value-type="float" office:value="5.05789699999991" calcext:value-type="float">
            <text:p>5.05789699999991</text:p>
          </table:table-cell>
          <table:table-cell table:number-columns-repeated="9"/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float" office:value="40" calcext:value-type="float">
            <text:p>40</text:p>
          </table:table-cell>
          <table:table-cell office:value-type="float" office:value="4876" calcext:value-type="float">
            <text:p>4876</text:p>
          </table:table-cell>
          <table:table-cell office:value-type="float" office:value="0.0390109999999595" calcext:value-type="float">
            <text:p>0.03901099999996</text:p>
          </table:table-cell>
          <table:table-cell office:value-type="float" office:value="4726" calcext:value-type="float">
            <text:p>4726</text:p>
          </table:table-cell>
          <table:table-cell office:value-type="float" office:value="0.484645999999998" calcext:value-type="float">
            <text:p>0.484645999999998</text:p>
          </table:table-cell>
          <table:table-cell office:value-type="float" office:value="4470" calcext:value-type="float">
            <text:p>4470</text:p>
          </table:table-cell>
          <table:table-cell office:value-type="float" office:value="0.0898049999999557" calcext:value-type="float">
            <text:p>0.089804999999956</text:p>
          </table:table-cell>
          <table:table-cell office:value-type="float" office:value="4876" calcext:value-type="float">
            <text:p>4876</text:p>
          </table:table-cell>
          <table:table-cell office:value-type="float" office:value="0.60616200000004" calcext:value-type="float">
            <text:p>0.60616200000004</text:p>
          </table:table-cell>
          <table:table-cell table:number-columns-repeated="9"/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40" calcext:value-type="float">
            <text:p>40</text:p>
          </table:table-cell>
          <table:table-cell office:value-type="float" office:value="5061" calcext:value-type="float">
            <text:p>5061</text:p>
          </table:table-cell>
          <table:table-cell office:value-type="float" office:value="0.0375870000000305" calcext:value-type="float">
            <text:p>0.037587000000031</text:p>
          </table:table-cell>
          <table:table-cell office:value-type="float" office:value="4974" calcext:value-type="float">
            <text:p>4974</text:p>
          </table:table-cell>
          <table:table-cell office:value-type="float" office:value="0.546694000000002" calcext:value-type="float">
            <text:p>0.546694000000002</text:p>
          </table:table-cell>
          <table:table-cell office:value-type="float" office:value="4595" calcext:value-type="float">
            <text:p>4595</text:p>
          </table:table-cell>
          <table:table-cell office:value-type="float" office:value="0.109410000000025" calcext:value-type="float">
            <text:p>0.109410000000025</text:p>
          </table:table-cell>
          <table:table-cell office:value-type="float" office:value="5061" calcext:value-type="float">
            <text:p>5061</text:p>
          </table:table-cell>
          <table:table-cell office:value-type="float" office:value="0.909487999999897" calcext:value-type="float">
            <text:p>0.909487999999897</text:p>
          </table:table-cell>
          <table:table-cell table:number-columns-repeated="9"/>
        </table:table-row>
        <table:table-row table:style-name="ro1">
          <table:table-cell office:value-type="float" office:value="9576" calcext:value-type="float">
            <text:p>9576</text:p>
          </table:table-cell>
          <table:table-cell office:value-type="float" office:value="40" calcext:value-type="float">
            <text:p>40</text:p>
          </table:table-cell>
          <table:table-cell office:value-type="float" office:value="5063" calcext:value-type="float">
            <text:p>5063</text:p>
          </table:table-cell>
          <table:table-cell office:value-type="float" office:value="0.0384209999999712" calcext:value-type="float">
            <text:p>0.038420999999971</text:p>
          </table:table-cell>
          <table:table-cell office:value-type="float" office:value="4619" calcext:value-type="float">
            <text:p>4619</text:p>
          </table:table-cell>
          <table:table-cell office:value-type="float" office:value="0.606278999999972" calcext:value-type="float">
            <text:p>0.606278999999972</text:p>
          </table:table-cell>
          <table:table-cell office:value-type="float" office:value="4545" calcext:value-type="float">
            <text:p>4545</text:p>
          </table:table-cell>
          <table:table-cell office:value-type="float" office:value="0.110427000000072" calcext:value-type="float">
            <text:p>0.110427000000072</text:p>
          </table:table-cell>
          <table:table-cell office:value-type="float" office:value="5063" calcext:value-type="float">
            <text:p>5063</text:p>
          </table:table-cell>
          <table:table-cell office:value-type="float" office:value="4.430476" calcext:value-type="float">
            <text:p>4.430476</text:p>
          </table:table-cell>
          <table:table-cell table:number-columns-repeated="9"/>
        </table:table-row>
        <table:table-row table:style-name="ro1">
          <table:table-cell office:value-type="float" office:value="9577" calcext:value-type="float">
            <text:p>9577</text:p>
          </table:table-cell>
          <table:table-cell office:value-type="float" office:value="40" calcext:value-type="float">
            <text:p>40</text:p>
          </table:table-cell>
          <table:table-cell office:value-type="float" office:value="4870" calcext:value-type="float">
            <text:p>4870</text:p>
          </table:table-cell>
          <table:table-cell office:value-type="float" office:value="0.0441949999999452" calcext:value-type="float">
            <text:p>0.044194999999945</text:p>
          </table:table-cell>
          <table:table-cell office:value-type="float" office:value="4636" calcext:value-type="float">
            <text:p>4636</text:p>
          </table:table-cell>
          <table:table-cell office:value-type="float" office:value="0.558293999999933" calcext:value-type="float">
            <text:p>0.558293999999933</text:p>
          </table:table-cell>
          <table:table-cell office:value-type="float" office:value="4415" calcext:value-type="float">
            <text:p>4415</text:p>
          </table:table-cell>
          <table:table-cell office:value-type="float" office:value="0.105927000000065" calcext:value-type="float">
            <text:p>0.105927000000065</text:p>
          </table:table-cell>
          <table:table-cell office:value-type="float" office:value="4870" calcext:value-type="float">
            <text:p>4870</text:p>
          </table:table-cell>
          <table:table-cell office:value-type="float" office:value="3.37041899999997" calcext:value-type="float">
            <text:p>3.37041899999997</text:p>
          </table:table-cell>
          <table:table-cell table:number-columns-repeated="9"/>
        </table:table-row>
        <table:table-row table:style-name="ro1">
          <table:table-cell office:value-type="float" office:value="9578" calcext:value-type="float">
            <text:p>9578</text:p>
          </table:table-cell>
          <table:table-cell office:value-type="float" office:value="40" calcext:value-type="float">
            <text:p>40</text:p>
          </table:table-cell>
          <table:table-cell office:value-type="float" office:value="5232" calcext:value-type="float">
            <text:p>5232</text:p>
          </table:table-cell>
          <table:table-cell office:value-type="float" office:value="0.038112999999953" calcext:value-type="float">
            <text:p>0.038112999999953</text:p>
          </table:table-cell>
          <table:table-cell office:value-type="float" office:value="4900" calcext:value-type="float">
            <text:p>4900</text:p>
          </table:table-cell>
          <table:table-cell office:value-type="float" office:value="0.594014000000016" calcext:value-type="float">
            <text:p>0.594014000000016</text:p>
          </table:table-cell>
          <table:table-cell office:value-type="float" office:value="4695" calcext:value-type="float">
            <text:p>4695</text:p>
          </table:table-cell>
          <table:table-cell office:value-type="float" office:value="0.113511999999901" calcext:value-type="float">
            <text:p>0.113511999999901</text:p>
          </table:table-cell>
          <table:table-cell office:value-type="float" office:value="5232" calcext:value-type="float">
            <text:p>5232</text:p>
          </table:table-cell>
          <table:table-cell office:value-type="float" office:value="12.3323830000001" calcext:value-type="float">
            <text:p>12.3323830000001</text:p>
          </table:table-cell>
          <table:table-cell table:number-columns-repeated="9"/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40" calcext:value-type="float">
            <text:p>40</text:p>
          </table:table-cell>
          <table:table-cell office:value-type="float" office:value="4567" calcext:value-type="float">
            <text:p>4567</text:p>
          </table:table-cell>
          <table:table-cell office:value-type="float" office:value="0.03832100000011" calcext:value-type="float">
            <text:p>0.03832100000011</text:p>
          </table:table-cell>
          <table:table-cell office:value-type="float" office:value="4392" calcext:value-type="float">
            <text:p>4392</text:p>
          </table:table-cell>
          <table:table-cell office:value-type="float" office:value="0.472547999999961" calcext:value-type="float">
            <text:p>0.472547999999961</text:p>
          </table:table-cell>
          <table:table-cell office:value-type="float" office:value="4290" calcext:value-type="float">
            <text:p>4290</text:p>
          </table:table-cell>
          <table:table-cell office:value-type="float" office:value="0.09958000000006" calcext:value-type="float">
            <text:p>0.09958000000006</text:p>
          </table:table-cell>
          <table:table-cell office:value-type="float" office:value="4567" calcext:value-type="float">
            <text:p>4567</text:p>
          </table:table-cell>
          <table:table-cell office:value-type="float" office:value="0.628847999999948" calcext:value-type="float">
            <text:p>0.628847999999948</text:p>
          </table:table-cell>
          <table:table-cell table:number-columns-repeated="9"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40" calcext:value-type="float">
            <text:p>40</text:p>
          </table:table-cell>
          <table:table-cell office:value-type="float" office:value="4483" calcext:value-type="float">
            <text:p>4483</text:p>
          </table:table-cell>
          <table:table-cell office:value-type="float" office:value="0.0434250000000702" calcext:value-type="float">
            <text:p>0.04342500000007</text:p>
          </table:table-cell>
          <table:table-cell office:value-type="float" office:value="4169" calcext:value-type="float">
            <text:p>4169</text:p>
          </table:table-cell>
          <table:table-cell office:value-type="float" office:value="0.448487000000114" calcext:value-type="float">
            <text:p>0.448487000000114</text:p>
          </table:table-cell>
          <table:table-cell office:value-type="float" office:value="3720" calcext:value-type="float">
            <text:p>3720</text:p>
          </table:table-cell>
          <table:table-cell office:value-type="float" office:value="0.0873729999999569" calcext:value-type="float">
            <text:p>0.087372999999957</text:p>
          </table:table-cell>
          <table:table-cell office:value-type="float" office:value="4483" calcext:value-type="float">
            <text:p>4483</text:p>
          </table:table-cell>
          <table:table-cell office:value-type="float" office:value="1.2164469999999" calcext:value-type="float">
            <text:p>1.2164469999999</text:p>
          </table:table-cell>
          <table:table-cell table:number-columns-repeated="9"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float" office:value="40" calcext:value-type="float">
            <text:p>40</text:p>
          </table:table-cell>
          <table:table-cell office:value-type="float" office:value="4907" calcext:value-type="float">
            <text:p>4907</text:p>
          </table:table-cell>
          <table:table-cell office:value-type="float" office:value="0.0378729999998768" calcext:value-type="float">
            <text:p>0.037872999999877</text:p>
          </table:table-cell>
          <table:table-cell office:value-type="float" office:value="4392" calcext:value-type="float">
            <text:p>4392</text:p>
          </table:table-cell>
          <table:table-cell office:value-type="float" office:value="0.514411999999993" calcext:value-type="float">
            <text:p>0.514411999999993</text:p>
          </table:table-cell>
          <table:table-cell office:value-type="float" office:value="4330" calcext:value-type="float">
            <text:p>4330</text:p>
          </table:table-cell>
          <table:table-cell office:value-type="float" office:value="0.108519999999999" calcext:value-type="float">
            <text:p>0.108519999999999</text:p>
          </table:table-cell>
          <table:table-cell office:value-type="float" office:value="4907" calcext:value-type="float">
            <text:p>4907</text:p>
          </table:table-cell>
          <table:table-cell office:value-type="float" office:value="4.066866" calcext:value-type="float">
            <text:p>4.066866</text:p>
          </table:table-cell>
          <table:table-cell table:number-columns-repeated="9"/>
        </table:table-row>
        <table:table-row table:style-name="ro1">
          <table:table-cell office:value-type="float" office:value="9582" calcext:value-type="float">
            <text:p>9582</text:p>
          </table:table-cell>
          <table:table-cell office:value-type="float" office:value="40" calcext:value-type="float">
            <text:p>40</text:p>
          </table:table-cell>
          <table:table-cell office:value-type="float" office:value="5088" calcext:value-type="float">
            <text:p>5088</text:p>
          </table:table-cell>
          <table:table-cell office:value-type="float" office:value="0.0401649999998881" calcext:value-type="float">
            <text:p>0.040164999999888</text:p>
          </table:table-cell>
          <table:table-cell office:value-type="float" office:value="5088" calcext:value-type="float">
            <text:p>5088</text:p>
          </table:table-cell>
          <table:table-cell office:value-type="float" office:value="0.513590000000022" calcext:value-type="float">
            <text:p>0.513590000000022</text:p>
          </table:table-cell>
          <table:table-cell office:value-type="float" office:value="4625" calcext:value-type="float">
            <text:p>4625</text:p>
          </table:table-cell>
          <table:table-cell office:value-type="float" office:value="0.0972430000000486" calcext:value-type="float">
            <text:p>0.097243000000049</text:p>
          </table:table-cell>
          <table:table-cell office:value-type="float" office:value="5088" calcext:value-type="float">
            <text:p>5088</text:p>
          </table:table-cell>
          <table:table-cell office:value-type="float" office:value="4.39617800000008" calcext:value-type="float">
            <text:p>4.39617800000008</text:p>
          </table:table-cell>
          <table:table-cell table:number-columns-repeated="9"/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float" office:value="40" calcext:value-type="float">
            <text:p>40</text:p>
          </table:table-cell>
          <table:table-cell office:value-type="float" office:value="4192" calcext:value-type="float">
            <text:p>4192</text:p>
          </table:table-cell>
          <table:table-cell office:value-type="float" office:value="0.0501629999999977" calcext:value-type="float">
            <text:p>0.050162999999998</text:p>
          </table:table-cell>
          <table:table-cell office:value-type="float" office:value="4021" calcext:value-type="float">
            <text:p>4021</text:p>
          </table:table-cell>
          <table:table-cell office:value-type="float" office:value="0.44162700000004" calcext:value-type="float">
            <text:p>0.44162700000004</text:p>
          </table:table-cell>
          <table:table-cell office:value-type="float" office:value="3420" calcext:value-type="float">
            <text:p>3420</text:p>
          </table:table-cell>
          <table:table-cell office:value-type="float" office:value="0.0886950000001434" calcext:value-type="float">
            <text:p>0.088695000000144</text:p>
          </table:table-cell>
          <table:table-cell office:value-type="float" office:value="4192" calcext:value-type="float">
            <text:p>4192</text:p>
          </table:table-cell>
          <table:table-cell office:value-type="float" office:value="0.543493999999896" calcext:value-type="float">
            <text:p>0.543493999999896</text:p>
          </table:table-cell>
          <table:table-cell table:number-columns-repeated="9"/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float" office:value="40" calcext:value-type="float">
            <text:p>40</text:p>
          </table:table-cell>
          <table:table-cell office:value-type="float" office:value="5210" calcext:value-type="float">
            <text:p>5210</text:p>
          </table:table-cell>
          <table:table-cell office:value-type="float" office:value="0.0519219999999905" calcext:value-type="float">
            <text:p>0.051921999999991</text:p>
          </table:table-cell>
          <table:table-cell office:value-type="float" office:value="4987" calcext:value-type="float">
            <text:p>4987</text:p>
          </table:table-cell>
          <table:table-cell office:value-type="float" office:value="0.560858999999937" calcext:value-type="float">
            <text:p>0.560858999999937</text:p>
          </table:table-cell>
          <table:table-cell office:value-type="float" office:value="4675" calcext:value-type="float">
            <text:p>4675</text:p>
          </table:table-cell>
          <table:table-cell office:value-type="float" office:value="0.10911800000008" calcext:value-type="float">
            <text:p>0.10911800000008</text:p>
          </table:table-cell>
          <table:table-cell office:value-type="float" office:value="5210" calcext:value-type="float">
            <text:p>5210</text:p>
          </table:table-cell>
          <table:table-cell office:value-type="float" office:value="0.240179999999896" calcext:value-type="float">
            <text:p>0.240179999999896</text:p>
          </table:table-cell>
          <table:table-cell table:number-columns-repeated="9"/>
        </table:table-row>
        <table:table-row table:style-name="ro1">
          <table:table-cell office:value-type="float" office:value="9585" calcext:value-type="float">
            <text:p>9585</text:p>
          </table:table-cell>
          <table:table-cell office:value-type="float" office:value="40" calcext:value-type="float">
            <text:p>40</text:p>
          </table:table-cell>
          <table:table-cell office:value-type="float" office:value="4667" calcext:value-type="float">
            <text:p>4667</text:p>
          </table:table-cell>
          <table:table-cell office:value-type="float" office:value="0.0378660000000082" calcext:value-type="float">
            <text:p>0.037866000000008</text:p>
          </table:table-cell>
          <table:table-cell office:value-type="float" office:value="4458" calcext:value-type="float">
            <text:p>4458</text:p>
          </table:table-cell>
          <table:table-cell office:value-type="float" office:value="0.539097999999967" calcext:value-type="float">
            <text:p>0.539097999999967</text:p>
          </table:table-cell>
          <table:table-cell office:value-type="float" office:value="4190" calcext:value-type="float">
            <text:p>4190</text:p>
          </table:table-cell>
          <table:table-cell office:value-type="float" office:value="0.10924799999998" calcext:value-type="float">
            <text:p>0.10924799999998</text:p>
          </table:table-cell>
          <table:table-cell office:value-type="float" office:value="4667" calcext:value-type="float">
            <text:p>4667</text:p>
          </table:table-cell>
          <table:table-cell office:value-type="float" office:value="0.657686000000012" calcext:value-type="float">
            <text:p>0.657686000000012</text:p>
          </table:table-cell>
          <table:table-cell table:number-columns-repeated="9"/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float" office:value="40" calcext:value-type="float">
            <text:p>40</text:p>
          </table:table-cell>
          <table:table-cell office:value-type="float" office:value="4700" calcext:value-type="float">
            <text:p>4700</text:p>
          </table:table-cell>
          <table:table-cell office:value-type="float" office:value="0.0445379999999886" calcext:value-type="float">
            <text:p>0.044537999999989</text:p>
          </table:table-cell>
          <table:table-cell office:value-type="float" office:value="4559" calcext:value-type="float">
            <text:p>4559</text:p>
          </table:table-cell>
          <table:table-cell office:value-type="float" office:value="0.60336899999993" calcext:value-type="float">
            <text:p>0.60336899999993</text:p>
          </table:table-cell>
          <table:table-cell office:value-type="float" office:value="4455" calcext:value-type="float">
            <text:p>4455</text:p>
          </table:table-cell>
          <table:table-cell office:value-type="float" office:value="0.0961239999998042" calcext:value-type="float">
            <text:p>0.096123999999804</text:p>
          </table:table-cell>
          <table:table-cell office:value-type="float" office:value="4700" calcext:value-type="float">
            <text:p>4700</text:p>
          </table:table-cell>
          <table:table-cell office:value-type="float" office:value="16.8086840000001" calcext:value-type="float">
            <text:p>16.8086840000001</text:p>
          </table:table-cell>
          <table:table-cell table:number-columns-repeated="9"/>
        </table:table-row>
        <table:table-row table:style-name="ro1">
          <table:table-cell office:value-type="float" office:value="9587" calcext:value-type="float">
            <text:p>9587</text:p>
          </table:table-cell>
          <table:table-cell office:value-type="float" office:value="40" calcext:value-type="float">
            <text:p>40</text:p>
          </table:table-cell>
          <table:table-cell office:value-type="float" office:value="5043" calcext:value-type="float">
            <text:p>5043</text:p>
          </table:table-cell>
          <table:table-cell office:value-type="float" office:value="0.0410590000000184" calcext:value-type="float">
            <text:p>0.041059000000018</text:p>
          </table:table-cell>
          <table:table-cell office:value-type="float" office:value="4732" calcext:value-type="float">
            <text:p>4732</text:p>
          </table:table-cell>
          <table:table-cell office:value-type="float" office:value="0.511964999999918" calcext:value-type="float">
            <text:p>0.511964999999918</text:p>
          </table:table-cell>
          <table:table-cell office:value-type="float" office:value="4330" calcext:value-type="float">
            <text:p>4330</text:p>
          </table:table-cell>
          <table:table-cell office:value-type="float" office:value="0.108518999999887" calcext:value-type="float">
            <text:p>0.108518999999887</text:p>
          </table:table-cell>
          <table:table-cell office:value-type="float" office:value="5043" calcext:value-type="float">
            <text:p>5043</text:p>
          </table:table-cell>
          <table:table-cell office:value-type="float" office:value="0.760627999999997" calcext:value-type="float">
            <text:p>0.760627999999997</text:p>
          </table:table-cell>
          <table:table-cell table:number-columns-repeated="9"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40" calcext:value-type="float">
            <text:p>40</text:p>
          </table:table-cell>
          <table:table-cell office:value-type="float" office:value="4805" calcext:value-type="float">
            <text:p>4805</text:p>
          </table:table-cell>
          <table:table-cell office:value-type="float" office:value="0.0383349999999609" calcext:value-type="float">
            <text:p>0.038334999999961</text:p>
          </table:table-cell>
          <table:table-cell office:value-type="float" office:value="4420" calcext:value-type="float">
            <text:p>4420</text:p>
          </table:table-cell>
          <table:table-cell office:value-type="float" office:value="0.512655999999993" calcext:value-type="float">
            <text:p>0.512655999999993</text:p>
          </table:table-cell>
          <table:table-cell office:value-type="float" office:value="4330" calcext:value-type="float">
            <text:p>4330</text:p>
          </table:table-cell>
          <table:table-cell office:value-type="float" office:value="0.10128700000007" calcext:value-type="float">
            <text:p>0.10128700000007</text:p>
          </table:table-cell>
          <table:table-cell office:value-type="float" office:value="4805" calcext:value-type="float">
            <text:p>4805</text:p>
          </table:table-cell>
          <table:table-cell office:value-type="float" office:value="0.581837000000064" calcext:value-type="float">
            <text:p>0.581837000000064</text:p>
          </table:table-cell>
          <table:table-cell table:number-columns-repeated="9"/>
        </table:table-row>
        <table:table-row table:style-name="ro1">
          <table:table-cell office:value-type="float" office:value="9589" calcext:value-type="float">
            <text:p>9589</text:p>
          </table:table-cell>
          <table:table-cell office:value-type="float" office:value="40" calcext:value-type="float">
            <text:p>40</text:p>
          </table:table-cell>
          <table:table-cell office:value-type="float" office:value="4614" calcext:value-type="float">
            <text:p>4614</text:p>
          </table:table-cell>
          <table:table-cell office:value-type="float" office:value="0.0391270000000077" calcext:value-type="float">
            <text:p>0.039127000000008</text:p>
          </table:table-cell>
          <table:table-cell office:value-type="float" office:value="4261" calcext:value-type="float">
            <text:p>4261</text:p>
          </table:table-cell>
          <table:table-cell office:value-type="float" office:value="0.494626000000039" calcext:value-type="float">
            <text:p>0.494626000000039</text:p>
          </table:table-cell>
          <table:table-cell office:value-type="float" office:value="4005" calcext:value-type="float">
            <text:p>4005</text:p>
          </table:table-cell>
          <table:table-cell office:value-type="float" office:value="0.109360999999922" calcext:value-type="float">
            <text:p>0.109360999999922</text:p>
          </table:table-cell>
          <table:table-cell office:value-type="float" office:value="4614" calcext:value-type="float">
            <text:p>4614</text:p>
          </table:table-cell>
          <table:table-cell office:value-type="float" office:value="11.8522620000001" calcext:value-type="float">
            <text:p>11.8522620000001</text:p>
          </table:table-cell>
          <table:table-cell table:number-columns-repeated="9"/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40" calcext:value-type="float">
            <text:p>40</text:p>
          </table:table-cell>
          <table:table-cell office:value-type="float" office:value="5157" calcext:value-type="float">
            <text:p>5157</text:p>
          </table:table-cell>
          <table:table-cell office:value-type="float" office:value="0.04563399999995" calcext:value-type="float">
            <text:p>0.04563399999995</text:p>
          </table:table-cell>
          <table:table-cell office:value-type="float" office:value="4908" calcext:value-type="float">
            <text:p>4908</text:p>
          </table:table-cell>
          <table:table-cell office:value-type="float" office:value="0.533478000000059" calcext:value-type="float">
            <text:p>0.533478000000059</text:p>
          </table:table-cell>
          <table:table-cell office:value-type="float" office:value="4825" calcext:value-type="float">
            <text:p>4825</text:p>
          </table:table-cell>
          <table:table-cell office:value-type="float" office:value="0.106448" calcext:value-type="float">
            <text:p>0.106448</text:p>
          </table:table-cell>
          <table:table-cell office:value-type="float" office:value="5157" calcext:value-type="float">
            <text:p>5157</text:p>
          </table:table-cell>
          <table:table-cell office:value-type="float" office:value="0.883219000000054" calcext:value-type="float">
            <text:p>0.883219000000054</text:p>
          </table:table-cell>
          <table:table-cell table:number-columns-repeated="9"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float" office:value="40" calcext:value-type="float">
            <text:p>40</text:p>
          </table:table-cell>
          <table:table-cell office:value-type="float" office:value="4522" calcext:value-type="float">
            <text:p>4522</text:p>
          </table:table-cell>
          <table:table-cell office:value-type="float" office:value="0.0411139999999932" calcext:value-type="float">
            <text:p>0.041113999999993</text:p>
          </table:table-cell>
          <table:table-cell office:value-type="float" office:value="4315" calcext:value-type="float">
            <text:p>4315</text:p>
          </table:table-cell>
          <table:table-cell office:value-type="float" office:value="0.488025999999991" calcext:value-type="float">
            <text:p>0.488025999999991</text:p>
          </table:table-cell>
          <table:table-cell office:value-type="float" office:value="4180" calcext:value-type="float">
            <text:p>4180</text:p>
          </table:table-cell>
          <table:table-cell office:value-type="float" office:value="0.0975230000000238" calcext:value-type="float">
            <text:p>0.097523000000024</text:p>
          </table:table-cell>
          <table:table-cell office:value-type="float" office:value="4522" calcext:value-type="float">
            <text:p>4522</text:p>
          </table:table-cell>
          <table:table-cell office:value-type="float" office:value="4.76620500000013" calcext:value-type="float">
            <text:p>4.76620500000013</text:p>
          </table:table-cell>
          <table:table-cell table:number-columns-repeated="9"/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40" calcext:value-type="float">
            <text:p>40</text:p>
          </table:table-cell>
          <table:table-cell office:value-type="float" office:value="4366" calcext:value-type="float">
            <text:p>4366</text:p>
          </table:table-cell>
          <table:table-cell office:value-type="float" office:value="0.0446399999999585" calcext:value-type="float">
            <text:p>0.044639999999959</text:p>
          </table:table-cell>
          <table:table-cell office:value-type="float" office:value="3882" calcext:value-type="float">
            <text:p>3882</text:p>
          </table:table-cell>
          <table:table-cell office:value-type="float" office:value="0.490353000000141" calcext:value-type="float">
            <text:p>0.490353000000141</text:p>
          </table:table-cell>
          <table:table-cell office:value-type="float" office:value="3730" calcext:value-type="float">
            <text:p>3730</text:p>
          </table:table-cell>
          <table:table-cell office:value-type="float" office:value="0.10295300000007" calcext:value-type="float">
            <text:p>0.10295300000007</text:p>
          </table:table-cell>
          <table:table-cell office:value-type="float" office:value="4366" calcext:value-type="float">
            <text:p>4366</text:p>
          </table:table-cell>
          <table:table-cell office:value-type="float" office:value="1.08445099999994" calcext:value-type="float">
            <text:p>1.08445099999994</text:p>
          </table:table-cell>
          <table:table-cell table:number-columns-repeated="9"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40" calcext:value-type="float">
            <text:p>40</text:p>
          </table:table-cell>
          <table:table-cell office:value-type="float" office:value="4994" calcext:value-type="float">
            <text:p>4994</text:p>
          </table:table-cell>
          <table:table-cell office:value-type="float" office:value="0.0452200000000858" calcext:value-type="float">
            <text:p>0.045220000000086</text:p>
          </table:table-cell>
          <table:table-cell office:value-type="float" office:value="4538" calcext:value-type="float">
            <text:p>4538</text:p>
          </table:table-cell>
          <table:table-cell office:value-type="float" office:value="0.517528999999968" calcext:value-type="float">
            <text:p>0.517528999999968</text:p>
          </table:table-cell>
          <table:table-cell office:value-type="float" office:value="4380" calcext:value-type="float">
            <text:p>4380</text:p>
          </table:table-cell>
          <table:table-cell office:value-type="float" office:value="0.10000500000001" calcext:value-type="float">
            <text:p>0.10000500000001</text:p>
          </table:table-cell>
          <table:table-cell office:value-type="float" office:value="4994" calcext:value-type="float">
            <text:p>4994</text:p>
          </table:table-cell>
          <table:table-cell office:value-type="float" office:value="2.86895400000003" calcext:value-type="float">
            <text:p>2.86895400000003</text:p>
          </table:table-cell>
          <table:table-cell table:number-columns-repeated="9"/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40" calcext:value-type="float">
            <text:p>40</text:p>
          </table:table-cell>
          <table:table-cell office:value-type="float" office:value="4215" calcext:value-type="float">
            <text:p>4215</text:p>
          </table:table-cell>
          <table:table-cell office:value-type="float" office:value="0.0428960000000416" calcext:value-type="float">
            <text:p>0.042896000000042</text:p>
          </table:table-cell>
          <table:table-cell office:value-type="float" office:value="3722" calcext:value-type="float">
            <text:p>3722</text:p>
          </table:table-cell>
          <table:table-cell office:value-type="float" office:value="0.448454000000083" calcext:value-type="float">
            <text:p>0.448454000000083</text:p>
          </table:table-cell>
          <table:table-cell office:value-type="float" office:value="3455" calcext:value-type="float">
            <text:p>3455</text:p>
          </table:table-cell>
          <table:table-cell office:value-type="float" office:value="0.0936000000000377" calcext:value-type="float">
            <text:p>0.093600000000038</text:p>
          </table:table-cell>
          <table:table-cell office:value-type="float" office:value="4215" calcext:value-type="float">
            <text:p>4215</text:p>
          </table:table-cell>
          <table:table-cell office:value-type="float" office:value="9.91400899999996" calcext:value-type="float">
            <text:p>9.91400899999996</text:p>
          </table:table-cell>
          <table:table-cell table:number-columns-repeated="9"/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40" calcext:value-type="float">
            <text:p>40</text:p>
          </table:table-cell>
          <table:table-cell office:value-type="float" office:value="4373" calcext:value-type="float">
            <text:p>4373</text:p>
          </table:table-cell>
          <table:table-cell office:value-type="float" office:value="0.0397110000000112" calcext:value-type="float">
            <text:p>0.039711000000011</text:p>
          </table:table-cell>
          <table:table-cell office:value-type="float" office:value="4207" calcext:value-type="float">
            <text:p>4207</text:p>
          </table:table-cell>
          <table:table-cell office:value-type="float" office:value="0.465456000000017" calcext:value-type="float">
            <text:p>0.465456000000017</text:p>
          </table:table-cell>
          <table:table-cell office:value-type="float" office:value="3630" calcext:value-type="float">
            <text:p>3630</text:p>
          </table:table-cell>
          <table:table-cell office:value-type="float" office:value="0.0930909999999585" calcext:value-type="float">
            <text:p>0.093090999999959</text:p>
          </table:table-cell>
          <table:table-cell office:value-type="float" office:value="4373" calcext:value-type="float">
            <text:p>4373</text:p>
          </table:table-cell>
          <table:table-cell office:value-type="float" office:value="0.932362000000012" calcext:value-type="float">
            <text:p>0.932362000000012</text:p>
          </table:table-cell>
          <table:table-cell table:number-columns-repeated="9"/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float" office:value="40" calcext:value-type="float">
            <text:p>40</text:p>
          </table:table-cell>
          <table:table-cell office:value-type="float" office:value="4244" calcext:value-type="float">
            <text:p>4244</text:p>
          </table:table-cell>
          <table:table-cell office:value-type="float" office:value="0.038962999999967" calcext:value-type="float">
            <text:p>0.038962999999967</text:p>
          </table:table-cell>
          <table:table-cell office:value-type="float" office:value="3964" calcext:value-type="float">
            <text:p>3964</text:p>
          </table:table-cell>
          <table:table-cell office:value-type="float" office:value="0.426652999999988" calcext:value-type="float">
            <text:p>0.426652999999988</text:p>
          </table:table-cell>
          <table:table-cell office:value-type="float" office:value="3760" calcext:value-type="float">
            <text:p>3760</text:p>
          </table:table-cell>
          <table:table-cell office:value-type="float" office:value="0.0889929999999595" calcext:value-type="float">
            <text:p>0.08899299999996</text:p>
          </table:table-cell>
          <table:table-cell office:value-type="float" office:value="4244" calcext:value-type="float">
            <text:p>4244</text:p>
          </table:table-cell>
          <table:table-cell office:value-type="float" office:value="2.14351900000008" calcext:value-type="float">
            <text:p>2.14351900000008</text:p>
          </table:table-cell>
          <table:table-cell table:number-columns-repeated="9"/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40" calcext:value-type="float">
            <text:p>40</text:p>
          </table:table-cell>
          <table:table-cell office:value-type="float" office:value="4864" calcext:value-type="float">
            <text:p>4864</text:p>
          </table:table-cell>
          <table:table-cell office:value-type="float" office:value="0.0375870000000305" calcext:value-type="float">
            <text:p>0.037587000000031</text:p>
          </table:table-cell>
          <table:table-cell office:value-type="float" office:value="4635" calcext:value-type="float">
            <text:p>4635</text:p>
          </table:table-cell>
          <table:table-cell office:value-type="float" office:value="0.517181000000051" calcext:value-type="float">
            <text:p>0.517181000000051</text:p>
          </table:table-cell>
          <table:table-cell office:value-type="float" office:value="4395" calcext:value-type="float">
            <text:p>4395</text:p>
          </table:table-cell>
          <table:table-cell office:value-type="float" office:value="0.0962590000000319" calcext:value-type="float">
            <text:p>0.096259000000032</text:p>
          </table:table-cell>
          <table:table-cell office:value-type="float" office:value="4864" calcext:value-type="float">
            <text:p>4864</text:p>
          </table:table-cell>
          <table:table-cell office:value-type="float" office:value="0.67022099999997" calcext:value-type="float">
            <text:p>0.67022099999997</text:p>
          </table:table-cell>
          <table:table-cell table:number-columns-repeated="9"/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40" calcext:value-type="float">
            <text:p>40</text:p>
          </table:table-cell>
          <table:table-cell office:value-type="float" office:value="4814" calcext:value-type="float">
            <text:p>4814</text:p>
          </table:table-cell>
          <table:table-cell office:value-type="float" office:value="0.037845999999945" calcext:value-type="float">
            <text:p>0.037845999999945</text:p>
          </table:table-cell>
          <table:table-cell office:value-type="float" office:value="4647" calcext:value-type="float">
            <text:p>4647</text:p>
          </table:table-cell>
          <table:table-cell office:value-type="float" office:value="0.53044599999987" calcext:value-type="float">
            <text:p>0.53044599999987</text:p>
          </table:table-cell>
          <table:table-cell office:value-type="float" office:value="4455" calcext:value-type="float">
            <text:p>4455</text:p>
          </table:table-cell>
          <table:table-cell office:value-type="float" office:value="0.108260999999857" calcext:value-type="float">
            <text:p>0.108260999999857</text:p>
          </table:table-cell>
          <table:table-cell office:value-type="float" office:value="4814" calcext:value-type="float">
            <text:p>4814</text:p>
          </table:table-cell>
          <table:table-cell office:value-type="float" office:value="5.40597400000002" calcext:value-type="float">
            <text:p>5.40597400000002</text:p>
          </table:table-cell>
          <table:table-cell table:number-columns-repeated="9"/>
        </table:table-row>
        <table:table-row table:style-name="ro1">
          <table:table-cell office:value-type="float" office:value="9599" calcext:value-type="float">
            <text:p>9599</text:p>
          </table:table-cell>
          <table:table-cell office:value-type="float" office:value="40" calcext:value-type="float">
            <text:p>40</text:p>
          </table:table-cell>
          <table:table-cell office:value-type="float" office:value="3884" calcext:value-type="float">
            <text:p>3884</text:p>
          </table:table-cell>
          <table:table-cell office:value-type="float" office:value="0.0464409999999589" calcext:value-type="float">
            <text:p>0.046440999999959</text:p>
          </table:table-cell>
          <table:table-cell office:value-type="float" office:value="3764" calcext:value-type="float">
            <text:p>3764</text:p>
          </table:table-cell>
          <table:table-cell office:value-type="float" office:value="0.401268000000073" calcext:value-type="float">
            <text:p>0.401268000000073</text:p>
          </table:table-cell>
          <table:table-cell office:value-type="float" office:value="3465" calcext:value-type="float">
            <text:p>3465</text:p>
          </table:table-cell>
          <table:table-cell office:value-type="float" office:value="0.0818120000000135" calcext:value-type="float">
            <text:p>0.081812000000014</text:p>
          </table:table-cell>
          <table:table-cell office:value-type="float" office:value="3884" calcext:value-type="float">
            <text:p>3884</text:p>
          </table:table-cell>
          <table:table-cell office:value-type="float" office:value="2.22530099999994" calcext:value-type="float">
            <text:p>2.2253009999999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3T14:00:02.209796000</dc:date>
    <meta:editing-duration>PT10M53S</meta:editing-duration>
    <meta:editing-cycles>2</meta:editing-cycles>
    <meta:generator>LibreOffice/5.2.5.1$MacOSX_X86_64 LibreOffice_project/0312e1a284a7d50ca85a365c316c7abbf20a4d22</meta:generator>
    <meta:document-statistic meta:table-count="1" meta:cell-count="60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18cm" svg:height="18.101cm" xlink:href=".." xlink:type="simple" chart:class="chart:bar" chart:style-name="ch1">
        <chart:title svg:x="13.507cm" svg:y="0.498cm" chart:style-name="ch2">
          <text:p>Všechna naměřená data</text:p>
        </chart:title>
        <chart:legend chart:legend-position="end" svg:x="28.588cm" svg:y="7.988cm" style:legend-expansion="high" chart:style-name="ch3"/>
        <chart:plot-area chart:style-name="ch4" table:cell-range-address="output.L6:output.M18 output.O6:output.O18 output.Q6:output.Q18 output.S6:output.S18" chart:data-source-has-labels="both" svg:x="1.635cm" svg:y="1.649cm" svg:width="26.31cm" svg:height="15.128cm">
          <chartooo:coordinate-region svg:x="2.94cm" svg:y="1.852cm" svg:width="25.005cm" svg:height="14.27cm"/>
          <chart:axis chart:dimension="x" chart:name="primary-x" chart:style-name="ch5" chartooo:axis-type="auto">
            <chartooo:date-scale/>
            <chart:title svg:x="13.287cm" svg:y="17.14cm" chart:style-name="ch6">
              <text:p>Počet věcí v instanci</text:p>
            </chart:title>
            <chart:categories table:cell-range-address="output.L7:output.L18"/>
          </chart:axis>
          <chart:axis chart:dimension="y" chart:name="primary-y" chart:style-name="ch7">
            <chart:title svg:x="0.451cm" svg:y="9.77cm" chart:style-name="ch8">
              <text:p>Čas (s)</text:p>
            </chart:title>
            <chart:grid chart:style-name="ch9" chart:class="major"/>
          </chart:axis>
          <chart:series chart:style-name="ch10" chart:values-cell-range-address="output.M7:output.M18" chart:label-cell-address="output.M6:output.M6" chart:class="chart:bar">
            <chart:data-point chart:repeated="12"/>
          </chart:series>
          <chart:series chart:style-name="ch11" chart:values-cell-range-address="output.O7:output.O18" chart:label-cell-address="output.O6:output.O6" chart:class="chart:bar">
            <chart:data-point chart:repeated="12"/>
          </chart:series>
          <chart:series chart:style-name="ch12" chart:values-cell-range-address="output.Q7:output.Q18" chart:label-cell-address="output.Q6:output.Q6" chart:class="chart:bar">
            <chart:data-point chart:repeated="12"/>
          </chart:series>
          <chart:series chart:style-name="ch13" chart:values-cell-range-address="output.S7:output.S18" chart:label-cell-address="output.S6:output.S6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 podle kapacity</text:p>
                <draw:g>
                  <svg:desc>output.M6:output.M6</svg:desc>
                </draw:g>
              </table:table-cell>
              <table:table-cell office:value-type="string">
                <text:p>DP podle ceny</text:p>
                <draw:g>
                  <svg:desc>output.O6:output.O6</svg:desc>
                </draw:g>
              </table:table-cell>
              <table:table-cell office:value-type="string">
                <text:p>FPTAS (10)</text:p>
                <draw:g>
                  <svg:desc>output.Q6:output.Q6</svg:desc>
                </draw:g>
              </table:table-cell>
              <table:table-cell office:value-type="string">
                <text:p>B&amp;B</text:p>
                <draw:g>
                  <svg:desc>output.S6:output.S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output.L7:output.L18</svg:desc>
                </draw:g>
              </table:table-cell>
              <table:table-cell office:value-type="float" office:value="0.000184310399999999">
                <text:p>0.000184310399999999</text:p>
                <draw:g>
                  <svg:desc>output.M7:output.M18</svg:desc>
                </draw:g>
              </table:table-cell>
              <table:table-cell office:value-type="float" office:value="0.0030280586">
                <text:p>0.0030280586</text:p>
                <draw:g>
                  <svg:desc>output.O7:output.O18</svg:desc>
                </draw:g>
              </table:table-cell>
              <table:table-cell office:value-type="float" office:value="0.000463109799999998">
                <text:p>0.000463109799999998</text:p>
                <draw:g>
                  <svg:desc>output.Q7:output.Q18</svg:desc>
                </draw:g>
              </table:table-cell>
              <table:table-cell office:value-type="float" office:value="0.000131635200000001">
                <text:p>0.000131635200000001</text:p>
                <draw:g>
                  <svg:desc>output.S7:output.S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09950880000001">
                <text:p>0.00109950880000001</text:p>
              </table:table-cell>
              <table:table-cell office:value-type="float" office:value="0.022299528">
                <text:p>0.022299528</text:p>
              </table:table-cell>
              <table:table-cell office:value-type="float" office:value="0.002962118">
                <text:p>0.002962118</text:p>
              </table:table-cell>
              <table:table-cell office:value-type="float" office:value="0.000401264599999986">
                <text:p>0.0004012645999999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7827399999993">
                <text:p>0.00357827399999993</text:p>
              </table:table-cell>
              <table:table-cell office:value-type="float" office:value="0.0540220156">
                <text:p>0.0540220156</text:p>
              </table:table-cell>
              <table:table-cell office:value-type="float" office:value="0.00648254819999995">
                <text:p>0.00648254819999995</text:p>
              </table:table-cell>
              <table:table-cell office:value-type="float" office:value="0.000604874800000016">
                <text:p>0.0006048748000000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850134000000026">
                <text:p>0.00850134000000026</text:p>
              </table:table-cell>
              <table:table-cell office:value-type="float" office:value="0.108469619999999">
                <text:p>0.108469619999999</text:p>
              </table:table-cell>
              <table:table-cell office:value-type="float" office:value="0.0229926200000045">
                <text:p>0.0229926200000045</text:p>
              </table:table-cell>
              <table:table-cell office:value-type="float" office:value="0.003301459999999">
                <text:p>0.0033014599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95191400000067">
                <text:p>0.0095191400000067</text:p>
              </table:table-cell>
              <table:table-cell office:value-type="float" office:value="0.134264440000002">
                <text:p>0.134264440000002</text:p>
              </table:table-cell>
              <table:table-cell office:value-type="float" office:value="0.0289731599999993">
                <text:p>0.0289731599999993</text:p>
              </table:table-cell>
              <table:table-cell office:value-type="float" office:value="0.00891328000000271">
                <text:p>0.0089132800000027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29837200000054">
                <text:p>0.0129837200000054</text:p>
              </table:table-cell>
              <table:table-cell office:value-type="float" office:value="0.182847779999997">
                <text:p>0.182847779999997</text:p>
              </table:table-cell>
              <table:table-cell office:value-type="float" office:value="0.0380804600000044">
                <text:p>0.0380804600000044</text:p>
              </table:table-cell>
              <table:table-cell office:value-type="float" office:value="0.0197570199999996">
                <text:p>0.019757019999999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57847600000025">
                <text:p>0.0157847600000025</text:p>
              </table:table-cell>
              <table:table-cell office:value-type="float" office:value="0.213449819999992">
                <text:p>0.213449819999992</text:p>
              </table:table-cell>
              <table:table-cell office:value-type="float" office:value="0.0441372599999897">
                <text:p>0.0441372599999897</text:p>
              </table:table-cell>
              <table:table-cell office:value-type="float" office:value="0.033419480000008">
                <text:p>0.0334194800000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12031400000046">
                <text:p>0.0212031400000046</text:p>
              </table:table-cell>
              <table:table-cell office:value-type="float" office:value="0.272437599999998">
                <text:p>0.272437599999998</text:p>
              </table:table-cell>
              <table:table-cell office:value-type="float" office:value="0.0551168600000051">
                <text:p>0.0551168600000051</text:p>
              </table:table-cell>
              <table:table-cell office:value-type="float" office:value="0.102193239999992">
                <text:p>0.1021932399999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44309399999952">
                <text:p>0.0244309399999952</text:p>
              </table:table-cell>
              <table:table-cell office:value-type="float" office:value="0.301988899999992">
                <text:p>0.301988899999992</text:p>
              </table:table-cell>
              <table:table-cell office:value-type="float" office:value="0.0622695199999976">
                <text:p>0.0622695199999976</text:p>
              </table:table-cell>
              <table:table-cell office:value-type="float" office:value="0.206804579999996">
                <text:p>0.20680457999999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303538199999957">
                <text:p>0.0303538199999957</text:p>
              </table:table-cell>
              <table:table-cell office:value-type="float" office:value="0.365768599999999">
                <text:p>0.365768599999999</text:p>
              </table:table-cell>
              <table:table-cell office:value-type="float" office:value="0.0747868800000083">
                <text:p>0.0747868800000083</text:p>
              </table:table-cell>
              <table:table-cell office:value-type="float" office:value="0.581322100000002">
                <text:p>0.58132210000000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344943799999942">
                <text:p>0.0344943799999942</text:p>
              </table:table-cell>
              <table:table-cell office:value-type="float" office:value="0.401571219999996">
                <text:p>0.401571219999996</text:p>
              </table:table-cell>
              <table:table-cell office:value-type="float" office:value="0.0831954599999949">
                <text:p>0.0831954599999949</text:p>
              </table:table-cell>
              <table:table-cell office:value-type="float" office:value="0.621230059999998">
                <text:p>0.6212300599999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23291999999879">
                <text:p>0.0423291999999879</text:p>
              </table:table-cell>
              <table:table-cell office:value-type="float" office:value="0.488981939999994">
                <text:p>0.488981939999994</text:p>
              </table:table-cell>
              <table:table-cell office:value-type="float" office:value="0.0984416799999894">
                <text:p>0.0984416799999894</text:p>
              </table:table-cell>
              <table:table-cell office:value-type="float" office:value="3.39100224000001">
                <text:p>3.39100224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933cm" svg:height="17.962cm" xlink:href=".." xlink:type="simple" chart:class="chart:bar" chart:style-name="ch1">
        <chart:title svg:x="12.519cm" svg:y="0.495cm" chart:style-name="ch2">
          <text:p>DP podle kapacity vs. podle ceny</text:p>
        </chart:title>
        <chart:legend chart:legend-position="end" svg:x="28.341cm" svg:y="8.425cm" style:legend-expansion="high" chart:style-name="ch3"/>
        <chart:plot-area chart:style-name="ch4" table:cell-range-address="output.L6:output.M18 output.O6:output.O18" chart:data-source-has-labels="both" svg:x="1.63cm" svg:y="1.643cm" svg:width="26.073cm" svg:height="14.998cm">
          <chartooo:coordinate-region svg:x="2.367cm" svg:y="1.847cm" svg:width="25.336cm" svg:height="14.139cm"/>
          <chart:axis chart:dimension="x" chart:name="primary-x" chart:style-name="ch5" chartooo:axis-type="auto">
            <chartooo:date-scale/>
            <chart:title svg:x="13.163cm" svg:y="17.001cm" chart:style-name="ch6">
              <text:p>Počet věcí v instanci</text:p>
            </chart:title>
            <chart:categories table:cell-range-address="output.L7:output.L18"/>
          </chart:axis>
          <chart:axis chart:dimension="y" chart:name="primary-y" chart:style-name="ch7">
            <chart:title svg:x="0.451cm" svg:y="9.699cm" chart:style-name="ch8">
              <text:p>Čas (s)</text:p>
            </chart:title>
            <chart:grid chart:style-name="ch9" chart:class="major"/>
          </chart:axis>
          <chart:series chart:style-name="ch10" chart:values-cell-range-address="output.M7:output.M18" chart:label-cell-address="output.M6:output.M6" chart:class="chart:bar">
            <chart:data-point chart:repeated="12"/>
          </chart:series>
          <chart:series chart:style-name="ch11" chart:values-cell-range-address="output.O7:output.O18" chart:label-cell-address="output.O6:output.O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 podle kapacity</text:p>
                <draw:g>
                  <svg:desc>output.M6:output.M6</svg:desc>
                </draw:g>
              </table:table-cell>
              <table:table-cell office:value-type="string">
                <text:p>DP podle ceny</text:p>
                <draw:g>
                  <svg:desc>output.O6:output.O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output.L7:output.L18</svg:desc>
                </draw:g>
              </table:table-cell>
              <table:table-cell office:value-type="float" office:value="0.000184310399999999">
                <text:p>0.000184310399999999</text:p>
                <draw:g>
                  <svg:desc>output.M7:output.M18</svg:desc>
                </draw:g>
              </table:table-cell>
              <table:table-cell office:value-type="float" office:value="0.0030280586">
                <text:p>0.0030280586</text:p>
                <draw:g>
                  <svg:desc>output.O7:output.O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09950880000001">
                <text:p>0.00109950880000001</text:p>
              </table:table-cell>
              <table:table-cell office:value-type="float" office:value="0.022299528">
                <text:p>0.0222995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57827399999993">
                <text:p>0.00357827399999993</text:p>
              </table:table-cell>
              <table:table-cell office:value-type="float" office:value="0.0540220156">
                <text:p>0.05402201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850134000000026">
                <text:p>0.00850134000000026</text:p>
              </table:table-cell>
              <table:table-cell office:value-type="float" office:value="0.108469619999999">
                <text:p>0.10846961999999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95191400000067">
                <text:p>0.0095191400000067</text:p>
              </table:table-cell>
              <table:table-cell office:value-type="float" office:value="0.134264440000002">
                <text:p>0.1342644400000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29837200000054">
                <text:p>0.0129837200000054</text:p>
              </table:table-cell>
              <table:table-cell office:value-type="float" office:value="0.182847779999997">
                <text:p>0.18284777999999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57847600000025">
                <text:p>0.0157847600000025</text:p>
              </table:table-cell>
              <table:table-cell office:value-type="float" office:value="0.213449819999992">
                <text:p>0.2134498199999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12031400000046">
                <text:p>0.0212031400000046</text:p>
              </table:table-cell>
              <table:table-cell office:value-type="float" office:value="0.272437599999998">
                <text:p>0.27243759999999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44309399999952">
                <text:p>0.0244309399999952</text:p>
              </table:table-cell>
              <table:table-cell office:value-type="float" office:value="0.301988899999992">
                <text:p>0.3019888999999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303538199999957">
                <text:p>0.0303538199999957</text:p>
              </table:table-cell>
              <table:table-cell office:value-type="float" office:value="0.365768599999999">
                <text:p>0.3657685999999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344943799999942">
                <text:p>0.0344943799999942</text:p>
              </table:table-cell>
              <table:table-cell office:value-type="float" office:value="0.401571219999996">
                <text:p>0.4015712199999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23291999999879">
                <text:p>0.0423291999999879</text:p>
              </table:table-cell>
              <table:table-cell office:value-type="float" office:value="0.488981939999994">
                <text:p>0.488981939999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434cm" svg:height="17.681cm" xlink:href=".." xlink:type="simple" chart:class="chart:bar" chart:style-name="ch1">
        <chart:title svg:x="11.216cm" svg:y="0.489cm" chart:style-name="ch2">
          <text:p>DP podle ceny vs. FPTAS s parametrem 10</text:p>
        </chart:title>
        <chart:legend chart:legend-position="end" svg:x="28.409cm" svg:y="8.284cm" style:legend-expansion="high" chart:style-name="ch3"/>
        <chart:plot-area chart:style-name="ch4" table:cell-range-address="output.L6:output.L18 output.O6:output.O18 output.Q6:output.Q18" chart:data-source-has-labels="both" svg:x="1.62cm" svg:y="1.631cm" svg:width="26.161cm" svg:height="14.735cm">
          <chartooo:coordinate-region svg:x="2.357cm" svg:y="1.835cm" svg:width="25.424cm" svg:height="13.876cm"/>
          <chart:axis chart:dimension="x" chart:name="primary-x" chart:style-name="ch5" chartooo:axis-type="auto">
            <chartooo:date-scale/>
            <chart:title svg:x="13.197cm" svg:y="16.72cm" chart:style-name="ch6">
              <text:p>Počet věcí v instanci</text:p>
            </chart:title>
            <chart:categories table:cell-range-address="output.L7:output.L18"/>
          </chart:axis>
          <chart:axis chart:dimension="y" chart:name="primary-y" chart:style-name="ch7">
            <chart:title svg:x="0.451cm" svg:y="9.555cm" chart:style-name="ch8">
              <text:p>Čas (s)</text:p>
            </chart:title>
            <chart:grid chart:style-name="ch9" chart:class="major"/>
          </chart:axis>
          <chart:series chart:style-name="ch10" chart:values-cell-range-address="output.O7:output.O18" chart:label-cell-address="output.O6:output.O6" chart:class="chart:bar">
            <chart:data-point chart:repeated="12"/>
          </chart:series>
          <chart:series chart:style-name="ch11" chart:values-cell-range-address="output.Q7:output.Q18" chart:label-cell-address="output.Q6:output.Q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 podle ceny</text:p>
                <draw:g>
                  <svg:desc>output.O6:output.O6</svg:desc>
                </draw:g>
              </table:table-cell>
              <table:table-cell office:value-type="string">
                <text:p>FPTAS (10)</text:p>
                <draw:g>
                  <svg:desc>output.Q6:output.Q6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output.L7:output.L18</svg:desc>
                </draw:g>
              </table:table-cell>
              <table:table-cell office:value-type="float" office:value="0.0030280586">
                <text:p>0.0030280586</text:p>
                <draw:g>
                  <svg:desc>output.O7:output.O18</svg:desc>
                </draw:g>
              </table:table-cell>
              <table:table-cell office:value-type="float" office:value="0.000463109799999998">
                <text:p>0.000463109799999998</text:p>
                <draw:g>
                  <svg:desc>output.Q7:output.Q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2299528">
                <text:p>0.022299528</text:p>
              </table:table-cell>
              <table:table-cell office:value-type="float" office:value="0.002962118">
                <text:p>0.0029621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40220156">
                <text:p>0.0540220156</text:p>
              </table:table-cell>
              <table:table-cell office:value-type="float" office:value="0.00648254819999995">
                <text:p>0.006482548199999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08469619999999">
                <text:p>0.108469619999999</text:p>
              </table:table-cell>
              <table:table-cell office:value-type="float" office:value="0.0229926200000045">
                <text:p>0.02299262000000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34264440000002">
                <text:p>0.134264440000002</text:p>
              </table:table-cell>
              <table:table-cell office:value-type="float" office:value="0.0289731599999993">
                <text:p>0.028973159999999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82847779999997">
                <text:p>0.182847779999997</text:p>
              </table:table-cell>
              <table:table-cell office:value-type="float" office:value="0.0380804600000044">
                <text:p>0.03808046000000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13449819999992">
                <text:p>0.213449819999992</text:p>
              </table:table-cell>
              <table:table-cell office:value-type="float" office:value="0.0441372599999897">
                <text:p>0.04413725999998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72437599999998">
                <text:p>0.272437599999998</text:p>
              </table:table-cell>
              <table:table-cell office:value-type="float" office:value="0.0551168600000051">
                <text:p>0.05511686000000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1988899999992">
                <text:p>0.301988899999992</text:p>
              </table:table-cell>
              <table:table-cell office:value-type="float" office:value="0.0622695199999976">
                <text:p>0.062269519999997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65768599999999">
                <text:p>0.365768599999999</text:p>
              </table:table-cell>
              <table:table-cell office:value-type="float" office:value="0.0747868800000083">
                <text:p>0.074786880000008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01571219999996">
                <text:p>0.401571219999996</text:p>
              </table:table-cell>
              <table:table-cell office:value-type="float" office:value="0.0831954599999949">
                <text:p>0.08319545999999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88981939999994">
                <text:p>0.488981939999994</text:p>
              </table:table-cell>
              <table:table-cell office:value-type="float" office:value="0.0984416799999894">
                <text:p>0.09844167999998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